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製品別水產別水產貿易量值-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6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6"/>
        </table:table-row>
        <table:table-row table:style-name="ro2">
          <table:table-cell table:style-name="ce16"/>
          <table:table-cell office:value-type="string" table:number-columns-spanned="3" table:number-rows-spanned="1" table:style-name="ce24">
            <text:p>(2.1)製品別水產別貿易量值</text:p>
          </table:table-cell>
          <table:covered-table-cell table:number-columns-repeated="2"/>
          <table:table-cell table:number-columns-repeated="5" table:style-name="ce16"/>
          <table:table-cell office:value-type="string" table:style-name="ce17">
            <text:p>(2.1)By product and by species</text:p>
          </table:table-cell>
          <table:table-cell table:number-columns-repeated="16374" table:style-name="ce16"/>
        </table:table-row>
        <table:table-row table:style-name="ro2">
          <table:table-cell table:number-columns-repeated="4" table:style-name="ce16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6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6"/>
        </table:table-row>
        <table:table-row table:style-name="ro2">
          <table:table-cell table:number-columns-repeated="2" table:style-name="ce16"/>
          <table:table-cell table:number-columns-spanned="2" table:number-rows-spanned="1" table:style-name="ce24"/>
          <table:covered-table-cell/>
          <table:table-cell table:style-name="ce16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6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6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總計</text:p>
          </table:table-cell>
          <table:covered-table-cell/>
          <table:table-cell office:value-type="string" table:number-columns-spanned="2" table:number-rows-spanned="1" table:style-name="ce18">
            <text:p>蝦類合計</text:p>
          </table:table-cell>
          <table:covered-table-cell/>
          <table:table-cell office:value-type="string" table:number-columns-spanned="2" table:number-rows-spanned="1" table:style-name="ce18">
            <text:p>斑節蝦</text:p>
          </table:table-cell>
          <table:covered-table-cell/>
          <table:table-cell office:value-type="string" table:number-columns-spanned="2" table:number-rows-spanned="1" table:style-name="ce18">
            <text:p>草蝦</text:p>
          </table:table-cell>
          <table:covered-table-cell/>
          <table:table-cell office:value-type="string" table:number-columns-spanned="2" table:number-rows-spanned="1" table:style-name="ce18">
            <text:p>巨螯蝦</text:p>
          </table:table-cell>
          <table:covered-table-cell/>
          <table:table-cell office:value-type="string" table:number-columns-spanned="2" table:number-rows-spanned="1" table:style-name="ce18">
            <text:p>岩龍蝦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TOTAL</text:p>
          </table:table-cell>
          <table:covered-table-cell/>
          <table:table-cell office:value-type="string" table:number-columns-spanned="2" table:number-rows-spanned="1" table:style-name="ce32">
            <text:p>TOTAL OF SHRIMP</text:p>
          </table:table-cell>
          <table:covered-table-cell/>
          <table:table-cell office:value-type="string" table:number-columns-spanned="2" table:number-rows-spanned="1" table:style-name="ce32">
            <text:p>STRIPED PRAWN</text:p>
          </table:table-cell>
          <table:covered-table-cell/>
          <table:table-cell office:value-type="string" table:number-columns-spanned="2" table:number-rows-spanned="1" table:style-name="ce32">
            <text:p>GRASS SHRIMP</text:p>
          </table:table-cell>
          <table:covered-table-cell/>
          <table:table-cell office:value-type="string" table:number-columns-spanned="2" table:number-rows-spanned="1" table:style-name="ce32">
            <text:p>LOBSTER</text:p>
          </table:table-cell>
          <table:covered-table-cell/>
          <table:table-cell office:value-type="string" table:number-columns-spanned="2" table:number-rows-spanned="1" table:style-name="ce32">
            <text:p>ROCK LOBST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948930" table:formula="of:=  IF(SUM([.C10];[.C23])=0;&quot;-&quot;;SUM([.C10];[.C23]))" table:style-name="ce12">
            <text:p>678,948,930<text:s/></text:p>
          </table:table-cell>
          <table:table-cell office:value-type="float" office:value="1604052.088" table:formula="of:=  IF(SUM([.D10];[.D23])=0;&quot;-&quot;;SUM([.D10];[.D23]))" table:style-name="ce12">
            <text:p>1,604,052<text:s/></text:p>
          </table:table-cell>
          <table:table-cell office:value-type="float" office:value="2542973" table:formula="of:=  IF(SUM([.E10];[.E23])=0;&quot;-&quot;;SUM([.E10];[.E23]))" table:style-name="ce12">
            <text:p>2,542,973<text:s/></text:p>
          </table:table-cell>
          <table:table-cell office:value-type="float" office:value="36243.756000000001" table:formula="of:=  IF(SUM([.F10];[.F23])=0;&quot;-&quot;;SUM([.F10];[.F23]))" table:style-name="ce12">
            <text:p>36,244<text:s/></text:p>
          </table:table-cell>
          <table:table-cell office:value-type="float" office:value="26123" table:formula="of:=  IF(SUM([.G10];[.G23])=0;&quot;-&quot;;SUM([.G10];[.G23]))" table:style-name="ce12">
            <text:p>26,123<text:s/></text:p>
          </table:table-cell>
          <table:table-cell office:value-type="float" office:value="555.1110000000001" table:formula="of:=  IF(SUM([.H10];[.H23])=0;&quot;-&quot;;SUM([.H10];[.H23]))" table:style-name="ce12">
            <text:p>555<text:s/></text:p>
          </table:table-cell>
          <table:table-cell office:value-type="float" office:value="19237" table:formula="of:=  IF(SUM([.I10];[.I23])=0;&quot;-&quot;;SUM([.I10];[.I23]))" table:style-name="ce12">
            <text:p>19,237<text:s/></text:p>
          </table:table-cell>
          <table:table-cell office:value-type="float" office:value="119.02" table:formula="of:=  IF(SUM([.J10];[.J23])=0;&quot;-&quot;;SUM([.J10];[.J23]))" table:style-name="ce12">
            <text:p>119<text:s/></text:p>
          </table:table-cell>
          <table:table-cell office:value-type="float" office:value="24539" table:formula="of:=  IF(SUM([.K10];[.K23])=0;&quot;-&quot;;SUM([.K10];[.K23]))" table:style-name="ce12">
            <text:p>24,539<text:s/></text:p>
          </table:table-cell>
          <table:table-cell office:value-type="float" office:value="323.428" table:formula="of:=  IF(SUM([.L10];[.L23])=0;&quot;-&quot;;SUM([.L10];[.L23]))" table:style-name="ce12">
            <text:p>323<text:s/></text:p>
          </table:table-cell>
          <table:table-cell office:value-type="float" office:value="4540" table:formula="of:=  IF(SUM([.M10];[.M23])=0;&quot;-&quot;;SUM([.M10];[.M23]))" table:style-name="ce12">
            <text:p>4,540<text:s/></text:p>
          </table:table-cell>
          <table:table-cell office:value-type="float" office:value="189.97300000000001" table:formula="of:=  IF(SUM([.N10];[.N23])=0;&quot;-&quot;;SUM([.N10];[.N23]))" table:style-name="ce12">
            <text:p>19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671770023" table:formula="of:=IF(SUM([.G10];[.I10];[.K10];[.M10])+SUM(['製品別水產別水產貿易量值-2'.C10];['製品別水產別水產貿易量值-2'.E10];['製品別水產別水產貿易量值-2'.G10];['製品別水產別水產貿易量值-2'.I10];['製品別水產別水產貿易量值-2'.K10];['製品別水產別水產貿易量值-2'.M10])+SUM(['製品別水產別水產貿易量值-3'.C10];['製品別水產別水產貿易量值-3'.E10];['製品別水產別水產貿易量值-3'.G10];['製品別水產別水產貿易量值-3'.I10];['製品別水產別水產貿易量值-3'.K10];['製品別水產別水產貿易量值-3'.M10])+SUM(['製品別水產別水產貿易量值-4'.C10];['製品別水產別水產貿易量值-4'.E10];['製品別水產別水產貿易量值-4'.G10];['製品別水產別水產貿易量值-4'.I10];['製品別水產別水產貿易量值-4'.K10];['製品別水產別水產貿易量值-4'.M10])+SUM(['製品別水產別水產貿易量值-5'.C10];['製品別水產別水產貿易量值-5'.E10];['製品別水產別水產貿易量值-5'.G10];['製品別水產別水產貿易量值-5'.I10];['製品別水產別水產貿易量值-5'.K10];['製品別水產別水產貿易量值-5'.M10])+SUM(['製品別水產別水產貿易量值-6'.C10];['製品別水產別水產貿易量值-6'.E10];['製品別水產別水產貿易量值-6'.G10];['製品別水產別水產貿易量值-6'.I10];['製品別水產別水產貿易量值-6'.K10];['製品別水產別水產貿易量值-6'.M10])+SUM(['製品別水產別水產貿易量值-7'.C10];['製品別水產別水產貿易量值-7'.E10];['製品別水產別水產貿易量值-7'.G10];['製品別水產別水產貿易量值-7'.I10];['製品別水產別水產貿易量值-7'.K10];['製品別水產別水產貿易量值-7'.M10])+SUM(['製品別水產別水產貿易量值-8'.C10];['製品別水產別水產貿易量值-8'.E10];['製品別水產別水產貿易量值-8'.G10];['製品別水產別水產貿易量值-8'.I10];['製品別水產別水產貿易量值-8'.K10];['製品別水產別水產貿易量值-8'.M10])+SUM(['製品別水產別水產貿易量值-9'.C10];['製品別水產別水產貿易量值-9'.E10];['製品別水產別水產貿易量值-9'.G10];['製品別水產別水產貿易量值-9'.I10];['製品別水產別水產貿易量值-9'.K10];['製品別水產別水產貿易量值-9'.M10])+SUM(['製品別水產別水產貿易量值-10'.C10];['製品別水產別水產貿易量值-10'.E10];['製品別水產別水產貿易量值-10'.G10];['製品別水產別水產貿易量值-10'.I10];['製品別水產別水產貿易量值-10'.K10];['製品別水產別水產貿易量值-10'.M10])+SUM(['製品別水產別水產貿易量值-11'.C10];['製品別水產別水產貿易量值-11'.E10];['製品別水產別水產貿易量值-11'.G10];['製品別水產別水產貿易量值-11'.I10];['製品別水產別水產貿易量值-11'.K10];['製品別水產別水產貿易量值-11'.M10])+SUM(['製品別水產別水產貿易量值-12'.C10];['製品別水產別水產貿易量值-12'.E10];['製品別水產別水產貿易量值-12'.G10];['製品別水產別水產貿易量值-12'.I10];['製品別水產別水產貿易量值-12'.K10];['製品別水產別水產貿易量值-12'.M10])+SUM(['製品別水產別水產貿易量值-13'.C10];['製品別水產別水產貿易量值-13'.E10];['製品別水產別水產貿易量值-13'.G10];['製品別水產別水產貿易量值-13'.I10];['製品別水產別水產貿易量值-13'.K10];['製品別水產別水產貿易量值-13'.M10])+SUM(['製品別水產別水產貿易量值-14'.C10];['製品別水產別水產貿易量值-14'.E10];['製品別水產別水產貿易量值-14'.G10];['製品別水產別水產貿易量值-14'.I10];['製品別水產別水產貿易量值-14'.K10];['製品別水產別水產貿易量值-14'.M10])+SUM(['製品別水產別水產貿易量值-15'.C10];['製品別水產別水產貿易量值-15'.E10];['製品別水產別水產貿易量值-15'.G10];['製品別水產別水產貿易量值-15'.I10];['製品別水產別水產貿易量值-15'.K10];['製品別水產別水產貿易量值-15'.M10])+SUM(['製品別水產別水產貿易量值-16'.C10];['製品別水產別水產貿易量值-16'.E10];['製品別水產別水產貿易量值-16'.G10];['製品別水產別水產貿易量值-16'.I10];['製品別水產別水產貿易量值-16'.K10];['製品別水產別水產貿易量值-16'.M10])+SUM(['製品別水產別水產貿易量值-17'.C10];['製品別水產別水產貿易量值-17'.E10];['製品別水產別水產貿易量值-17'.G10];['製品別水產別水產貿易量值-17'.I10];['製品別水產別水產貿易量值-17'.K10];['製品別水產別水產貿易量值-17'.M10])+SUM(['製品別水產別水產貿易量值-18'.C10];['製品別水產別水產貿易量值-18'.E10];['製品別水產別水產貿易量值-18'.G10];['製品別水產別水產貿易量值-18'.I10];['製品別水產別水產貿易量值-18'.K10];['製品別水產別水產貿易量值-18'.M10])=0;&quot;-&quot;;SUM([.G10];[.I10];[.K10];[.M10])+SUM(['製品別水產別水產貿易量值-2'.C10];['製品別水產別水產貿易量值-2'.E10];['製品別水產別水產貿易量值-2'.G10];['製品別水產別水產貿易量值-2'.I10];['製品別水產別水產貿易量值-2'.K10];['製品別水產別水產貿易量值-2'.M10])+SUM(['製品別水產別水產貿易量值-3'.C10];['製品別水產別水產貿易量值-3'.E10];['製品別水產別水產貿易量值-3'.G10];['製品別水產別水產貿易量值-3'.I10];['製品別水產別水產貿易量值-3'.K10];['製品別水產別水產貿易量值-3'.M10])+SUM(['製品別水產別水產貿易量值-4'.C10];['製品別水產別水產貿易量值-4'.E10];['製品別水產別水產貿易量值-4'.G10];['製品別水產別水產貿易量值-4'.I10];['製品別水產別水產貿易量值-4'.K10];['製品別水產別水產貿易量值-4'.M10])+SUM(['製品別水產別水產貿易量值-5'.C10];['製品別水產別水產貿易量值-5'.E10];['製品別水產別水產貿易量值-5'.G10];['製品別水產別水產貿易量值-5'.I10];['製品別水產別水產貿易量值-5'.K10];['製品別水產別水產貿易量值-5'.M10])+SUM(['製品別水產別水產貿易量值-6'.C10];['製品別水產別水產貿易量值-6'.E10];['製品別水產別水產貿易量值-6'.G10];['製品別水產別水產貿易量值-6'.I10];['製品別水產別水產貿易量值-6'.K10];['製品別水產別水產貿易量值-6'.M10])+SUM(['製品別水產別水產貿易量值-7'.C10];['製品別水產別水產貿易量值-7'.E10];['製品別水產別水產貿易量值-7'.G10];['製品別水產別水產貿易量值-7'.I10];['製品別水產別水產貿易量值-7'.K10];['製品別水產別水產貿易量值-7'.M10])+SUM(['製品別水產別水產貿易量值-8'.C10];['製品別水產別水產貿易量值-8'.E10];['製品別水產別水產貿易量值-8'.G10];['製品別水產別水產貿易量值-8'.I10];['製品別水產別水產貿易量值-8'.K10];['製品別水產別水產貿易量值-8'.M10])+SUM(['製品別水產別水產貿易量值-9'.C10];['製品別水產別水產貿易量值-9'.E10];['製品別水產別水產貿易量值-9'.G10];['製品別水產別水產貿易量值-9'.I10];['製品別水產別水產貿易量值-9'.K10];['製品別水產別水產貿易量值-9'.M10])+SUM(['製品別水產別水產貿易量值-10'.C10];['製品別水產別水產貿易量值-10'.E10];['製品別水產別水產貿易量值-10'.G10];['製品別水產別水產貿易量值-10'.I10];['製品別水產別水產貿易量值-10'.K10];['製品別水產別水產貿易量值-10'.M10])+SUM(['製品別水產別水產貿易量值-11'.C10];['製品別水產別水產貿易量值-11'.E10];['製品別水產別水產貿易量值-11'.G10];['製品別水產別水產貿易量值-11'.I10];['製品別水產別水產貿易量值-11'.K10];['製品別水產別水產貿易量值-11'.M10])+SUM(['製品別水產別水產貿易量值-12'.C10];['製品別水產別水產貿易量值-12'.E10];['製品別水產別水產貿易量值-12'.G10];['製品別水產別水產貿易量值-12'.I10];['製品別水產別水產貿易量值-12'.K10];['製品別水產別水產貿易量值-12'.M10])+SUM(['製品別水產別水產貿易量值-13'.C10];['製品別水產別水產貿易量值-13'.E10];['製品別水產別水產貿易量值-13'.G10];['製品別水產別水產貿易量值-13'.I10];['製品別水產別水產貿易量值-13'.K10];['製品別水產別水產貿易量值-13'.M10])+SUM(['製品別水產別水產貿易量值-14'.C10];['製品別水產別水產貿易量值-14'.E10];['製品別水產別水產貿易量值-14'.G10];['製品別水產別水產貿易量值-14'.I10];['製品別水產別水產貿易量值-14'.K10];['製品別水產別水產貿易量值-14'.M10])+SUM(['製品別水產別水產貿易量值-15'.C10];['製品別水產別水產貿易量值-15'.E10];['製品別水產別水產貿易量值-15'.G10];['製品別水產別水產貿易量值-15'.I10];['製品別水產別水產貿易量值-15'.K10];['製品別水產別水產貿易量值-15'.M10])+SUM(['製品別水產別水產貿易量值-16'.C10];['製品別水產別水產貿易量值-16'.E10];['製品別水產別水產貿易量值-16'.G10];['製品別水產別水產貿易量值-16'.I10];['製品別水產別水產貿易量值-16'.K10];['製品別水產別水產貿易量值-16'.M10])+SUM(['製品別水產別水產貿易量值-17'.C10];['製品別水產別水產貿易量值-17'.E10];['製品別水產別水產貿易量值-17'.G10];['製品別水產別水產貿易量值-17'.I10];['製品別水產別水產貿易量值-17'.K10];['製品別水產別水產貿易量值-17'.M10])+SUM(['製品別水產別水產貿易量值-18'.C10];['製品別水產別水產貿易量值-18'.E10];['製品別水產別水產貿易量值-18'.G10];['製品別水產別水產貿易量值-18'.I10];['製品別水產別水產貿易量值-18'.K10];['製品別水產別水產貿易量值-18'.M10]))" table:style-name="ce12">
            <text:p>671,770,023<text:s/></text:p>
          </table:table-cell>
          <table:table-cell office:value-type="float" office:value="1566304.067" table:formula="of:=IF(SUM([.H10];[.J10];[.L10];[.N10])+SUM(['製品別水產別水產貿易量值-2'.D10];['製品別水產別水產貿易量值-2'.F10];['製品別水產別水產貿易量值-2'.H10];['製品別水產別水產貿易量值-2'.J10];['製品別水產別水產貿易量值-2'.L10];['製品別水產別水產貿易量值-2'.N10])+SUM(['製品別水產別水產貿易量值-3'.D10];['製品別水產別水產貿易量值-3'.F10];['製品別水產別水產貿易量值-3'.H10];['製品別水產別水產貿易量值-3'.J10];['製品別水產別水產貿易量值-3'.L10];['製品別水產別水產貿易量值-3'.N10])+SUM(['製品別水產別水產貿易量值-4'.D10];['製品別水產別水產貿易量值-4'.F10];['製品別水產別水產貿易量值-4'.H10];['製品別水產別水產貿易量值-4'.J10];['製品別水產別水產貿易量值-4'.L10];['製品別水產別水產貿易量值-4'.N10])+SUM(['製品別水產別水產貿易量值-5'.D10];['製品別水產別水產貿易量值-5'.F10];['製品別水產別水產貿易量值-5'.H10];['製品別水產別水產貿易量值-5'.J10];['製品別水產別水產貿易量值-5'.L10];['製品別水產別水產貿易量值-5'.N10])+SUM(['製品別水產別水產貿易量值-6'.D10];['製品別水產別水產貿易量值-6'.F10];['製品別水產別水產貿易量值-6'.H10];['製品別水產別水產貿易量值-6'.J10];['製品別水產別水產貿易量值-6'.L10];['製品別水產別水產貿易量值-6'.N10])+SUM(['製品別水產別水產貿易量值-7'.D10];['製品別水產別水產貿易量值-7'.F10];['製品別水產別水產貿易量值-7'.H10];['製品別水產別水產貿易量值-7'.J10];['製品別水產別水產貿易量值-7'.L10];['製品別水產別水產貿易量值-7'.N10])+SUM(['製品別水產別水產貿易量值-8'.D10];['製品別水產別水產貿易量值-8'.F10];['製品別水產別水產貿易量值-8'.H10];['製品別水產別水產貿易量值-8'.J10];['製品別水產別水產貿易量值-8'.L10];['製品別水產別水產貿易量值-8'.N10])+SUM(['製品別水產別水產貿易量值-9'.D10];['製品別水產別水產貿易量值-9'.F10];['製品別水產別水產貿易量值-9'.H10];['製品別水產別水產貿易量值-9'.J10];['製品別水產別水產貿易量值-9'.L10];['製品別水產別水產貿易量值-9'.N10])+SUM(['製品別水產別水產貿易量值-10'.D10];['製品別水產別水產貿易量值-10'.F10];['製品別水產別水產貿易量值-10'.H10];['製品別水產別水產貿易量值-10'.J10];['製品別水產別水產貿易量值-10'.L10];['製品別水產別水產貿易量值-10'.N10])+SUM(['製品別水產別水產貿易量值-11'.D10];['製品別水產別水產貿易量值-11'.F10];['製品別水產別水產貿易量值-11'.H10];['製品別水產別水產貿易量值-11'.J10];['製品別水產別水產貿易量值-11'.L10];['製品別水產別水產貿易量值-11'.N10])+SUM(['製品別水產別水產貿易量值-12'.D10];['製品別水產別水產貿易量值-12'.F10];['製品別水產別水產貿易量值-12'.H10];['製品別水產別水產貿易量值-12'.J10];['製品別水產別水產貿易量值-12'.L10];['製品別水產別水產貿易量值-12'.N10])+SUM(['製品別水產別水產貿易量值-13'.D10];['製品別水產別水產貿易量值-13'.F10];['製品別水產別水產貿易量值-13'.H10];['製品別水產別水產貿易量值-13'.J10];['製品別水產別水產貿易量值-13'.L10];['製品別水產別水產貿易量值-13'.N10])+SUM(['製品別水產別水產貿易量值-14'.D10];['製品別水產別水產貿易量值-14'.F10];['製品別水產別水產貿易量值-14'.H10];['製品別水產別水產貿易量值-14'.J10];['製品別水產別水產貿易量值-14'.L10];['製品別水產別水產貿易量值-14'.N10])+SUM(['製品別水產別水產貿易量值-15'.D10];['製品別水產別水產貿易量值-15'.F10];['製品別水產別水產貿易量值-15'.H10];['製品別水產別水產貿易量值-15'.J10];['製品別水產別水產貿易量值-15'.L10];['製品別水產別水產貿易量值-15'.N10])+SUM(['製品別水產別水產貿易量值-16'.D10];['製品別水產別水產貿易量值-16'.F10];['製品別水產別水產貿易量值-16'.H10];['製品別水產別水產貿易量值-16'.J10];['製品別水產別水產貿易量值-16'.L10];['製品別水產別水產貿易量值-16'.N10])+SUM(['製品別水產別水產貿易量值-17'.D10];['製品別水產別水產貿易量值-17'.F10];['製品別水產別水產貿易量值-17'.H10];['製品別水產別水產貿易量值-17'.J10];['製品別水產別水產貿易量值-17'.L10];['製品別水產別水產貿易量值-17'.N10])+SUM(['製品別水產別水產貿易量值-18'.D10];['製品別水產別水產貿易量值-18'.F10];['製品別水產別水產貿易量值-18'.H10];['製品別水產別水產貿易量值-18'.J10];['製品別水產別水產貿易量值-18'.L10];['製品別水產別水產貿易量值-18'.N10])=0;&quot;-&quot;;SUM([.H10];[.J10];[.L10];[.N10])+SUM(['製品別水產別水產貿易量值-2'.D10];['製品別水產別水產貿易量值-2'.F10];['製品別水產別水產貿易量值-2'.H10];['製品別水產別水產貿易量值-2'.J10];['製品別水產別水產貿易量值-2'.L10];['製品別水產別水產貿易量值-2'.N10])+SUM(['製品別水產別水產貿易量值-3'.D10];['製品別水產別水產貿易量值-3'.F10];['製品別水產別水產貿易量值-3'.H10];['製品別水產別水產貿易量值-3'.J10];['製品別水產別水產貿易量值-3'.L10];['製品別水產別水產貿易量值-3'.N10])+SUM(['製品別水產別水產貿易量值-4'.D10];['製品別水產別水產貿易量值-4'.F10];['製品別水產別水產貿易量值-4'.H10];['製品別水產別水產貿易量值-4'.J10];['製品別水產別水產貿易量值-4'.L10];['製品別水產別水產貿易量值-4'.N10])+SUM(['製品別水產別水產貿易量值-5'.D10];['製品別水產別水產貿易量值-5'.F10];['製品別水產別水產貿易量值-5'.H10];['製品別水產別水產貿易量值-5'.J10];['製品別水產別水產貿易量值-5'.L10];['製品別水產別水產貿易量值-5'.N10])+SUM(['製品別水產別水產貿易量值-6'.D10];['製品別水產別水產貿易量值-6'.F10];['製品別水產別水產貿易量值-6'.H10];['製品別水產別水產貿易量值-6'.J10];['製品別水產別水產貿易量值-6'.L10];['製品別水產別水產貿易量值-6'.N10])+SUM(['製品別水產別水產貿易量值-7'.D10];['製品別水產別水產貿易量值-7'.F10];['製品別水產別水產貿易量值-7'.H10];['製品別水產別水產貿易量值-7'.J10];['製品別水產別水產貿易量值-7'.L10];['製品別水產別水產貿易量值-7'.N10])+SUM(['製品別水產別水產貿易量值-8'.D10];['製品別水產別水產貿易量值-8'.F10];['製品別水產別水產貿易量值-8'.H10];['製品別水產別水產貿易量值-8'.J10];['製品別水產別水產貿易量值-8'.L10];['製品別水產別水產貿易量值-8'.N10])+SUM(['製品別水產別水產貿易量值-9'.D10];['製品別水產別水產貿易量值-9'.F10];['製品別水產別水產貿易量值-9'.H10];['製品別水產別水產貿易量值-9'.J10];['製品別水產別水產貿易量值-9'.L10];['製品別水產別水產貿易量值-9'.N10])+SUM(['製品別水產別水產貿易量值-10'.D10];['製品別水產別水產貿易量值-10'.F10];['製品別水產別水產貿易量值-10'.H10];['製品別水產別水產貿易量值-10'.J10];['製品別水產別水產貿易量值-10'.L10];['製品別水產別水產貿易量值-10'.N10])+SUM(['製品別水產別水產貿易量值-11'.D10];['製品別水產別水產貿易量值-11'.F10];['製品別水產別水產貿易量值-11'.H10];['製品別水產別水產貿易量值-11'.J10];['製品別水產別水產貿易量值-11'.L10];['製品別水產別水產貿易量值-11'.N10])+SUM(['製品別水產別水產貿易量值-12'.D10];['製品別水產別水產貿易量值-12'.F10];['製品別水產別水產貿易量值-12'.H10];['製品別水產別水產貿易量值-12'.J10];['製品別水產別水產貿易量值-12'.L10];['製品別水產別水產貿易量值-12'.N10])+SUM(['製品別水產別水產貿易量值-13'.D10];['製品別水產別水產貿易量值-13'.F10];['製品別水產別水產貿易量值-13'.H10];['製品別水產別水產貿易量值-13'.J10];['製品別水產別水產貿易量值-13'.L10];['製品別水產別水產貿易量值-13'.N10])+SUM(['製品別水產別水產貿易量值-14'.D10];['製品別水產別水產貿易量值-14'.F10];['製品別水產別水產貿易量值-14'.H10];['製品別水產別水產貿易量值-14'.J10];['製品別水產別水產貿易量值-14'.L10];['製品別水產別水產貿易量值-14'.N10])+SUM(['製品別水產別水產貿易量值-15'.D10];['製品別水產別水產貿易量值-15'.F10];['製品別水產別水產貿易量值-15'.H10];['製品別水產別水產貿易量值-15'.J10];['製品別水產別水產貿易量值-15'.L10];['製品別水產別水產貿易量值-15'.N10])+SUM(['製品別水產別水產貿易量值-16'.D10];['製品別水產別水產貿易量值-16'.F10];['製品別水產別水產貿易量值-16'.H10];['製品別水產別水產貿易量值-16'.J10];['製品別水產別水產貿易量值-16'.L10];['製品別水產別水產貿易量值-16'.N10])+SUM(['製品別水產別水產貿易量值-17'.D10];['製品別水產別水產貿易量值-17'.F10];['製品別水產別水產貿易量值-17'.H10];['製品別水產別水產貿易量值-17'.J10];['製品別水產別水產貿易量值-17'.L10];['製品別水產別水產貿易量值-17'.N10])+SUM(['製品別水產別水產貿易量值-18'.D10];['製品別水產別水產貿易量值-18'.F10];['製品別水產別水產貿易量值-18'.H10];['製品別水產別水產貿易量值-18'.J10];['製品別水產別水產貿易量值-18'.L10];['製品別水產別水產貿易量值-18'.N10]))" table:style-name="ce12">
            <text:p>1,566,304<text:s/></text:p>
          </table:table-cell>
          <table:table-cell office:value-type="float" office:value="2536000" table:formula="of:=  IF(SUM([.E11:.E22])=0;&quot;-&quot;;SUM([.E11:.E22]))" table:style-name="ce12">
            <text:p>2,536,000<text:s/></text:p>
          </table:table-cell>
          <table:table-cell office:value-type="float" office:value="36033.932000000001" table:formula="of:=  IF(SUM([.F11:.F22])=0;&quot;-&quot;;SUM([.F11:.F22]))" table:style-name="ce12">
            <text:p>36,034<text:s/></text:p>
          </table:table-cell>
          <table:table-cell office:value-type="float" office:value="22643" table:formula="of:=  IF(SUM([.G11:.G22])=0;&quot;-&quot;;SUM([.G11:.G22]))" table:style-name="ce12">
            <text:p>22,643<text:s/></text:p>
          </table:table-cell>
          <table:table-cell office:value-type="float" office:value="513.92500000000007" table:formula="of:=  IF(SUM([.H11:.H22])=0;&quot;-&quot;;SUM([.H11:.H22]))" table:style-name="ce12">
            <text:p>514<text:s/></text:p>
          </table:table-cell>
          <table:table-cell office:value-type="float" office:value="19237" table:formula="of:=  IF(SUM([.I11:.I22])=0;&quot;-&quot;;SUM([.I11:.I22]))" table:style-name="ce12">
            <text:p>19,237<text:s/></text:p>
          </table:table-cell>
          <table:table-cell office:value-type="float" office:value="119.02" table:formula="of:=  IF(SUM([.J11:.J22])=0;&quot;-&quot;;SUM([.J11:.J22]))" table:style-name="ce12">
            <text:p>119<text:s/></text:p>
          </table:table-cell>
          <table:table-cell office:value-type="float" office:value="24539" table:formula="of:=  IF(SUM([.K11:.K22])=0;&quot;-&quot;;SUM([.K11:.K22]))" table:style-name="ce12">
            <text:p>24,539<text:s/></text:p>
          </table:table-cell>
          <table:table-cell office:value-type="float" office:value="323.428" table:formula="of:=  IF(SUM([.L11:.L22])=0;&quot;-&quot;;SUM([.L11:.L22]))" table:style-name="ce12">
            <text:p>323<text:s/></text:p>
          </table:table-cell>
          <table:table-cell office:value-type="float" office:value="4540" table:formula="of:=  IF(SUM([.M11:.M22])=0;&quot;-&quot;;SUM([.M11:.M22]))" table:style-name="ce12">
            <text:p>4,540<text:s/></text:p>
          </table:table-cell>
          <table:table-cell office:value-type="float" office:value="189.97300000000001" table:formula="of:=  IF(SUM([.N11:.N22])=0;&quot;-&quot;;SUM([.N11:.N22]))" table:style-name="ce12">
            <text:p>19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17488340" table:formula="of:=IF(SUM([.G11];[.I11];[.K11];[.M11])+SUM(['製品別水產別水產貿易量值-2'.C11];['製品別水產別水產貿易量值-2'.E11];['製品別水產別水產貿易量值-2'.G11];['製品別水產別水產貿易量值-2'.I11];['製品別水產別水產貿易量值-2'.K11];['製品別水產別水產貿易量值-2'.M11])+SUM(['製品別水產別水產貿易量值-3'.C11];['製品別水產別水產貿易量值-3'.E11];['製品別水產別水產貿易量值-3'.G11];['製品別水產別水產貿易量值-3'.I11];['製品別水產別水產貿易量值-3'.K11];['製品別水產別水產貿易量值-3'.M11])+SUM(['製品別水產別水產貿易量值-4'.C11];['製品別水產別水產貿易量值-4'.E11];['製品別水產別水產貿易量值-4'.G11];['製品別水產別水產貿易量值-4'.I11];['製品別水產別水產貿易量值-4'.K11];['製品別水產別水產貿易量值-4'.M11])+SUM(['製品別水產別水產貿易量值-5'.C11];['製品別水產別水產貿易量值-5'.E11];['製品別水產別水產貿易量值-5'.G11];['製品別水產別水產貿易量值-5'.I11];['製品別水產別水產貿易量值-5'.K11];['製品別水產別水產貿易量值-5'.M11])+SUM(['製品別水產別水產貿易量值-6'.C11];['製品別水產別水產貿易量值-6'.E11];['製品別水產別水產貿易量值-6'.G11];['製品別水產別水產貿易量值-6'.I11];['製品別水產別水產貿易量值-6'.K11];['製品別水產別水產貿易量值-6'.M11])+SUM(['製品別水產別水產貿易量值-7'.C11];['製品別水產別水產貿易量值-7'.E11];['製品別水產別水產貿易量值-7'.G11];['製品別水產別水產貿易量值-7'.I11];['製品別水產別水產貿易量值-7'.K11];['製品別水產別水產貿易量值-7'.M11])+SUM(['製品別水產別水產貿易量值-8'.C11];['製品別水產別水產貿易量值-8'.E11];['製品別水產別水產貿易量值-8'.G11];['製品別水產別水產貿易量值-8'.I11];['製品別水產別水產貿易量值-8'.K11];['製品別水產別水產貿易量值-8'.M11])+SUM(['製品別水產別水產貿易量值-9'.C11];['製品別水產別水產貿易量值-9'.E11];['製品別水產別水產貿易量值-9'.G11];['製品別水產別水產貿易量值-9'.I11];['製品別水產別水產貿易量值-9'.K11];['製品別水產別水產貿易量值-9'.M11])+SUM(['製品別水產別水產貿易量值-10'.C11];['製品別水產別水產貿易量值-10'.E11];['製品別水產別水產貿易量值-10'.G11];['製品別水產別水產貿易量值-10'.I11];['製品別水產別水產貿易量值-10'.K11];['製品別水產別水產貿易量值-10'.M11])+SUM(['製品別水產別水產貿易量值-11'.C11];['製品別水產別水產貿易量值-11'.E11];['製品別水產別水產貿易量值-11'.G11];['製品別水產別水產貿易量值-11'.I11];['製品別水產別水產貿易量值-11'.K11];['製品別水產別水產貿易量值-11'.M11])+SUM(['製品別水產別水產貿易量值-12'.C11];['製品別水產別水產貿易量值-12'.E11];['製品別水產別水產貿易量值-12'.G11];['製品別水產別水產貿易量值-12'.I11];['製品別水產別水產貿易量值-12'.K11];['製品別水產別水產貿易量值-12'.M11])+SUM(['製品別水產別水產貿易量值-13'.C11];['製品別水產別水產貿易量值-13'.E11];['製品別水產別水產貿易量值-13'.G11];['製品別水產別水產貿易量值-13'.I11];['製品別水產別水產貿易量值-13'.K11];['製品別水產別水產貿易量值-13'.M11])+SUM(['製品別水產別水產貿易量值-14'.C11];['製品別水產別水產貿易量值-14'.E11];['製品別水產別水產貿易量值-14'.G11];['製品別水產別水產貿易量值-14'.I11];['製品別水產別水產貿易量值-14'.K11];['製品別水產別水產貿易量值-14'.M11])+SUM(['製品別水產別水產貿易量值-15'.C11];['製品別水產別水產貿易量值-15'.E11];['製品別水產別水產貿易量值-15'.G11];['製品別水產別水產貿易量值-15'.I11];['製品別水產別水產貿易量值-15'.K11];['製品別水產別水產貿易量值-15'.M11])+SUM(['製品別水產別水產貿易量值-16'.C11];['製品別水產別水產貿易量值-16'.E11];['製品別水產別水產貿易量值-16'.G11];['製品別水產別水產貿易量值-16'.I11];['製品別水產別水產貿易量值-16'.K11];['製品別水產別水產貿易量值-16'.M11])+SUM(['製品別水產別水產貿易量值-17'.C11];['製品別水產別水產貿易量值-17'.E11];['製品別水產別水產貿易量值-17'.G11];['製品別水產別水產貿易量值-17'.I11];['製品別水產別水產貿易量值-17'.K11];['製品別水產別水產貿易量值-17'.M11])+SUM(['製品別水產別水產貿易量值-18'.C11];['製品別水產別水產貿易量值-18'.E11];['製品別水產別水產貿易量值-18'.G11];['製品別水產別水產貿易量值-18'.I11];['製品別水產別水產貿易量值-18'.K11];['製品別水產別水產貿易量值-18'.M11])=0;&quot;-&quot;;SUM([.G11];[.I11];[.K11];[.M11])+SUM(['製品別水產別水產貿易量值-2'.C11];['製品別水產別水產貿易量值-2'.E11];['製品別水產別水產貿易量值-2'.G11];['製品別水產別水產貿易量值-2'.I11];['製品別水產別水產貿易量值-2'.K11];['製品別水產別水產貿易量值-2'.M11])+SUM(['製品別水產別水產貿易量值-3'.C11];['製品別水產別水產貿易量值-3'.E11];['製品別水產別水產貿易量值-3'.G11];['製品別水產別水產貿易量值-3'.I11];['製品別水產別水產貿易量值-3'.K11];['製品別水產別水產貿易量值-3'.M11])+SUM(['製品別水產別水產貿易量值-4'.C11];['製品別水產別水產貿易量值-4'.E11];['製品別水產別水產貿易量值-4'.G11];['製品別水產別水產貿易量值-4'.I11];['製品別水產別水產貿易量值-4'.K11];['製品別水產別水產貿易量值-4'.M11])+SUM(['製品別水產別水產貿易量值-5'.C11];['製品別水產別水產貿易量值-5'.E11];['製品別水產別水產貿易量值-5'.G11];['製品別水產別水產貿易量值-5'.I11];['製品別水產別水產貿易量值-5'.K11];['製品別水產別水產貿易量值-5'.M11])+SUM(['製品別水產別水產貿易量值-6'.C11];['製品別水產別水產貿易量值-6'.E11];['製品別水產別水產貿易量值-6'.G11];['製品別水產別水產貿易量值-6'.I11];['製品別水產別水產貿易量值-6'.K11];['製品別水產別水產貿易量值-6'.M11])+SUM(['製品別水產別水產貿易量值-7'.C11];['製品別水產別水產貿易量值-7'.E11];['製品別水產別水產貿易量值-7'.G11];['製品別水產別水產貿易量值-7'.I11];['製品別水產別水產貿易量值-7'.K11];['製品別水產別水產貿易量值-7'.M11])+SUM(['製品別水產別水產貿易量值-8'.C11];['製品別水產別水產貿易量值-8'.E11];['製品別水產別水產貿易量值-8'.G11];['製品別水產別水產貿易量值-8'.I11];['製品別水產別水產貿易量值-8'.K11];['製品別水產別水產貿易量值-8'.M11])+SUM(['製品別水產別水產貿易量值-9'.C11];['製品別水產別水產貿易量值-9'.E11];['製品別水產別水產貿易量值-9'.G11];['製品別水產別水產貿易量值-9'.I11];['製品別水產別水產貿易量值-9'.K11];['製品別水產別水產貿易量值-9'.M11])+SUM(['製品別水產別水產貿易量值-10'.C11];['製品別水產別水產貿易量值-10'.E11];['製品別水產別水產貿易量值-10'.G11];['製品別水產別水產貿易量值-10'.I11];['製品別水產別水產貿易量值-10'.K11];['製品別水產別水產貿易量值-10'.M11])+SUM(['製品別水產別水產貿易量值-11'.C11];['製品別水產別水產貿易量值-11'.E11];['製品別水產別水產貿易量值-11'.G11];['製品別水產別水產貿易量值-11'.I11];['製品別水產別水產貿易量值-11'.K11];['製品別水產別水產貿易量值-11'.M11])+SUM(['製品別水產別水產貿易量值-12'.C11];['製品別水產別水產貿易量值-12'.E11];['製品別水產別水產貿易量值-12'.G11];['製品別水產別水產貿易量值-12'.I11];['製品別水產別水產貿易量值-12'.K11];['製品別水產別水產貿易量值-12'.M11])+SUM(['製品別水產別水產貿易量值-13'.C11];['製品別水產別水產貿易量值-13'.E11];['製品別水產別水產貿易量值-13'.G11];['製品別水產別水產貿易量值-13'.I11];['製品別水產別水產貿易量值-13'.K11];['製品別水產別水產貿易量值-13'.M11])+SUM(['製品別水產別水產貿易量值-14'.C11];['製品別水產別水產貿易量值-14'.E11];['製品別水產別水產貿易量值-14'.G11];['製品別水產別水產貿易量值-14'.I11];['製品別水產別水產貿易量值-14'.K11];['製品別水產別水產貿易量值-14'.M11])+SUM(['製品別水產別水產貿易量值-15'.C11];['製品別水產別水產貿易量值-15'.E11];['製品別水產別水產貿易量值-15'.G11];['製品別水產別水產貿易量值-15'.I11];['製品別水產別水產貿易量值-15'.K11];['製品別水產別水產貿易量值-15'.M11])+SUM(['製品別水產別水產貿易量值-16'.C11];['製品別水產別水產貿易量值-16'.E11];['製品別水產別水產貿易量值-16'.G11];['製品別水產別水產貿易量值-16'.I11];['製品別水產別水產貿易量值-16'.K11];['製品別水產別水產貿易量值-16'.M11])+SUM(['製品別水產別水產貿易量值-17'.C11];['製品別水產別水產貿易量值-17'.E11];['製品別水產別水產貿易量值-17'.G11];['製品別水產別水產貿易量值-17'.I11];['製品別水產別水產貿易量值-17'.K11];['製品別水產別水產貿易量值-17'.M11])+SUM(['製品別水產別水產貿易量值-18'.C11];['製品別水產別水產貿易量值-18'.E11];['製品別水產別水產貿易量值-18'.G11];['製品別水產別水產貿易量值-18'.I11];['製品別水產別水產貿易量值-18'.K11];['製品別水產別水產貿易量值-18'.M11]))" table:style-name="ce12">
            <text:p>17,488,340<text:s/></text:p>
          </table:table-cell>
          <table:table-cell office:value-type="float" office:value="165780.08299999998" table:formula="of:=IF(SUM([.H11];[.J11];[.L11];[.N11])+SUM(['製品別水產別水產貿易量值-2'.D11];['製品別水產別水產貿易量值-2'.F11];['製品別水產別水產貿易量值-2'.H11];['製品別水產別水產貿易量值-2'.J11];['製品別水產別水產貿易量值-2'.L11];['製品別水產別水產貿易量值-2'.N11])+SUM(['製品別水產別水產貿易量值-3'.D11];['製品別水產別水產貿易量值-3'.F11];['製品別水產別水產貿易量值-3'.H11];['製品別水產別水產貿易量值-3'.J11];['製品別水產別水產貿易量值-3'.L11];['製品別水產別水產貿易量值-3'.N11])+SUM(['製品別水產別水產貿易量值-4'.D11];['製品別水產別水產貿易量值-4'.F11];['製品別水產別水產貿易量值-4'.H11];['製品別水產別水產貿易量值-4'.J11];['製品別水產別水產貿易量值-4'.L11];['製品別水產別水產貿易量值-4'.N11])+SUM(['製品別水產別水產貿易量值-5'.D11];['製品別水產別水產貿易量值-5'.F11];['製品別水產別水產貿易量值-5'.H11];['製品別水產別水產貿易量值-5'.J11];['製品別水產別水產貿易量值-5'.L11];['製品別水產別水產貿易量值-5'.N11])+SUM(['製品別水產別水產貿易量值-6'.D11];['製品別水產別水產貿易量值-6'.F11];['製品別水產別水產貿易量值-6'.H11];['製品別水產別水產貿易量值-6'.J11];['製品別水產別水產貿易量值-6'.L11];['製品別水產別水產貿易量值-6'.N11])+SUM(['製品別水產別水產貿易量值-7'.D11];['製品別水產別水產貿易量值-7'.F11];['製品別水產別水產貿易量值-7'.H11];['製品別水產別水產貿易量值-7'.J11];['製品別水產別水產貿易量值-7'.L11];['製品別水產別水產貿易量值-7'.N11])+SUM(['製品別水產別水產貿易量值-8'.D11];['製品別水產別水產貿易量值-8'.F11];['製品別水產別水產貿易量值-8'.H11];['製品別水產別水產貿易量值-8'.J11];['製品別水產別水產貿易量值-8'.L11];['製品別水產別水產貿易量值-8'.N11])+SUM(['製品別水產別水產貿易量值-9'.D11];['製品別水產別水產貿易量值-9'.F11];['製品別水產別水產貿易量值-9'.H11];['製品別水產別水產貿易量值-9'.J11];['製品別水產別水產貿易量值-9'.L11];['製品別水產別水產貿易量值-9'.N11])+SUM(['製品別水產別水產貿易量值-10'.D11];['製品別水產別水產貿易量值-10'.F11];['製品別水產別水產貿易量值-10'.H11];['製品別水產別水產貿易量值-10'.J11];['製品別水產別水產貿易量值-10'.L11];['製品別水產別水產貿易量值-10'.N11])+SUM(['製品別水產別水產貿易量值-11'.D11];['製品別水產別水產貿易量值-11'.F11];['製品別水產別水產貿易量值-11'.H11];['製品別水產別水產貿易量值-11'.J11];['製品別水產別水產貿易量值-11'.L11];['製品別水產別水產貿易量值-11'.N11])+SUM(['製品別水產別水產貿易量值-12'.D11];['製品別水產別水產貿易量值-12'.F11];['製品別水產別水產貿易量值-12'.H11];['製品別水產別水產貿易量值-12'.J11];['製品別水產別水產貿易量值-12'.L11];['製品別水產別水產貿易量值-12'.N11])+SUM(['製品別水產別水產貿易量值-13'.D11];['製品別水產別水產貿易量值-13'.F11];['製品別水產別水產貿易量值-13'.H11];['製品別水產別水產貿易量值-13'.J11];['製品別水產別水產貿易量值-13'.L11];['製品別水產別水產貿易量值-13'.N11])+SUM(['製品別水產別水產貿易量值-14'.D11];['製品別水產別水產貿易量值-14'.F11];['製品別水產別水產貿易量值-14'.H11];['製品別水產別水產貿易量值-14'.J11];['製品別水產別水產貿易量值-14'.L11];['製品別水產別水產貿易量值-14'.N11])+SUM(['製品別水產別水產貿易量值-15'.D11];['製品別水產別水產貿易量值-15'.F11];['製品別水產別水產貿易量值-15'.H11];['製品別水產別水產貿易量值-15'.J11];['製品別水產別水產貿易量值-15'.L11];['製品別水產別水產貿易量值-15'.N11])+SUM(['製品別水產別水產貿易量值-16'.D11];['製品別水產別水產貿易量值-16'.F11];['製品別水產別水產貿易量值-16'.H11];['製品別水產別水產貿易量值-16'.J11];['製品別水產別水產貿易量值-16'.L11];['製品別水產別水產貿易量值-16'.N11])+SUM(['製品別水產別水產貿易量值-17'.D11];['製品別水產別水產貿易量值-17'.F11];['製品別水產別水產貿易量值-17'.H11];['製品別水產別水產貿易量值-17'.J11];['製品別水產別水產貿易量值-17'.L11];['製品別水產別水產貿易量值-17'.N11])+SUM(['製品別水產別水產貿易量值-18'.D11];['製品別水產別水產貿易量值-18'.F11];['製品別水產別水產貿易量值-18'.H11];['製品別水產別水產貿易量值-18'.J11];['製品別水產別水產貿易量值-18'.L11];['製品別水產別水產貿易量值-18'.N11])=0;&quot;-&quot;;SUM([.H11];[.J11];[.L11];[.N11])+SUM(['製品別水產別水產貿易量值-2'.D11];['製品別水產別水產貿易量值-2'.F11];['製品別水產別水產貿易量值-2'.H11];['製品別水產別水產貿易量值-2'.J11];['製品別水產別水產貿易量值-2'.L11];['製品別水產別水產貿易量值-2'.N11])+SUM(['製品別水產別水產貿易量值-3'.D11];['製品別水產別水產貿易量值-3'.F11];['製品別水產別水產貿易量值-3'.H11];['製品別水產別水產貿易量值-3'.J11];['製品別水產別水產貿易量值-3'.L11];['製品別水產別水產貿易量值-3'.N11])+SUM(['製品別水產別水產貿易量值-4'.D11];['製品別水產別水產貿易量值-4'.F11];['製品別水產別水產貿易量值-4'.H11];['製品別水產別水產貿易量值-4'.J11];['製品別水產別水產貿易量值-4'.L11];['製品別水產別水產貿易量值-4'.N11])+SUM(['製品別水產別水產貿易量值-5'.D11];['製品別水產別水產貿易量值-5'.F11];['製品別水產別水產貿易量值-5'.H11];['製品別水產別水產貿易量值-5'.J11];['製品別水產別水產貿易量值-5'.L11];['製品別水產別水產貿易量值-5'.N11])+SUM(['製品別水產別水產貿易量值-6'.D11];['製品別水產別水產貿易量值-6'.F11];['製品別水產別水產貿易量值-6'.H11];['製品別水產別水產貿易量值-6'.J11];['製品別水產別水產貿易量值-6'.L11];['製品別水產別水產貿易量值-6'.N11])+SUM(['製品別水產別水產貿易量值-7'.D11];['製品別水產別水產貿易量值-7'.F11];['製品別水產別水產貿易量值-7'.H11];['製品別水產別水產貿易量值-7'.J11];['製品別水產別水產貿易量值-7'.L11];['製品別水產別水產貿易量值-7'.N11])+SUM(['製品別水產別水產貿易量值-8'.D11];['製品別水產別水產貿易量值-8'.F11];['製品別水產別水產貿易量值-8'.H11];['製品別水產別水產貿易量值-8'.J11];['製品別水產別水產貿易量值-8'.L11];['製品別水產別水產貿易量值-8'.N11])+SUM(['製品別水產別水產貿易量值-9'.D11];['製品別水產別水產貿易量值-9'.F11];['製品別水產別水產貿易量值-9'.H11];['製品別水產別水產貿易量值-9'.J11];['製品別水產別水產貿易量值-9'.L11];['製品別水產別水產貿易量值-9'.N11])+SUM(['製品別水產別水產貿易量值-10'.D11];['製品別水產別水產貿易量值-10'.F11];['製品別水產別水產貿易量值-10'.H11];['製品別水產別水產貿易量值-10'.J11];['製品別水產別水產貿易量值-10'.L11];['製品別水產別水產貿易量值-10'.N11])+SUM(['製品別水產別水產貿易量值-11'.D11];['製品別水產別水產貿易量值-11'.F11];['製品別水產別水產貿易量值-11'.H11];['製品別水產別水產貿易量值-11'.J11];['製品別水產別水產貿易量值-11'.L11];['製品別水產別水產貿易量值-11'.N11])+SUM(['製品別水產別水產貿易量值-12'.D11];['製品別水產別水產貿易量值-12'.F11];['製品別水產別水產貿易量值-12'.H11];['製品別水產別水產貿易量值-12'.J11];['製品別水產別水產貿易量值-12'.L11];['製品別水產別水產貿易量值-12'.N11])+SUM(['製品別水產別水產貿易量值-13'.D11];['製品別水產別水產貿易量值-13'.F11];['製品別水產別水產貿易量值-13'.H11];['製品別水產別水產貿易量值-13'.J11];['製品別水產別水產貿易量值-13'.L11];['製品別水產別水產貿易量值-13'.N11])+SUM(['製品別水產別水產貿易量值-14'.D11];['製品別水產別水產貿易量值-14'.F11];['製品別水產別水產貿易量值-14'.H11];['製品別水產別水產貿易量值-14'.J11];['製品別水產別水產貿易量值-14'.L11];['製品別水產別水產貿易量值-14'.N11])+SUM(['製品別水產別水產貿易量值-15'.D11];['製品別水產別水產貿易量值-15'.F11];['製品別水產別水產貿易量值-15'.H11];['製品別水產別水產貿易量值-15'.J11];['製品別水產別水產貿易量值-15'.L11];['製品別水產別水產貿易量值-15'.N11])+SUM(['製品別水產別水產貿易量值-16'.D11];['製品別水產別水產貿易量值-16'.F11];['製品別水產別水產貿易量值-16'.H11];['製品別水產別水產貿易量值-16'.J11];['製品別水產別水產貿易量值-16'.L11];['製品別水產別水產貿易量值-16'.N11])+SUM(['製品別水產別水產貿易量值-17'.D11];['製品別水產別水產貿易量值-17'.F11];['製品別水產別水產貿易量值-17'.H11];['製品別水產別水產貿易量值-17'.J11];['製品別水產別水產貿易量值-17'.L11];['製品別水產別水產貿易量值-17'.N11])+SUM(['製品別水產別水產貿易量值-18'.D11];['製品別水產別水產貿易量值-18'.F11];['製品別水產別水產貿易量值-18'.H11];['製品別水產別水產貿易量值-18'.J11];['製品別水產別水產貿易量值-18'.L11];['製品別水產別水產貿易量值-18'.N11]))" table:style-name="ce12">
            <text:p>165,780<text:s/></text:p>
          </table:table-cell>
          <table:table-cell office:value-type="float" office:value="48942" table:style-name="ce12">
            <text:p>48,942<text:s/></text:p>
          </table:table-cell>
          <table:table-cell office:value-type="float" office:value="3706.056" table:style-name="ce12">
            <text:p>3,706<text:s/></text:p>
          </table:table-cell>
          <table:table-cell office:value-type="float" office:value="22594" table:style-name="ce12">
            <text:p>22,594<text:s/></text:p>
          </table:table-cell>
          <table:table-cell office:value-type="float" office:value="512.45500000000004" table:style-name="ce12">
            <text:p>5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43" table:style-name="ce12">
            <text:p>3,843<text:s/></text:p>
          </table:table-cell>
          <table:table-cell office:value-type="float" office:value="151.15" table:style-name="ce12">
            <text:p>15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7870307" table:formula="of:=IF(SUM([.G12];[.I12];[.K12];[.M12])+SUM(['製品別水產別水產貿易量值-2'.C12];['製品別水產別水產貿易量值-2'.E12];['製品別水產別水產貿易量值-2'.G12];['製品別水產別水產貿易量值-2'.I12];['製品別水產別水產貿易量值-2'.K12];['製品別水產別水產貿易量值-2'.M12])+SUM(['製品別水產別水產貿易量值-3'.C12];['製品別水產別水產貿易量值-3'.E12];['製品別水產別水產貿易量值-3'.G12];['製品別水產別水產貿易量值-3'.I12];['製品別水產別水產貿易量值-3'.K12];['製品別水產別水產貿易量值-3'.M12])+SUM(['製品別水產別水產貿易量值-4'.C12];['製品別水產別水產貿易量值-4'.E12];['製品別水產別水產貿易量值-4'.G12];['製品別水產別水產貿易量值-4'.I12];['製品別水產別水產貿易量值-4'.K12];['製品別水產別水產貿易量值-4'.M12])+SUM(['製品別水產別水產貿易量值-5'.C12];['製品別水產別水產貿易量值-5'.E12];['製品別水產別水產貿易量值-5'.G12];['製品別水產別水產貿易量值-5'.I12];['製品別水產別水產貿易量值-5'.K12];['製品別水產別水產貿易量值-5'.M12])+SUM(['製品別水產別水產貿易量值-6'.C12];['製品別水產別水產貿易量值-6'.E12];['製品別水產別水產貿易量值-6'.G12];['製品別水產別水產貿易量值-6'.I12];['製品別水產別水產貿易量值-6'.K12];['製品別水產別水產貿易量值-6'.M12])+SUM(['製品別水產別水產貿易量值-7'.C12];['製品別水產別水產貿易量值-7'.E12];['製品別水產別水產貿易量值-7'.G12];['製品別水產別水產貿易量值-7'.I12];['製品別水產別水產貿易量值-7'.K12];['製品別水產別水產貿易量值-7'.M12])+SUM(['製品別水產別水產貿易量值-8'.C12];['製品別水產別水產貿易量值-8'.E12];['製品別水產別水產貿易量值-8'.G12];['製品別水產別水產貿易量值-8'.I12];['製品別水產別水產貿易量值-8'.K12];['製品別水產別水產貿易量值-8'.M12])+SUM(['製品別水產別水產貿易量值-9'.C12];['製品別水產別水產貿易量值-9'.E12];['製品別水產別水產貿易量值-9'.G12];['製品別水產別水產貿易量值-9'.I12];['製品別水產別水產貿易量值-9'.K12];['製品別水產別水產貿易量值-9'.M12])+SUM(['製品別水產別水產貿易量值-10'.C12];['製品別水產別水產貿易量值-10'.E12];['製品別水產別水產貿易量值-10'.G12];['製品別水產別水產貿易量值-10'.I12];['製品別水產別水產貿易量值-10'.K12];['製品別水產別水產貿易量值-10'.M12])+SUM(['製品別水產別水產貿易量值-11'.C12];['製品別水產別水產貿易量值-11'.E12];['製品別水產別水產貿易量值-11'.G12];['製品別水產別水產貿易量值-11'.I12];['製品別水產別水產貿易量值-11'.K12];['製品別水產別水產貿易量值-11'.M12])+SUM(['製品別水產別水產貿易量值-12'.C12];['製品別水產別水產貿易量值-12'.E12];['製品別水產別水產貿易量值-12'.G12];['製品別水產別水產貿易量值-12'.I12];['製品別水產別水產貿易量值-12'.K12];['製品別水產別水產貿易量值-12'.M12])+SUM(['製品別水產別水產貿易量值-13'.C12];['製品別水產別水產貿易量值-13'.E12];['製品別水產別水產貿易量值-13'.G12];['製品別水產別水產貿易量值-13'.I12];['製品別水產別水產貿易量值-13'.K12];['製品別水產別水產貿易量值-13'.M12])+SUM(['製品別水產別水產貿易量值-14'.C12];['製品別水產別水產貿易量值-14'.E12];['製品別水產別水產貿易量值-14'.G12];['製品別水產別水產貿易量值-14'.I12];['製品別水產別水產貿易量值-14'.K12];['製品別水產別水產貿易量值-14'.M12])+SUM(['製品別水產別水產貿易量值-15'.C12];['製品別水產別水產貿易量值-15'.E12];['製品別水產別水產貿易量值-15'.G12];['製品別水產別水產貿易量值-15'.I12];['製品別水產別水產貿易量值-15'.K12];['製品別水產別水產貿易量值-15'.M12])+SUM(['製品別水產別水產貿易量值-16'.C12];['製品別水產別水產貿易量值-16'.E12];['製品別水產別水產貿易量值-16'.G12];['製品別水產別水產貿易量值-16'.I12];['製品別水產別水產貿易量值-16'.K12];['製品別水產別水產貿易量值-16'.M12])+SUM(['製品別水產別水產貿易量值-17'.C12];['製品別水產別水產貿易量值-17'.E12];['製品別水產別水產貿易量值-17'.G12];['製品別水產別水產貿易量值-17'.I12];['製品別水產別水產貿易量值-17'.K12];['製品別水產別水產貿易量值-17'.M12])+SUM(['製品別水產別水產貿易量值-18'.C12];['製品別水產別水產貿易量值-18'.E12];['製品別水產別水產貿易量值-18'.G12];['製品別水產別水產貿易量值-18'.I12];['製品別水產別水產貿易量值-18'.K12];['製品別水產別水產貿易量值-18'.M12])=0;&quot;-&quot;;SUM([.G12];[.I12];[.K12];[.M12])+SUM(['製品別水產別水產貿易量值-2'.C12];['製品別水產別水產貿易量值-2'.E12];['製品別水產別水產貿易量值-2'.G12];['製品別水產別水產貿易量值-2'.I12];['製品別水產別水產貿易量值-2'.K12];['製品別水產別水產貿易量值-2'.M12])+SUM(['製品別水產別水產貿易量值-3'.C12];['製品別水產別水產貿易量值-3'.E12];['製品別水產別水產貿易量值-3'.G12];['製品別水產別水產貿易量值-3'.I12];['製品別水產別水產貿易量值-3'.K12];['製品別水產別水產貿易量值-3'.M12])+SUM(['製品別水產別水產貿易量值-4'.C12];['製品別水產別水產貿易量值-4'.E12];['製品別水產別水產貿易量值-4'.G12];['製品別水產別水產貿易量值-4'.I12];['製品別水產別水產貿易量值-4'.K12];['製品別水產別水產貿易量值-4'.M12])+SUM(['製品別水產別水產貿易量值-5'.C12];['製品別水產別水產貿易量值-5'.E12];['製品別水產別水產貿易量值-5'.G12];['製品別水產別水產貿易量值-5'.I12];['製品別水產別水產貿易量值-5'.K12];['製品別水產別水產貿易量值-5'.M12])+SUM(['製品別水產別水產貿易量值-6'.C12];['製品別水產別水產貿易量值-6'.E12];['製品別水產別水產貿易量值-6'.G12];['製品別水產別水產貿易量值-6'.I12];['製品別水產別水產貿易量值-6'.K12];['製品別水產別水產貿易量值-6'.M12])+SUM(['製品別水產別水產貿易量值-7'.C12];['製品別水產別水產貿易量值-7'.E12];['製品別水產別水產貿易量值-7'.G12];['製品別水產別水產貿易量值-7'.I12];['製品別水產別水產貿易量值-7'.K12];['製品別水產別水產貿易量值-7'.M12])+SUM(['製品別水產別水產貿易量值-8'.C12];['製品別水產別水產貿易量值-8'.E12];['製品別水產別水產貿易量值-8'.G12];['製品別水產別水產貿易量值-8'.I12];['製品別水產別水產貿易量值-8'.K12];['製品別水產別水產貿易量值-8'.M12])+SUM(['製品別水產別水產貿易量值-9'.C12];['製品別水產別水產貿易量值-9'.E12];['製品別水產別水產貿易量值-9'.G12];['製品別水產別水產貿易量值-9'.I12];['製品別水產別水產貿易量值-9'.K12];['製品別水產別水產貿易量值-9'.M12])+SUM(['製品別水產別水產貿易量值-10'.C12];['製品別水產別水產貿易量值-10'.E12];['製品別水產別水產貿易量值-10'.G12];['製品別水產別水產貿易量值-10'.I12];['製品別水產別水產貿易量值-10'.K12];['製品別水產別水產貿易量值-10'.M12])+SUM(['製品別水產別水產貿易量值-11'.C12];['製品別水產別水產貿易量值-11'.E12];['製品別水產別水產貿易量值-11'.G12];['製品別水產別水產貿易量值-11'.I12];['製品別水產別水產貿易量值-11'.K12];['製品別水產別水產貿易量值-11'.M12])+SUM(['製品別水產別水產貿易量值-12'.C12];['製品別水產別水產貿易量值-12'.E12];['製品別水產別水產貿易量值-12'.G12];['製品別水產別水產貿易量值-12'.I12];['製品別水產別水產貿易量值-12'.K12];['製品別水產別水產貿易量值-12'.M12])+SUM(['製品別水產別水產貿易量值-13'.C12];['製品別水產別水產貿易量值-13'.E12];['製品別水產別水產貿易量值-13'.G12];['製品別水產別水產貿易量值-13'.I12];['製品別水產別水產貿易量值-13'.K12];['製品別水產別水產貿易量值-13'.M12])+SUM(['製品別水產別水產貿易量值-14'.C12];['製品別水產別水產貿易量值-14'.E12];['製品別水產別水產貿易量值-14'.G12];['製品別水產別水產貿易量值-14'.I12];['製品別水產別水產貿易量值-14'.K12];['製品別水產別水產貿易量值-14'.M12])+SUM(['製品別水產別水產貿易量值-15'.C12];['製品別水產別水產貿易量值-15'.E12];['製品別水產別水產貿易量值-15'.G12];['製品別水產別水產貿易量值-15'.I12];['製品別水產別水產貿易量值-15'.K12];['製品別水產別水產貿易量值-15'.M12])+SUM(['製品別水產別水產貿易量值-16'.C12];['製品別水產別水產貿易量值-16'.E12];['製品別水產別水產貿易量值-16'.G12];['製品別水產別水產貿易量值-16'.I12];['製品別水產別水產貿易量值-16'.K12];['製品別水產別水產貿易量值-16'.M12])+SUM(['製品別水產別水產貿易量值-17'.C12];['製品別水產別水產貿易量值-17'.E12];['製品別水產別水產貿易量值-17'.G12];['製品別水產別水產貿易量值-17'.I12];['製品別水產別水產貿易量值-17'.K12];['製品別水產別水產貿易量值-17'.M12])+SUM(['製品別水產別水產貿易量值-18'.C12];['製品別水產別水產貿易量值-18'.E12];['製品別水產別水產貿易量值-18'.G12];['製品別水產別水產貿易量值-18'.I12];['製品別水產別水產貿易量值-18'.K12];['製品別水產別水產貿易量值-18'.M12]))" table:style-name="ce12">
            <text:p>27,870,307<text:s/></text:p>
          </table:table-cell>
          <table:table-cell office:value-type="float" office:value="159481.68399999998" table:formula="of:=IF(SUM([.H12];[.J12];[.L12];[.N12])+SUM(['製品別水產別水產貿易量值-2'.D12];['製品別水產別水產貿易量值-2'.F12];['製品別水產別水產貿易量值-2'.H12];['製品別水產別水產貿易量值-2'.J12];['製品別水產別水產貿易量值-2'.L12];['製品別水產別水產貿易量值-2'.N12])+SUM(['製品別水產別水產貿易量值-3'.D12];['製品別水產別水產貿易量值-3'.F12];['製品別水產別水產貿易量值-3'.H12];['製品別水產別水產貿易量值-3'.J12];['製品別水產別水產貿易量值-3'.L12];['製品別水產別水產貿易量值-3'.N12])+SUM(['製品別水產別水產貿易量值-4'.D12];['製品別水產別水產貿易量值-4'.F12];['製品別水產別水產貿易量值-4'.H12];['製品別水產別水產貿易量值-4'.J12];['製品別水產別水產貿易量值-4'.L12];['製品別水產別水產貿易量值-4'.N12])+SUM(['製品別水產別水產貿易量值-5'.D12];['製品別水產別水產貿易量值-5'.F12];['製品別水產別水產貿易量值-5'.H12];['製品別水產別水產貿易量值-5'.J12];['製品別水產別水產貿易量值-5'.L12];['製品別水產別水產貿易量值-5'.N12])+SUM(['製品別水產別水產貿易量值-6'.D12];['製品別水產別水產貿易量值-6'.F12];['製品別水產別水產貿易量值-6'.H12];['製品別水產別水產貿易量值-6'.J12];['製品別水產別水產貿易量值-6'.L12];['製品別水產別水產貿易量值-6'.N12])+SUM(['製品別水產別水產貿易量值-7'.D12];['製品別水產別水產貿易量值-7'.F12];['製品別水產別水產貿易量值-7'.H12];['製品別水產別水產貿易量值-7'.J12];['製品別水產別水產貿易量值-7'.L12];['製品別水產別水產貿易量值-7'.N12])+SUM(['製品別水產別水產貿易量值-8'.D12];['製品別水產別水產貿易量值-8'.F12];['製品別水產別水產貿易量值-8'.H12];['製品別水產別水產貿易量值-8'.J12];['製品別水產別水產貿易量值-8'.L12];['製品別水產別水產貿易量值-8'.N12])+SUM(['製品別水產別水產貿易量值-9'.D12];['製品別水產別水產貿易量值-9'.F12];['製品別水產別水產貿易量值-9'.H12];['製品別水產別水產貿易量值-9'.J12];['製品別水產別水產貿易量值-9'.L12];['製品別水產別水產貿易量值-9'.N12])+SUM(['製品別水產別水產貿易量值-10'.D12];['製品別水產別水產貿易量值-10'.F12];['製品別水產別水產貿易量值-10'.H12];['製品別水產別水產貿易量值-10'.J12];['製品別水產別水產貿易量值-10'.L12];['製品別水產別水產貿易量值-10'.N12])+SUM(['製品別水產別水產貿易量值-11'.D12];['製品別水產別水產貿易量值-11'.F12];['製品別水產別水產貿易量值-11'.H12];['製品別水產別水產貿易量值-11'.J12];['製品別水產別水產貿易量值-11'.L12];['製品別水產別水產貿易量值-11'.N12])+SUM(['製品別水產別水產貿易量值-12'.D12];['製品別水產別水產貿易量值-12'.F12];['製品別水產別水產貿易量值-12'.H12];['製品別水產別水產貿易量值-12'.J12];['製品別水產別水產貿易量值-12'.L12];['製品別水產別水產貿易量值-12'.N12])+SUM(['製品別水產別水產貿易量值-13'.D12];['製品別水產別水產貿易量值-13'.F12];['製品別水產別水產貿易量值-13'.H12];['製品別水產別水產貿易量值-13'.J12];['製品別水產別水產貿易量值-13'.L12];['製品別水產別水產貿易量值-13'.N12])+SUM(['製品別水產別水產貿易量值-14'.D12];['製品別水產別水產貿易量值-14'.F12];['製品別水產別水產貿易量值-14'.H12];['製品別水產別水產貿易量值-14'.J12];['製品別水產別水產貿易量值-14'.L12];['製品別水產別水產貿易量值-14'.N12])+SUM(['製品別水產別水產貿易量值-15'.D12];['製品別水產別水產貿易量值-15'.F12];['製品別水產別水產貿易量值-15'.H12];['製品別水產別水產貿易量值-15'.J12];['製品別水產別水產貿易量值-15'.L12];['製品別水產別水產貿易量值-15'.N12])+SUM(['製品別水產別水產貿易量值-16'.D12];['製品別水產別水產貿易量值-16'.F12];['製品別水產別水產貿易量值-16'.H12];['製品別水產別水產貿易量值-16'.J12];['製品別水產別水產貿易量值-16'.L12];['製品別水產別水產貿易量值-16'.N12])+SUM(['製品別水產別水產貿易量值-17'.D12];['製品別水產別水產貿易量值-17'.F12];['製品別水產別水產貿易量值-17'.H12];['製品別水產別水產貿易量值-17'.J12];['製品別水產別水產貿易量值-17'.L12];['製品別水產別水產貿易量值-17'.N12])+SUM(['製品別水產別水產貿易量值-18'.D12];['製品別水產別水產貿易量值-18'.F12];['製品別水產別水產貿易量值-18'.H12];['製品別水產別水產貿易量值-18'.J12];['製品別水產別水產貿易量值-18'.L12];['製品別水產別水產貿易量值-18'.N12])=0;&quot;-&quot;;SUM([.H12];[.J12];[.L12];[.N12])+SUM(['製品別水產別水產貿易量值-2'.D12];['製品別水產別水產貿易量值-2'.F12];['製品別水產別水產貿易量值-2'.H12];['製品別水產別水產貿易量值-2'.J12];['製品別水產別水產貿易量值-2'.L12];['製品別水產別水產貿易量值-2'.N12])+SUM(['製品別水產別水產貿易量值-3'.D12];['製品別水產別水產貿易量值-3'.F12];['製品別水產別水產貿易量值-3'.H12];['製品別水產別水產貿易量值-3'.J12];['製品別水產別水產貿易量值-3'.L12];['製品別水產別水產貿易量值-3'.N12])+SUM(['製品別水產別水產貿易量值-4'.D12];['製品別水產別水產貿易量值-4'.F12];['製品別水產別水產貿易量值-4'.H12];['製品別水產別水產貿易量值-4'.J12];['製品別水產別水產貿易量值-4'.L12];['製品別水產別水產貿易量值-4'.N12])+SUM(['製品別水產別水產貿易量值-5'.D12];['製品別水產別水產貿易量值-5'.F12];['製品別水產別水產貿易量值-5'.H12];['製品別水產別水產貿易量值-5'.J12];['製品別水產別水產貿易量值-5'.L12];['製品別水產別水產貿易量值-5'.N12])+SUM(['製品別水產別水產貿易量值-6'.D12];['製品別水產別水產貿易量值-6'.F12];['製品別水產別水產貿易量值-6'.H12];['製品別水產別水產貿易量值-6'.J12];['製品別水產別水產貿易量值-6'.L12];['製品別水產別水產貿易量值-6'.N12])+SUM(['製品別水產別水產貿易量值-7'.D12];['製品別水產別水產貿易量值-7'.F12];['製品別水產別水產貿易量值-7'.H12];['製品別水產別水產貿易量值-7'.J12];['製品別水產別水產貿易量值-7'.L12];['製品別水產別水產貿易量值-7'.N12])+SUM(['製品別水產別水產貿易量值-8'.D12];['製品別水產別水產貿易量值-8'.F12];['製品別水產別水產貿易量值-8'.H12];['製品別水產別水產貿易量值-8'.J12];['製品別水產別水產貿易量值-8'.L12];['製品別水產別水產貿易量值-8'.N12])+SUM(['製品別水產別水產貿易量值-9'.D12];['製品別水產別水產貿易量值-9'.F12];['製品別水產別水產貿易量值-9'.H12];['製品別水產別水產貿易量值-9'.J12];['製品別水產別水產貿易量值-9'.L12];['製品別水產別水產貿易量值-9'.N12])+SUM(['製品別水產別水產貿易量值-10'.D12];['製品別水產別水產貿易量值-10'.F12];['製品別水產別水產貿易量值-10'.H12];['製品別水產別水產貿易量值-10'.J12];['製品別水產別水產貿易量值-10'.L12];['製品別水產別水產貿易量值-10'.N12])+SUM(['製品別水產別水產貿易量值-11'.D12];['製品別水產別水產貿易量值-11'.F12];['製品別水產別水產貿易量值-11'.H12];['製品別水產別水產貿易量值-11'.J12];['製品別水產別水產貿易量值-11'.L12];['製品別水產別水產貿易量值-11'.N12])+SUM(['製品別水產別水產貿易量值-12'.D12];['製品別水產別水產貿易量值-12'.F12];['製品別水產別水產貿易量值-12'.H12];['製品別水產別水產貿易量值-12'.J12];['製品別水產別水產貿易量值-12'.L12];['製品別水產別水產貿易量值-12'.N12])+SUM(['製品別水產別水產貿易量值-13'.D12];['製品別水產別水產貿易量值-13'.F12];['製品別水產別水產貿易量值-13'.H12];['製品別水產別水產貿易量值-13'.J12];['製品別水產別水產貿易量值-13'.L12];['製品別水產別水產貿易量值-13'.N12])+SUM(['製品別水產別水產貿易量值-14'.D12];['製品別水產別水產貿易量值-14'.F12];['製品別水產別水產貿易量值-14'.H12];['製品別水產別水產貿易量值-14'.J12];['製品別水產別水產貿易量值-14'.L12];['製品別水產別水產貿易量值-14'.N12])+SUM(['製品別水產別水產貿易量值-15'.D12];['製品別水產別水產貿易量值-15'.F12];['製品別水產別水產貿易量值-15'.H12];['製品別水產別水產貿易量值-15'.J12];['製品別水產別水產貿易量值-15'.L12];['製品別水產別水產貿易量值-15'.N12])+SUM(['製品別水產別水產貿易量值-16'.D12];['製品別水產別水產貿易量值-16'.F12];['製品別水產別水產貿易量值-16'.H12];['製品別水產別水產貿易量值-16'.J12];['製品別水產別水產貿易量值-16'.L12];['製品別水產別水產貿易量值-16'.N12])+SUM(['製品別水產別水產貿易量值-17'.D12];['製品別水產別水產貿易量值-17'.F12];['製品別水產別水產貿易量值-17'.H12];['製品別水產別水產貿易量值-17'.J12];['製品別水產別水產貿易量值-17'.L12];['製品別水產別水產貿易量值-17'.N12])+SUM(['製品別水產別水產貿易量值-18'.D12];['製品別水產別水產貿易量值-18'.F12];['製品別水產別水產貿易量值-18'.H12];['製品別水產別水產貿易量值-18'.J12];['製品別水產別水產貿易量值-18'.L12];['製品別水產別水產貿易量值-18'.N12]))" table:style-name="ce12">
            <text:p>159,482<text:s/></text:p>
          </table:table-cell>
          <table:table-cell office:value-type="float" office:value="763" table:style-name="ce12">
            <text:p>763<text:s/></text:p>
          </table:table-cell>
          <table:table-cell office:value-type="float" office:value="8.8919999999999995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" table:style-name="ce12">
            <text:p>500<text:s/></text:p>
          </table:table-cell>
          <table:table-cell office:value-type="float" office:value="2.1789999999999998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21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613553165" table:formula="of:=IF(SUM([.G13];[.I13];[.K13];[.M13])+SUM(['製品別水產別水產貿易量值-2'.C13];['製品別水產別水產貿易量值-2'.E13];['製品別水產別水產貿易量值-2'.G13];['製品別水產別水產貿易量值-2'.I13];['製品別水產別水產貿易量值-2'.K13];['製品別水產別水產貿易量值-2'.M13])+SUM(['製品別水產別水產貿易量值-3'.C13];['製品別水產別水產貿易量值-3'.E13];['製品別水產別水產貿易量值-3'.G13];['製品別水產別水產貿易量值-3'.I13];['製品別水產別水產貿易量值-3'.K13];['製品別水產別水產貿易量值-3'.M13])+SUM(['製品別水產別水產貿易量值-4'.C13];['製品別水產別水產貿易量值-4'.E13];['製品別水產別水產貿易量值-4'.G13];['製品別水產別水產貿易量值-4'.I13];['製品別水產別水產貿易量值-4'.K13];['製品別水產別水產貿易量值-4'.M13])+SUM(['製品別水產別水產貿易量值-5'.C13];['製品別水產別水產貿易量值-5'.E13];['製品別水產別水產貿易量值-5'.G13];['製品別水產別水產貿易量值-5'.I13];['製品別水產別水產貿易量值-5'.K13];['製品別水產別水產貿易量值-5'.M13])+SUM(['製品別水產別水產貿易量值-6'.C13];['製品別水產別水產貿易量值-6'.E13];['製品別水產別水產貿易量值-6'.G13];['製品別水產別水產貿易量值-6'.I13];['製品別水產別水產貿易量值-6'.K13];['製品別水產別水產貿易量值-6'.M13])+SUM(['製品別水產別水產貿易量值-7'.C13];['製品別水產別水產貿易量值-7'.E13];['製品別水產別水產貿易量值-7'.G13];['製品別水產別水產貿易量值-7'.I13];['製品別水產別水產貿易量值-7'.K13];['製品別水產別水產貿易量值-7'.M13])+SUM(['製品別水產別水產貿易量值-8'.C13];['製品別水產別水產貿易量值-8'.E13];['製品別水產別水產貿易量值-8'.G13];['製品別水產別水產貿易量值-8'.I13];['製品別水產別水產貿易量值-8'.K13];['製品別水產別水產貿易量值-8'.M13])+SUM(['製品別水產別水產貿易量值-9'.C13];['製品別水產別水產貿易量值-9'.E13];['製品別水產別水產貿易量值-9'.G13];['製品別水產別水產貿易量值-9'.I13];['製品別水產別水產貿易量值-9'.K13];['製品別水產別水產貿易量值-9'.M13])+SUM(['製品別水產別水產貿易量值-10'.C13];['製品別水產別水產貿易量值-10'.E13];['製品別水產別水產貿易量值-10'.G13];['製品別水產別水產貿易量值-10'.I13];['製品別水產別水產貿易量值-10'.K13];['製品別水產別水產貿易量值-10'.M13])+SUM(['製品別水產別水產貿易量值-11'.C13];['製品別水產別水產貿易量值-11'.E13];['製品別水產別水產貿易量值-11'.G13];['製品別水產別水產貿易量值-11'.I13];['製品別水產別水產貿易量值-11'.K13];['製品別水產別水產貿易量值-11'.M13])+SUM(['製品別水產別水產貿易量值-12'.C13];['製品別水產別水產貿易量值-12'.E13];['製品別水產別水產貿易量值-12'.G13];['製品別水產別水產貿易量值-12'.I13];['製品別水產別水產貿易量值-12'.K13];['製品別水產別水產貿易量值-12'.M13])+SUM(['製品別水產別水產貿易量值-13'.C13];['製品別水產別水產貿易量值-13'.E13];['製品別水產別水產貿易量值-13'.G13];['製品別水產別水產貿易量值-13'.I13];['製品別水產別水產貿易量值-13'.K13];['製品別水產別水產貿易量值-13'.M13])+SUM(['製品別水產別水產貿易量值-14'.C13];['製品別水產別水產貿易量值-14'.E13];['製品別水產別水產貿易量值-14'.G13];['製品別水產別水產貿易量值-14'.I13];['製品別水產別水產貿易量值-14'.K13];['製品別水產別水產貿易量值-14'.M13])+SUM(['製品別水產別水產貿易量值-15'.C13];['製品別水產別水產貿易量值-15'.E13];['製品別水產別水產貿易量值-15'.G13];['製品別水產別水產貿易量值-15'.I13];['製品別水產別水產貿易量值-15'.K13];['製品別水產別水產貿易量值-15'.M13])+SUM(['製品別水產別水產貿易量值-16'.C13];['製品別水產別水產貿易量值-16'.E13];['製品別水產別水產貿易量值-16'.G13];['製品別水產別水產貿易量值-16'.I13];['製品別水產別水產貿易量值-16'.K13];['製品別水產別水產貿易量值-16'.M13])+SUM(['製品別水產別水產貿易量值-17'.C13];['製品別水產別水產貿易量值-17'.E13];['製品別水產別水產貿易量值-17'.G13];['製品別水產別水產貿易量值-17'.I13];['製品別水產別水產貿易量值-17'.K13];['製品別水產別水產貿易量值-17'.M13])+SUM(['製品別水產別水產貿易量值-18'.C13];['製品別水產別水產貿易量值-18'.E13];['製品別水產別水產貿易量值-18'.G13];['製品別水產別水產貿易量值-18'.I13];['製品別水產別水產貿易量值-18'.K13];['製品別水產別水產貿易量值-18'.M13])=0;&quot;-&quot;;SUM([.G13];[.I13];[.K13];[.M13])+SUM(['製品別水產別水產貿易量值-2'.C13];['製品別水產別水產貿易量值-2'.E13];['製品別水產別水產貿易量值-2'.G13];['製品別水產別水產貿易量值-2'.I13];['製品別水產別水產貿易量值-2'.K13];['製品別水產別水產貿易量值-2'.M13])+SUM(['製品別水產別水產貿易量值-3'.C13];['製品別水產別水產貿易量值-3'.E13];['製品別水產別水產貿易量值-3'.G13];['製品別水產別水產貿易量值-3'.I13];['製品別水產別水產貿易量值-3'.K13];['製品別水產別水產貿易量值-3'.M13])+SUM(['製品別水產別水產貿易量值-4'.C13];['製品別水產別水產貿易量值-4'.E13];['製品別水產別水產貿易量值-4'.G13];['製品別水產別水產貿易量值-4'.I13];['製品別水產別水產貿易量值-4'.K13];['製品別水產別水產貿易量值-4'.M13])+SUM(['製品別水產別水產貿易量值-5'.C13];['製品別水產別水產貿易量值-5'.E13];['製品別水產別水產貿易量值-5'.G13];['製品別水產別水產貿易量值-5'.I13];['製品別水產別水產貿易量值-5'.K13];['製品別水產別水產貿易量值-5'.M13])+SUM(['製品別水產別水產貿易量值-6'.C13];['製品別水產別水產貿易量值-6'.E13];['製品別水產別水產貿易量值-6'.G13];['製品別水產別水產貿易量值-6'.I13];['製品別水產別水產貿易量值-6'.K13];['製品別水產別水產貿易量值-6'.M13])+SUM(['製品別水產別水產貿易量值-7'.C13];['製品別水產別水產貿易量值-7'.E13];['製品別水產別水產貿易量值-7'.G13];['製品別水產別水產貿易量值-7'.I13];['製品別水產別水產貿易量值-7'.K13];['製品別水產別水產貿易量值-7'.M13])+SUM(['製品別水產別水產貿易量值-8'.C13];['製品別水產別水產貿易量值-8'.E13];['製品別水產別水產貿易量值-8'.G13];['製品別水產別水產貿易量值-8'.I13];['製品別水產別水產貿易量值-8'.K13];['製品別水產別水產貿易量值-8'.M13])+SUM(['製品別水產別水產貿易量值-9'.C13];['製品別水產別水產貿易量值-9'.E13];['製品別水產別水產貿易量值-9'.G13];['製品別水產別水產貿易量值-9'.I13];['製品別水產別水產貿易量值-9'.K13];['製品別水產別水產貿易量值-9'.M13])+SUM(['製品別水產別水產貿易量值-10'.C13];['製品別水產別水產貿易量值-10'.E13];['製品別水產別水產貿易量值-10'.G13];['製品別水產別水產貿易量值-10'.I13];['製品別水產別水產貿易量值-10'.K13];['製品別水產別水產貿易量值-10'.M13])+SUM(['製品別水產別水產貿易量值-11'.C13];['製品別水產別水產貿易量值-11'.E13];['製品別水產別水產貿易量值-11'.G13];['製品別水產別水產貿易量值-11'.I13];['製品別水產別水產貿易量值-11'.K13];['製品別水產別水產貿易量值-11'.M13])+SUM(['製品別水產別水產貿易量值-12'.C13];['製品別水產別水產貿易量值-12'.E13];['製品別水產別水產貿易量值-12'.G13];['製品別水產別水產貿易量值-12'.I13];['製品別水產別水產貿易量值-12'.K13];['製品別水產別水產貿易量值-12'.M13])+SUM(['製品別水產別水產貿易量值-13'.C13];['製品別水產別水產貿易量值-13'.E13];['製品別水產別水產貿易量值-13'.G13];['製品別水產別水產貿易量值-13'.I13];['製品別水產別水產貿易量值-13'.K13];['製品別水產別水產貿易量值-13'.M13])+SUM(['製品別水產別水產貿易量值-14'.C13];['製品別水產別水產貿易量值-14'.E13];['製品別水產別水產貿易量值-14'.G13];['製品別水產別水產貿易量值-14'.I13];['製品別水產別水產貿易量值-14'.K13];['製品別水產別水產貿易量值-14'.M13])+SUM(['製品別水產別水產貿易量值-15'.C13];['製品別水產別水產貿易量值-15'.E13];['製品別水產別水產貿易量值-15'.G13];['製品別水產別水產貿易量值-15'.I13];['製品別水產別水產貿易量值-15'.K13];['製品別水產別水產貿易量值-15'.M13])+SUM(['製品別水產別水產貿易量值-16'.C13];['製品別水產別水產貿易量值-16'.E13];['製品別水產別水產貿易量值-16'.G13];['製品別水產別水產貿易量值-16'.I13];['製品別水產別水產貿易量值-16'.K13];['製品別水產別水產貿易量值-16'.M13])+SUM(['製品別水產別水產貿易量值-17'.C13];['製品別水產別水產貿易量值-17'.E13];['製品別水產別水產貿易量值-17'.G13];['製品別水產別水產貿易量值-17'.I13];['製品別水產別水產貿易量值-17'.K13];['製品別水產別水產貿易量值-17'.M13])+SUM(['製品別水產別水產貿易量值-18'.C13];['製品別水產別水產貿易量值-18'.E13];['製品別水產別水產貿易量值-18'.G13];['製品別水產別水產貿易量值-18'.I13];['製品別水產別水產貿易量值-18'.K13];['製品別水產別水產貿易量值-18'.M13]))" table:style-name="ce12">
            <text:p>613,553,165<text:s/></text:p>
          </table:table-cell>
          <table:table-cell office:value-type="float" office:value="1126670.1100000003" table:formula="of:=IF(SUM([.H13];[.J13];[.L13];[.N13])+SUM(['製品別水產別水產貿易量值-2'.D13];['製品別水產別水產貿易量值-2'.F13];['製品別水產別水產貿易量值-2'.H13];['製品別水產別水產貿易量值-2'.J13];['製品別水產別水產貿易量值-2'.L13];['製品別水產別水產貿易量值-2'.N13])+SUM(['製品別水產別水產貿易量值-3'.D13];['製品別水產別水產貿易量值-3'.F13];['製品別水產別水產貿易量值-3'.H13];['製品別水產別水產貿易量值-3'.J13];['製品別水產別水產貿易量值-3'.L13];['製品別水產別水產貿易量值-3'.N13])+SUM(['製品別水產別水產貿易量值-4'.D13];['製品別水產別水產貿易量值-4'.F13];['製品別水產別水產貿易量值-4'.H13];['製品別水產別水產貿易量值-4'.J13];['製品別水產別水產貿易量值-4'.L13];['製品別水產別水產貿易量值-4'.N13])+SUM(['製品別水產別水產貿易量值-5'.D13];['製品別水產別水產貿易量值-5'.F13];['製品別水產別水產貿易量值-5'.H13];['製品別水產別水產貿易量值-5'.J13];['製品別水產別水產貿易量值-5'.L13];['製品別水產別水產貿易量值-5'.N13])+SUM(['製品別水產別水產貿易量值-6'.D13];['製品別水產別水產貿易量值-6'.F13];['製品別水產別水產貿易量值-6'.H13];['製品別水產別水產貿易量值-6'.J13];['製品別水產別水產貿易量值-6'.L13];['製品別水產別水產貿易量值-6'.N13])+SUM(['製品別水產別水產貿易量值-7'.D13];['製品別水產別水產貿易量值-7'.F13];['製品別水產別水產貿易量值-7'.H13];['製品別水產別水產貿易量值-7'.J13];['製品別水產別水產貿易量值-7'.L13];['製品別水產別水產貿易量值-7'.N13])+SUM(['製品別水產別水產貿易量值-8'.D13];['製品別水產別水產貿易量值-8'.F13];['製品別水產別水產貿易量值-8'.H13];['製品別水產別水產貿易量值-8'.J13];['製品別水產別水產貿易量值-8'.L13];['製品別水產別水產貿易量值-8'.N13])+SUM(['製品別水產別水產貿易量值-9'.D13];['製品別水產別水產貿易量值-9'.F13];['製品別水產別水產貿易量值-9'.H13];['製品別水產別水產貿易量值-9'.J13];['製品別水產別水產貿易量值-9'.L13];['製品別水產別水產貿易量值-9'.N13])+SUM(['製品別水產別水產貿易量值-10'.D13];['製品別水產別水產貿易量值-10'.F13];['製品別水產別水產貿易量值-10'.H13];['製品別水產別水產貿易量值-10'.J13];['製品別水產別水產貿易量值-10'.L13];['製品別水產別水產貿易量值-10'.N13])+SUM(['製品別水產別水產貿易量值-11'.D13];['製品別水產別水產貿易量值-11'.F13];['製品別水產別水產貿易量值-11'.H13];['製品別水產別水產貿易量值-11'.J13];['製品別水產別水產貿易量值-11'.L13];['製品別水產別水產貿易量值-11'.N13])+SUM(['製品別水產別水產貿易量值-12'.D13];['製品別水產別水產貿易量值-12'.F13];['製品別水產別水產貿易量值-12'.H13];['製品別水產別水產貿易量值-12'.J13];['製品別水產別水產貿易量值-12'.L13];['製品別水產別水產貿易量值-12'.N13])+SUM(['製品別水產別水產貿易量值-13'.D13];['製品別水產別水產貿易量值-13'.F13];['製品別水產別水產貿易量值-13'.H13];['製品別水產別水產貿易量值-13'.J13];['製品別水產別水產貿易量值-13'.L13];['製品別水產別水產貿易量值-13'.N13])+SUM(['製品別水產別水產貿易量值-14'.D13];['製品別水產別水產貿易量值-14'.F13];['製品別水產別水產貿易量值-14'.H13];['製品別水產別水產貿易量值-14'.J13];['製品別水產別水產貿易量值-14'.L13];['製品別水產別水產貿易量值-14'.N13])+SUM(['製品別水產別水產貿易量值-15'.D13];['製品別水產別水產貿易量值-15'.F13];['製品別水產別水產貿易量值-15'.H13];['製品別水產別水產貿易量值-15'.J13];['製品別水產別水產貿易量值-15'.L13];['製品別水產別水產貿易量值-15'.N13])+SUM(['製品別水產別水產貿易量值-16'.D13];['製品別水產別水產貿易量值-16'.F13];['製品別水產別水產貿易量值-16'.H13];['製品別水產別水產貿易量值-16'.J13];['製品別水產別水產貿易量值-16'.L13];['製品別水產別水產貿易量值-16'.N13])+SUM(['製品別水產別水產貿易量值-17'.D13];['製品別水產別水產貿易量值-17'.F13];['製品別水產別水產貿易量值-17'.H13];['製品別水產別水產貿易量值-17'.J13];['製品別水產別水產貿易量值-17'.L13];['製品別水產別水產貿易量值-17'.N13])+SUM(['製品別水產別水產貿易量值-18'.D13];['製品別水產別水產貿易量值-18'.F13];['製品別水產別水產貿易量值-18'.H13];['製品別水產別水產貿易量值-18'.J13];['製品別水產別水產貿易量值-18'.L13];['製品別水產別水產貿易量值-18'.N13])=0;&quot;-&quot;;SUM([.H13];[.J13];[.L13];[.N13])+SUM(['製品別水產別水產貿易量值-2'.D13];['製品別水產別水產貿易量值-2'.F13];['製品別水產別水產貿易量值-2'.H13];['製品別水產別水產貿易量值-2'.J13];['製品別水產別水產貿易量值-2'.L13];['製品別水產別水產貿易量值-2'.N13])+SUM(['製品別水產別水產貿易量值-3'.D13];['製品別水產別水產貿易量值-3'.F13];['製品別水產別水產貿易量值-3'.H13];['製品別水產別水產貿易量值-3'.J13];['製品別水產別水產貿易量值-3'.L13];['製品別水產別水產貿易量值-3'.N13])+SUM(['製品別水產別水產貿易量值-4'.D13];['製品別水產別水產貿易量值-4'.F13];['製品別水產別水產貿易量值-4'.H13];['製品別水產別水產貿易量值-4'.J13];['製品別水產別水產貿易量值-4'.L13];['製品別水產別水產貿易量值-4'.N13])+SUM(['製品別水產別水產貿易量值-5'.D13];['製品別水產別水產貿易量值-5'.F13];['製品別水產別水產貿易量值-5'.H13];['製品別水產別水產貿易量值-5'.J13];['製品別水產別水產貿易量值-5'.L13];['製品別水產別水產貿易量值-5'.N13])+SUM(['製品別水產別水產貿易量值-6'.D13];['製品別水產別水產貿易量值-6'.F13];['製品別水產別水產貿易量值-6'.H13];['製品別水產別水產貿易量值-6'.J13];['製品別水產別水產貿易量值-6'.L13];['製品別水產別水產貿易量值-6'.N13])+SUM(['製品別水產別水產貿易量值-7'.D13];['製品別水產別水產貿易量值-7'.F13];['製品別水產別水產貿易量值-7'.H13];['製品別水產別水產貿易量值-7'.J13];['製品別水產別水產貿易量值-7'.L13];['製品別水產別水產貿易量值-7'.N13])+SUM(['製品別水產別水產貿易量值-8'.D13];['製品別水產別水產貿易量值-8'.F13];['製品別水產別水產貿易量值-8'.H13];['製品別水產別水產貿易量值-8'.J13];['製品別水產別水產貿易量值-8'.L13];['製品別水產別水產貿易量值-8'.N13])+SUM(['製品別水產別水產貿易量值-9'.D13];['製品別水產別水產貿易量值-9'.F13];['製品別水產別水產貿易量值-9'.H13];['製品別水產別水產貿易量值-9'.J13];['製品別水產別水產貿易量值-9'.L13];['製品別水產別水產貿易量值-9'.N13])+SUM(['製品別水產別水產貿易量值-10'.D13];['製品別水產別水產貿易量值-10'.F13];['製品別水產別水產貿易量值-10'.H13];['製品別水產別水產貿易量值-10'.J13];['製品別水產別水產貿易量值-10'.L13];['製品別水產別水產貿易量值-10'.N13])+SUM(['製品別水產別水產貿易量值-11'.D13];['製品別水產別水產貿易量值-11'.F13];['製品別水產別水產貿易量值-11'.H13];['製品別水產別水產貿易量值-11'.J13];['製品別水產別水產貿易量值-11'.L13];['製品別水產別水產貿易量值-11'.N13])+SUM(['製品別水產別水產貿易量值-12'.D13];['製品別水產別水產貿易量值-12'.F13];['製品別水產別水產貿易量值-12'.H13];['製品別水產別水產貿易量值-12'.J13];['製品別水產別水產貿易量值-12'.L13];['製品別水產別水產貿易量值-12'.N13])+SUM(['製品別水產別水產貿易量值-13'.D13];['製品別水產別水產貿易量值-13'.F13];['製品別水產別水產貿易量值-13'.H13];['製品別水產別水產貿易量值-13'.J13];['製品別水產別水產貿易量值-13'.L13];['製品別水產別水產貿易量值-13'.N13])+SUM(['製品別水產別水產貿易量值-14'.D13];['製品別水產別水產貿易量值-14'.F13];['製品別水產別水產貿易量值-14'.H13];['製品別水產別水產貿易量值-14'.J13];['製品別水產別水產貿易量值-14'.L13];['製品別水產別水產貿易量值-14'.N13])+SUM(['製品別水產別水產貿易量值-15'.D13];['製品別水產別水產貿易量值-15'.F13];['製品別水產別水產貿易量值-15'.H13];['製品別水產別水產貿易量值-15'.J13];['製品別水產別水產貿易量值-15'.L13];['製品別水產別水產貿易量值-15'.N13])+SUM(['製品別水產別水產貿易量值-16'.D13];['製品別水產別水產貿易量值-16'.F13];['製品別水產別水產貿易量值-16'.H13];['製品別水產別水產貿易量值-16'.J13];['製品別水產別水產貿易量值-16'.L13];['製品別水產別水產貿易量值-16'.N13])+SUM(['製品別水產別水產貿易量值-17'.D13];['製品別水產別水產貿易量值-17'.F13];['製品別水產別水產貿易量值-17'.H13];['製品別水產別水產貿易量值-17'.J13];['製品別水產別水產貿易量值-17'.L13];['製品別水產別水產貿易量值-17'.N13])+SUM(['製品別水產別水產貿易量值-18'.D13];['製品別水產別水產貿易量值-18'.F13];['製品別水產別水產貿易量值-18'.H13];['製品別水產別水產貿易量值-18'.J13];['製品別水產別水產貿易量值-18'.L13];['製品別水產別水產貿易量值-18'.N13]))" table:style-name="ce12">
            <text:p>1,126,670<text:s/></text:p>
          </table:table-cell>
          <table:table-cell office:value-type="float" office:value="1180771" table:style-name="ce12">
            <text:p>1,180,771<text:s/></text:p>
          </table:table-cell>
          <table:table-cell office:value-type="float" office:value="11678.293" table:style-name="ce12">
            <text:p>11,678<text:s/></text:p>
          </table:table-cell>
          <table:table-cell office:value-type="float" office:value="49" table:style-name="ce12">
            <text:p>49<text:s/></text:p>
          </table:table-cell>
          <table:table-cell office:value-type="float" office:value="1.47" table:style-name="ce12">
            <text:p>1<text:s/></text:p>
          </table:table-cell>
          <table:table-cell office:value-type="float" office:value="584" table:style-name="ce12">
            <text:p>584<text:s/></text:p>
          </table:table-cell>
          <table:table-cell office:value-type="float" office:value="13.862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67" table:style-name="ce12">
            <text:p>667<text:s/></text:p>
          </table:table-cell>
          <table:table-cell office:value-type="float" office:value="38.613" table:style-name="ce12">
            <text:p>3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1119389" table:formula="of:=IF(SUM([.G14];[.I14];[.K14];[.M14])+SUM(['製品別水產別水產貿易量值-2'.C14];['製品別水產別水產貿易量值-2'.E14];['製品別水產別水產貿易量值-2'.G14];['製品別水產別水產貿易量值-2'.I14];['製品別水產別水產貿易量值-2'.K14];['製品別水產別水產貿易量值-2'.M14])+SUM(['製品別水產別水產貿易量值-3'.C14];['製品別水產別水產貿易量值-3'.E14];['製品別水產別水產貿易量值-3'.G14];['製品別水產別水產貿易量值-3'.I14];['製品別水產別水產貿易量值-3'.K14];['製品別水產別水產貿易量值-3'.M14])+SUM(['製品別水產別水產貿易量值-4'.C14];['製品別水產別水產貿易量值-4'.E14];['製品別水產別水產貿易量值-4'.G14];['製品別水產別水產貿易量值-4'.I14];['製品別水產別水產貿易量值-4'.K14];['製品別水產別水產貿易量值-4'.M14])+SUM(['製品別水產別水產貿易量值-5'.C14];['製品別水產別水產貿易量值-5'.E14];['製品別水產別水產貿易量值-5'.G14];['製品別水產別水產貿易量值-5'.I14];['製品別水產別水產貿易量值-5'.K14];['製品別水產別水產貿易量值-5'.M14])+SUM(['製品別水產別水產貿易量值-6'.C14];['製品別水產別水產貿易量值-6'.E14];['製品別水產別水產貿易量值-6'.G14];['製品別水產別水產貿易量值-6'.I14];['製品別水產別水產貿易量值-6'.K14];['製品別水產別水產貿易量值-6'.M14])+SUM(['製品別水產別水產貿易量值-7'.C14];['製品別水產別水產貿易量值-7'.E14];['製品別水產別水產貿易量值-7'.G14];['製品別水產別水產貿易量值-7'.I14];['製品別水產別水產貿易量值-7'.K14];['製品別水產別水產貿易量值-7'.M14])+SUM(['製品別水產別水產貿易量值-8'.C14];['製品別水產別水產貿易量值-8'.E14];['製品別水產別水產貿易量值-8'.G14];['製品別水產別水產貿易量值-8'.I14];['製品別水產別水產貿易量值-8'.K14];['製品別水產別水產貿易量值-8'.M14])+SUM(['製品別水產別水產貿易量值-9'.C14];['製品別水產別水產貿易量值-9'.E14];['製品別水產別水產貿易量值-9'.G14];['製品別水產別水產貿易量值-9'.I14];['製品別水產別水產貿易量值-9'.K14];['製品別水產別水產貿易量值-9'.M14])+SUM(['製品別水產別水產貿易量值-10'.C14];['製品別水產別水產貿易量值-10'.E14];['製品別水產別水產貿易量值-10'.G14];['製品別水產別水產貿易量值-10'.I14];['製品別水產別水產貿易量值-10'.K14];['製品別水產別水產貿易量值-10'.M14])+SUM(['製品別水產別水產貿易量值-11'.C14];['製品別水產別水產貿易量值-11'.E14];['製品別水產別水產貿易量值-11'.G14];['製品別水產別水產貿易量值-11'.I14];['製品別水產別水產貿易量值-11'.K14];['製品別水產別水產貿易量值-11'.M14])+SUM(['製品別水產別水產貿易量值-12'.C14];['製品別水產別水產貿易量值-12'.E14];['製品別水產別水產貿易量值-12'.G14];['製品別水產別水產貿易量值-12'.I14];['製品別水產別水產貿易量值-12'.K14];['製品別水產別水產貿易量值-12'.M14])+SUM(['製品別水產別水產貿易量值-13'.C14];['製品別水產別水產貿易量值-13'.E14];['製品別水產別水產貿易量值-13'.G14];['製品別水產別水產貿易量值-13'.I14];['製品別水產別水產貿易量值-13'.K14];['製品別水產別水產貿易量值-13'.M14])+SUM(['製品別水產別水產貿易量值-14'.C14];['製品別水產別水產貿易量值-14'.E14];['製品別水產別水產貿易量值-14'.G14];['製品別水產別水產貿易量值-14'.I14];['製品別水產別水產貿易量值-14'.K14];['製品別水產別水產貿易量值-14'.M14])+SUM(['製品別水產別水產貿易量值-15'.C14];['製品別水產別水產貿易量值-15'.E14];['製品別水產別水產貿易量值-15'.G14];['製品別水產別水產貿易量值-15'.I14];['製品別水產別水產貿易量值-15'.K14];['製品別水產別水產貿易量值-15'.M14])+SUM(['製品別水產別水產貿易量值-16'.C14];['製品別水產別水產貿易量值-16'.E14];['製品別水產別水產貿易量值-16'.G14];['製品別水產別水產貿易量值-16'.I14];['製品別水產別水產貿易量值-16'.K14];['製品別水產別水產貿易量值-16'.M14])+SUM(['製品別水產別水產貿易量值-17'.C14];['製品別水產別水產貿易量值-17'.E14];['製品別水產別水產貿易量值-17'.G14];['製品別水產別水產貿易量值-17'.I14];['製品別水產別水產貿易量值-17'.K14];['製品別水產別水產貿易量值-17'.M14])+SUM(['製品別水產別水產貿易量值-18'.C14];['製品別水產別水產貿易量值-18'.E14];['製品別水產別水產貿易量值-18'.G14];['製品別水產別水產貿易量值-18'.I14];['製品別水產別水產貿易量值-18'.K14];['製品別水產別水產貿易量值-18'.M14])=0;&quot;-&quot;;SUM([.G14];[.I14];[.K14];[.M14])+SUM(['製品別水產別水產貿易量值-2'.C14];['製品別水產別水產貿易量值-2'.E14];['製品別水產別水產貿易量值-2'.G14];['製品別水產別水產貿易量值-2'.I14];['製品別水產別水產貿易量值-2'.K14];['製品別水產別水產貿易量值-2'.M14])+SUM(['製品別水產別水產貿易量值-3'.C14];['製品別水產別水產貿易量值-3'.E14];['製品別水產別水產貿易量值-3'.G14];['製品別水產別水產貿易量值-3'.I14];['製品別水產別水產貿易量值-3'.K14];['製品別水產別水產貿易量值-3'.M14])+SUM(['製品別水產別水產貿易量值-4'.C14];['製品別水產別水產貿易量值-4'.E14];['製品別水產別水產貿易量值-4'.G14];['製品別水產別水產貿易量值-4'.I14];['製品別水產別水產貿易量值-4'.K14];['製品別水產別水產貿易量值-4'.M14])+SUM(['製品別水產別水產貿易量值-5'.C14];['製品別水產別水產貿易量值-5'.E14];['製品別水產別水產貿易量值-5'.G14];['製品別水產別水產貿易量值-5'.I14];['製品別水產別水產貿易量值-5'.K14];['製品別水產別水產貿易量值-5'.M14])+SUM(['製品別水產別水產貿易量值-6'.C14];['製品別水產別水產貿易量值-6'.E14];['製品別水產別水產貿易量值-6'.G14];['製品別水產別水產貿易量值-6'.I14];['製品別水產別水產貿易量值-6'.K14];['製品別水產別水產貿易量值-6'.M14])+SUM(['製品別水產別水產貿易量值-7'.C14];['製品別水產別水產貿易量值-7'.E14];['製品別水產別水產貿易量值-7'.G14];['製品別水產別水產貿易量值-7'.I14];['製品別水產別水產貿易量值-7'.K14];['製品別水產別水產貿易量值-7'.M14])+SUM(['製品別水產別水產貿易量值-8'.C14];['製品別水產別水產貿易量值-8'.E14];['製品別水產別水產貿易量值-8'.G14];['製品別水產別水產貿易量值-8'.I14];['製品別水產別水產貿易量值-8'.K14];['製品別水產別水產貿易量值-8'.M14])+SUM(['製品別水產別水產貿易量值-9'.C14];['製品別水產別水產貿易量值-9'.E14];['製品別水產別水產貿易量值-9'.G14];['製品別水產別水產貿易量值-9'.I14];['製品別水產別水產貿易量值-9'.K14];['製品別水產別水產貿易量值-9'.M14])+SUM(['製品別水產別水產貿易量值-10'.C14];['製品別水產別水產貿易量值-10'.E14];['製品別水產別水產貿易量值-10'.G14];['製品別水產別水產貿易量值-10'.I14];['製品別水產別水產貿易量值-10'.K14];['製品別水產別水產貿易量值-10'.M14])+SUM(['製品別水產別水產貿易量值-11'.C14];['製品別水產別水產貿易量值-11'.E14];['製品別水產別水產貿易量值-11'.G14];['製品別水產別水產貿易量值-11'.I14];['製品別水產別水產貿易量值-11'.K14];['製品別水產別水產貿易量值-11'.M14])+SUM(['製品別水產別水產貿易量值-12'.C14];['製品別水產別水產貿易量值-12'.E14];['製品別水產別水產貿易量值-12'.G14];['製品別水產別水產貿易量值-12'.I14];['製品別水產別水產貿易量值-12'.K14];['製品別水產別水產貿易量值-12'.M14])+SUM(['製品別水產別水產貿易量值-13'.C14];['製品別水產別水產貿易量值-13'.E14];['製品別水產別水產貿易量值-13'.G14];['製品別水產別水產貿易量值-13'.I14];['製品別水產別水產貿易量值-13'.K14];['製品別水產別水產貿易量值-13'.M14])+SUM(['製品別水產別水產貿易量值-14'.C14];['製品別水產別水產貿易量值-14'.E14];['製品別水產別水產貿易量值-14'.G14];['製品別水產別水產貿易量值-14'.I14];['製品別水產別水產貿易量值-14'.K14];['製品別水產別水產貿易量值-14'.M14])+SUM(['製品別水產別水產貿易量值-15'.C14];['製品別水產別水產貿易量值-15'.E14];['製品別水產別水產貿易量值-15'.G14];['製品別水產別水產貿易量值-15'.I14];['製品別水產別水產貿易量值-15'.K14];['製品別水產別水產貿易量值-15'.M14])+SUM(['製品別水產別水產貿易量值-16'.C14];['製品別水產別水產貿易量值-16'.E14];['製品別水產別水產貿易量值-16'.G14];['製品別水產別水產貿易量值-16'.I14];['製品別水產別水產貿易量值-16'.K14];['製品別水產別水產貿易量值-16'.M14])+SUM(['製品別水產別水產貿易量值-17'.C14];['製品別水產別水產貿易量值-17'.E14];['製品別水產別水產貿易量值-17'.G14];['製品別水產別水產貿易量值-17'.I14];['製品別水產別水產貿易量值-17'.K14];['製品別水產別水產貿易量值-17'.M14])+SUM(['製品別水產別水產貿易量值-18'.C14];['製品別水產別水產貿易量值-18'.E14];['製品別水產別水產貿易量值-18'.G14];['製品別水產別水產貿易量值-18'.I14];['製品別水產別水產貿易量值-18'.K14];['製品別水產別水產貿易量值-18'.M14]))" table:style-name="ce12">
            <text:p>1,119,389<text:s/></text:p>
          </table:table-cell>
          <table:table-cell office:value-type="float" office:value="20035.437999999998" table:formula="of:=IF(SUM([.H14];[.J14];[.L14];[.N14])+SUM(['製品別水產別水產貿易量值-2'.D14];['製品別水產別水產貿易量值-2'.F14];['製品別水產別水產貿易量值-2'.H14];['製品別水產別水產貿易量值-2'.J14];['製品別水產別水產貿易量值-2'.L14];['製品別水產別水產貿易量值-2'.N14])+SUM(['製品別水產別水產貿易量值-3'.D14];['製品別水產別水產貿易量值-3'.F14];['製品別水產別水產貿易量值-3'.H14];['製品別水產別水產貿易量值-3'.J14];['製品別水產別水產貿易量值-3'.L14];['製品別水產別水產貿易量值-3'.N14])+SUM(['製品別水產別水產貿易量值-4'.D14];['製品別水產別水產貿易量值-4'.F14];['製品別水產別水產貿易量值-4'.H14];['製品別水產別水產貿易量值-4'.J14];['製品別水產別水產貿易量值-4'.L14];['製品別水產別水產貿易量值-4'.N14])+SUM(['製品別水產別水產貿易量值-5'.D14];['製品別水產別水產貿易量值-5'.F14];['製品別水產別水產貿易量值-5'.H14];['製品別水產別水產貿易量值-5'.J14];['製品別水產別水產貿易量值-5'.L14];['製品別水產別水產貿易量值-5'.N14])+SUM(['製品別水產別水產貿易量值-6'.D14];['製品別水產別水產貿易量值-6'.F14];['製品別水產別水產貿易量值-6'.H14];['製品別水產別水產貿易量值-6'.J14];['製品別水產別水產貿易量值-6'.L14];['製品別水產別水產貿易量值-6'.N14])+SUM(['製品別水產別水產貿易量值-7'.D14];['製品別水產別水產貿易量值-7'.F14];['製品別水產別水產貿易量值-7'.H14];['製品別水產別水產貿易量值-7'.J14];['製品別水產別水產貿易量值-7'.L14];['製品別水產別水產貿易量值-7'.N14])+SUM(['製品別水產別水產貿易量值-8'.D14];['製品別水產別水產貿易量值-8'.F14];['製品別水產別水產貿易量值-8'.H14];['製品別水產別水產貿易量值-8'.J14];['製品別水產別水產貿易量值-8'.L14];['製品別水產別水產貿易量值-8'.N14])+SUM(['製品別水產別水產貿易量值-9'.D14];['製品別水產別水產貿易量值-9'.F14];['製品別水產別水產貿易量值-9'.H14];['製品別水產別水產貿易量值-9'.J14];['製品別水產別水產貿易量值-9'.L14];['製品別水產別水產貿易量值-9'.N14])+SUM(['製品別水產別水產貿易量值-10'.D14];['製品別水產別水產貿易量值-10'.F14];['製品別水產別水產貿易量值-10'.H14];['製品別水產別水產貿易量值-10'.J14];['製品別水產別水產貿易量值-10'.L14];['製品別水產別水產貿易量值-10'.N14])+SUM(['製品別水產別水產貿易量值-11'.D14];['製品別水產別水產貿易量值-11'.F14];['製品別水產別水產貿易量值-11'.H14];['製品別水產別水產貿易量值-11'.J14];['製品別水產別水產貿易量值-11'.L14];['製品別水產別水產貿易量值-11'.N14])+SUM(['製品別水產別水產貿易量值-12'.D14];['製品別水產別水產貿易量值-12'.F14];['製品別水產別水產貿易量值-12'.H14];['製品別水產別水產貿易量值-12'.J14];['製品別水產別水產貿易量值-12'.L14];['製品別水產別水產貿易量值-12'.N14])+SUM(['製品別水產別水產貿易量值-13'.D14];['製品別水產別水產貿易量值-13'.F14];['製品別水產別水產貿易量值-13'.H14];['製品別水產別水產貿易量值-13'.J14];['製品別水產別水產貿易量值-13'.L14];['製品別水產別水產貿易量值-13'.N14])+SUM(['製品別水產別水產貿易量值-14'.D14];['製品別水產別水產貿易量值-14'.F14];['製品別水產別水產貿易量值-14'.H14];['製品別水產別水產貿易量值-14'.J14];['製品別水產別水產貿易量值-14'.L14];['製品別水產別水產貿易量值-14'.N14])+SUM(['製品別水產別水產貿易量值-15'.D14];['製品別水產別水產貿易量值-15'.F14];['製品別水產別水產貿易量值-15'.H14];['製品別水產別水產貿易量值-15'.J14];['製品別水產別水產貿易量值-15'.L14];['製品別水產別水產貿易量值-15'.N14])+SUM(['製品別水產別水產貿易量值-16'.D14];['製品別水產別水產貿易量值-16'.F14];['製品別水產別水產貿易量值-16'.H14];['製品別水產別水產貿易量值-16'.J14];['製品別水產別水產貿易量值-16'.L14];['製品別水產別水產貿易量值-16'.N14])+SUM(['製品別水產別水產貿易量值-17'.D14];['製品別水產別水產貿易量值-17'.F14];['製品別水產別水產貿易量值-17'.H14];['製品別水產別水產貿易量值-17'.J14];['製品別水產別水產貿易量值-17'.L14];['製品別水產別水產貿易量值-17'.N14])+SUM(['製品別水產別水產貿易量值-18'.D14];['製品別水產別水產貿易量值-18'.F14];['製品別水產別水產貿易量值-18'.H14];['製品別水產別水產貿易量值-18'.J14];['製品別水產別水產貿易量值-18'.L14];['製品別水產別水產貿易量值-18'.N14])=0;&quot;-&quot;;SUM([.H14];[.J14];[.L14];[.N14])+SUM(['製品別水產別水產貿易量值-2'.D14];['製品別水產別水產貿易量值-2'.F14];['製品別水產別水產貿易量值-2'.H14];['製品別水產別水產貿易量值-2'.J14];['製品別水產別水產貿易量值-2'.L14];['製品別水產別水產貿易量值-2'.N14])+SUM(['製品別水產別水產貿易量值-3'.D14];['製品別水產別水產貿易量值-3'.F14];['製品別水產別水產貿易量值-3'.H14];['製品別水產別水產貿易量值-3'.J14];['製品別水產別水產貿易量值-3'.L14];['製品別水產別水產貿易量值-3'.N14])+SUM(['製品別水產別水產貿易量值-4'.D14];['製品別水產別水產貿易量值-4'.F14];['製品別水產別水產貿易量值-4'.H14];['製品別水產別水產貿易量值-4'.J14];['製品別水產別水產貿易量值-4'.L14];['製品別水產別水產貿易量值-4'.N14])+SUM(['製品別水產別水產貿易量值-5'.D14];['製品別水產別水產貿易量值-5'.F14];['製品別水產別水產貿易量值-5'.H14];['製品別水產別水產貿易量值-5'.J14];['製品別水產別水產貿易量值-5'.L14];['製品別水產別水產貿易量值-5'.N14])+SUM(['製品別水產別水產貿易量值-6'.D14];['製品別水產別水產貿易量值-6'.F14];['製品別水產別水產貿易量值-6'.H14];['製品別水產別水產貿易量值-6'.J14];['製品別水產別水產貿易量值-6'.L14];['製品別水產別水產貿易量值-6'.N14])+SUM(['製品別水產別水產貿易量值-7'.D14];['製品別水產別水產貿易量值-7'.F14];['製品別水產別水產貿易量值-7'.H14];['製品別水產別水產貿易量值-7'.J14];['製品別水產別水產貿易量值-7'.L14];['製品別水產別水產貿易量值-7'.N14])+SUM(['製品別水產別水產貿易量值-8'.D14];['製品別水產別水產貿易量值-8'.F14];['製品別水產別水產貿易量值-8'.H14];['製品別水產別水產貿易量值-8'.J14];['製品別水產別水產貿易量值-8'.L14];['製品別水產別水產貿易量值-8'.N14])+SUM(['製品別水產別水產貿易量值-9'.D14];['製品別水產別水產貿易量值-9'.F14];['製品別水產別水產貿易量值-9'.H14];['製品別水產別水產貿易量值-9'.J14];['製品別水產別水產貿易量值-9'.L14];['製品別水產別水產貿易量值-9'.N14])+SUM(['製品別水產別水產貿易量值-10'.D14];['製品別水產別水產貿易量值-10'.F14];['製品別水產別水產貿易量值-10'.H14];['製品別水產別水產貿易量值-10'.J14];['製品別水產別水產貿易量值-10'.L14];['製品別水產別水產貿易量值-10'.N14])+SUM(['製品別水產別水產貿易量值-11'.D14];['製品別水產別水產貿易量值-11'.F14];['製品別水產別水產貿易量值-11'.H14];['製品別水產別水產貿易量值-11'.J14];['製品別水產別水產貿易量值-11'.L14];['製品別水產別水產貿易量值-11'.N14])+SUM(['製品別水產別水產貿易量值-12'.D14];['製品別水產別水產貿易量值-12'.F14];['製品別水產別水產貿易量值-12'.H14];['製品別水產別水產貿易量值-12'.J14];['製品別水產別水產貿易量值-12'.L14];['製品別水產別水產貿易量值-12'.N14])+SUM(['製品別水產別水產貿易量值-13'.D14];['製品別水產別水產貿易量值-13'.F14];['製品別水產別水產貿易量值-13'.H14];['製品別水產別水產貿易量值-13'.J14];['製品別水產別水產貿易量值-13'.L14];['製品別水產別水產貿易量值-13'.N14])+SUM(['製品別水產別水產貿易量值-14'.D14];['製品別水產別水產貿易量值-14'.F14];['製品別水產別水產貿易量值-14'.H14];['製品別水產別水產貿易量值-14'.J14];['製品別水產別水產貿易量值-14'.L14];['製品別水產別水產貿易量值-14'.N14])+SUM(['製品別水產別水產貿易量值-15'.D14];['製品別水產別水產貿易量值-15'.F14];['製品別水產別水產貿易量值-15'.H14];['製品別水產別水產貿易量值-15'.J14];['製品別水產別水產貿易量值-15'.L14];['製品別水產別水產貿易量值-15'.N14])+SUM(['製品別水產別水產貿易量值-16'.D14];['製品別水產別水產貿易量值-16'.F14];['製品別水產別水產貿易量值-16'.H14];['製品別水產別水產貿易量值-16'.J14];['製品別水產別水產貿易量值-16'.L14];['製品別水產別水產貿易量值-16'.N14])+SUM(['製品別水產別水產貿易量值-17'.D14];['製品別水產別水產貿易量值-17'.F14];['製品別水產別水產貿易量值-17'.H14];['製品別水產別水產貿易量值-17'.J14];['製品別水產別水產貿易量值-17'.L14];['製品別水產別水產貿易量值-17'.N14])+SUM(['製品別水產別水產貿易量值-18'.D14];['製品別水產別水產貿易量值-18'.F14];['製品別水產別水產貿易量值-18'.H14];['製品別水產別水產貿易量值-18'.J14];['製品別水產別水產貿易量值-18'.L14];['製品別水產別水產貿易量值-18'.N14]))" table:style-name="ce12">
            <text:p>20,035<text:s/></text:p>
          </table:table-cell>
          <table:table-cell office:value-type="float" office:value="324543" table:style-name="ce12">
            <text:p>324,543<text:s/></text:p>
          </table:table-cell>
          <table:table-cell office:value-type="float" office:value="7585.8010000000004" table:style-name="ce12">
            <text:p>7,5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277277" table:formula="of:=IF(SUM([.G15];[.I15];[.K15];[.M15])+SUM(['製品別水產別水產貿易量值-2'.C15];['製品別水產別水產貿易量值-2'.E15];['製品別水產別水產貿易量值-2'.G15];['製品別水產別水產貿易量值-2'.I15];['製品別水產別水產貿易量值-2'.K15];['製品別水產別水產貿易量值-2'.M15])+SUM(['製品別水產別水產貿易量值-3'.C15];['製品別水產別水產貿易量值-3'.E15];['製品別水產別水產貿易量值-3'.G15];['製品別水產別水產貿易量值-3'.I15];['製品別水產別水產貿易量值-3'.K15];['製品別水產別水產貿易量值-3'.M15])+SUM(['製品別水產別水產貿易量值-4'.C15];['製品別水產別水產貿易量值-4'.E15];['製品別水產別水產貿易量值-4'.G15];['製品別水產別水產貿易量值-4'.I15];['製品別水產別水產貿易量值-4'.K15];['製品別水產別水產貿易量值-4'.M15])+SUM(['製品別水產別水產貿易量值-5'.C15];['製品別水產別水產貿易量值-5'.E15];['製品別水產別水產貿易量值-5'.G15];['製品別水產別水產貿易量值-5'.I15];['製品別水產別水產貿易量值-5'.K15];['製品別水產別水產貿易量值-5'.M15])+SUM(['製品別水產別水產貿易量值-6'.C15];['製品別水產別水產貿易量值-6'.E15];['製品別水產別水產貿易量值-6'.G15];['製品別水產別水產貿易量值-6'.I15];['製品別水產別水產貿易量值-6'.K15];['製品別水產別水產貿易量值-6'.M15])+SUM(['製品別水產別水產貿易量值-7'.C15];['製品別水產別水產貿易量值-7'.E15];['製品別水產別水產貿易量值-7'.G15];['製品別水產別水產貿易量值-7'.I15];['製品別水產別水產貿易量值-7'.K15];['製品別水產別水產貿易量值-7'.M15])+SUM(['製品別水產別水產貿易量值-8'.C15];['製品別水產別水產貿易量值-8'.E15];['製品別水產別水產貿易量值-8'.G15];['製品別水產別水產貿易量值-8'.I15];['製品別水產別水產貿易量值-8'.K15];['製品別水產別水產貿易量值-8'.M15])+SUM(['製品別水產別水產貿易量值-9'.C15];['製品別水產別水產貿易量值-9'.E15];['製品別水產別水產貿易量值-9'.G15];['製品別水產別水產貿易量值-9'.I15];['製品別水產別水產貿易量值-9'.K15];['製品別水產別水產貿易量值-9'.M15])+SUM(['製品別水產別水產貿易量值-10'.C15];['製品別水產別水產貿易量值-10'.E15];['製品別水產別水產貿易量值-10'.G15];['製品別水產別水產貿易量值-10'.I15];['製品別水產別水產貿易量值-10'.K15];['製品別水產別水產貿易量值-10'.M15])+SUM(['製品別水產別水產貿易量值-11'.C15];['製品別水產別水產貿易量值-11'.E15];['製品別水產別水產貿易量值-11'.G15];['製品別水產別水產貿易量值-11'.I15];['製品別水產別水產貿易量值-11'.K15];['製品別水產別水產貿易量值-11'.M15])+SUM(['製品別水產別水產貿易量值-12'.C15];['製品別水產別水產貿易量值-12'.E15];['製品別水產別水產貿易量值-12'.G15];['製品別水產別水產貿易量值-12'.I15];['製品別水產別水產貿易量值-12'.K15];['製品別水產別水產貿易量值-12'.M15])+SUM(['製品別水產別水產貿易量值-13'.C15];['製品別水產別水產貿易量值-13'.E15];['製品別水產別水產貿易量值-13'.G15];['製品別水產別水產貿易量值-13'.I15];['製品別水產別水產貿易量值-13'.K15];['製品別水產別水產貿易量值-13'.M15])+SUM(['製品別水產別水產貿易量值-14'.C15];['製品別水產別水產貿易量值-14'.E15];['製品別水產別水產貿易量值-14'.G15];['製品別水產別水產貿易量值-14'.I15];['製品別水產別水產貿易量值-14'.K15];['製品別水產別水產貿易量值-14'.M15])+SUM(['製品別水產別水產貿易量值-15'.C15];['製品別水產別水產貿易量值-15'.E15];['製品別水產別水產貿易量值-15'.G15];['製品別水產別水產貿易量值-15'.I15];['製品別水產別水產貿易量值-15'.K15];['製品別水產別水產貿易量值-15'.M15])+SUM(['製品別水產別水產貿易量值-16'.C15];['製品別水產別水產貿易量值-16'.E15];['製品別水產別水產貿易量值-16'.G15];['製品別水產別水產貿易量值-16'.I15];['製品別水產別水產貿易量值-16'.K15];['製品別水產別水產貿易量值-16'.M15])+SUM(['製品別水產別水產貿易量值-17'.C15];['製品別水產別水產貿易量值-17'.E15];['製品別水產別水產貿易量值-17'.G15];['製品別水產別水產貿易量值-17'.I15];['製品別水產別水產貿易量值-17'.K15];['製品別水產別水產貿易量值-17'.M15])+SUM(['製品別水產別水產貿易量值-18'.C15];['製品別水產別水產貿易量值-18'.E15];['製品別水產別水產貿易量值-18'.G15];['製品別水產別水產貿易量值-18'.I15];['製品別水產別水產貿易量值-18'.K15];['製品別水產別水產貿易量值-18'.M15])=0;&quot;-&quot;;SUM([.G15];[.I15];[.K15];[.M15])+SUM(['製品別水產別水產貿易量值-2'.C15];['製品別水產別水產貿易量值-2'.E15];['製品別水產別水產貿易量值-2'.G15];['製品別水產別水產貿易量值-2'.I15];['製品別水產別水產貿易量值-2'.K15];['製品別水產別水產貿易量值-2'.M15])+SUM(['製品別水產別水產貿易量值-3'.C15];['製品別水產別水產貿易量值-3'.E15];['製品別水產別水產貿易量值-3'.G15];['製品別水產別水產貿易量值-3'.I15];['製品別水產別水產貿易量值-3'.K15];['製品別水產別水產貿易量值-3'.M15])+SUM(['製品別水產別水產貿易量值-4'.C15];['製品別水產別水產貿易量值-4'.E15];['製品別水產別水產貿易量值-4'.G15];['製品別水產別水產貿易量值-4'.I15];['製品別水產別水產貿易量值-4'.K15];['製品別水產別水產貿易量值-4'.M15])+SUM(['製品別水產別水產貿易量值-5'.C15];['製品別水產別水產貿易量值-5'.E15];['製品別水產別水產貿易量值-5'.G15];['製品別水產別水產貿易量值-5'.I15];['製品別水產別水產貿易量值-5'.K15];['製品別水產別水產貿易量值-5'.M15])+SUM(['製品別水產別水產貿易量值-6'.C15];['製品別水產別水產貿易量值-6'.E15];['製品別水產別水產貿易量值-6'.G15];['製品別水產別水產貿易量值-6'.I15];['製品別水產別水產貿易量值-6'.K15];['製品別水產別水產貿易量值-6'.M15])+SUM(['製品別水產別水產貿易量值-7'.C15];['製品別水產別水產貿易量值-7'.E15];['製品別水產別水產貿易量值-7'.G15];['製品別水產別水產貿易量值-7'.I15];['製品別水產別水產貿易量值-7'.K15];['製品別水產別水產貿易量值-7'.M15])+SUM(['製品別水產別水產貿易量值-8'.C15];['製品別水產別水產貿易量值-8'.E15];['製品別水產別水產貿易量值-8'.G15];['製品別水產別水產貿易量值-8'.I15];['製品別水產別水產貿易量值-8'.K15];['製品別水產別水產貿易量值-8'.M15])+SUM(['製品別水產別水產貿易量值-9'.C15];['製品別水產別水產貿易量值-9'.E15];['製品別水產別水產貿易量值-9'.G15];['製品別水產別水產貿易量值-9'.I15];['製品別水產別水產貿易量值-9'.K15];['製品別水產別水產貿易量值-9'.M15])+SUM(['製品別水產別水產貿易量值-10'.C15];['製品別水產別水產貿易量值-10'.E15];['製品別水產別水產貿易量值-10'.G15];['製品別水產別水產貿易量值-10'.I15];['製品別水產別水產貿易量值-10'.K15];['製品別水產別水產貿易量值-10'.M15])+SUM(['製品別水產別水產貿易量值-11'.C15];['製品別水產別水產貿易量值-11'.E15];['製品別水產別水產貿易量值-11'.G15];['製品別水產別水產貿易量值-11'.I15];['製品別水產別水產貿易量值-11'.K15];['製品別水產別水產貿易量值-11'.M15])+SUM(['製品別水產別水產貿易量值-12'.C15];['製品別水產別水產貿易量值-12'.E15];['製品別水產別水產貿易量值-12'.G15];['製品別水產別水產貿易量值-12'.I15];['製品別水產別水產貿易量值-12'.K15];['製品別水產別水產貿易量值-12'.M15])+SUM(['製品別水產別水產貿易量值-13'.C15];['製品別水產別水產貿易量值-13'.E15];['製品別水產別水產貿易量值-13'.G15];['製品別水產別水產貿易量值-13'.I15];['製品別水產別水產貿易量值-13'.K15];['製品別水產別水產貿易量值-13'.M15])+SUM(['製品別水產別水產貿易量值-14'.C15];['製品別水產別水產貿易量值-14'.E15];['製品別水產別水產貿易量值-14'.G15];['製品別水產別水產貿易量值-14'.I15];['製品別水產別水產貿易量值-14'.K15];['製品別水產別水產貿易量值-14'.M15])+SUM(['製品別水產別水產貿易量值-15'.C15];['製品別水產別水產貿易量值-15'.E15];['製品別水產別水產貿易量值-15'.G15];['製品別水產別水產貿易量值-15'.I15];['製品別水產別水產貿易量值-15'.K15];['製品別水產別水產貿易量值-15'.M15])+SUM(['製品別水產別水產貿易量值-16'.C15];['製品別水產別水產貿易量值-16'.E15];['製品別水產別水產貿易量值-16'.G15];['製品別水產別水產貿易量值-16'.I15];['製品別水產別水產貿易量值-16'.K15];['製品別水產別水產貿易量值-16'.M15])+SUM(['製品別水產別水產貿易量值-17'.C15];['製品別水產別水產貿易量值-17'.E15];['製品別水產別水產貿易量值-17'.G15];['製品別水產別水產貿易量值-17'.I15];['製品別水產別水產貿易量值-17'.K15];['製品別水產別水產貿易量值-17'.M15])+SUM(['製品別水產別水產貿易量值-18'.C15];['製品別水產別水產貿易量值-18'.E15];['製品別水產別水產貿易量值-18'.G15];['製品別水產別水產貿易量值-18'.I15];['製品別水產別水產貿易量值-18'.K15];['製品別水產別水產貿易量值-18'.M15]))" table:style-name="ce12">
            <text:p>277,277<text:s/></text:p>
          </table:table-cell>
          <table:table-cell office:value-type="float" office:value="7760.902000000001" table:formula="of:=IF(SUM([.H15];[.J15];[.L15];[.N15])+SUM(['製品別水產別水產貿易量值-2'.D15];['製品別水產別水產貿易量值-2'.F15];['製品別水產別水產貿易量值-2'.H15];['製品別水產別水產貿易量值-2'.J15];['製品別水產別水產貿易量值-2'.L15];['製品別水產別水產貿易量值-2'.N15])+SUM(['製品別水產別水產貿易量值-3'.D15];['製品別水產別水產貿易量值-3'.F15];['製品別水產別水產貿易量值-3'.H15];['製品別水產別水產貿易量值-3'.J15];['製品別水產別水產貿易量值-3'.L15];['製品別水產別水產貿易量值-3'.N15])+SUM(['製品別水產別水產貿易量值-4'.D15];['製品別水產別水產貿易量值-4'.F15];['製品別水產別水產貿易量值-4'.H15];['製品別水產別水產貿易量值-4'.J15];['製品別水產別水產貿易量值-4'.L15];['製品別水產別水產貿易量值-4'.N15])+SUM(['製品別水產別水產貿易量值-5'.D15];['製品別水產別水產貿易量值-5'.F15];['製品別水產別水產貿易量值-5'.H15];['製品別水產別水產貿易量值-5'.J15];['製品別水產別水產貿易量值-5'.L15];['製品別水產別水產貿易量值-5'.N15])+SUM(['製品別水產別水產貿易量值-6'.D15];['製品別水產別水產貿易量值-6'.F15];['製品別水產別水產貿易量值-6'.H15];['製品別水產別水產貿易量值-6'.J15];['製品別水產別水產貿易量值-6'.L15];['製品別水產別水產貿易量值-6'.N15])+SUM(['製品別水產別水產貿易量值-7'.D15];['製品別水產別水產貿易量值-7'.F15];['製品別水產別水產貿易量值-7'.H15];['製品別水產別水產貿易量值-7'.J15];['製品別水產別水產貿易量值-7'.L15];['製品別水產別水產貿易量值-7'.N15])+SUM(['製品別水產別水產貿易量值-8'.D15];['製品別水產別水產貿易量值-8'.F15];['製品別水產別水產貿易量值-8'.H15];['製品別水產別水產貿易量值-8'.J15];['製品別水產別水產貿易量值-8'.L15];['製品別水產別水產貿易量值-8'.N15])+SUM(['製品別水產別水產貿易量值-9'.D15];['製品別水產別水產貿易量值-9'.F15];['製品別水產別水產貿易量值-9'.H15];['製品別水產別水產貿易量值-9'.J15];['製品別水產別水產貿易量值-9'.L15];['製品別水產別水產貿易量值-9'.N15])+SUM(['製品別水產別水產貿易量值-10'.D15];['製品別水產別水產貿易量值-10'.F15];['製品別水產別水產貿易量值-10'.H15];['製品別水產別水產貿易量值-10'.J15];['製品別水產別水產貿易量值-10'.L15];['製品別水產別水產貿易量值-10'.N15])+SUM(['製品別水產別水產貿易量值-11'.D15];['製品別水產別水產貿易量值-11'.F15];['製品別水產別水產貿易量值-11'.H15];['製品別水產別水產貿易量值-11'.J15];['製品別水產別水產貿易量值-11'.L15];['製品別水產別水產貿易量值-11'.N15])+SUM(['製品別水產別水產貿易量值-12'.D15];['製品別水產別水產貿易量值-12'.F15];['製品別水產別水產貿易量值-12'.H15];['製品別水產別水產貿易量值-12'.J15];['製品別水產別水產貿易量值-12'.L15];['製品別水產別水產貿易量值-12'.N15])+SUM(['製品別水產別水產貿易量值-13'.D15];['製品別水產別水產貿易量值-13'.F15];['製品別水產別水產貿易量值-13'.H15];['製品別水產別水產貿易量值-13'.J15];['製品別水產別水產貿易量值-13'.L15];['製品別水產別水產貿易量值-13'.N15])+SUM(['製品別水產別水產貿易量值-14'.D15];['製品別水產別水產貿易量值-14'.F15];['製品別水產別水產貿易量值-14'.H15];['製品別水產別水產貿易量值-14'.J15];['製品別水產別水產貿易量值-14'.L15];['製品別水產別水產貿易量值-14'.N15])+SUM(['製品別水產別水產貿易量值-15'.D15];['製品別水產別水產貿易量值-15'.F15];['製品別水產別水產貿易量值-15'.H15];['製品別水產別水產貿易量值-15'.J15];['製品別水產別水產貿易量值-15'.L15];['製品別水產別水產貿易量值-15'.N15])+SUM(['製品別水產別水產貿易量值-16'.D15];['製品別水產別水產貿易量值-16'.F15];['製品別水產別水產貿易量值-16'.H15];['製品別水產別水產貿易量值-16'.J15];['製品別水產別水產貿易量值-16'.L15];['製品別水產別水產貿易量值-16'.N15])+SUM(['製品別水產別水產貿易量值-17'.D15];['製品別水產別水產貿易量值-17'.F15];['製品別水產別水產貿易量值-17'.H15];['製品別水產別水產貿易量值-17'.J15];['製品別水產別水產貿易量值-17'.L15];['製品別水產別水產貿易量值-17'.N15])+SUM(['製品別水產別水產貿易量值-18'.D15];['製品別水產別水產貿易量值-18'.F15];['製品別水產別水產貿易量值-18'.H15];['製品別水產別水產貿易量值-18'.J15];['製品別水產別水產貿易量值-18'.L15];['製品別水產別水產貿易量值-18'.N15])=0;&quot;-&quot;;SUM([.H15];[.J15];[.L15];[.N15])+SUM(['製品別水產別水產貿易量值-2'.D15];['製品別水產別水產貿易量值-2'.F15];['製品別水產別水產貿易量值-2'.H15];['製品別水產別水產貿易量值-2'.J15];['製品別水產別水產貿易量值-2'.L15];['製品別水產別水產貿易量值-2'.N15])+SUM(['製品別水產別水產貿易量值-3'.D15];['製品別水產別水產貿易量值-3'.F15];['製品別水產別水產貿易量值-3'.H15];['製品別水產別水產貿易量值-3'.J15];['製品別水產別水產貿易量值-3'.L15];['製品別水產別水產貿易量值-3'.N15])+SUM(['製品別水產別水產貿易量值-4'.D15];['製品別水產別水產貿易量值-4'.F15];['製品別水產別水產貿易量值-4'.H15];['製品別水產別水產貿易量值-4'.J15];['製品別水產別水產貿易量值-4'.L15];['製品別水產別水產貿易量值-4'.N15])+SUM(['製品別水產別水產貿易量值-5'.D15];['製品別水產別水產貿易量值-5'.F15];['製品別水產別水產貿易量值-5'.H15];['製品別水產別水產貿易量值-5'.J15];['製品別水產別水產貿易量值-5'.L15];['製品別水產別水產貿易量值-5'.N15])+SUM(['製品別水產別水產貿易量值-6'.D15];['製品別水產別水產貿易量值-6'.F15];['製品別水產別水產貿易量值-6'.H15];['製品別水產別水產貿易量值-6'.J15];['製品別水產別水產貿易量值-6'.L15];['製品別水產別水產貿易量值-6'.N15])+SUM(['製品別水產別水產貿易量值-7'.D15];['製品別水產別水產貿易量值-7'.F15];['製品別水產別水產貿易量值-7'.H15];['製品別水產別水產貿易量值-7'.J15];['製品別水產別水產貿易量值-7'.L15];['製品別水產別水產貿易量值-7'.N15])+SUM(['製品別水產別水產貿易量值-8'.D15];['製品別水產別水產貿易量值-8'.F15];['製品別水產別水產貿易量值-8'.H15];['製品別水產別水產貿易量值-8'.J15];['製品別水產別水產貿易量值-8'.L15];['製品別水產別水產貿易量值-8'.N15])+SUM(['製品別水產別水產貿易量值-9'.D15];['製品別水產別水產貿易量值-9'.F15];['製品別水產別水產貿易量值-9'.H15];['製品別水產別水產貿易量值-9'.J15];['製品別水產別水產貿易量值-9'.L15];['製品別水產別水產貿易量值-9'.N15])+SUM(['製品別水產別水產貿易量值-10'.D15];['製品別水產別水產貿易量值-10'.F15];['製品別水產別水產貿易量值-10'.H15];['製品別水產別水產貿易量值-10'.J15];['製品別水產別水產貿易量值-10'.L15];['製品別水產別水產貿易量值-10'.N15])+SUM(['製品別水產別水產貿易量值-11'.D15];['製品別水產別水產貿易量值-11'.F15];['製品別水產別水產貿易量值-11'.H15];['製品別水產別水產貿易量值-11'.J15];['製品別水產別水產貿易量值-11'.L15];['製品別水產別水產貿易量值-11'.N15])+SUM(['製品別水產別水產貿易量值-12'.D15];['製品別水產別水產貿易量值-12'.F15];['製品別水產別水產貿易量值-12'.H15];['製品別水產別水產貿易量值-12'.J15];['製品別水產別水產貿易量值-12'.L15];['製品別水產別水產貿易量值-12'.N15])+SUM(['製品別水產別水產貿易量值-13'.D15];['製品別水產別水產貿易量值-13'.F15];['製品別水產別水產貿易量值-13'.H15];['製品別水產別水產貿易量值-13'.J15];['製品別水產別水產貿易量值-13'.L15];['製品別水產別水產貿易量值-13'.N15])+SUM(['製品別水產別水產貿易量值-14'.D15];['製品別水產別水產貿易量值-14'.F15];['製品別水產別水產貿易量值-14'.H15];['製品別水產別水產貿易量值-14'.J15];['製品別水產別水產貿易量值-14'.L15];['製品別水產別水產貿易量值-14'.N15])+SUM(['製品別水產別水產貿易量值-15'.D15];['製品別水產別水產貿易量值-15'.F15];['製品別水產別水產貿易量值-15'.H15];['製品別水產別水產貿易量值-15'.J15];['製品別水產別水產貿易量值-15'.L15];['製品別水產別水產貿易量值-15'.N15])+SUM(['製品別水產別水產貿易量值-16'.D15];['製品別水產別水產貿易量值-16'.F15];['製品別水產別水產貿易量值-16'.H15];['製品別水產別水產貿易量值-16'.J15];['製品別水產別水產貿易量值-16'.L15];['製品別水產別水產貿易量值-16'.N15])+SUM(['製品別水產別水產貿易量值-17'.D15];['製品別水產別水產貿易量值-17'.F15];['製品別水產別水產貿易量值-17'.H15];['製品別水產別水產貿易量值-17'.J15];['製品別水產別水產貿易量值-17'.L15];['製品別水產別水產貿易量值-17'.N15])+SUM(['製品別水產別水產貿易量值-18'.D15];['製品別水產別水產貿易量值-18'.F15];['製品別水產別水產貿易量值-18'.H15];['製品別水產別水產貿易量值-18'.J15];['製品別水產別水產貿易量值-18'.L15];['製品別水產別水產貿易量值-18'.N15]))" table:style-name="ce12">
            <text:p>7,761<text:s/></text:p>
          </table:table-cell>
          <table:table-cell office:value-type="float" office:value="215637" table:style-name="ce12">
            <text:p>215,637<text:s/></text:p>
          </table:table-cell>
          <table:table-cell office:value-type="float" office:value="4759.3519999999999" table:style-name="ce12">
            <text:p>4,7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85251" table:formula="of:=IF(SUM([.G16];[.I16];[.K16];[.M16])+SUM(['製品別水產別水產貿易量值-2'.C16];['製品別水產別水產貿易量值-2'.E16];['製品別水產別水產貿易量值-2'.G16];['製品別水產別水產貿易量值-2'.I16];['製品別水產別水產貿易量值-2'.K16];['製品別水產別水產貿易量值-2'.M16])+SUM(['製品別水產別水產貿易量值-3'.C16];['製品別水產別水產貿易量值-3'.E16];['製品別水產別水產貿易量值-3'.G16];['製品別水產別水產貿易量值-3'.I16];['製品別水產別水產貿易量值-3'.K16];['製品別水產別水產貿易量值-3'.M16])+SUM(['製品別水產別水產貿易量值-4'.C16];['製品別水產別水產貿易量值-4'.E16];['製品別水產別水產貿易量值-4'.G16];['製品別水產別水產貿易量值-4'.I16];['製品別水產別水產貿易量值-4'.K16];['製品別水產別水產貿易量值-4'.M16])+SUM(['製品別水產別水產貿易量值-5'.C16];['製品別水產別水產貿易量值-5'.E16];['製品別水產別水產貿易量值-5'.G16];['製品別水產別水產貿易量值-5'.I16];['製品別水產別水產貿易量值-5'.K16];['製品別水產別水產貿易量值-5'.M16])+SUM(['製品別水產別水產貿易量值-6'.C16];['製品別水產別水產貿易量值-6'.E16];['製品別水產別水產貿易量值-6'.G16];['製品別水產別水產貿易量值-6'.I16];['製品別水產別水產貿易量值-6'.K16];['製品別水產別水產貿易量值-6'.M16])+SUM(['製品別水產別水產貿易量值-7'.C16];['製品別水產別水產貿易量值-7'.E16];['製品別水產別水產貿易量值-7'.G16];['製品別水產別水產貿易量值-7'.I16];['製品別水產別水產貿易量值-7'.K16];['製品別水產別水產貿易量值-7'.M16])+SUM(['製品別水產別水產貿易量值-8'.C16];['製品別水產別水產貿易量值-8'.E16];['製品別水產別水產貿易量值-8'.G16];['製品別水產別水產貿易量值-8'.I16];['製品別水產別水產貿易量值-8'.K16];['製品別水產別水產貿易量值-8'.M16])+SUM(['製品別水產別水產貿易量值-9'.C16];['製品別水產別水產貿易量值-9'.E16];['製品別水產別水產貿易量值-9'.G16];['製品別水產別水產貿易量值-9'.I16];['製品別水產別水產貿易量值-9'.K16];['製品別水產別水產貿易量值-9'.M16])+SUM(['製品別水產別水產貿易量值-10'.C16];['製品別水產別水產貿易量值-10'.E16];['製品別水產別水產貿易量值-10'.G16];['製品別水產別水產貿易量值-10'.I16];['製品別水產別水產貿易量值-10'.K16];['製品別水產別水產貿易量值-10'.M16])+SUM(['製品別水產別水產貿易量值-11'.C16];['製品別水產別水產貿易量值-11'.E16];['製品別水產別水產貿易量值-11'.G16];['製品別水產別水產貿易量值-11'.I16];['製品別水產別水產貿易量值-11'.K16];['製品別水產別水產貿易量值-11'.M16])+SUM(['製品別水產別水產貿易量值-12'.C16];['製品別水產別水產貿易量值-12'.E16];['製品別水產別水產貿易量值-12'.G16];['製品別水產別水產貿易量值-12'.I16];['製品別水產別水產貿易量值-12'.K16];['製品別水產別水產貿易量值-12'.M16])+SUM(['製品別水產別水產貿易量值-13'.C16];['製品別水產別水產貿易量值-13'.E16];['製品別水產別水產貿易量值-13'.G16];['製品別水產別水產貿易量值-13'.I16];['製品別水產別水產貿易量值-13'.K16];['製品別水產別水產貿易量值-13'.M16])+SUM(['製品別水產別水產貿易量值-14'.C16];['製品別水產別水產貿易量值-14'.E16];['製品別水產別水產貿易量值-14'.G16];['製品別水產別水產貿易量值-14'.I16];['製品別水產別水產貿易量值-14'.K16];['製品別水產別水產貿易量值-14'.M16])+SUM(['製品別水產別水產貿易量值-15'.C16];['製品別水產別水產貿易量值-15'.E16];['製品別水產別水產貿易量值-15'.G16];['製品別水產別水產貿易量值-15'.I16];['製品別水產別水產貿易量值-15'.K16];['製品別水產別水產貿易量值-15'.M16])+SUM(['製品別水產別水產貿易量值-16'.C16];['製品別水產別水產貿易量值-16'.E16];['製品別水產別水產貿易量值-16'.G16];['製品別水產別水產貿易量值-16'.I16];['製品別水產別水產貿易量值-16'.K16];['製品別水產別水產貿易量值-16'.M16])+SUM(['製品別水產別水產貿易量值-17'.C16];['製品別水產別水產貿易量值-17'.E16];['製品別水產別水產貿易量值-17'.G16];['製品別水產別水產貿易量值-17'.I16];['製品別水產別水產貿易量值-17'.K16];['製品別水產別水產貿易量值-17'.M16])+SUM(['製品別水產別水產貿易量值-18'.C16];['製品別水產別水產貿易量值-18'.E16];['製品別水產別水產貿易量值-18'.G16];['製品別水產別水產貿易量值-18'.I16];['製品別水產別水產貿易量值-18'.K16];['製品別水產別水產貿易量值-18'.M16])=0;&quot;-&quot;;SUM([.G16];[.I16];[.K16];[.M16])+SUM(['製品別水產別水產貿易量值-2'.C16];['製品別水產別水產貿易量值-2'.E16];['製品別水產別水產貿易量值-2'.G16];['製品別水產別水產貿易量值-2'.I16];['製品別水產別水產貿易量值-2'.K16];['製品別水產別水產貿易量值-2'.M16])+SUM(['製品別水產別水產貿易量值-3'.C16];['製品別水產別水產貿易量值-3'.E16];['製品別水產別水產貿易量值-3'.G16];['製品別水產別水產貿易量值-3'.I16];['製品別水產別水產貿易量值-3'.K16];['製品別水產別水產貿易量值-3'.M16])+SUM(['製品別水產別水產貿易量值-4'.C16];['製品別水產別水產貿易量值-4'.E16];['製品別水產別水產貿易量值-4'.G16];['製品別水產別水產貿易量值-4'.I16];['製品別水產別水產貿易量值-4'.K16];['製品別水產別水產貿易量值-4'.M16])+SUM(['製品別水產別水產貿易量值-5'.C16];['製品別水產別水產貿易量值-5'.E16];['製品別水產別水產貿易量值-5'.G16];['製品別水產別水產貿易量值-5'.I16];['製品別水產別水產貿易量值-5'.K16];['製品別水產別水產貿易量值-5'.M16])+SUM(['製品別水產別水產貿易量值-6'.C16];['製品別水產別水產貿易量值-6'.E16];['製品別水產別水產貿易量值-6'.G16];['製品別水產別水產貿易量值-6'.I16];['製品別水產別水產貿易量值-6'.K16];['製品別水產別水產貿易量值-6'.M16])+SUM(['製品別水產別水產貿易量值-7'.C16];['製品別水產別水產貿易量值-7'.E16];['製品別水產別水產貿易量值-7'.G16];['製品別水產別水產貿易量值-7'.I16];['製品別水產別水產貿易量值-7'.K16];['製品別水產別水產貿易量值-7'.M16])+SUM(['製品別水產別水產貿易量值-8'.C16];['製品別水產別水產貿易量值-8'.E16];['製品別水產別水產貿易量值-8'.G16];['製品別水產別水產貿易量值-8'.I16];['製品別水產別水產貿易量值-8'.K16];['製品別水產別水產貿易量值-8'.M16])+SUM(['製品別水產別水產貿易量值-9'.C16];['製品別水產別水產貿易量值-9'.E16];['製品別水產別水產貿易量值-9'.G16];['製品別水產別水產貿易量值-9'.I16];['製品別水產別水產貿易量值-9'.K16];['製品別水產別水產貿易量值-9'.M16])+SUM(['製品別水產別水產貿易量值-10'.C16];['製品別水產別水產貿易量值-10'.E16];['製品別水產別水產貿易量值-10'.G16];['製品別水產別水產貿易量值-10'.I16];['製品別水產別水產貿易量值-10'.K16];['製品別水產別水產貿易量值-10'.M16])+SUM(['製品別水產別水產貿易量值-11'.C16];['製品別水產別水產貿易量值-11'.E16];['製品別水產別水產貿易量值-11'.G16];['製品別水產別水產貿易量值-11'.I16];['製品別水產別水產貿易量值-11'.K16];['製品別水產別水產貿易量值-11'.M16])+SUM(['製品別水產別水產貿易量值-12'.C16];['製品別水產別水產貿易量值-12'.E16];['製品別水產別水產貿易量值-12'.G16];['製品別水產別水產貿易量值-12'.I16];['製品別水產別水產貿易量值-12'.K16];['製品別水產別水產貿易量值-12'.M16])+SUM(['製品別水產別水產貿易量值-13'.C16];['製品別水產別水產貿易量值-13'.E16];['製品別水產別水產貿易量值-13'.G16];['製品別水產別水產貿易量值-13'.I16];['製品別水產別水產貿易量值-13'.K16];['製品別水產別水產貿易量值-13'.M16])+SUM(['製品別水產別水產貿易量值-14'.C16];['製品別水產別水產貿易量值-14'.E16];['製品別水產別水產貿易量值-14'.G16];['製品別水產別水產貿易量值-14'.I16];['製品別水產別水產貿易量值-14'.K16];['製品別水產別水產貿易量值-14'.M16])+SUM(['製品別水產別水產貿易量值-15'.C16];['製品別水產別水產貿易量值-15'.E16];['製品別水產別水產貿易量值-15'.G16];['製品別水產別水產貿易量值-15'.I16];['製品別水產別水產貿易量值-15'.K16];['製品別水產別水產貿易量值-15'.M16])+SUM(['製品別水產別水產貿易量值-16'.C16];['製品別水產別水產貿易量值-16'.E16];['製品別水產別水產貿易量值-16'.G16];['製品別水產別水產貿易量值-16'.I16];['製品別水產別水產貿易量值-16'.K16];['製品別水產別水產貿易量值-16'.M16])+SUM(['製品別水產別水產貿易量值-17'.C16];['製品別水產別水產貿易量值-17'.E16];['製品別水產別水產貿易量值-17'.G16];['製品別水產別水產貿易量值-17'.I16];['製品別水產別水產貿易量值-17'.K16];['製品別水產別水產貿易量值-17'.M16])+SUM(['製品別水產別水產貿易量值-18'.C16];['製品別水產別水產貿易量值-18'.E16];['製品別水產別水產貿易量值-18'.G16];['製品別水產別水產貿易量值-18'.I16];['製品別水產別水產貿易量值-18'.K16];['製品別水產別水產貿易量值-18'.M16]))" table:style-name="ce12">
            <text:p>85,251<text:s/></text:p>
          </table:table-cell>
          <table:table-cell office:value-type="float" office:value="1533.5700000000002" table:formula="of:=IF(SUM([.H16];[.J16];[.L16];[.N16])+SUM(['製品別水產別水產貿易量值-2'.D16];['製品別水產別水產貿易量值-2'.F16];['製品別水產別水產貿易量值-2'.H16];['製品別水產別水產貿易量值-2'.J16];['製品別水產別水產貿易量值-2'.L16];['製品別水產別水產貿易量值-2'.N16])+SUM(['製品別水產別水產貿易量值-3'.D16];['製品別水產別水產貿易量值-3'.F16];['製品別水產別水產貿易量值-3'.H16];['製品別水產別水產貿易量值-3'.J16];['製品別水產別水產貿易量值-3'.L16];['製品別水產別水產貿易量值-3'.N16])+SUM(['製品別水產別水產貿易量值-4'.D16];['製品別水產別水產貿易量值-4'.F16];['製品別水產別水產貿易量值-4'.H16];['製品別水產別水產貿易量值-4'.J16];['製品別水產別水產貿易量值-4'.L16];['製品別水產別水產貿易量值-4'.N16])+SUM(['製品別水產別水產貿易量值-5'.D16];['製品別水產別水產貿易量值-5'.F16];['製品別水產別水產貿易量值-5'.H16];['製品別水產別水產貿易量值-5'.J16];['製品別水產別水產貿易量值-5'.L16];['製品別水產別水產貿易量值-5'.N16])+SUM(['製品別水產別水產貿易量值-6'.D16];['製品別水產別水產貿易量值-6'.F16];['製品別水產別水產貿易量值-6'.H16];['製品別水產別水產貿易量值-6'.J16];['製品別水產別水產貿易量值-6'.L16];['製品別水產別水產貿易量值-6'.N16])+SUM(['製品別水產別水產貿易量值-7'.D16];['製品別水產別水產貿易量值-7'.F16];['製品別水產別水產貿易量值-7'.H16];['製品別水產別水產貿易量值-7'.J16];['製品別水產別水產貿易量值-7'.L16];['製品別水產別水產貿易量值-7'.N16])+SUM(['製品別水產別水產貿易量值-8'.D16];['製品別水產別水產貿易量值-8'.F16];['製品別水產別水產貿易量值-8'.H16];['製品別水產別水產貿易量值-8'.J16];['製品別水產別水產貿易量值-8'.L16];['製品別水產別水產貿易量值-8'.N16])+SUM(['製品別水產別水產貿易量值-9'.D16];['製品別水產別水產貿易量值-9'.F16];['製品別水產別水產貿易量值-9'.H16];['製品別水產別水產貿易量值-9'.J16];['製品別水產別水產貿易量值-9'.L16];['製品別水產別水產貿易量值-9'.N16])+SUM(['製品別水產別水產貿易量值-10'.D16];['製品別水產別水產貿易量值-10'.F16];['製品別水產別水產貿易量值-10'.H16];['製品別水產別水產貿易量值-10'.J16];['製品別水產別水產貿易量值-10'.L16];['製品別水產別水產貿易量值-10'.N16])+SUM(['製品別水產別水產貿易量值-11'.D16];['製品別水產別水產貿易量值-11'.F16];['製品別水產別水產貿易量值-11'.H16];['製品別水產別水產貿易量值-11'.J16];['製品別水產別水產貿易量值-11'.L16];['製品別水產別水產貿易量值-11'.N16])+SUM(['製品別水產別水產貿易量值-12'.D16];['製品別水產別水產貿易量值-12'.F16];['製品別水產別水產貿易量值-12'.H16];['製品別水產別水產貿易量值-12'.J16];['製品別水產別水產貿易量值-12'.L16];['製品別水產別水產貿易量值-12'.N16])+SUM(['製品別水產別水產貿易量值-13'.D16];['製品別水產別水產貿易量值-13'.F16];['製品別水產別水產貿易量值-13'.H16];['製品別水產別水產貿易量值-13'.J16];['製品別水產別水產貿易量值-13'.L16];['製品別水產別水產貿易量值-13'.N16])+SUM(['製品別水產別水產貿易量值-14'.D16];['製品別水產別水產貿易量值-14'.F16];['製品別水產別水產貿易量值-14'.H16];['製品別水產別水產貿易量值-14'.J16];['製品別水產別水產貿易量值-14'.L16];['製品別水產別水產貿易量值-14'.N16])+SUM(['製品別水產別水產貿易量值-15'.D16];['製品別水產別水產貿易量值-15'.F16];['製品別水產別水產貿易量值-15'.H16];['製品別水產別水產貿易量值-15'.J16];['製品別水產別水產貿易量值-15'.L16];['製品別水產別水產貿易量值-15'.N16])+SUM(['製品別水產別水產貿易量值-16'.D16];['製品別水產別水產貿易量值-16'.F16];['製品別水產別水產貿易量值-16'.H16];['製品別水產別水產貿易量值-16'.J16];['製品別水產別水產貿易量值-16'.L16];['製品別水產別水產貿易量值-16'.N16])+SUM(['製品別水產別水產貿易量值-17'.D16];['製品別水產別水產貿易量值-17'.F16];['製品別水產別水產貿易量值-17'.H16];['製品別水產別水產貿易量值-17'.J16];['製品別水產別水產貿易量值-17'.L16];['製品別水產別水產貿易量值-17'.N16])+SUM(['製品別水產別水產貿易量值-18'.D16];['製品別水產別水產貿易量值-18'.F16];['製品別水產別水產貿易量值-18'.H16];['製品別水產別水產貿易量值-18'.J16];['製品別水產別水產貿易量值-18'.L16];['製品別水產別水產貿易量值-18'.N16])=0;&quot;-&quot;;SUM([.H16];[.J16];[.L16];[.N16])+SUM(['製品別水產別水產貿易量值-2'.D16];['製品別水產別水產貿易量值-2'.F16];['製品別水產別水產貿易量值-2'.H16];['製品別水產別水產貿易量值-2'.J16];['製品別水產別水產貿易量值-2'.L16];['製品別水產別水產貿易量值-2'.N16])+SUM(['製品別水產別水產貿易量值-3'.D16];['製品別水產別水產貿易量值-3'.F16];['製品別水產別水產貿易量值-3'.H16];['製品別水產別水產貿易量值-3'.J16];['製品別水產別水產貿易量值-3'.L16];['製品別水產別水產貿易量值-3'.N16])+SUM(['製品別水產別水產貿易量值-4'.D16];['製品別水產別水產貿易量值-4'.F16];['製品別水產別水產貿易量值-4'.H16];['製品別水產別水產貿易量值-4'.J16];['製品別水產別水產貿易量值-4'.L16];['製品別水產別水產貿易量值-4'.N16])+SUM(['製品別水產別水產貿易量值-5'.D16];['製品別水產別水產貿易量值-5'.F16];['製品別水產別水產貿易量值-5'.H16];['製品別水產別水產貿易量值-5'.J16];['製品別水產別水產貿易量值-5'.L16];['製品別水產別水產貿易量值-5'.N16])+SUM(['製品別水產別水產貿易量值-6'.D16];['製品別水產別水產貿易量值-6'.F16];['製品別水產別水產貿易量值-6'.H16];['製品別水產別水產貿易量值-6'.J16];['製品別水產別水產貿易量值-6'.L16];['製品別水產別水產貿易量值-6'.N16])+SUM(['製品別水產別水產貿易量值-7'.D16];['製品別水產別水產貿易量值-7'.F16];['製品別水產別水產貿易量值-7'.H16];['製品別水產別水產貿易量值-7'.J16];['製品別水產別水產貿易量值-7'.L16];['製品別水產別水產貿易量值-7'.N16])+SUM(['製品別水產別水產貿易量值-8'.D16];['製品別水產別水產貿易量值-8'.F16];['製品別水產別水產貿易量值-8'.H16];['製品別水產別水產貿易量值-8'.J16];['製品別水產別水產貿易量值-8'.L16];['製品別水產別水產貿易量值-8'.N16])+SUM(['製品別水產別水產貿易量值-9'.D16];['製品別水產別水產貿易量值-9'.F16];['製品別水產別水產貿易量值-9'.H16];['製品別水產別水產貿易量值-9'.J16];['製品別水產別水產貿易量值-9'.L16];['製品別水產別水產貿易量值-9'.N16])+SUM(['製品別水產別水產貿易量值-10'.D16];['製品別水產別水產貿易量值-10'.F16];['製品別水產別水產貿易量值-10'.H16];['製品別水產別水產貿易量值-10'.J16];['製品別水產別水產貿易量值-10'.L16];['製品別水產別水產貿易量值-10'.N16])+SUM(['製品別水產別水產貿易量值-11'.D16];['製品別水產別水產貿易量值-11'.F16];['製品別水產別水產貿易量值-11'.H16];['製品別水產別水產貿易量值-11'.J16];['製品別水產別水產貿易量值-11'.L16];['製品別水產別水產貿易量值-11'.N16])+SUM(['製品別水產別水產貿易量值-12'.D16];['製品別水產別水產貿易量值-12'.F16];['製品別水產別水產貿易量值-12'.H16];['製品別水產別水產貿易量值-12'.J16];['製品別水產別水產貿易量值-12'.L16];['製品別水產別水產貿易量值-12'.N16])+SUM(['製品別水產別水產貿易量值-13'.D16];['製品別水產別水產貿易量值-13'.F16];['製品別水產別水產貿易量值-13'.H16];['製品別水產別水產貿易量值-13'.J16];['製品別水產別水產貿易量值-13'.L16];['製品別水產別水產貿易量值-13'.N16])+SUM(['製品別水產別水產貿易量值-14'.D16];['製品別水產別水產貿易量值-14'.F16];['製品別水產別水產貿易量值-14'.H16];['製品別水產別水產貿易量值-14'.J16];['製品別水產別水產貿易量值-14'.L16];['製品別水產別水產貿易量值-14'.N16])+SUM(['製品別水產別水產貿易量值-15'.D16];['製品別水產別水產貿易量值-15'.F16];['製品別水產別水產貿易量值-15'.H16];['製品別水產別水產貿易量值-15'.J16];['製品別水產別水產貿易量值-15'.L16];['製品別水產別水產貿易量值-15'.N16])+SUM(['製品別水產別水產貿易量值-16'.D16];['製品別水產別水產貿易量值-16'.F16];['製品別水產別水產貿易量值-16'.H16];['製品別水產別水產貿易量值-16'.J16];['製品別水產別水產貿易量值-16'.L16];['製品別水產別水產貿易量值-16'.N16])+SUM(['製品別水產別水產貿易量值-17'.D16];['製品別水產別水產貿易量值-17'.F16];['製品別水產別水產貿易量值-17'.H16];['製品別水產別水產貿易量值-17'.J16];['製品別水產別水產貿易量值-17'.L16];['製品別水產別水產貿易量值-17'.N16])+SUM(['製品別水產別水產貿易量值-18'.D16];['製品別水產別水產貿易量值-18'.F16];['製品別水產別水產貿易量值-18'.H16];['製品別水產別水產貿易量值-18'.J16];['製品別水產別水產貿易量值-18'.L16];['製品別水產別水產貿易量值-18'.N16]))" table:style-name="ce12">
            <text:p>1,534<text:s/></text:p>
          </table:table-cell>
          <table:table-cell office:value-type="float" office:value="24560" table:style-name="ce12">
            <text:p>24,560<text:s/></text:p>
          </table:table-cell>
          <table:table-cell office:value-type="float" office:value="827.899" table:style-name="ce12">
            <text:p>8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8891697" table:formula="of:=IF(SUM([.G17];[.I17];[.K17];[.M17])+SUM(['製品別水產別水產貿易量值-2'.C17];['製品別水產別水產貿易量值-2'.E17];['製品別水產別水產貿易量值-2'.G17];['製品別水產別水產貿易量值-2'.I17];['製品別水產別水產貿易量值-2'.K17];['製品別水產別水產貿易量值-2'.M17])+SUM(['製品別水產別水產貿易量值-3'.C17];['製品別水產別水產貿易量值-3'.E17];['製品別水產別水產貿易量值-3'.G17];['製品別水產別水產貿易量值-3'.I17];['製品別水產別水產貿易量值-3'.K17];['製品別水產別水產貿易量值-3'.M17])+SUM(['製品別水產別水產貿易量值-4'.C17];['製品別水產別水產貿易量值-4'.E17];['製品別水產別水產貿易量值-4'.G17];['製品別水產別水產貿易量值-4'.I17];['製品別水產別水產貿易量值-4'.K17];['製品別水產別水產貿易量值-4'.M17])+SUM(['製品別水產別水產貿易量值-5'.C17];['製品別水產別水產貿易量值-5'.E17];['製品別水產別水產貿易量值-5'.G17];['製品別水產別水產貿易量值-5'.I17];['製品別水產別水產貿易量值-5'.K17];['製品別水產別水產貿易量值-5'.M17])+SUM(['製品別水產別水產貿易量值-6'.C17];['製品別水產別水產貿易量值-6'.E17];['製品別水產別水產貿易量值-6'.G17];['製品別水產別水產貿易量值-6'.I17];['製品別水產別水產貿易量值-6'.K17];['製品別水產別水產貿易量值-6'.M17])+SUM(['製品別水產別水產貿易量值-7'.C17];['製品別水產別水產貿易量值-7'.E17];['製品別水產別水產貿易量值-7'.G17];['製品別水產別水產貿易量值-7'.I17];['製品別水產別水產貿易量值-7'.K17];['製品別水產別水產貿易量值-7'.M17])+SUM(['製品別水產別水產貿易量值-8'.C17];['製品別水產別水產貿易量值-8'.E17];['製品別水產別水產貿易量值-8'.G17];['製品別水產別水產貿易量值-8'.I17];['製品別水產別水產貿易量值-8'.K17];['製品別水產別水產貿易量值-8'.M17])+SUM(['製品別水產別水產貿易量值-9'.C17];['製品別水產別水產貿易量值-9'.E17];['製品別水產別水產貿易量值-9'.G17];['製品別水產別水產貿易量值-9'.I17];['製品別水產別水產貿易量值-9'.K17];['製品別水產別水產貿易量值-9'.M17])+SUM(['製品別水產別水產貿易量值-10'.C17];['製品別水產別水產貿易量值-10'.E17];['製品別水產別水產貿易量值-10'.G17];['製品別水產別水產貿易量值-10'.I17];['製品別水產別水產貿易量值-10'.K17];['製品別水產別水產貿易量值-10'.M17])+SUM(['製品別水產別水產貿易量值-11'.C17];['製品別水產別水產貿易量值-11'.E17];['製品別水產別水產貿易量值-11'.G17];['製品別水產別水產貿易量值-11'.I17];['製品別水產別水產貿易量值-11'.K17];['製品別水產別水產貿易量值-11'.M17])+SUM(['製品別水產別水產貿易量值-12'.C17];['製品別水產別水產貿易量值-12'.E17];['製品別水產別水產貿易量值-12'.G17];['製品別水產別水產貿易量值-12'.I17];['製品別水產別水產貿易量值-12'.K17];['製品別水產別水產貿易量值-12'.M17])+SUM(['製品別水產別水產貿易量值-13'.C17];['製品別水產別水產貿易量值-13'.E17];['製品別水產別水產貿易量值-13'.G17];['製品別水產別水產貿易量值-13'.I17];['製品別水產別水產貿易量值-13'.K17];['製品別水產別水產貿易量值-13'.M17])+SUM(['製品別水產別水產貿易量值-14'.C17];['製品別水產別水產貿易量值-14'.E17];['製品別水產別水產貿易量值-14'.G17];['製品別水產別水產貿易量值-14'.I17];['製品別水產別水產貿易量值-14'.K17];['製品別水產別水產貿易量值-14'.M17])+SUM(['製品別水產別水產貿易量值-15'.C17];['製品別水產別水產貿易量值-15'.E17];['製品別水產別水產貿易量值-15'.G17];['製品別水產別水產貿易量值-15'.I17];['製品別水產別水產貿易量值-15'.K17];['製品別水產別水產貿易量值-15'.M17])+SUM(['製品別水產別水產貿易量值-16'.C17];['製品別水產別水產貿易量值-16'.E17];['製品別水產別水產貿易量值-16'.G17];['製品別水產別水產貿易量值-16'.I17];['製品別水產別水產貿易量值-16'.K17];['製品別水產別水產貿易量值-16'.M17])+SUM(['製品別水產別水產貿易量值-17'.C17];['製品別水產別水產貿易量值-17'.E17];['製品別水產別水產貿易量值-17'.G17];['製品別水產別水產貿易量值-17'.I17];['製品別水產別水產貿易量值-17'.K17];['製品別水產別水產貿易量值-17'.M17])+SUM(['製品別水產別水產貿易量值-18'.C17];['製品別水產別水產貿易量值-18'.E17];['製品別水產別水產貿易量值-18'.G17];['製品別水產別水產貿易量值-18'.I17];['製品別水產別水產貿易量值-18'.K17];['製品別水產別水產貿易量值-18'.M17])=0;&quot;-&quot;;SUM([.G17];[.I17];[.K17];[.M17])+SUM(['製品別水產別水產貿易量值-2'.C17];['製品別水產別水產貿易量值-2'.E17];['製品別水產別水產貿易量值-2'.G17];['製品別水產別水產貿易量值-2'.I17];['製品別水產別水產貿易量值-2'.K17];['製品別水產別水產貿易量值-2'.M17])+SUM(['製品別水產別水產貿易量值-3'.C17];['製品別水產別水產貿易量值-3'.E17];['製品別水產別水產貿易量值-3'.G17];['製品別水產別水產貿易量值-3'.I17];['製品別水產別水產貿易量值-3'.K17];['製品別水產別水產貿易量值-3'.M17])+SUM(['製品別水產別水產貿易量值-4'.C17];['製品別水產別水產貿易量值-4'.E17];['製品別水產別水產貿易量值-4'.G17];['製品別水產別水產貿易量值-4'.I17];['製品別水產別水產貿易量值-4'.K17];['製品別水產別水產貿易量值-4'.M17])+SUM(['製品別水產別水產貿易量值-5'.C17];['製品別水產別水產貿易量值-5'.E17];['製品別水產別水產貿易量值-5'.G17];['製品別水產別水產貿易量值-5'.I17];['製品別水產別水產貿易量值-5'.K17];['製品別水產別水產貿易量值-5'.M17])+SUM(['製品別水產別水產貿易量值-6'.C17];['製品別水產別水產貿易量值-6'.E17];['製品別水產別水產貿易量值-6'.G17];['製品別水產別水產貿易量值-6'.I17];['製品別水產別水產貿易量值-6'.K17];['製品別水產別水產貿易量值-6'.M17])+SUM(['製品別水產別水產貿易量值-7'.C17];['製品別水產別水產貿易量值-7'.E17];['製品別水產別水產貿易量值-7'.G17];['製品別水產別水產貿易量值-7'.I17];['製品別水產別水產貿易量值-7'.K17];['製品別水產別水產貿易量值-7'.M17])+SUM(['製品別水產別水產貿易量值-8'.C17];['製品別水產別水產貿易量值-8'.E17];['製品別水產別水產貿易量值-8'.G17];['製品別水產別水產貿易量值-8'.I17];['製品別水產別水產貿易量值-8'.K17];['製品別水產別水產貿易量值-8'.M17])+SUM(['製品別水產別水產貿易量值-9'.C17];['製品別水產別水產貿易量值-9'.E17];['製品別水產別水產貿易量值-9'.G17];['製品別水產別水產貿易量值-9'.I17];['製品別水產別水產貿易量值-9'.K17];['製品別水產別水產貿易量值-9'.M17])+SUM(['製品別水產別水產貿易量值-10'.C17];['製品別水產別水產貿易量值-10'.E17];['製品別水產別水產貿易量值-10'.G17];['製品別水產別水產貿易量值-10'.I17];['製品別水產別水產貿易量值-10'.K17];['製品別水產別水產貿易量值-10'.M17])+SUM(['製品別水產別水產貿易量值-11'.C17];['製品別水產別水產貿易量值-11'.E17];['製品別水產別水產貿易量值-11'.G17];['製品別水產別水產貿易量值-11'.I17];['製品別水產別水產貿易量值-11'.K17];['製品別水產別水產貿易量值-11'.M17])+SUM(['製品別水產別水產貿易量值-12'.C17];['製品別水產別水產貿易量值-12'.E17];['製品別水產別水產貿易量值-12'.G17];['製品別水產別水產貿易量值-12'.I17];['製品別水產別水產貿易量值-12'.K17];['製品別水產別水產貿易量值-12'.M17])+SUM(['製品別水產別水產貿易量值-13'.C17];['製品別水產別水產貿易量值-13'.E17];['製品別水產別水產貿易量值-13'.G17];['製品別水產別水產貿易量值-13'.I17];['製品別水產別水產貿易量值-13'.K17];['製品別水產別水產貿易量值-13'.M17])+SUM(['製品別水產別水產貿易量值-14'.C17];['製品別水產別水產貿易量值-14'.E17];['製品別水產別水產貿易量值-14'.G17];['製品別水產別水產貿易量值-14'.I17];['製品別水產別水產貿易量值-14'.K17];['製品別水產別水產貿易量值-14'.M17])+SUM(['製品別水產別水產貿易量值-15'.C17];['製品別水產別水產貿易量值-15'.E17];['製品別水產別水產貿易量值-15'.G17];['製品別水產別水產貿易量值-15'.I17];['製品別水產別水產貿易量值-15'.K17];['製品別水產別水產貿易量值-15'.M17])+SUM(['製品別水產別水產貿易量值-16'.C17];['製品別水產別水產貿易量值-16'.E17];['製品別水產別水產貿易量值-16'.G17];['製品別水產別水產貿易量值-16'.I17];['製品別水產別水產貿易量值-16'.K17];['製品別水產別水產貿易量值-16'.M17])+SUM(['製品別水產別水產貿易量值-17'.C17];['製品別水產別水產貿易量值-17'.E17];['製品別水產別水產貿易量值-17'.G17];['製品別水產別水產貿易量值-17'.I17];['製品別水產別水產貿易量值-17'.K17];['製品別水產別水產貿易量值-17'.M17])+SUM(['製品別水產別水產貿易量值-18'.C17];['製品別水產別水產貿易量值-18'.E17];['製品別水產別水產貿易量值-18'.G17];['製品別水產別水產貿易量值-18'.I17];['製品別水產別水產貿易量值-18'.K17];['製品別水產別水產貿易量值-18'.M17]))" table:style-name="ce12">
            <text:p>8,891,697<text:s/></text:p>
          </table:table-cell>
          <table:table-cell office:value-type="float" office:value="65464.077999999994" table:formula="of:=IF(SUM([.H17];[.J17];[.L17];[.N17])+SUM(['製品別水產別水產貿易量值-2'.D17];['製品別水產別水產貿易量值-2'.F17];['製品別水產別水產貿易量值-2'.H17];['製品別水產別水產貿易量值-2'.J17];['製品別水產別水產貿易量值-2'.L17];['製品別水產別水產貿易量值-2'.N17])+SUM(['製品別水產別水產貿易量值-3'.D17];['製品別水產別水產貿易量值-3'.F17];['製品別水產別水產貿易量值-3'.H17];['製品別水產別水產貿易量值-3'.J17];['製品別水產別水產貿易量值-3'.L17];['製品別水產別水產貿易量值-3'.N17])+SUM(['製品別水產別水產貿易量值-4'.D17];['製品別水產別水產貿易量值-4'.F17];['製品別水產別水產貿易量值-4'.H17];['製品別水產別水產貿易量值-4'.J17];['製品別水產別水產貿易量值-4'.L17];['製品別水產別水產貿易量值-4'.N17])+SUM(['製品別水產別水產貿易量值-5'.D17];['製品別水產別水產貿易量值-5'.F17];['製品別水產別水產貿易量值-5'.H17];['製品別水產別水產貿易量值-5'.J17];['製品別水產別水產貿易量值-5'.L17];['製品別水產別水產貿易量值-5'.N17])+SUM(['製品別水產別水產貿易量值-6'.D17];['製品別水產別水產貿易量值-6'.F17];['製品別水產別水產貿易量值-6'.H17];['製品別水產別水產貿易量值-6'.J17];['製品別水產別水產貿易量值-6'.L17];['製品別水產別水產貿易量值-6'.N17])+SUM(['製品別水產別水產貿易量值-7'.D17];['製品別水產別水產貿易量值-7'.F17];['製品別水產別水產貿易量值-7'.H17];['製品別水產別水產貿易量值-7'.J17];['製品別水產別水產貿易量值-7'.L17];['製品別水產別水產貿易量值-7'.N17])+SUM(['製品別水產別水產貿易量值-8'.D17];['製品別水產別水產貿易量值-8'.F17];['製品別水產別水產貿易量值-8'.H17];['製品別水產別水產貿易量值-8'.J17];['製品別水產別水產貿易量值-8'.L17];['製品別水產別水產貿易量值-8'.N17])+SUM(['製品別水產別水產貿易量值-9'.D17];['製品別水產別水產貿易量值-9'.F17];['製品別水產別水產貿易量值-9'.H17];['製品別水產別水產貿易量值-9'.J17];['製品別水產別水產貿易量值-9'.L17];['製品別水產別水產貿易量值-9'.N17])+SUM(['製品別水產別水產貿易量值-10'.D17];['製品別水產別水產貿易量值-10'.F17];['製品別水產別水產貿易量值-10'.H17];['製品別水產別水產貿易量值-10'.J17];['製品別水產別水產貿易量值-10'.L17];['製品別水產別水產貿易量值-10'.N17])+SUM(['製品別水產別水產貿易量值-11'.D17];['製品別水產別水產貿易量值-11'.F17];['製品別水產別水產貿易量值-11'.H17];['製品別水產別水產貿易量值-11'.J17];['製品別水產別水產貿易量值-11'.L17];['製品別水產別水產貿易量值-11'.N17])+SUM(['製品別水產別水產貿易量值-12'.D17];['製品別水產別水產貿易量值-12'.F17];['製品別水產別水產貿易量值-12'.H17];['製品別水產別水產貿易量值-12'.J17];['製品別水產別水產貿易量值-12'.L17];['製品別水產別水產貿易量值-12'.N17])+SUM(['製品別水產別水產貿易量值-13'.D17];['製品別水產別水產貿易量值-13'.F17];['製品別水產別水產貿易量值-13'.H17];['製品別水產別水產貿易量值-13'.J17];['製品別水產別水產貿易量值-13'.L17];['製品別水產別水產貿易量值-13'.N17])+SUM(['製品別水產別水產貿易量值-14'.D17];['製品別水產別水產貿易量值-14'.F17];['製品別水產別水產貿易量值-14'.H17];['製品別水產別水產貿易量值-14'.J17];['製品別水產別水產貿易量值-14'.L17];['製品別水產別水產貿易量值-14'.N17])+SUM(['製品別水產別水產貿易量值-15'.D17];['製品別水產別水產貿易量值-15'.F17];['製品別水產別水產貿易量值-15'.H17];['製品別水產別水產貿易量值-15'.J17];['製品別水產別水產貿易量值-15'.L17];['製品別水產別水產貿易量值-15'.N17])+SUM(['製品別水產別水產貿易量值-16'.D17];['製品別水產別水產貿易量值-16'.F17];['製品別水產別水產貿易量值-16'.H17];['製品別水產別水產貿易量值-16'.J17];['製品別水產別水產貿易量值-16'.L17];['製品別水產別水產貿易量值-16'.N17])+SUM(['製品別水產別水產貿易量值-17'.D17];['製品別水產別水產貿易量值-17'.F17];['製品別水產別水產貿易量值-17'.H17];['製品別水產別水產貿易量值-17'.J17];['製品別水產別水產貿易量值-17'.L17];['製品別水產別水產貿易量值-17'.N17])+SUM(['製品別水產別水產貿易量值-18'.D17];['製品別水產別水產貿易量值-18'.F17];['製品別水產別水產貿易量值-18'.H17];['製品別水產別水產貿易量值-18'.J17];['製品別水產別水產貿易量值-18'.L17];['製品別水產別水產貿易量值-18'.N17])=0;&quot;-&quot;;SUM([.H17];[.J17];[.L17];[.N17])+SUM(['製品別水產別水產貿易量值-2'.D17];['製品別水產別水產貿易量值-2'.F17];['製品別水產別水產貿易量值-2'.H17];['製品別水產別水產貿易量值-2'.J17];['製品別水產別水產貿易量值-2'.L17];['製品別水產別水產貿易量值-2'.N17])+SUM(['製品別水產別水產貿易量值-3'.D17];['製品別水產別水產貿易量值-3'.F17];['製品別水產別水產貿易量值-3'.H17];['製品別水產別水產貿易量值-3'.J17];['製品別水產別水產貿易量值-3'.L17];['製品別水產別水產貿易量值-3'.N17])+SUM(['製品別水產別水產貿易量值-4'.D17];['製品別水產別水產貿易量值-4'.F17];['製品別水產別水產貿易量值-4'.H17];['製品別水產別水產貿易量值-4'.J17];['製品別水產別水產貿易量值-4'.L17];['製品別水產別水產貿易量值-4'.N17])+SUM(['製品別水產別水產貿易量值-5'.D17];['製品別水產別水產貿易量值-5'.F17];['製品別水產別水產貿易量值-5'.H17];['製品別水產別水產貿易量值-5'.J17];['製品別水產別水產貿易量值-5'.L17];['製品別水產別水產貿易量值-5'.N17])+SUM(['製品別水產別水產貿易量值-6'.D17];['製品別水產別水產貿易量值-6'.F17];['製品別水產別水產貿易量值-6'.H17];['製品別水產別水產貿易量值-6'.J17];['製品別水產別水產貿易量值-6'.L17];['製品別水產別水產貿易量值-6'.N17])+SUM(['製品別水產別水產貿易量值-7'.D17];['製品別水產別水產貿易量值-7'.F17];['製品別水產別水產貿易量值-7'.H17];['製品別水產別水產貿易量值-7'.J17];['製品別水產別水產貿易量值-7'.L17];['製品別水產別水產貿易量值-7'.N17])+SUM(['製品別水產別水產貿易量值-8'.D17];['製品別水產別水產貿易量值-8'.F17];['製品別水產別水產貿易量值-8'.H17];['製品別水產別水產貿易量值-8'.J17];['製品別水產別水產貿易量值-8'.L17];['製品別水產別水產貿易量值-8'.N17])+SUM(['製品別水產別水產貿易量值-9'.D17];['製品別水產別水產貿易量值-9'.F17];['製品別水產別水產貿易量值-9'.H17];['製品別水產別水產貿易量值-9'.J17];['製品別水產別水產貿易量值-9'.L17];['製品別水產別水產貿易量值-9'.N17])+SUM(['製品別水產別水產貿易量值-10'.D17];['製品別水產別水產貿易量值-10'.F17];['製品別水產別水產貿易量值-10'.H17];['製品別水產別水產貿易量值-10'.J17];['製品別水產別水產貿易量值-10'.L17];['製品別水產別水產貿易量值-10'.N17])+SUM(['製品別水產別水產貿易量值-11'.D17];['製品別水產別水產貿易量值-11'.F17];['製品別水產別水產貿易量值-11'.H17];['製品別水產別水產貿易量值-11'.J17];['製品別水產別水產貿易量值-11'.L17];['製品別水產別水產貿易量值-11'.N17])+SUM(['製品別水產別水產貿易量值-12'.D17];['製品別水產別水產貿易量值-12'.F17];['製品別水產別水產貿易量值-12'.H17];['製品別水產別水產貿易量值-12'.J17];['製品別水產別水產貿易量值-12'.L17];['製品別水產別水產貿易量值-12'.N17])+SUM(['製品別水產別水產貿易量值-13'.D17];['製品別水產別水產貿易量值-13'.F17];['製品別水產別水產貿易量值-13'.H17];['製品別水產別水產貿易量值-13'.J17];['製品別水產別水產貿易量值-13'.L17];['製品別水產別水產貿易量值-13'.N17])+SUM(['製品別水產別水產貿易量值-14'.D17];['製品別水產別水產貿易量值-14'.F17];['製品別水產別水產貿易量值-14'.H17];['製品別水產別水產貿易量值-14'.J17];['製品別水產別水產貿易量值-14'.L17];['製品別水產別水產貿易量值-14'.N17])+SUM(['製品別水產別水產貿易量值-15'.D17];['製品別水產別水產貿易量值-15'.F17];['製品別水產別水產貿易量值-15'.H17];['製品別水產別水產貿易量值-15'.J17];['製品別水產別水產貿易量值-15'.L17];['製品別水產別水產貿易量值-15'.N17])+SUM(['製品別水產別水產貿易量值-16'.D17];['製品別水產別水產貿易量值-16'.F17];['製品別水產別水產貿易量值-16'.H17];['製品別水產別水產貿易量值-16'.J17];['製品別水產別水產貿易量值-16'.L17];['製品別水產別水產貿易量值-16'.N17])+SUM(['製品別水產別水產貿易量值-17'.D17];['製品別水產別水產貿易量值-17'.F17];['製品別水產別水產貿易量值-17'.H17];['製品別水產別水產貿易量值-17'.J17];['製品別水產別水產貿易量值-17'.L17];['製品別水產別水產貿易量值-17'.N17])+SUM(['製品別水產別水產貿易量值-18'.D17];['製品別水產別水產貿易量值-18'.F17];['製品別水產別水產貿易量值-18'.H17];['製品別水產別水產貿易量值-18'.J17];['製品別水產別水產貿易量值-18'.L17];['製品別水產別水產貿易量值-18'.N17]))" table:style-name="ce12">
            <text:p>65,464<text:s/></text:p>
          </table:table-cell>
          <table:table-cell office:value-type="float" office:value="740567" table:style-name="ce12">
            <text:p>740,567<text:s/></text:p>
          </table:table-cell>
          <table:table-cell office:value-type="float" office:value="7464.1909999999998" table:style-name="ce12">
            <text:p>7,4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153" table:style-name="ce12">
            <text:p>18,153<text:s/></text:p>
          </table:table-cell>
          <table:table-cell office:value-type="float" office:value="102.979" table:style-name="ce12">
            <text:p>103<text:s/></text:p>
          </table:table-cell>
          <table:table-cell office:value-type="float" office:value="24539" table:style-name="ce12">
            <text:p>24,539<text:s/></text:p>
          </table:table-cell>
          <table:table-cell office:value-type="float" office:value="323.428" table:style-name="ce12">
            <text:p>3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1114566" table:formula="of:=IF(SUM([.G18];[.I18];[.K18];[.M18])+SUM(['製品別水產別水產貿易量值-2'.C18];['製品別水產別水產貿易量值-2'.E18];['製品別水產別水產貿易量值-2'.G18];['製品別水產別水產貿易量值-2'.I18];['製品別水產別水產貿易量值-2'.K18];['製品別水產別水產貿易量值-2'.M18])+SUM(['製品別水產別水產貿易量值-3'.C18];['製品別水產別水產貿易量值-3'.E18];['製品別水產別水產貿易量值-3'.G18];['製品別水產別水產貿易量值-3'.I18];['製品別水產別水產貿易量值-3'.K18];['製品別水產別水產貿易量值-3'.M18])+SUM(['製品別水產別水產貿易量值-4'.C18];['製品別水產別水產貿易量值-4'.E18];['製品別水產別水產貿易量值-4'.G18];['製品別水產別水產貿易量值-4'.I18];['製品別水產別水產貿易量值-4'.K18];['製品別水產別水產貿易量值-4'.M18])+SUM(['製品別水產別水產貿易量值-5'.C18];['製品別水產別水產貿易量值-5'.E18];['製品別水產別水產貿易量值-5'.G18];['製品別水產別水產貿易量值-5'.I18];['製品別水產別水產貿易量值-5'.K18];['製品別水產別水產貿易量值-5'.M18])+SUM(['製品別水產別水產貿易量值-6'.C18];['製品別水產別水產貿易量值-6'.E18];['製品別水產別水產貿易量值-6'.G18];['製品別水產別水產貿易量值-6'.I18];['製品別水產別水產貿易量值-6'.K18];['製品別水產別水產貿易量值-6'.M18])+SUM(['製品別水產別水產貿易量值-7'.C18];['製品別水產別水產貿易量值-7'.E18];['製品別水產別水產貿易量值-7'.G18];['製品別水產別水產貿易量值-7'.I18];['製品別水產別水產貿易量值-7'.K18];['製品別水產別水產貿易量值-7'.M18])+SUM(['製品別水產別水產貿易量值-8'.C18];['製品別水產別水產貿易量值-8'.E18];['製品別水產別水產貿易量值-8'.G18];['製品別水產別水產貿易量值-8'.I18];['製品別水產別水產貿易量值-8'.K18];['製品別水產別水產貿易量值-8'.M18])+SUM(['製品別水產別水產貿易量值-9'.C18];['製品別水產別水產貿易量值-9'.E18];['製品別水產別水產貿易量值-9'.G18];['製品別水產別水產貿易量值-9'.I18];['製品別水產別水產貿易量值-9'.K18];['製品別水產別水產貿易量值-9'.M18])+SUM(['製品別水產別水產貿易量值-10'.C18];['製品別水產別水產貿易量值-10'.E18];['製品別水產別水產貿易量值-10'.G18];['製品別水產別水產貿易量值-10'.I18];['製品別水產別水產貿易量值-10'.K18];['製品別水產別水產貿易量值-10'.M18])+SUM(['製品別水產別水產貿易量值-11'.C18];['製品別水產別水產貿易量值-11'.E18];['製品別水產別水產貿易量值-11'.G18];['製品別水產別水產貿易量值-11'.I18];['製品別水產別水產貿易量值-11'.K18];['製品別水產別水產貿易量值-11'.M18])+SUM(['製品別水產別水產貿易量值-12'.C18];['製品別水產別水產貿易量值-12'.E18];['製品別水產別水產貿易量值-12'.G18];['製品別水產別水產貿易量值-12'.I18];['製品別水產別水產貿易量值-12'.K18];['製品別水產別水產貿易量值-12'.M18])+SUM(['製品別水產別水產貿易量值-13'.C18];['製品別水產別水產貿易量值-13'.E18];['製品別水產別水產貿易量值-13'.G18];['製品別水產別水產貿易量值-13'.I18];['製品別水產別水產貿易量值-13'.K18];['製品別水產別水產貿易量值-13'.M18])+SUM(['製品別水產別水產貿易量值-14'.C18];['製品別水產別水產貿易量值-14'.E18];['製品別水產別水產貿易量值-14'.G18];['製品別水產別水產貿易量值-14'.I18];['製品別水產別水產貿易量值-14'.K18];['製品別水產別水產貿易量值-14'.M18])+SUM(['製品別水產別水產貿易量值-15'.C18];['製品別水產別水產貿易量值-15'.E18];['製品別水產別水產貿易量值-15'.G18];['製品別水產別水產貿易量值-15'.I18];['製品別水產別水產貿易量值-15'.K18];['製品別水產別水產貿易量值-15'.M18])+SUM(['製品別水產別水產貿易量值-16'.C18];['製品別水產別水產貿易量值-16'.E18];['製品別水產別水產貿易量值-16'.G18];['製品別水產別水產貿易量值-16'.I18];['製品別水產別水產貿易量值-16'.K18];['製品別水產別水產貿易量值-16'.M18])+SUM(['製品別水產別水產貿易量值-17'.C18];['製品別水產別水產貿易量值-17'.E18];['製品別水產別水產貿易量值-17'.G18];['製品別水產別水產貿易量值-17'.I18];['製品別水產別水產貿易量值-17'.K18];['製品別水產別水產貿易量值-17'.M18])+SUM(['製品別水產別水產貿易量值-18'.C18];['製品別水產別水產貿易量值-18'.E18];['製品別水產別水產貿易量值-18'.G18];['製品別水產別水產貿易量值-18'.I18];['製品別水產別水產貿易量值-18'.K18];['製品別水產別水產貿易量值-18'.M18])=0;&quot;-&quot;;SUM([.G18];[.I18];[.K18];[.M18])+SUM(['製品別水產別水產貿易量值-2'.C18];['製品別水產別水產貿易量值-2'.E18];['製品別水產別水產貿易量值-2'.G18];['製品別水產別水產貿易量值-2'.I18];['製品別水產別水產貿易量值-2'.K18];['製品別水產別水產貿易量值-2'.M18])+SUM(['製品別水產別水產貿易量值-3'.C18];['製品別水產別水產貿易量值-3'.E18];['製品別水產別水產貿易量值-3'.G18];['製品別水產別水產貿易量值-3'.I18];['製品別水產別水產貿易量值-3'.K18];['製品別水產別水產貿易量值-3'.M18])+SUM(['製品別水產別水產貿易量值-4'.C18];['製品別水產別水產貿易量值-4'.E18];['製品別水產別水產貿易量值-4'.G18];['製品別水產別水產貿易量值-4'.I18];['製品別水產別水產貿易量值-4'.K18];['製品別水產別水產貿易量值-4'.M18])+SUM(['製品別水產別水產貿易量值-5'.C18];['製品別水產別水產貿易量值-5'.E18];['製品別水產別水產貿易量值-5'.G18];['製品別水產別水產貿易量值-5'.I18];['製品別水產別水產貿易量值-5'.K18];['製品別水產別水產貿易量值-5'.M18])+SUM(['製品別水產別水產貿易量值-6'.C18];['製品別水產別水產貿易量值-6'.E18];['製品別水產別水產貿易量值-6'.G18];['製品別水產別水產貿易量值-6'.I18];['製品別水產別水產貿易量值-6'.K18];['製品別水產別水產貿易量值-6'.M18])+SUM(['製品別水產別水產貿易量值-7'.C18];['製品別水產別水產貿易量值-7'.E18];['製品別水產別水產貿易量值-7'.G18];['製品別水產別水產貿易量值-7'.I18];['製品別水產別水產貿易量值-7'.K18];['製品別水產別水產貿易量值-7'.M18])+SUM(['製品別水產別水產貿易量值-8'.C18];['製品別水產別水產貿易量值-8'.E18];['製品別水產別水產貿易量值-8'.G18];['製品別水產別水產貿易量值-8'.I18];['製品別水產別水產貿易量值-8'.K18];['製品別水產別水產貿易量值-8'.M18])+SUM(['製品別水產別水產貿易量值-9'.C18];['製品別水產別水產貿易量值-9'.E18];['製品別水產別水產貿易量值-9'.G18];['製品別水產別水產貿易量值-9'.I18];['製品別水產別水產貿易量值-9'.K18];['製品別水產別水產貿易量值-9'.M18])+SUM(['製品別水產別水產貿易量值-10'.C18];['製品別水產別水產貿易量值-10'.E18];['製品別水產別水產貿易量值-10'.G18];['製品別水產別水產貿易量值-10'.I18];['製品別水產別水產貿易量值-10'.K18];['製品別水產別水產貿易量值-10'.M18])+SUM(['製品別水產別水產貿易量值-11'.C18];['製品別水產別水產貿易量值-11'.E18];['製品別水產別水產貿易量值-11'.G18];['製品別水產別水產貿易量值-11'.I18];['製品別水產別水產貿易量值-11'.K18];['製品別水產別水產貿易量值-11'.M18])+SUM(['製品別水產別水產貿易量值-12'.C18];['製品別水產別水產貿易量值-12'.E18];['製品別水產別水產貿易量值-12'.G18];['製品別水產別水產貿易量值-12'.I18];['製品別水產別水產貿易量值-12'.K18];['製品別水產別水產貿易量值-12'.M18])+SUM(['製品別水產別水產貿易量值-13'.C18];['製品別水產別水產貿易量值-13'.E18];['製品別水產別水產貿易量值-13'.G18];['製品別水產別水產貿易量值-13'.I18];['製品別水產別水產貿易量值-13'.K18];['製品別水產別水產貿易量值-13'.M18])+SUM(['製品別水產別水產貿易量值-14'.C18];['製品別水產別水產貿易量值-14'.E18];['製品別水產別水產貿易量值-14'.G18];['製品別水產別水產貿易量值-14'.I18];['製品別水產別水產貿易量值-14'.K18];['製品別水產別水產貿易量值-14'.M18])+SUM(['製品別水產別水產貿易量值-15'.C18];['製品別水產別水產貿易量值-15'.E18];['製品別水產別水產貿易量值-15'.G18];['製品別水產別水產貿易量值-15'.I18];['製品別水產別水產貿易量值-15'.K18];['製品別水產別水產貿易量值-15'.M18])+SUM(['製品別水產別水產貿易量值-16'.C18];['製品別水產別水產貿易量值-16'.E18];['製品別水產別水產貿易量值-16'.G18];['製品別水產別水產貿易量值-16'.I18];['製品別水產別水產貿易量值-16'.K18];['製品別水產別水產貿易量值-16'.M18])+SUM(['製品別水產別水產貿易量值-17'.C18];['製品別水產別水產貿易量值-17'.E18];['製品別水產別水產貿易量值-17'.G18];['製品別水產別水產貿易量值-17'.I18];['製品別水產別水產貿易量值-17'.K18];['製品別水產別水產貿易量值-17'.M18])+SUM(['製品別水產別水產貿易量值-18'.C18];['製品別水產別水產貿易量值-18'.E18];['製品別水產別水產貿易量值-18'.G18];['製品別水產別水產貿易量值-18'.I18];['製品別水產別水產貿易量值-18'.K18];['製品別水產別水產貿易量值-18'.M18]))" table:style-name="ce12">
            <text:p>1,114,566<text:s/></text:p>
          </table:table-cell>
          <table:table-cell office:value-type="float" office:value="14736.784000000003" table:formula="of:=IF(SUM([.H18];[.J18];[.L18];[.N18])+SUM(['製品別水產別水產貿易量值-2'.D18];['製品別水產別水產貿易量值-2'.F18];['製品別水產別水產貿易量值-2'.H18];['製品別水產別水產貿易量值-2'.J18];['製品別水產別水產貿易量值-2'.L18];['製品別水產別水產貿易量值-2'.N18])+SUM(['製品別水產別水產貿易量值-3'.D18];['製品別水產別水產貿易量值-3'.F18];['製品別水產別水產貿易量值-3'.H18];['製品別水產別水產貿易量值-3'.J18];['製品別水產別水產貿易量值-3'.L18];['製品別水產別水產貿易量值-3'.N18])+SUM(['製品別水產別水產貿易量值-4'.D18];['製品別水產別水產貿易量值-4'.F18];['製品別水產別水產貿易量值-4'.H18];['製品別水產別水產貿易量值-4'.J18];['製品別水產別水產貿易量值-4'.L18];['製品別水產別水產貿易量值-4'.N18])+SUM(['製品別水產別水產貿易量值-5'.D18];['製品別水產別水產貿易量值-5'.F18];['製品別水產別水產貿易量值-5'.H18];['製品別水產別水產貿易量值-5'.J18];['製品別水產別水產貿易量值-5'.L18];['製品別水產別水產貿易量值-5'.N18])+SUM(['製品別水產別水產貿易量值-6'.D18];['製品別水產別水產貿易量值-6'.F18];['製品別水產別水產貿易量值-6'.H18];['製品別水產別水產貿易量值-6'.J18];['製品別水產別水產貿易量值-6'.L18];['製品別水產別水產貿易量值-6'.N18])+SUM(['製品別水產別水產貿易量值-7'.D18];['製品別水產別水產貿易量值-7'.F18];['製品別水產別水產貿易量值-7'.H18];['製品別水產別水產貿易量值-7'.J18];['製品別水產別水產貿易量值-7'.L18];['製品別水產別水產貿易量值-7'.N18])+SUM(['製品別水產別水產貿易量值-8'.D18];['製品別水產別水產貿易量值-8'.F18];['製品別水產別水產貿易量值-8'.H18];['製品別水產別水產貿易量值-8'.J18];['製品別水產別水產貿易量值-8'.L18];['製品別水產別水產貿易量值-8'.N18])+SUM(['製品別水產別水產貿易量值-9'.D18];['製品別水產別水產貿易量值-9'.F18];['製品別水產別水產貿易量值-9'.H18];['製品別水產別水產貿易量值-9'.J18];['製品別水產別水產貿易量值-9'.L18];['製品別水產別水產貿易量值-9'.N18])+SUM(['製品別水產別水產貿易量值-10'.D18];['製品別水產別水產貿易量值-10'.F18];['製品別水產別水產貿易量值-10'.H18];['製品別水產別水產貿易量值-10'.J18];['製品別水產別水產貿易量值-10'.L18];['製品別水產別水產貿易量值-10'.N18])+SUM(['製品別水產別水產貿易量值-11'.D18];['製品別水產別水產貿易量值-11'.F18];['製品別水產別水產貿易量值-11'.H18];['製品別水產別水產貿易量值-11'.J18];['製品別水產別水產貿易量值-11'.L18];['製品別水產別水產貿易量值-11'.N18])+SUM(['製品別水產別水產貿易量值-12'.D18];['製品別水產別水產貿易量值-12'.F18];['製品別水產別水產貿易量值-12'.H18];['製品別水產別水產貿易量值-12'.J18];['製品別水產別水產貿易量值-12'.L18];['製品別水產別水產貿易量值-12'.N18])+SUM(['製品別水產別水產貿易量值-13'.D18];['製品別水產別水產貿易量值-13'.F18];['製品別水產別水產貿易量值-13'.H18];['製品別水產別水產貿易量值-13'.J18];['製品別水產別水產貿易量值-13'.L18];['製品別水產別水產貿易量值-13'.N18])+SUM(['製品別水產別水產貿易量值-14'.D18];['製品別水產別水產貿易量值-14'.F18];['製品別水產別水產貿易量值-14'.H18];['製品別水產別水產貿易量值-14'.J18];['製品別水產別水產貿易量值-14'.L18];['製品別水產別水產貿易量值-14'.N18])+SUM(['製品別水產別水產貿易量值-15'.D18];['製品別水產別水產貿易量值-15'.F18];['製品別水產別水產貿易量值-15'.H18];['製品別水產別水產貿易量值-15'.J18];['製品別水產別水產貿易量值-15'.L18];['製品別水產別水產貿易量值-15'.N18])+SUM(['製品別水產別水產貿易量值-16'.D18];['製品別水產別水產貿易量值-16'.F18];['製品別水產別水產貿易量值-16'.H18];['製品別水產別水產貿易量值-16'.J18];['製品別水產別水產貿易量值-16'.L18];['製品別水產別水產貿易量值-16'.N18])+SUM(['製品別水產別水產貿易量值-17'.D18];['製品別水產別水產貿易量值-17'.F18];['製品別水產別水產貿易量值-17'.H18];['製品別水產別水產貿易量值-17'.J18];['製品別水產別水產貿易量值-17'.L18];['製品別水產別水產貿易量值-17'.N18])+SUM(['製品別水產別水產貿易量值-18'.D18];['製品別水產別水產貿易量值-18'.F18];['製品別水產別水產貿易量值-18'.H18];['製品別水產別水產貿易量值-18'.J18];['製品別水產別水產貿易量值-18'.L18];['製品別水產別水產貿易量值-18'.N18])=0;&quot;-&quot;;SUM([.H18];[.J18];[.L18];[.N18])+SUM(['製品別水產別水產貿易量值-2'.D18];['製品別水產別水產貿易量值-2'.F18];['製品別水產別水產貿易量值-2'.H18];['製品別水產別水產貿易量值-2'.J18];['製品別水產別水產貿易量值-2'.L18];['製品別水產別水產貿易量值-2'.N18])+SUM(['製品別水產別水產貿易量值-3'.D18];['製品別水產別水產貿易量值-3'.F18];['製品別水產別水產貿易量值-3'.H18];['製品別水產別水產貿易量值-3'.J18];['製品別水產別水產貿易量值-3'.L18];['製品別水產別水產貿易量值-3'.N18])+SUM(['製品別水產別水產貿易量值-4'.D18];['製品別水產別水產貿易量值-4'.F18];['製品別水產別水產貿易量值-4'.H18];['製品別水產別水產貿易量值-4'.J18];['製品別水產別水產貿易量值-4'.L18];['製品別水產別水產貿易量值-4'.N18])+SUM(['製品別水產別水產貿易量值-5'.D18];['製品別水產別水產貿易量值-5'.F18];['製品別水產別水產貿易量值-5'.H18];['製品別水產別水產貿易量值-5'.J18];['製品別水產別水產貿易量值-5'.L18];['製品別水產別水產貿易量值-5'.N18])+SUM(['製品別水產別水產貿易量值-6'.D18];['製品別水產別水產貿易量值-6'.F18];['製品別水產別水產貿易量值-6'.H18];['製品別水產別水產貿易量值-6'.J18];['製品別水產別水產貿易量值-6'.L18];['製品別水產別水產貿易量值-6'.N18])+SUM(['製品別水產別水產貿易量值-7'.D18];['製品別水產別水產貿易量值-7'.F18];['製品別水產別水產貿易量值-7'.H18];['製品別水產別水產貿易量值-7'.J18];['製品別水產別水產貿易量值-7'.L18];['製品別水產別水產貿易量值-7'.N18])+SUM(['製品別水產別水產貿易量值-8'.D18];['製品別水產別水產貿易量值-8'.F18];['製品別水產別水產貿易量值-8'.H18];['製品別水產別水產貿易量值-8'.J18];['製品別水產別水產貿易量值-8'.L18];['製品別水產別水產貿易量值-8'.N18])+SUM(['製品別水產別水產貿易量值-9'.D18];['製品別水產別水產貿易量值-9'.F18];['製品別水產別水產貿易量值-9'.H18];['製品別水產別水產貿易量值-9'.J18];['製品別水產別水產貿易量值-9'.L18];['製品別水產別水產貿易量值-9'.N18])+SUM(['製品別水產別水產貿易量值-10'.D18];['製品別水產別水產貿易量值-10'.F18];['製品別水產別水產貿易量值-10'.H18];['製品別水產別水產貿易量值-10'.J18];['製品別水產別水產貿易量值-10'.L18];['製品別水產別水產貿易量值-10'.N18])+SUM(['製品別水產別水產貿易量值-11'.D18];['製品別水產別水產貿易量值-11'.F18];['製品別水產別水產貿易量值-11'.H18];['製品別水產別水產貿易量值-11'.J18];['製品別水產別水產貿易量值-11'.L18];['製品別水產別水產貿易量值-11'.N18])+SUM(['製品別水產別水產貿易量值-12'.D18];['製品別水產別水產貿易量值-12'.F18];['製品別水產別水產貿易量值-12'.H18];['製品別水產別水產貿易量值-12'.J18];['製品別水產別水產貿易量值-12'.L18];['製品別水產別水產貿易量值-12'.N18])+SUM(['製品別水產別水產貿易量值-13'.D18];['製品別水產別水產貿易量值-13'.F18];['製品別水產別水產貿易量值-13'.H18];['製品別水產別水產貿易量值-13'.J18];['製品別水產別水產貿易量值-13'.L18];['製品別水產別水產貿易量值-13'.N18])+SUM(['製品別水產別水產貿易量值-14'.D18];['製品別水產別水產貿易量值-14'.F18];['製品別水產別水產貿易量值-14'.H18];['製品別水產別水產貿易量值-14'.J18];['製品別水產別水產貿易量值-14'.L18];['製品別水產別水產貿易量值-14'.N18])+SUM(['製品別水產別水產貿易量值-15'.D18];['製品別水產別水產貿易量值-15'.F18];['製品別水產別水產貿易量值-15'.H18];['製品別水產別水產貿易量值-15'.J18];['製品別水產別水產貿易量值-15'.L18];['製品別水產別水產貿易量值-15'.N18])+SUM(['製品別水產別水產貿易量值-16'.D18];['製品別水產別水產貿易量值-16'.F18];['製品別水產別水產貿易量值-16'.H18];['製品別水產別水產貿易量值-16'.J18];['製品別水產別水產貿易量值-16'.L18];['製品別水產別水產貿易量值-16'.N18])+SUM(['製品別水產別水產貿易量值-17'.D18];['製品別水產別水產貿易量值-17'.F18];['製品別水產別水產貿易量值-17'.H18];['製品別水產別水產貿易量值-17'.J18];['製品別水產別水產貿易量值-17'.L18];['製品別水產別水產貿易量值-17'.N18])+SUM(['製品別水產別水產貿易量值-18'.D18];['製品別水產別水產貿易量值-18'.F18];['製品別水產別水產貿易量值-18'.H18];['製品別水產別水產貿易量值-18'.J18];['製品別水產別水產貿易量值-18'.L18];['製品別水產別水產貿易量值-18'.N18]))" table:style-name="ce12">
            <text:p>14,737<text:s/></text:p>
          </table:table-cell>
          <table:table-cell office:value-type="float" office:value="217" table:style-name="ce12">
            <text:p>217<text:s/></text:p>
          </table:table-cell>
          <table:table-cell office:value-type="float" office:value="3.44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float" office:value="498126" table:formula="of:=IF(SUM([.G19];[.I19];[.K19];[.M19])+SUM(['製品別水產別水產貿易量值-2'.C19];['製品別水產別水產貿易量值-2'.E19];['製品別水產別水產貿易量值-2'.G19];['製品別水產別水產貿易量值-2'.I19];['製品別水產別水產貿易量值-2'.K19];['製品別水產別水產貿易量值-2'.M19])+SUM(['製品別水產別水產貿易量值-3'.C19];['製品別水產別水產貿易量值-3'.E19];['製品別水產別水產貿易量值-3'.G19];['製品別水產別水產貿易量值-3'.I19];['製品別水產別水產貿易量值-3'.K19];['製品別水產別水產貿易量值-3'.M19])+SUM(['製品別水產別水產貿易量值-4'.C19];['製品別水產別水產貿易量值-4'.E19];['製品別水產別水產貿易量值-4'.G19];['製品別水產別水產貿易量值-4'.I19];['製品別水產別水產貿易量值-4'.K19];['製品別水產別水產貿易量值-4'.M19])+SUM(['製品別水產別水產貿易量值-5'.C19];['製品別水產別水產貿易量值-5'.E19];['製品別水產別水產貿易量值-5'.G19];['製品別水產別水產貿易量值-5'.I19];['製品別水產別水產貿易量值-5'.K19];['製品別水產別水產貿易量值-5'.M19])+SUM(['製品別水產別水產貿易量值-6'.C19];['製品別水產別水產貿易量值-6'.E19];['製品別水產別水產貿易量值-6'.G19];['製品別水產別水產貿易量值-6'.I19];['製品別水產別水產貿易量值-6'.K19];['製品別水產別水產貿易量值-6'.M19])+SUM(['製品別水產別水產貿易量值-7'.C19];['製品別水產別水產貿易量值-7'.E19];['製品別水產別水產貿易量值-7'.G19];['製品別水產別水產貿易量值-7'.I19];['製品別水產別水產貿易量值-7'.K19];['製品別水產別水產貿易量值-7'.M19])+SUM(['製品別水產別水產貿易量值-8'.C19];['製品別水產別水產貿易量值-8'.E19];['製品別水產別水產貿易量值-8'.G19];['製品別水產別水產貿易量值-8'.I19];['製品別水產別水產貿易量值-8'.K19];['製品別水產別水產貿易量值-8'.M19])+SUM(['製品別水產別水產貿易量值-9'.C19];['製品別水產別水產貿易量值-9'.E19];['製品別水產別水產貿易量值-9'.G19];['製品別水產別水產貿易量值-9'.I19];['製品別水產別水產貿易量值-9'.K19];['製品別水產別水產貿易量值-9'.M19])+SUM(['製品別水產別水產貿易量值-10'.C19];['製品別水產別水產貿易量值-10'.E19];['製品別水產別水產貿易量值-10'.G19];['製品別水產別水產貿易量值-10'.I19];['製品別水產別水產貿易量值-10'.K19];['製品別水產別水產貿易量值-10'.M19])+SUM(['製品別水產別水產貿易量值-11'.C19];['製品別水產別水產貿易量值-11'.E19];['製品別水產別水產貿易量值-11'.G19];['製品別水產別水產貿易量值-11'.I19];['製品別水產別水產貿易量值-11'.K19];['製品別水產別水產貿易量值-11'.M19])+SUM(['製品別水產別水產貿易量值-12'.C19];['製品別水產別水產貿易量值-12'.E19];['製品別水產別水產貿易量值-12'.G19];['製品別水產別水產貿易量值-12'.I19];['製品別水產別水產貿易量值-12'.K19];['製品別水產別水產貿易量值-12'.M19])+SUM(['製品別水產別水產貿易量值-13'.C19];['製品別水產別水產貿易量值-13'.E19];['製品別水產別水產貿易量值-13'.G19];['製品別水產別水產貿易量值-13'.I19];['製品別水產別水產貿易量值-13'.K19];['製品別水產別水產貿易量值-13'.M19])+SUM(['製品別水產別水產貿易量值-14'.C19];['製品別水產別水產貿易量值-14'.E19];['製品別水產別水產貿易量值-14'.G19];['製品別水產別水產貿易量值-14'.I19];['製品別水產別水產貿易量值-14'.K19];['製品別水產別水產貿易量值-14'.M19])+SUM(['製品別水產別水產貿易量值-15'.C19];['製品別水產別水產貿易量值-15'.E19];['製品別水產別水產貿易量值-15'.G19];['製品別水產別水產貿易量值-15'.I19];['製品別水產別水產貿易量值-15'.K19];['製品別水產別水產貿易量值-15'.M19])+SUM(['製品別水產別水產貿易量值-16'.C19];['製品別水產別水產貿易量值-16'.E19];['製品別水產別水產貿易量值-16'.G19];['製品別水產別水產貿易量值-16'.I19];['製品別水產別水產貿易量值-16'.K19];['製品別水產別水產貿易量值-16'.M19])+SUM(['製品別水產別水產貿易量值-17'.C19];['製品別水產別水產貿易量值-17'.E19];['製品別水產別水產貿易量值-17'.G19];['製品別水產別水產貿易量值-17'.I19];['製品別水產別水產貿易量值-17'.K19];['製品別水產別水產貿易量值-17'.M19])+SUM(['製品別水產別水產貿易量值-18'.C19];['製品別水產別水產貿易量值-18'.E19];['製品別水產別水產貿易量值-18'.G19];['製品別水產別水產貿易量值-18'.I19];['製品別水產別水產貿易量值-18'.K19];['製品別水產別水產貿易量值-18'.M19])=0;&quot;-&quot;;SUM([.G19];[.I19];[.K19];[.M19])+SUM(['製品別水產別水產貿易量值-2'.C19];['製品別水產別水產貿易量值-2'.E19];['製品別水產別水產貿易量值-2'.G19];['製品別水產別水產貿易量值-2'.I19];['製品別水產別水產貿易量值-2'.K19];['製品別水產別水產貿易量值-2'.M19])+SUM(['製品別水產別水產貿易量值-3'.C19];['製品別水產別水產貿易量值-3'.E19];['製品別水產別水產貿易量值-3'.G19];['製品別水產別水產貿易量值-3'.I19];['製品別水產別水產貿易量值-3'.K19];['製品別水產別水產貿易量值-3'.M19])+SUM(['製品別水產別水產貿易量值-4'.C19];['製品別水產別水產貿易量值-4'.E19];['製品別水產別水產貿易量值-4'.G19];['製品別水產別水產貿易量值-4'.I19];['製品別水產別水產貿易量值-4'.K19];['製品別水產別水產貿易量值-4'.M19])+SUM(['製品別水產別水產貿易量值-5'.C19];['製品別水產別水產貿易量值-5'.E19];['製品別水產別水產貿易量值-5'.G19];['製品別水產別水產貿易量值-5'.I19];['製品別水產別水產貿易量值-5'.K19];['製品別水產別水產貿易量值-5'.M19])+SUM(['製品別水產別水產貿易量值-6'.C19];['製品別水產別水產貿易量值-6'.E19];['製品別水產別水產貿易量值-6'.G19];['製品別水產別水產貿易量值-6'.I19];['製品別水產別水產貿易量值-6'.K19];['製品別水產別水產貿易量值-6'.M19])+SUM(['製品別水產別水產貿易量值-7'.C19];['製品別水產別水產貿易量值-7'.E19];['製品別水產別水產貿易量值-7'.G19];['製品別水產別水產貿易量值-7'.I19];['製品別水產別水產貿易量值-7'.K19];['製品別水產別水產貿易量值-7'.M19])+SUM(['製品別水產別水產貿易量值-8'.C19];['製品別水產別水產貿易量值-8'.E19];['製品別水產別水產貿易量值-8'.G19];['製品別水產別水產貿易量值-8'.I19];['製品別水產別水產貿易量值-8'.K19];['製品別水產別水產貿易量值-8'.M19])+SUM(['製品別水產別水產貿易量值-9'.C19];['製品別水產別水產貿易量值-9'.E19];['製品別水產別水產貿易量值-9'.G19];['製品別水產別水產貿易量值-9'.I19];['製品別水產別水產貿易量值-9'.K19];['製品別水產別水產貿易量值-9'.M19])+SUM(['製品別水產別水產貿易量值-10'.C19];['製品別水產別水產貿易量值-10'.E19];['製品別水產別水產貿易量值-10'.G19];['製品別水產別水產貿易量值-10'.I19];['製品別水產別水產貿易量值-10'.K19];['製品別水產別水產貿易量值-10'.M19])+SUM(['製品別水產別水產貿易量值-11'.C19];['製品別水產別水產貿易量值-11'.E19];['製品別水產別水產貿易量值-11'.G19];['製品別水產別水產貿易量值-11'.I19];['製品別水產別水產貿易量值-11'.K19];['製品別水產別水產貿易量值-11'.M19])+SUM(['製品別水產別水產貿易量值-12'.C19];['製品別水產別水產貿易量值-12'.E19];['製品別水產別水產貿易量值-12'.G19];['製品別水產別水產貿易量值-12'.I19];['製品別水產別水產貿易量值-12'.K19];['製品別水產別水產貿易量值-12'.M19])+SUM(['製品別水產別水產貿易量值-13'.C19];['製品別水產別水產貿易量值-13'.E19];['製品別水產別水產貿易量值-13'.G19];['製品別水產別水產貿易量值-13'.I19];['製品別水產別水產貿易量值-13'.K19];['製品別水產別水產貿易量值-13'.M19])+SUM(['製品別水產別水產貿易量值-14'.C19];['製品別水產別水產貿易量值-14'.E19];['製品別水產別水產貿易量值-14'.G19];['製品別水產別水產貿易量值-14'.I19];['製品別水產別水產貿易量值-14'.K19];['製品別水產別水產貿易量值-14'.M19])+SUM(['製品別水產別水產貿易量值-15'.C19];['製品別水產別水產貿易量值-15'.E19];['製品別水產別水產貿易量值-15'.G19];['製品別水產別水產貿易量值-15'.I19];['製品別水產別水產貿易量值-15'.K19];['製品別水產別水產貿易量值-15'.M19])+SUM(['製品別水產別水產貿易量值-16'.C19];['製品別水產別水產貿易量值-16'.E19];['製品別水產別水產貿易量值-16'.G19];['製品別水產別水產貿易量值-16'.I19];['製品別水產別水產貿易量值-16'.K19];['製品別水產別水產貿易量值-16'.M19])+SUM(['製品別水產別水產貿易量值-17'.C19];['製品別水產別水產貿易量值-17'.E19];['製品別水產別水產貿易量值-17'.G19];['製品別水產別水產貿易量值-17'.I19];['製品別水產別水產貿易量值-17'.K19];['製品別水產別水產貿易量值-17'.M19])+SUM(['製品別水產別水產貿易量值-18'.C19];['製品別水產別水產貿易量值-18'.E19];['製品別水產別水產貿易量值-18'.G19];['製品別水產別水產貿易量值-18'.I19];['製品別水產別水產貿易量值-18'.K19];['製品別水產別水產貿易量值-18'.M19]))" table:style-name="ce12">
            <text:p>498,126<text:s/></text:p>
          </table:table-cell>
          <table:table-cell office:value-type="float" office:value="1079.1879999999999" table:formula="of:=IF(SUM([.H19];[.J19];[.L19];[.N19])+SUM(['製品別水產別水產貿易量值-2'.D19];['製品別水產別水產貿易量值-2'.F19];['製品別水產別水產貿易量值-2'.H19];['製品別水產別水產貿易量值-2'.J19];['製品別水產別水產貿易量值-2'.L19];['製品別水產別水產貿易量值-2'.N19])+SUM(['製品別水產別水產貿易量值-3'.D19];['製品別水產別水產貿易量值-3'.F19];['製品別水產別水產貿易量值-3'.H19];['製品別水產別水產貿易量值-3'.J19];['製品別水產別水產貿易量值-3'.L19];['製品別水產別水產貿易量值-3'.N19])+SUM(['製品別水產別水產貿易量值-4'.D19];['製品別水產別水產貿易量值-4'.F19];['製品別水產別水產貿易量值-4'.H19];['製品別水產別水產貿易量值-4'.J19];['製品別水產別水產貿易量值-4'.L19];['製品別水產別水產貿易量值-4'.N19])+SUM(['製品別水產別水產貿易量值-5'.D19];['製品別水產別水產貿易量值-5'.F19];['製品別水產別水產貿易量值-5'.H19];['製品別水產別水產貿易量值-5'.J19];['製品別水產別水產貿易量值-5'.L19];['製品別水產別水產貿易量值-5'.N19])+SUM(['製品別水產別水產貿易量值-6'.D19];['製品別水產別水產貿易量值-6'.F19];['製品別水產別水產貿易量值-6'.H19];['製品別水產別水產貿易量值-6'.J19];['製品別水產別水產貿易量值-6'.L19];['製品別水產別水產貿易量值-6'.N19])+SUM(['製品別水產別水產貿易量值-7'.D19];['製品別水產別水產貿易量值-7'.F19];['製品別水產別水產貿易量值-7'.H19];['製品別水產別水產貿易量值-7'.J19];['製品別水產別水產貿易量值-7'.L19];['製品別水產別水產貿易量值-7'.N19])+SUM(['製品別水產別水產貿易量值-8'.D19];['製品別水產別水產貿易量值-8'.F19];['製品別水產別水產貿易量值-8'.H19];['製品別水產別水產貿易量值-8'.J19];['製品別水產別水產貿易量值-8'.L19];['製品別水產別水產貿易量值-8'.N19])+SUM(['製品別水產別水產貿易量值-9'.D19];['製品別水產別水產貿易量值-9'.F19];['製品別水產別水產貿易量值-9'.H19];['製品別水產別水產貿易量值-9'.J19];['製品別水產別水產貿易量值-9'.L19];['製品別水產別水產貿易量值-9'.N19])+SUM(['製品別水產別水產貿易量值-10'.D19];['製品別水產別水產貿易量值-10'.F19];['製品別水產別水產貿易量值-10'.H19];['製品別水產別水產貿易量值-10'.J19];['製品別水產別水產貿易量值-10'.L19];['製品別水產別水產貿易量值-10'.N19])+SUM(['製品別水產別水產貿易量值-11'.D19];['製品別水產別水產貿易量值-11'.F19];['製品別水產別水產貿易量值-11'.H19];['製品別水產別水產貿易量值-11'.J19];['製品別水產別水產貿易量值-11'.L19];['製品別水產別水產貿易量值-11'.N19])+SUM(['製品別水產別水產貿易量值-12'.D19];['製品別水產別水產貿易量值-12'.F19];['製品別水產別水產貿易量值-12'.H19];['製品別水產別水產貿易量值-12'.J19];['製品別水產別水產貿易量值-12'.L19];['製品別水產別水產貿易量值-12'.N19])+SUM(['製品別水產別水產貿易量值-13'.D19];['製品別水產別水產貿易量值-13'.F19];['製品別水產別水產貿易量值-13'.H19];['製品別水產別水產貿易量值-13'.J19];['製品別水產別水產貿易量值-13'.L19];['製品別水產別水產貿易量值-13'.N19])+SUM(['製品別水產別水產貿易量值-14'.D19];['製品別水產別水產貿易量值-14'.F19];['製品別水產別水產貿易量值-14'.H19];['製品別水產別水產貿易量值-14'.J19];['製品別水產別水產貿易量值-14'.L19];['製品別水產別水產貿易量值-14'.N19])+SUM(['製品別水產別水產貿易量值-15'.D19];['製品別水產別水產貿易量值-15'.F19];['製品別水產別水產貿易量值-15'.H19];['製品別水產別水產貿易量值-15'.J19];['製品別水產別水產貿易量值-15'.L19];['製品別水產別水產貿易量值-15'.N19])+SUM(['製品別水產別水產貿易量值-16'.D19];['製品別水產別水產貿易量值-16'.F19];['製品別水產別水產貿易量值-16'.H19];['製品別水產別水產貿易量值-16'.J19];['製品別水產別水產貿易量值-16'.L19];['製品別水產別水產貿易量值-16'.N19])+SUM(['製品別水產別水產貿易量值-17'.D19];['製品別水產別水產貿易量值-17'.F19];['製品別水產別水產貿易量值-17'.H19];['製品別水產別水產貿易量值-17'.J19];['製品別水產別水產貿易量值-17'.L19];['製品別水產別水產貿易量值-17'.N19])+SUM(['製品別水產別水產貿易量值-18'.D19];['製品別水產別水產貿易量值-18'.F19];['製品別水產別水產貿易量值-18'.H19];['製品別水產別水產貿易量值-18'.J19];['製品別水產別水產貿易量值-18'.L19];['製品別水產別水產貿易量值-18'.N19])=0;&quot;-&quot;;SUM([.H19];[.J19];[.L19];[.N19])+SUM(['製品別水產別水產貿易量值-2'.D19];['製品別水產別水產貿易量值-2'.F19];['製品別水產別水產貿易量值-2'.H19];['製品別水產別水產貿易量值-2'.J19];['製品別水產別水產貿易量值-2'.L19];['製品別水產別水產貿易量值-2'.N19])+SUM(['製品別水產別水產貿易量值-3'.D19];['製品別水產別水產貿易量值-3'.F19];['製品別水產別水產貿易量值-3'.H19];['製品別水產別水產貿易量值-3'.J19];['製品別水產別水產貿易量值-3'.L19];['製品別水產別水產貿易量值-3'.N19])+SUM(['製品別水產別水產貿易量值-4'.D19];['製品別水產別水產貿易量值-4'.F19];['製品別水產別水產貿易量值-4'.H19];['製品別水產別水產貿易量值-4'.J19];['製品別水產別水產貿易量值-4'.L19];['製品別水產別水產貿易量值-4'.N19])+SUM(['製品別水產別水產貿易量值-5'.D19];['製品別水產別水產貿易量值-5'.F19];['製品別水產別水產貿易量值-5'.H19];['製品別水產別水產貿易量值-5'.J19];['製品別水產別水產貿易量值-5'.L19];['製品別水產別水產貿易量值-5'.N19])+SUM(['製品別水產別水產貿易量值-6'.D19];['製品別水產別水產貿易量值-6'.F19];['製品別水產別水產貿易量值-6'.H19];['製品別水產別水產貿易量值-6'.J19];['製品別水產別水產貿易量值-6'.L19];['製品別水產別水產貿易量值-6'.N19])+SUM(['製品別水產別水產貿易量值-7'.D19];['製品別水產別水產貿易量值-7'.F19];['製品別水產別水產貿易量值-7'.H19];['製品別水產別水產貿易量值-7'.J19];['製品別水產別水產貿易量值-7'.L19];['製品別水產別水產貿易量值-7'.N19])+SUM(['製品別水產別水產貿易量值-8'.D19];['製品別水產別水產貿易量值-8'.F19];['製品別水產別水產貿易量值-8'.H19];['製品別水產別水產貿易量值-8'.J19];['製品別水產別水產貿易量值-8'.L19];['製品別水產別水產貿易量值-8'.N19])+SUM(['製品別水產別水產貿易量值-9'.D19];['製品別水產別水產貿易量值-9'.F19];['製品別水產別水產貿易量值-9'.H19];['製品別水產別水產貿易量值-9'.J19];['製品別水產別水產貿易量值-9'.L19];['製品別水產別水產貿易量值-9'.N19])+SUM(['製品別水產別水產貿易量值-10'.D19];['製品別水產別水產貿易量值-10'.F19];['製品別水產別水產貿易量值-10'.H19];['製品別水產別水產貿易量值-10'.J19];['製品別水產別水產貿易量值-10'.L19];['製品別水產別水產貿易量值-10'.N19])+SUM(['製品別水產別水產貿易量值-11'.D19];['製品別水產別水產貿易量值-11'.F19];['製品別水產別水產貿易量值-11'.H19];['製品別水產別水產貿易量值-11'.J19];['製品別水產別水產貿易量值-11'.L19];['製品別水產別水產貿易量值-11'.N19])+SUM(['製品別水產別水產貿易量值-12'.D19];['製品別水產別水產貿易量值-12'.F19];['製品別水產別水產貿易量值-12'.H19];['製品別水產別水產貿易量值-12'.J19];['製品別水產別水產貿易量值-12'.L19];['製品別水產別水產貿易量值-12'.N19])+SUM(['製品別水產別水產貿易量值-13'.D19];['製品別水產別水產貿易量值-13'.F19];['製品別水產別水產貿易量值-13'.H19];['製品別水產別水產貿易量值-13'.J19];['製品別水產別水產貿易量值-13'.L19];['製品別水產別水產貿易量值-13'.N19])+SUM(['製品別水產別水產貿易量值-14'.D19];['製品別水產別水產貿易量值-14'.F19];['製品別水產別水產貿易量值-14'.H19];['製品別水產別水產貿易量值-14'.J19];['製品別水產別水產貿易量值-14'.L19];['製品別水產別水產貿易量值-14'.N19])+SUM(['製品別水產別水產貿易量值-15'.D19];['製品別水產別水產貿易量值-15'.F19];['製品別水產別水產貿易量值-15'.H19];['製品別水產別水產貿易量值-15'.J19];['製品別水產別水產貿易量值-15'.L19];['製品別水產別水產貿易量值-15'.N19])+SUM(['製品別水產別水產貿易量值-16'.D19];['製品別水產別水產貿易量值-16'.F19];['製品別水產別水產貿易量值-16'.H19];['製品別水產別水產貿易量值-16'.J19];['製品別水產別水產貿易量值-16'.L19];['製品別水產別水產貿易量值-16'.N19])+SUM(['製品別水產別水產貿易量值-17'.D19];['製品別水產別水產貿易量值-17'.F19];['製品別水產別水產貿易量值-17'.H19];['製品別水產別水產貿易量值-17'.J19];['製品別水產別水產貿易量值-17'.L19];['製品別水產別水產貿易量值-17'.N19])+SUM(['製品別水產別水產貿易量值-18'.D19];['製品別水產別水產貿易量值-18'.F19];['製品別水產別水產貿易量值-18'.H19];['製品別水產別水產貿易量值-18'.J19];['製品別水產別水產貿易量值-18'.L19];['製品別水產別水產貿易量值-18'.N19]))" table:style-name="ce12">
            <text:p>1,0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float" office:value="188528" table:formula="of:=IF(SUM([.G20];[.I20];[.K20];[.M20])+SUM(['製品別水產別水產貿易量值-2'.C20];['製品別水產別水產貿易量值-2'.E20];['製品別水產別水產貿易量值-2'.G20];['製品別水產別水產貿易量值-2'.I20];['製品別水產別水產貿易量值-2'.K20];['製品別水產別水產貿易量值-2'.M20])+SUM(['製品別水產別水產貿易量值-3'.C20];['製品別水產別水產貿易量值-3'.E20];['製品別水產別水產貿易量值-3'.G20];['製品別水產別水產貿易量值-3'.I20];['製品別水產別水產貿易量值-3'.K20];['製品別水產別水產貿易量值-3'.M20])+SUM(['製品別水產別水產貿易量值-4'.C20];['製品別水產別水產貿易量值-4'.E20];['製品別水產別水產貿易量值-4'.G20];['製品別水產別水產貿易量值-4'.I20];['製品別水產別水產貿易量值-4'.K20];['製品別水產別水產貿易量值-4'.M20])+SUM(['製品別水產別水產貿易量值-5'.C20];['製品別水產別水產貿易量值-5'.E20];['製品別水產別水產貿易量值-5'.G20];['製品別水產別水產貿易量值-5'.I20];['製品別水產別水產貿易量值-5'.K20];['製品別水產別水產貿易量值-5'.M20])+SUM(['製品別水產別水產貿易量值-6'.C20];['製品別水產別水產貿易量值-6'.E20];['製品別水產別水產貿易量值-6'.G20];['製品別水產別水產貿易量值-6'.I20];['製品別水產別水產貿易量值-6'.K20];['製品別水產別水產貿易量值-6'.M20])+SUM(['製品別水產別水產貿易量值-7'.C20];['製品別水產別水產貿易量值-7'.E20];['製品別水產別水產貿易量值-7'.G20];['製品別水產別水產貿易量值-7'.I20];['製品別水產別水產貿易量值-7'.K20];['製品別水產別水產貿易量值-7'.M20])+SUM(['製品別水產別水產貿易量值-8'.C20];['製品別水產別水產貿易量值-8'.E20];['製品別水產別水產貿易量值-8'.G20];['製品別水產別水產貿易量值-8'.I20];['製品別水產別水產貿易量值-8'.K20];['製品別水產別水產貿易量值-8'.M20])+SUM(['製品別水產別水產貿易量值-9'.C20];['製品別水產別水產貿易量值-9'.E20];['製品別水產別水產貿易量值-9'.G20];['製品別水產別水產貿易量值-9'.I20];['製品別水產別水產貿易量值-9'.K20];['製品別水產別水產貿易量值-9'.M20])+SUM(['製品別水產別水產貿易量值-10'.C20];['製品別水產別水產貿易量值-10'.E20];['製品別水產別水產貿易量值-10'.G20];['製品別水產別水產貿易量值-10'.I20];['製品別水產別水產貿易量值-10'.K20];['製品別水產別水產貿易量值-10'.M20])+SUM(['製品別水產別水產貿易量值-11'.C20];['製品別水產別水產貿易量值-11'.E20];['製品別水產別水產貿易量值-11'.G20];['製品別水產別水產貿易量值-11'.I20];['製品別水產別水產貿易量值-11'.K20];['製品別水產別水產貿易量值-11'.M20])+SUM(['製品別水產別水產貿易量值-12'.C20];['製品別水產別水產貿易量值-12'.E20];['製品別水產別水產貿易量值-12'.G20];['製品別水產別水產貿易量值-12'.I20];['製品別水產別水產貿易量值-12'.K20];['製品別水產別水產貿易量值-12'.M20])+SUM(['製品別水產別水產貿易量值-13'.C20];['製品別水產別水產貿易量值-13'.E20];['製品別水產別水產貿易量值-13'.G20];['製品別水產別水產貿易量值-13'.I20];['製品別水產別水產貿易量值-13'.K20];['製品別水產別水產貿易量值-13'.M20])+SUM(['製品別水產別水產貿易量值-14'.C20];['製品別水產別水產貿易量值-14'.E20];['製品別水產別水產貿易量值-14'.G20];['製品別水產別水產貿易量值-14'.I20];['製品別水產別水產貿易量值-14'.K20];['製品別水產別水產貿易量值-14'.M20])+SUM(['製品別水產別水產貿易量值-15'.C20];['製品別水產別水產貿易量值-15'.E20];['製品別水產別水產貿易量值-15'.G20];['製品別水產別水產貿易量值-15'.I20];['製品別水產別水產貿易量值-15'.K20];['製品別水產別水產貿易量值-15'.M20])+SUM(['製品別水產別水產貿易量值-16'.C20];['製品別水產別水產貿易量值-16'.E20];['製品別水產別水產貿易量值-16'.G20];['製品別水產別水產貿易量值-16'.I20];['製品別水產別水產貿易量值-16'.K20];['製品別水產別水產貿易量值-16'.M20])+SUM(['製品別水產別水產貿易量值-17'.C20];['製品別水產別水產貿易量值-17'.E20];['製品別水產別水產貿易量值-17'.G20];['製品別水產別水產貿易量值-17'.I20];['製品別水產別水產貿易量值-17'.K20];['製品別水產別水產貿易量值-17'.M20])+SUM(['製品別水產別水產貿易量值-18'.C20];['製品別水產別水產貿易量值-18'.E20];['製品別水產別水產貿易量值-18'.G20];['製品別水產別水產貿易量值-18'.I20];['製品別水產別水產貿易量值-18'.K20];['製品別水產別水產貿易量值-18'.M20])=0;&quot;-&quot;;SUM([.G20];[.I20];[.K20];[.M20])+SUM(['製品別水產別水產貿易量值-2'.C20];['製品別水產別水產貿易量值-2'.E20];['製品別水產別水產貿易量值-2'.G20];['製品別水產別水產貿易量值-2'.I20];['製品別水產別水產貿易量值-2'.K20];['製品別水產別水產貿易量值-2'.M20])+SUM(['製品別水產別水產貿易量值-3'.C20];['製品別水產別水產貿易量值-3'.E20];['製品別水產別水產貿易量值-3'.G20];['製品別水產別水產貿易量值-3'.I20];['製品別水產別水產貿易量值-3'.K20];['製品別水產別水產貿易量值-3'.M20])+SUM(['製品別水產別水產貿易量值-4'.C20];['製品別水產別水產貿易量值-4'.E20];['製品別水產別水產貿易量值-4'.G20];['製品別水產別水產貿易量值-4'.I20];['製品別水產別水產貿易量值-4'.K20];['製品別水產別水產貿易量值-4'.M20])+SUM(['製品別水產別水產貿易量值-5'.C20];['製品別水產別水產貿易量值-5'.E20];['製品別水產別水產貿易量值-5'.G20];['製品別水產別水產貿易量值-5'.I20];['製品別水產別水產貿易量值-5'.K20];['製品別水產別水產貿易量值-5'.M20])+SUM(['製品別水產別水產貿易量值-6'.C20];['製品別水產別水產貿易量值-6'.E20];['製品別水產別水產貿易量值-6'.G20];['製品別水產別水產貿易量值-6'.I20];['製品別水產別水產貿易量值-6'.K20];['製品別水產別水產貿易量值-6'.M20])+SUM(['製品別水產別水產貿易量值-7'.C20];['製品別水產別水產貿易量值-7'.E20];['製品別水產別水產貿易量值-7'.G20];['製品別水產別水產貿易量值-7'.I20];['製品別水產別水產貿易量值-7'.K20];['製品別水產別水產貿易量值-7'.M20])+SUM(['製品別水產別水產貿易量值-8'.C20];['製品別水產別水產貿易量值-8'.E20];['製品別水產別水產貿易量值-8'.G20];['製品別水產別水產貿易量值-8'.I20];['製品別水產別水產貿易量值-8'.K20];['製品別水產別水產貿易量值-8'.M20])+SUM(['製品別水產別水產貿易量值-9'.C20];['製品別水產別水產貿易量值-9'.E20];['製品別水產別水產貿易量值-9'.G20];['製品別水產別水產貿易量值-9'.I20];['製品別水產別水產貿易量值-9'.K20];['製品別水產別水產貿易量值-9'.M20])+SUM(['製品別水產別水產貿易量值-10'.C20];['製品別水產別水產貿易量值-10'.E20];['製品別水產別水產貿易量值-10'.G20];['製品別水產別水產貿易量值-10'.I20];['製品別水產別水產貿易量值-10'.K20];['製品別水產別水產貿易量值-10'.M20])+SUM(['製品別水產別水產貿易量值-11'.C20];['製品別水產別水產貿易量值-11'.E20];['製品別水產別水產貿易量值-11'.G20];['製品別水產別水產貿易量值-11'.I20];['製品別水產別水產貿易量值-11'.K20];['製品別水產別水產貿易量值-11'.M20])+SUM(['製品別水產別水產貿易量值-12'.C20];['製品別水產別水產貿易量值-12'.E20];['製品別水產別水產貿易量值-12'.G20];['製品別水產別水產貿易量值-12'.I20];['製品別水產別水產貿易量值-12'.K20];['製品別水產別水產貿易量值-12'.M20])+SUM(['製品別水產別水產貿易量值-13'.C20];['製品別水產別水產貿易量值-13'.E20];['製品別水產別水產貿易量值-13'.G20];['製品別水產別水產貿易量值-13'.I20];['製品別水產別水產貿易量值-13'.K20];['製品別水產別水產貿易量值-13'.M20])+SUM(['製品別水產別水產貿易量值-14'.C20];['製品別水產別水產貿易量值-14'.E20];['製品別水產別水產貿易量值-14'.G20];['製品別水產別水產貿易量值-14'.I20];['製品別水產別水產貿易量值-14'.K20];['製品別水產別水產貿易量值-14'.M20])+SUM(['製品別水產別水產貿易量值-15'.C20];['製品別水產別水產貿易量值-15'.E20];['製品別水產別水產貿易量值-15'.G20];['製品別水產別水產貿易量值-15'.I20];['製品別水產別水產貿易量值-15'.K20];['製品別水產別水產貿易量值-15'.M20])+SUM(['製品別水產別水產貿易量值-16'.C20];['製品別水產別水產貿易量值-16'.E20];['製品別水產別水產貿易量值-16'.G20];['製品別水產別水產貿易量值-16'.I20];['製品別水產別水產貿易量值-16'.K20];['製品別水產別水產貿易量值-16'.M20])+SUM(['製品別水產別水產貿易量值-17'.C20];['製品別水產別水產貿易量值-17'.E20];['製品別水產別水產貿易量值-17'.G20];['製品別水產別水產貿易量值-17'.I20];['製品別水產別水產貿易量值-17'.K20];['製品別水產別水產貿易量值-17'.M20])+SUM(['製品別水產別水產貿易量值-18'.C20];['製品別水產別水產貿易量值-18'.E20];['製品別水產別水產貿易量值-18'.G20];['製品別水產別水產貿易量值-18'.I20];['製品別水產別水產貿易量值-18'.K20];['製品別水產別水產貿易量值-18'.M20]))" table:style-name="ce12">
            <text:p>188,528<text:s/></text:p>
          </table:table-cell>
          <table:table-cell office:value-type="float" office:value="2090.6080000000002" table:formula="of:=IF(SUM([.H20];[.J20];[.L20];[.N20])+SUM(['製品別水產別水產貿易量值-2'.D20];['製品別水產別水產貿易量值-2'.F20];['製品別水產別水產貿易量值-2'.H20];['製品別水產別水產貿易量值-2'.J20];['製品別水產別水產貿易量值-2'.L20];['製品別水產別水產貿易量值-2'.N20])+SUM(['製品別水產別水產貿易量值-3'.D20];['製品別水產別水產貿易量值-3'.F20];['製品別水產別水產貿易量值-3'.H20];['製品別水產別水產貿易量值-3'.J20];['製品別水產別水產貿易量值-3'.L20];['製品別水產別水產貿易量值-3'.N20])+SUM(['製品別水產別水產貿易量值-4'.D20];['製品別水產別水產貿易量值-4'.F20];['製品別水產別水產貿易量值-4'.H20];['製品別水產別水產貿易量值-4'.J20];['製品別水產別水產貿易量值-4'.L20];['製品別水產別水產貿易量值-4'.N20])+SUM(['製品別水產別水產貿易量值-5'.D20];['製品別水產別水產貿易量值-5'.F20];['製品別水產別水產貿易量值-5'.H20];['製品別水產別水產貿易量值-5'.J20];['製品別水產別水產貿易量值-5'.L20];['製品別水產別水產貿易量值-5'.N20])+SUM(['製品別水產別水產貿易量值-6'.D20];['製品別水產別水產貿易量值-6'.F20];['製品別水產別水產貿易量值-6'.H20];['製品別水產別水產貿易量值-6'.J20];['製品別水產別水產貿易量值-6'.L20];['製品別水產別水產貿易量值-6'.N20])+SUM(['製品別水產別水產貿易量值-7'.D20];['製品別水產別水產貿易量值-7'.F20];['製品別水產別水產貿易量值-7'.H20];['製品別水產別水產貿易量值-7'.J20];['製品別水產別水產貿易量值-7'.L20];['製品別水產別水產貿易量值-7'.N20])+SUM(['製品別水產別水產貿易量值-8'.D20];['製品別水產別水產貿易量值-8'.F20];['製品別水產別水產貿易量值-8'.H20];['製品別水產別水產貿易量值-8'.J20];['製品別水產別水產貿易量值-8'.L20];['製品別水產別水產貿易量值-8'.N20])+SUM(['製品別水產別水產貿易量值-9'.D20];['製品別水產別水產貿易量值-9'.F20];['製品別水產別水產貿易量值-9'.H20];['製品別水產別水產貿易量值-9'.J20];['製品別水產別水產貿易量值-9'.L20];['製品別水產別水產貿易量值-9'.N20])+SUM(['製品別水產別水產貿易量值-10'.D20];['製品別水產別水產貿易量值-10'.F20];['製品別水產別水產貿易量值-10'.H20];['製品別水產別水產貿易量值-10'.J20];['製品別水產別水產貿易量值-10'.L20];['製品別水產別水產貿易量值-10'.N20])+SUM(['製品別水產別水產貿易量值-11'.D20];['製品別水產別水產貿易量值-11'.F20];['製品別水產別水產貿易量值-11'.H20];['製品別水產別水產貿易量值-11'.J20];['製品別水產別水產貿易量值-11'.L20];['製品別水產別水產貿易量值-11'.N20])+SUM(['製品別水產別水產貿易量值-12'.D20];['製品別水產別水產貿易量值-12'.F20];['製品別水產別水產貿易量值-12'.H20];['製品別水產別水產貿易量值-12'.J20];['製品別水產別水產貿易量值-12'.L20];['製品別水產別水產貿易量值-12'.N20])+SUM(['製品別水產別水產貿易量值-13'.D20];['製品別水產別水產貿易量值-13'.F20];['製品別水產別水產貿易量值-13'.H20];['製品別水產別水產貿易量值-13'.J20];['製品別水產別水產貿易量值-13'.L20];['製品別水產別水產貿易量值-13'.N20])+SUM(['製品別水產別水產貿易量值-14'.D20];['製品別水產別水產貿易量值-14'.F20];['製品別水產別水產貿易量值-14'.H20];['製品別水產別水產貿易量值-14'.J20];['製品別水產別水產貿易量值-14'.L20];['製品別水產別水產貿易量值-14'.N20])+SUM(['製品別水產別水產貿易量值-15'.D20];['製品別水產別水產貿易量值-15'.F20];['製品別水產別水產貿易量值-15'.H20];['製品別水產別水產貿易量值-15'.J20];['製品別水產別水產貿易量值-15'.L20];['製品別水產別水產貿易量值-15'.N20])+SUM(['製品別水產別水產貿易量值-16'.D20];['製品別水產別水產貿易量值-16'.F20];['製品別水產別水產貿易量值-16'.H20];['製品別水產別水產貿易量值-16'.J20];['製品別水產別水產貿易量值-16'.L20];['製品別水產別水產貿易量值-16'.N20])+SUM(['製品別水產別水產貿易量值-17'.D20];['製品別水產別水產貿易量值-17'.F20];['製品別水產別水產貿易量值-17'.H20];['製品別水產別水產貿易量值-17'.J20];['製品別水產別水產貿易量值-17'.L20];['製品別水產別水產貿易量值-17'.N20])+SUM(['製品別水產別水產貿易量值-18'.D20];['製品別水產別水產貿易量值-18'.F20];['製品別水產別水產貿易量值-18'.H20];['製品別水產別水產貿易量值-18'.J20];['製品別水產別水產貿易量值-18'.L20];['製品別水產別水產貿易量值-18'.N20])=0;&quot;-&quot;;SUM([.H20];[.J20];[.L20];[.N20])+SUM(['製品別水產別水產貿易量值-2'.D20];['製品別水產別水產貿易量值-2'.F20];['製品別水產別水產貿易量值-2'.H20];['製品別水產別水產貿易量值-2'.J20];['製品別水產別水產貿易量值-2'.L20];['製品別水產別水產貿易量值-2'.N20])+SUM(['製品別水產別水產貿易量值-3'.D20];['製品別水產別水產貿易量值-3'.F20];['製品別水產別水產貿易量值-3'.H20];['製品別水產別水產貿易量值-3'.J20];['製品別水產別水產貿易量值-3'.L20];['製品別水產別水產貿易量值-3'.N20])+SUM(['製品別水產別水產貿易量值-4'.D20];['製品別水產別水產貿易量值-4'.F20];['製品別水產別水產貿易量值-4'.H20];['製品別水產別水產貿易量值-4'.J20];['製品別水產別水產貿易量值-4'.L20];['製品別水產別水產貿易量值-4'.N20])+SUM(['製品別水產別水產貿易量值-5'.D20];['製品別水產別水產貿易量值-5'.F20];['製品別水產別水產貿易量值-5'.H20];['製品別水產別水產貿易量值-5'.J20];['製品別水產別水產貿易量值-5'.L20];['製品別水產別水產貿易量值-5'.N20])+SUM(['製品別水產別水產貿易量值-6'.D20];['製品別水產別水產貿易量值-6'.F20];['製品別水產別水產貿易量值-6'.H20];['製品別水產別水產貿易量值-6'.J20];['製品別水產別水產貿易量值-6'.L20];['製品別水產別水產貿易量值-6'.N20])+SUM(['製品別水產別水產貿易量值-7'.D20];['製品別水產別水產貿易量值-7'.F20];['製品別水產別水產貿易量值-7'.H20];['製品別水產別水產貿易量值-7'.J20];['製品別水產別水產貿易量值-7'.L20];['製品別水產別水產貿易量值-7'.N20])+SUM(['製品別水產別水產貿易量值-8'.D20];['製品別水產別水產貿易量值-8'.F20];['製品別水產別水產貿易量值-8'.H20];['製品別水產別水產貿易量值-8'.J20];['製品別水產別水產貿易量值-8'.L20];['製品別水產別水產貿易量值-8'.N20])+SUM(['製品別水產別水產貿易量值-9'.D20];['製品別水產別水產貿易量值-9'.F20];['製品別水產別水產貿易量值-9'.H20];['製品別水產別水產貿易量值-9'.J20];['製品別水產別水產貿易量值-9'.L20];['製品別水產別水產貿易量值-9'.N20])+SUM(['製品別水產別水產貿易量值-10'.D20];['製品別水產別水產貿易量值-10'.F20];['製品別水產別水產貿易量值-10'.H20];['製品別水產別水產貿易量值-10'.J20];['製品別水產別水產貿易量值-10'.L20];['製品別水產別水產貿易量值-10'.N20])+SUM(['製品別水產別水產貿易量值-11'.D20];['製品別水產別水產貿易量值-11'.F20];['製品別水產別水產貿易量值-11'.H20];['製品別水產別水產貿易量值-11'.J20];['製品別水產別水產貿易量值-11'.L20];['製品別水產別水產貿易量值-11'.N20])+SUM(['製品別水產別水產貿易量值-12'.D20];['製品別水產別水產貿易量值-12'.F20];['製品別水產別水產貿易量值-12'.H20];['製品別水產別水產貿易量值-12'.J20];['製品別水產別水產貿易量值-12'.L20];['製品別水產別水產貿易量值-12'.N20])+SUM(['製品別水產別水產貿易量值-13'.D20];['製品別水產別水產貿易量值-13'.F20];['製品別水產別水產貿易量值-13'.H20];['製品別水產別水產貿易量值-13'.J20];['製品別水產別水產貿易量值-13'.L20];['製品別水產別水產貿易量值-13'.N20])+SUM(['製品別水產別水產貿易量值-14'.D20];['製品別水產別水產貿易量值-14'.F20];['製品別水產別水產貿易量值-14'.H20];['製品別水產別水產貿易量值-14'.J20];['製品別水產別水產貿易量值-14'.L20];['製品別水產別水產貿易量值-14'.N20])+SUM(['製品別水產別水產貿易量值-15'.D20];['製品別水產別水產貿易量值-15'.F20];['製品別水產別水產貿易量值-15'.H20];['製品別水產別水產貿易量值-15'.J20];['製品別水產別水產貿易量值-15'.L20];['製品別水產別水產貿易量值-15'.N20])+SUM(['製品別水產別水產貿易量值-16'.D20];['製品別水產別水產貿易量值-16'.F20];['製品別水產別水產貿易量值-16'.H20];['製品別水產別水產貿易量值-16'.J20];['製品別水產別水產貿易量值-16'.L20];['製品別水產別水產貿易量值-16'.N20])+SUM(['製品別水產別水產貿易量值-17'.D20];['製品別水產別水產貿易量值-17'.F20];['製品別水產別水產貿易量值-17'.H20];['製品別水產別水產貿易量值-17'.J20];['製品別水產別水產貿易量值-17'.L20];['製品別水產別水產貿易量值-17'.N20])+SUM(['製品別水產別水產貿易量值-18'.D20];['製品別水產別水產貿易量值-18'.F20];['製品別水產別水產貿易量值-18'.H20];['製品別水產別水產貿易量值-18'.J20];['製品別水產別水產貿易量值-18'.L20];['製品別水產別水產貿易量值-18'.N20]))" table:style-name="ce12">
            <text:p>2,0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float" office:value="17688" table:formula="of:=IF(SUM([.G21];[.I21];[.K21];[.M21])+SUM(['製品別水產別水產貿易量值-2'.C21];['製品別水產別水產貿易量值-2'.E21];['製品別水產別水產貿易量值-2'.G21];['製品別水產別水產貿易量值-2'.I21];['製品別水產別水產貿易量值-2'.K21];['製品別水產別水產貿易量值-2'.M21])+SUM(['製品別水產別水產貿易量值-3'.C21];['製品別水產別水產貿易量值-3'.E21];['製品別水產別水產貿易量值-3'.G21];['製品別水產別水產貿易量值-3'.I21];['製品別水產別水產貿易量值-3'.K21];['製品別水產別水產貿易量值-3'.M21])+SUM(['製品別水產別水產貿易量值-4'.C21];['製品別水產別水產貿易量值-4'.E21];['製品別水產別水產貿易量值-4'.G21];['製品別水產別水產貿易量值-4'.I21];['製品別水產別水產貿易量值-4'.K21];['製品別水產別水產貿易量值-4'.M21])+SUM(['製品別水產別水產貿易量值-5'.C21];['製品別水產別水產貿易量值-5'.E21];['製品別水產別水產貿易量值-5'.G21];['製品別水產別水產貿易量值-5'.I21];['製品別水產別水產貿易量值-5'.K21];['製品別水產別水產貿易量值-5'.M21])+SUM(['製品別水產別水產貿易量值-6'.C21];['製品別水產別水產貿易量值-6'.E21];['製品別水產別水產貿易量值-6'.G21];['製品別水產別水產貿易量值-6'.I21];['製品別水產別水產貿易量值-6'.K21];['製品別水產別水產貿易量值-6'.M21])+SUM(['製品別水產別水產貿易量值-7'.C21];['製品別水產別水產貿易量值-7'.E21];['製品別水產別水產貿易量值-7'.G21];['製品別水產別水產貿易量值-7'.I21];['製品別水產別水產貿易量值-7'.K21];['製品別水產別水產貿易量值-7'.M21])+SUM(['製品別水產別水產貿易量值-8'.C21];['製品別水產別水產貿易量值-8'.E21];['製品別水產別水產貿易量值-8'.G21];['製品別水產別水產貿易量值-8'.I21];['製品別水產別水產貿易量值-8'.K21];['製品別水產別水產貿易量值-8'.M21])+SUM(['製品別水產別水產貿易量值-9'.C21];['製品別水產別水產貿易量值-9'.E21];['製品別水產別水產貿易量值-9'.G21];['製品別水產別水產貿易量值-9'.I21];['製品別水產別水產貿易量值-9'.K21];['製品別水產別水產貿易量值-9'.M21])+SUM(['製品別水產別水產貿易量值-10'.C21];['製品別水產別水產貿易量值-10'.E21];['製品別水產別水產貿易量值-10'.G21];['製品別水產別水產貿易量值-10'.I21];['製品別水產別水產貿易量值-10'.K21];['製品別水產別水產貿易量值-10'.M21])+SUM(['製品別水產別水產貿易量值-11'.C21];['製品別水產別水產貿易量值-11'.E21];['製品別水產別水產貿易量值-11'.G21];['製品別水產別水產貿易量值-11'.I21];['製品別水產別水產貿易量值-11'.K21];['製品別水產別水產貿易量值-11'.M21])+SUM(['製品別水產別水產貿易量值-12'.C21];['製品別水產別水產貿易量值-12'.E21];['製品別水產別水產貿易量值-12'.G21];['製品別水產別水產貿易量值-12'.I21];['製品別水產別水產貿易量值-12'.K21];['製品別水產別水產貿易量值-12'.M21])+SUM(['製品別水產別水產貿易量值-13'.C21];['製品別水產別水產貿易量值-13'.E21];['製品別水產別水產貿易量值-13'.G21];['製品別水產別水產貿易量值-13'.I21];['製品別水產別水產貿易量值-13'.K21];['製品別水產別水產貿易量值-13'.M21])+SUM(['製品別水產別水產貿易量值-14'.C21];['製品別水產別水產貿易量值-14'.E21];['製品別水產別水產貿易量值-14'.G21];['製品別水產別水產貿易量值-14'.I21];['製品別水產別水產貿易量值-14'.K21];['製品別水產別水產貿易量值-14'.M21])+SUM(['製品別水產別水產貿易量值-15'.C21];['製品別水產別水產貿易量值-15'.E21];['製品別水產別水產貿易量值-15'.G21];['製品別水產別水產貿易量值-15'.I21];['製品別水產別水產貿易量值-15'.K21];['製品別水產別水產貿易量值-15'.M21])+SUM(['製品別水產別水產貿易量值-16'.C21];['製品別水產別水產貿易量值-16'.E21];['製品別水產別水產貿易量值-16'.G21];['製品別水產別水產貿易量值-16'.I21];['製品別水產別水產貿易量值-16'.K21];['製品別水產別水產貿易量值-16'.M21])+SUM(['製品別水產別水產貿易量值-17'.C21];['製品別水產別水產貿易量值-17'.E21];['製品別水產別水產貿易量值-17'.G21];['製品別水產別水產貿易量值-17'.I21];['製品別水產別水產貿易量值-17'.K21];['製品別水產別水產貿易量值-17'.M21])+SUM(['製品別水產別水產貿易量值-18'.C21];['製品別水產別水產貿易量值-18'.E21];['製品別水產別水產貿易量值-18'.G21];['製品別水產別水產貿易量值-18'.I21];['製品別水產別水產貿易量值-18'.K21];['製品別水產別水產貿易量值-18'.M21])=0;&quot;-&quot;;SUM([.G21];[.I21];[.K21];[.M21])+SUM(['製品別水產別水產貿易量值-2'.C21];['製品別水產別水產貿易量值-2'.E21];['製品別水產別水產貿易量值-2'.G21];['製品別水產別水產貿易量值-2'.I21];['製品別水產別水產貿易量值-2'.K21];['製品別水產別水產貿易量值-2'.M21])+SUM(['製品別水產別水產貿易量值-3'.C21];['製品別水產別水產貿易量值-3'.E21];['製品別水產別水產貿易量值-3'.G21];['製品別水產別水產貿易量值-3'.I21];['製品別水產別水產貿易量值-3'.K21];['製品別水產別水產貿易量值-3'.M21])+SUM(['製品別水產別水產貿易量值-4'.C21];['製品別水產別水產貿易量值-4'.E21];['製品別水產別水產貿易量值-4'.G21];['製品別水產別水產貿易量值-4'.I21];['製品別水產別水產貿易量值-4'.K21];['製品別水產別水產貿易量值-4'.M21])+SUM(['製品別水產別水產貿易量值-5'.C21];['製品別水產別水產貿易量值-5'.E21];['製品別水產別水產貿易量值-5'.G21];['製品別水產別水產貿易量值-5'.I21];['製品別水產別水產貿易量值-5'.K21];['製品別水產別水產貿易量值-5'.M21])+SUM(['製品別水產別水產貿易量值-6'.C21];['製品別水產別水產貿易量值-6'.E21];['製品別水產別水產貿易量值-6'.G21];['製品別水產別水產貿易量值-6'.I21];['製品別水產別水產貿易量值-6'.K21];['製品別水產別水產貿易量值-6'.M21])+SUM(['製品別水產別水產貿易量值-7'.C21];['製品別水產別水產貿易量值-7'.E21];['製品別水產別水產貿易量值-7'.G21];['製品別水產別水產貿易量值-7'.I21];['製品別水產別水產貿易量值-7'.K21];['製品別水產別水產貿易量值-7'.M21])+SUM(['製品別水產別水產貿易量值-8'.C21];['製品別水產別水產貿易量值-8'.E21];['製品別水產別水產貿易量值-8'.G21];['製品別水產別水產貿易量值-8'.I21];['製品別水產別水產貿易量值-8'.K21];['製品別水產別水產貿易量值-8'.M21])+SUM(['製品別水產別水產貿易量值-9'.C21];['製品別水產別水產貿易量值-9'.E21];['製品別水產別水產貿易量值-9'.G21];['製品別水產別水產貿易量值-9'.I21];['製品別水產別水產貿易量值-9'.K21];['製品別水產別水產貿易量值-9'.M21])+SUM(['製品別水產別水產貿易量值-10'.C21];['製品別水產別水產貿易量值-10'.E21];['製品別水產別水產貿易量值-10'.G21];['製品別水產別水產貿易量值-10'.I21];['製品別水產別水產貿易量值-10'.K21];['製品別水產別水產貿易量值-10'.M21])+SUM(['製品別水產別水產貿易量值-11'.C21];['製品別水產別水產貿易量值-11'.E21];['製品別水產別水產貿易量值-11'.G21];['製品別水產別水產貿易量值-11'.I21];['製品別水產別水產貿易量值-11'.K21];['製品別水產別水產貿易量值-11'.M21])+SUM(['製品別水產別水產貿易量值-12'.C21];['製品別水產別水產貿易量值-12'.E21];['製品別水產別水產貿易量值-12'.G21];['製品別水產別水產貿易量值-12'.I21];['製品別水產別水產貿易量值-12'.K21];['製品別水產別水產貿易量值-12'.M21])+SUM(['製品別水產別水產貿易量值-13'.C21];['製品別水產別水產貿易量值-13'.E21];['製品別水產別水產貿易量值-13'.G21];['製品別水產別水產貿易量值-13'.I21];['製品別水產別水產貿易量值-13'.K21];['製品別水產別水產貿易量值-13'.M21])+SUM(['製品別水產別水產貿易量值-14'.C21];['製品別水產別水產貿易量值-14'.E21];['製品別水產別水產貿易量值-14'.G21];['製品別水產別水產貿易量值-14'.I21];['製品別水產別水產貿易量值-14'.K21];['製品別水產別水產貿易量值-14'.M21])+SUM(['製品別水產別水產貿易量值-15'.C21];['製品別水產別水產貿易量值-15'.E21];['製品別水產別水產貿易量值-15'.G21];['製品別水產別水產貿易量值-15'.I21];['製品別水產別水產貿易量值-15'.K21];['製品別水產別水產貿易量值-15'.M21])+SUM(['製品別水產別水產貿易量值-16'.C21];['製品別水產別水產貿易量值-16'.E21];['製品別水產別水產貿易量值-16'.G21];['製品別水產別水產貿易量值-16'.I21];['製品別水產別水產貿易量值-16'.K21];['製品別水產別水產貿易量值-16'.M21])+SUM(['製品別水產別水產貿易量值-17'.C21];['製品別水產別水產貿易量值-17'.E21];['製品別水產別水產貿易量值-17'.G21];['製品別水產別水產貿易量值-17'.I21];['製品別水產別水產貿易量值-17'.K21];['製品別水產別水產貿易量值-17'.M21])+SUM(['製品別水產別水產貿易量值-18'.C21];['製品別水產別水產貿易量值-18'.E21];['製品別水產別水產貿易量值-18'.G21];['製品別水產別水產貿易量值-18'.I21];['製品別水產別水產貿易量值-18'.K21];['製品別水產別水產貿易量值-18'.M21]))" table:style-name="ce12">
            <text:p>17,688<text:s/></text:p>
          </table:table-cell>
          <table:table-cell office:value-type="float" office:value="360.70799999999997" table:formula="of:=IF(SUM([.H21];[.J21];[.L21];[.N21])+SUM(['製品別水產別水產貿易量值-2'.D21];['製品別水產別水產貿易量值-2'.F21];['製品別水產別水產貿易量值-2'.H21];['製品別水產別水產貿易量值-2'.J21];['製品別水產別水產貿易量值-2'.L21];['製品別水產別水產貿易量值-2'.N21])+SUM(['製品別水產別水產貿易量值-3'.D21];['製品別水產別水產貿易量值-3'.F21];['製品別水產別水產貿易量值-3'.H21];['製品別水產別水產貿易量值-3'.J21];['製品別水產別水產貿易量值-3'.L21];['製品別水產別水產貿易量值-3'.N21])+SUM(['製品別水產別水產貿易量值-4'.D21];['製品別水產別水產貿易量值-4'.F21];['製品別水產別水產貿易量值-4'.H21];['製品別水產別水產貿易量值-4'.J21];['製品別水產別水產貿易量值-4'.L21];['製品別水產別水產貿易量值-4'.N21])+SUM(['製品別水產別水產貿易量值-5'.D21];['製品別水產別水產貿易量值-5'.F21];['製品別水產別水產貿易量值-5'.H21];['製品別水產別水產貿易量值-5'.J21];['製品別水產別水產貿易量值-5'.L21];['製品別水產別水產貿易量值-5'.N21])+SUM(['製品別水產別水產貿易量值-6'.D21];['製品別水產別水產貿易量值-6'.F21];['製品別水產別水產貿易量值-6'.H21];['製品別水產別水產貿易量值-6'.J21];['製品別水產別水產貿易量值-6'.L21];['製品別水產別水產貿易量值-6'.N21])+SUM(['製品別水產別水產貿易量值-7'.D21];['製品別水產別水產貿易量值-7'.F21];['製品別水產別水產貿易量值-7'.H21];['製品別水產別水產貿易量值-7'.J21];['製品別水產別水產貿易量值-7'.L21];['製品別水產別水產貿易量值-7'.N21])+SUM(['製品別水產別水產貿易量值-8'.D21];['製品別水產別水產貿易量值-8'.F21];['製品別水產別水產貿易量值-8'.H21];['製品別水產別水產貿易量值-8'.J21];['製品別水產別水產貿易量值-8'.L21];['製品別水產別水產貿易量值-8'.N21])+SUM(['製品別水產別水產貿易量值-9'.D21];['製品別水產別水產貿易量值-9'.F21];['製品別水產別水產貿易量值-9'.H21];['製品別水產別水產貿易量值-9'.J21];['製品別水產別水產貿易量值-9'.L21];['製品別水產別水產貿易量值-9'.N21])+SUM(['製品別水產別水產貿易量值-10'.D21];['製品別水產別水產貿易量值-10'.F21];['製品別水產別水產貿易量值-10'.H21];['製品別水產別水產貿易量值-10'.J21];['製品別水產別水產貿易量值-10'.L21];['製品別水產別水產貿易量值-10'.N21])+SUM(['製品別水產別水產貿易量值-11'.D21];['製品別水產別水產貿易量值-11'.F21];['製品別水產別水產貿易量值-11'.H21];['製品別水產別水產貿易量值-11'.J21];['製品別水產別水產貿易量值-11'.L21];['製品別水產別水產貿易量值-11'.N21])+SUM(['製品別水產別水產貿易量值-12'.D21];['製品別水產別水產貿易量值-12'.F21];['製品別水產別水產貿易量值-12'.H21];['製品別水產別水產貿易量值-12'.J21];['製品別水產別水產貿易量值-12'.L21];['製品別水產別水產貿易量值-12'.N21])+SUM(['製品別水產別水產貿易量值-13'.D21];['製品別水產別水產貿易量值-13'.F21];['製品別水產別水產貿易量值-13'.H21];['製品別水產別水產貿易量值-13'.J21];['製品別水產別水產貿易量值-13'.L21];['製品別水產別水產貿易量值-13'.N21])+SUM(['製品別水產別水產貿易量值-14'.D21];['製品別水產別水產貿易量值-14'.F21];['製品別水產別水產貿易量值-14'.H21];['製品別水產別水產貿易量值-14'.J21];['製品別水產別水產貿易量值-14'.L21];['製品別水產別水產貿易量值-14'.N21])+SUM(['製品別水產別水產貿易量值-15'.D21];['製品別水產別水產貿易量值-15'.F21];['製品別水產別水產貿易量值-15'.H21];['製品別水產別水產貿易量值-15'.J21];['製品別水產別水產貿易量值-15'.L21];['製品別水產別水產貿易量值-15'.N21])+SUM(['製品別水產別水產貿易量值-16'.D21];['製品別水產別水產貿易量值-16'.F21];['製品別水產別水產貿易量值-16'.H21];['製品別水產別水產貿易量值-16'.J21];['製品別水產別水產貿易量值-16'.L21];['製品別水產別水產貿易量值-16'.N21])+SUM(['製品別水產別水產貿易量值-17'.D21];['製品別水產別水產貿易量值-17'.F21];['製品別水產別水產貿易量值-17'.H21];['製品別水產別水產貿易量值-17'.J21];['製品別水產別水產貿易量值-17'.L21];['製品別水產別水產貿易量值-17'.N21])+SUM(['製品別水產別水產貿易量值-18'.D21];['製品別水產別水產貿易量值-18'.F21];['製品別水產別水產貿易量值-18'.H21];['製品別水產別水產貿易量值-18'.J21];['製品別水產別水產貿易量值-18'.L21];['製品別水產別水產貿易量值-18'.N21])=0;&quot;-&quot;;SUM([.H21];[.J21];[.L21];[.N21])+SUM(['製品別水產別水產貿易量值-2'.D21];['製品別水產別水產貿易量值-2'.F21];['製品別水產別水產貿易量值-2'.H21];['製品別水產別水產貿易量值-2'.J21];['製品別水產別水產貿易量值-2'.L21];['製品別水產別水產貿易量值-2'.N21])+SUM(['製品別水產別水產貿易量值-3'.D21];['製品別水產別水產貿易量值-3'.F21];['製品別水產別水產貿易量值-3'.H21];['製品別水產別水產貿易量值-3'.J21];['製品別水產別水產貿易量值-3'.L21];['製品別水產別水產貿易量值-3'.N21])+SUM(['製品別水產別水產貿易量值-4'.D21];['製品別水產別水產貿易量值-4'.F21];['製品別水產別水產貿易量值-4'.H21];['製品別水產別水產貿易量值-4'.J21];['製品別水產別水產貿易量值-4'.L21];['製品別水產別水產貿易量值-4'.N21])+SUM(['製品別水產別水產貿易量值-5'.D21];['製品別水產別水產貿易量值-5'.F21];['製品別水產別水產貿易量值-5'.H21];['製品別水產別水產貿易量值-5'.J21];['製品別水產別水產貿易量值-5'.L21];['製品別水產別水產貿易量值-5'.N21])+SUM(['製品別水產別水產貿易量值-6'.D21];['製品別水產別水產貿易量值-6'.F21];['製品別水產別水產貿易量值-6'.H21];['製品別水產別水產貿易量值-6'.J21];['製品別水產別水產貿易量值-6'.L21];['製品別水產別水產貿易量值-6'.N21])+SUM(['製品別水產別水產貿易量值-7'.D21];['製品別水產別水產貿易量值-7'.F21];['製品別水產別水產貿易量值-7'.H21];['製品別水產別水產貿易量值-7'.J21];['製品別水產別水產貿易量值-7'.L21];['製品別水產別水產貿易量值-7'.N21])+SUM(['製品別水產別水產貿易量值-8'.D21];['製品別水產別水產貿易量值-8'.F21];['製品別水產別水產貿易量值-8'.H21];['製品別水產別水產貿易量值-8'.J21];['製品別水產別水產貿易量值-8'.L21];['製品別水產別水產貿易量值-8'.N21])+SUM(['製品別水產別水產貿易量值-9'.D21];['製品別水產別水產貿易量值-9'.F21];['製品別水產別水產貿易量值-9'.H21];['製品別水產別水產貿易量值-9'.J21];['製品別水產別水產貿易量值-9'.L21];['製品別水產別水產貿易量值-9'.N21])+SUM(['製品別水產別水產貿易量值-10'.D21];['製品別水產別水產貿易量值-10'.F21];['製品別水產別水產貿易量值-10'.H21];['製品別水產別水產貿易量值-10'.J21];['製品別水產別水產貿易量值-10'.L21];['製品別水產別水產貿易量值-10'.N21])+SUM(['製品別水產別水產貿易量值-11'.D21];['製品別水產別水產貿易量值-11'.F21];['製品別水產別水產貿易量值-11'.H21];['製品別水產別水產貿易量值-11'.J21];['製品別水產別水產貿易量值-11'.L21];['製品別水產別水產貿易量值-11'.N21])+SUM(['製品別水產別水產貿易量值-12'.D21];['製品別水產別水產貿易量值-12'.F21];['製品別水產別水產貿易量值-12'.H21];['製品別水產別水產貿易量值-12'.J21];['製品別水產別水產貿易量值-12'.L21];['製品別水產別水產貿易量值-12'.N21])+SUM(['製品別水產別水產貿易量值-13'.D21];['製品別水產別水產貿易量值-13'.F21];['製品別水產別水產貿易量值-13'.H21];['製品別水產別水產貿易量值-13'.J21];['製品別水產別水產貿易量值-13'.L21];['製品別水產別水產貿易量值-13'.N21])+SUM(['製品別水產別水產貿易量值-14'.D21];['製品別水產別水產貿易量值-14'.F21];['製品別水產別水產貿易量值-14'.H21];['製品別水產別水產貿易量值-14'.J21];['製品別水產別水產貿易量值-14'.L21];['製品別水產別水產貿易量值-14'.N21])+SUM(['製品別水產別水產貿易量值-15'.D21];['製品別水產別水產貿易量值-15'.F21];['製品別水產別水產貿易量值-15'.H21];['製品別水產別水產貿易量值-15'.J21];['製品別水產別水產貿易量值-15'.L21];['製品別水產別水產貿易量值-15'.N21])+SUM(['製品別水產別水產貿易量值-16'.D21];['製品別水產別水產貿易量值-16'.F21];['製品別水產別水產貿易量值-16'.H21];['製品別水產別水產貿易量值-16'.J21];['製品別水產別水產貿易量值-16'.L21];['製品別水產別水產貿易量值-16'.N21])+SUM(['製品別水產別水產貿易量值-17'.D21];['製品別水產別水產貿易量值-17'.F21];['製品別水產別水產貿易量值-17'.H21];['製品別水產別水產貿易量值-17'.J21];['製品別水產別水產貿易量值-17'.L21];['製品別水產別水產貿易量值-17'.N21])+SUM(['製品別水產別水產貿易量值-18'.D21];['製品別水產別水產貿易量值-18'.F21];['製品別水產別水產貿易量值-18'.H21];['製品別水產別水產貿易量值-18'.J21];['製品別水產別水產貿易量值-18'.L21];['製品別水產別水產貿易量值-18'.N21]))" table:style-name="ce12">
            <text:p>3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float" office:value="665689" table:formula="of:=IF(SUM([.G22];[.I22];[.K22];[.M22])+SUM(['製品別水產別水產貿易量值-2'.C22];['製品別水產別水產貿易量值-2'.E22];['製品別水產別水產貿易量值-2'.G22];['製品別水產別水產貿易量值-2'.I22];['製品別水產別水產貿易量值-2'.K22];['製品別水產別水產貿易量值-2'.M22])+SUM(['製品別水產別水產貿易量值-3'.C22];['製品別水產別水產貿易量值-3'.E22];['製品別水產別水產貿易量值-3'.G22];['製品別水產別水產貿易量值-3'.I22];['製品別水產別水產貿易量值-3'.K22];['製品別水產別水產貿易量值-3'.M22])+SUM(['製品別水產別水產貿易量值-4'.C22];['製品別水產別水產貿易量值-4'.E22];['製品別水產別水產貿易量值-4'.G22];['製品別水產別水產貿易量值-4'.I22];['製品別水產別水產貿易量值-4'.K22];['製品別水產別水產貿易量值-4'.M22])+SUM(['製品別水產別水產貿易量值-5'.C22];['製品別水產別水產貿易量值-5'.E22];['製品別水產別水產貿易量值-5'.G22];['製品別水產別水產貿易量值-5'.I22];['製品別水產別水產貿易量值-5'.K22];['製品別水產別水產貿易量值-5'.M22])+SUM(['製品別水產別水產貿易量值-6'.C22];['製品別水產別水產貿易量值-6'.E22];['製品別水產別水產貿易量值-6'.G22];['製品別水產別水產貿易量值-6'.I22];['製品別水產別水產貿易量值-6'.K22];['製品別水產別水產貿易量值-6'.M22])+SUM(['製品別水產別水產貿易量值-7'.C22];['製品別水產別水產貿易量值-7'.E22];['製品別水產別水產貿易量值-7'.G22];['製品別水產別水產貿易量值-7'.I22];['製品別水產別水產貿易量值-7'.K22];['製品別水產別水產貿易量值-7'.M22])+SUM(['製品別水產別水產貿易量值-8'.C22];['製品別水產別水產貿易量值-8'.E22];['製品別水產別水產貿易量值-8'.G22];['製品別水產別水產貿易量值-8'.I22];['製品別水產別水產貿易量值-8'.K22];['製品別水產別水產貿易量值-8'.M22])+SUM(['製品別水產別水產貿易量值-9'.C22];['製品別水產別水產貿易量值-9'.E22];['製品別水產別水產貿易量值-9'.G22];['製品別水產別水產貿易量值-9'.I22];['製品別水產別水產貿易量值-9'.K22];['製品別水產別水產貿易量值-9'.M22])+SUM(['製品別水產別水產貿易量值-10'.C22];['製品別水產別水產貿易量值-10'.E22];['製品別水產別水產貿易量值-10'.G22];['製品別水產別水產貿易量值-10'.I22];['製品別水產別水產貿易量值-10'.K22];['製品別水產別水產貿易量值-10'.M22])+SUM(['製品別水產別水產貿易量值-11'.C22];['製品別水產別水產貿易量值-11'.E22];['製品別水產別水產貿易量值-11'.G22];['製品別水產別水產貿易量值-11'.I22];['製品別水產別水產貿易量值-11'.K22];['製品別水產別水產貿易量值-11'.M22])+SUM(['製品別水產別水產貿易量值-12'.C22];['製品別水產別水產貿易量值-12'.E22];['製品別水產別水產貿易量值-12'.G22];['製品別水產別水產貿易量值-12'.I22];['製品別水產別水產貿易量值-12'.K22];['製品別水產別水產貿易量值-12'.M22])+SUM(['製品別水產別水產貿易量值-13'.C22];['製品別水產別水產貿易量值-13'.E22];['製品別水產別水產貿易量值-13'.G22];['製品別水產別水產貿易量值-13'.I22];['製品別水產別水產貿易量值-13'.K22];['製品別水產別水產貿易量值-13'.M22])+SUM(['製品別水產別水產貿易量值-14'.C22];['製品別水產別水產貿易量值-14'.E22];['製品別水產別水產貿易量值-14'.G22];['製品別水產別水產貿易量值-14'.I22];['製品別水產別水產貿易量值-14'.K22];['製品別水產別水產貿易量值-14'.M22])+SUM(['製品別水產別水產貿易量值-15'.C22];['製品別水產別水產貿易量值-15'.E22];['製品別水產別水產貿易量值-15'.G22];['製品別水產別水產貿易量值-15'.I22];['製品別水產別水產貿易量值-15'.K22];['製品別水產別水產貿易量值-15'.M22])+SUM(['製品別水產別水產貿易量值-16'.C22];['製品別水產別水產貿易量值-16'.E22];['製品別水產別水產貿易量值-16'.G22];['製品別水產別水產貿易量值-16'.I22];['製品別水產別水產貿易量值-16'.K22];['製品別水產別水產貿易量值-16'.M22])+SUM(['製品別水產別水產貿易量值-17'.C22];['製品別水產別水產貿易量值-17'.E22];['製品別水產別水產貿易量值-17'.G22];['製品別水產別水產貿易量值-17'.I22];['製品別水產別水產貿易量值-17'.K22];['製品別水產別水產貿易量值-17'.M22])+SUM(['製品別水產別水產貿易量值-18'.C22];['製品別水產別水產貿易量值-18'.E22];['製品別水產別水產貿易量值-18'.G22];['製品別水產別水產貿易量值-18'.I22];['製品別水產別水產貿易量值-18'.K22];['製品別水產別水產貿易量值-18'.M22])=0;&quot;-&quot;;SUM([.G22];[.I22];[.K22];[.M22])+SUM(['製品別水產別水產貿易量值-2'.C22];['製品別水產別水產貿易量值-2'.E22];['製品別水產別水產貿易量值-2'.G22];['製品別水產別水產貿易量值-2'.I22];['製品別水產別水產貿易量值-2'.K22];['製品別水產別水產貿易量值-2'.M22])+SUM(['製品別水產別水產貿易量值-3'.C22];['製品別水產別水產貿易量值-3'.E22];['製品別水產別水產貿易量值-3'.G22];['製品別水產別水產貿易量值-3'.I22];['製品別水產別水產貿易量值-3'.K22];['製品別水產別水產貿易量值-3'.M22])+SUM(['製品別水產別水產貿易量值-4'.C22];['製品別水產別水產貿易量值-4'.E22];['製品別水產別水產貿易量值-4'.G22];['製品別水產別水產貿易量值-4'.I22];['製品別水產別水產貿易量值-4'.K22];['製品別水產別水產貿易量值-4'.M22])+SUM(['製品別水產別水產貿易量值-5'.C22];['製品別水產別水產貿易量值-5'.E22];['製品別水產別水產貿易量值-5'.G22];['製品別水產別水產貿易量值-5'.I22];['製品別水產別水產貿易量值-5'.K22];['製品別水產別水產貿易量值-5'.M22])+SUM(['製品別水產別水產貿易量值-6'.C22];['製品別水產別水產貿易量值-6'.E22];['製品別水產別水產貿易量值-6'.G22];['製品別水產別水產貿易量值-6'.I22];['製品別水產別水產貿易量值-6'.K22];['製品別水產別水產貿易量值-6'.M22])+SUM(['製品別水產別水產貿易量值-7'.C22];['製品別水產別水產貿易量值-7'.E22];['製品別水產別水產貿易量值-7'.G22];['製品別水產別水產貿易量值-7'.I22];['製品別水產別水產貿易量值-7'.K22];['製品別水產別水產貿易量值-7'.M22])+SUM(['製品別水產別水產貿易量值-8'.C22];['製品別水產別水產貿易量值-8'.E22];['製品別水產別水產貿易量值-8'.G22];['製品別水產別水產貿易量值-8'.I22];['製品別水產別水產貿易量值-8'.K22];['製品別水產別水產貿易量值-8'.M22])+SUM(['製品別水產別水產貿易量值-9'.C22];['製品別水產別水產貿易量值-9'.E22];['製品別水產別水產貿易量值-9'.G22];['製品別水產別水產貿易量值-9'.I22];['製品別水產別水產貿易量值-9'.K22];['製品別水產別水產貿易量值-9'.M22])+SUM(['製品別水產別水產貿易量值-10'.C22];['製品別水產別水產貿易量值-10'.E22];['製品別水產別水產貿易量值-10'.G22];['製品別水產別水產貿易量值-10'.I22];['製品別水產別水產貿易量值-10'.K22];['製品別水產別水產貿易量值-10'.M22])+SUM(['製品別水產別水產貿易量值-11'.C22];['製品別水產別水產貿易量值-11'.E22];['製品別水產別水產貿易量值-11'.G22];['製品別水產別水產貿易量值-11'.I22];['製品別水產別水產貿易量值-11'.K22];['製品別水產別水產貿易量值-11'.M22])+SUM(['製品別水產別水產貿易量值-12'.C22];['製品別水產別水產貿易量值-12'.E22];['製品別水產別水產貿易量值-12'.G22];['製品別水產別水產貿易量值-12'.I22];['製品別水產別水產貿易量值-12'.K22];['製品別水產別水產貿易量值-12'.M22])+SUM(['製品別水產別水產貿易量值-13'.C22];['製品別水產別水產貿易量值-13'.E22];['製品別水產別水產貿易量值-13'.G22];['製品別水產別水產貿易量值-13'.I22];['製品別水產別水產貿易量值-13'.K22];['製品別水產別水產貿易量值-13'.M22])+SUM(['製品別水產別水產貿易量值-14'.C22];['製品別水產別水產貿易量值-14'.E22];['製品別水產別水產貿易量值-14'.G22];['製品別水產別水產貿易量值-14'.I22];['製品別水產別水產貿易量值-14'.K22];['製品別水產別水產貿易量值-14'.M22])+SUM(['製品別水產別水產貿易量值-15'.C22];['製品別水產別水產貿易量值-15'.E22];['製品別水產別水產貿易量值-15'.G22];['製品別水產別水產貿易量值-15'.I22];['製品別水產別水產貿易量值-15'.K22];['製品別水產別水產貿易量值-15'.M22])+SUM(['製品別水產別水產貿易量值-16'.C22];['製品別水產別水產貿易量值-16'.E22];['製品別水產別水產貿易量值-16'.G22];['製品別水產別水產貿易量值-16'.I22];['製品別水產別水產貿易量值-16'.K22];['製品別水產別水產貿易量值-16'.M22])+SUM(['製品別水產別水產貿易量值-17'.C22];['製品別水產別水產貿易量值-17'.E22];['製品別水產別水產貿易量值-17'.G22];['製品別水產別水產貿易量值-17'.I22];['製品別水產別水產貿易量值-17'.K22];['製品別水產別水產貿易量值-17'.M22])+SUM(['製品別水產別水產貿易量值-18'.C22];['製品別水產別水產貿易量值-18'.E22];['製品別水產別水產貿易量值-18'.G22];['製品別水產別水產貿易量值-18'.I22];['製品別水產別水產貿易量值-18'.K22];['製品別水產別水產貿易量值-18'.M22]))" table:style-name="ce12">
            <text:p>665,689<text:s/></text:p>
          </table:table-cell>
          <table:table-cell office:value-type="float" office:value="1310.9139999999998" table:formula="of:=IF(SUM([.H22];[.J22];[.L22];[.N22])+SUM(['製品別水產別水產貿易量值-2'.D22];['製品別水產別水產貿易量值-2'.F22];['製品別水產別水產貿易量值-2'.H22];['製品別水產別水產貿易量值-2'.J22];['製品別水產別水產貿易量值-2'.L22];['製品別水產別水產貿易量值-2'.N22])+SUM(['製品別水產別水產貿易量值-3'.D22];['製品別水產別水產貿易量值-3'.F22];['製品別水產別水產貿易量值-3'.H22];['製品別水產別水產貿易量值-3'.J22];['製品別水產別水產貿易量值-3'.L22];['製品別水產別水產貿易量值-3'.N22])+SUM(['製品別水產別水產貿易量值-4'.D22];['製品別水產別水產貿易量值-4'.F22];['製品別水產別水產貿易量值-4'.H22];['製品別水產別水產貿易量值-4'.J22];['製品別水產別水產貿易量值-4'.L22];['製品別水產別水產貿易量值-4'.N22])+SUM(['製品別水產別水產貿易量值-5'.D22];['製品別水產別水產貿易量值-5'.F22];['製品別水產別水產貿易量值-5'.H22];['製品別水產別水產貿易量值-5'.J22];['製品別水產別水產貿易量值-5'.L22];['製品別水產別水產貿易量值-5'.N22])+SUM(['製品別水產別水產貿易量值-6'.D22];['製品別水產別水產貿易量值-6'.F22];['製品別水產別水產貿易量值-6'.H22];['製品別水產別水產貿易量值-6'.J22];['製品別水產別水產貿易量值-6'.L22];['製品別水產別水產貿易量值-6'.N22])+SUM(['製品別水產別水產貿易量值-7'.D22];['製品別水產別水產貿易量值-7'.F22];['製品別水產別水產貿易量值-7'.H22];['製品別水產別水產貿易量值-7'.J22];['製品別水產別水產貿易量值-7'.L22];['製品別水產別水產貿易量值-7'.N22])+SUM(['製品別水產別水產貿易量值-8'.D22];['製品別水產別水產貿易量值-8'.F22];['製品別水產別水產貿易量值-8'.H22];['製品別水產別水產貿易量值-8'.J22];['製品別水產別水產貿易量值-8'.L22];['製品別水產別水產貿易量值-8'.N22])+SUM(['製品別水產別水產貿易量值-9'.D22];['製品別水產別水產貿易量值-9'.F22];['製品別水產別水產貿易量值-9'.H22];['製品別水產別水產貿易量值-9'.J22];['製品別水產別水產貿易量值-9'.L22];['製品別水產別水產貿易量值-9'.N22])+SUM(['製品別水產別水產貿易量值-10'.D22];['製品別水產別水產貿易量值-10'.F22];['製品別水產別水產貿易量值-10'.H22];['製品別水產別水產貿易量值-10'.J22];['製品別水產別水產貿易量值-10'.L22];['製品別水產別水產貿易量值-10'.N22])+SUM(['製品別水產別水產貿易量值-11'.D22];['製品別水產別水產貿易量值-11'.F22];['製品別水產別水產貿易量值-11'.H22];['製品別水產別水產貿易量值-11'.J22];['製品別水產別水產貿易量值-11'.L22];['製品別水產別水產貿易量值-11'.N22])+SUM(['製品別水產別水產貿易量值-12'.D22];['製品別水產別水產貿易量值-12'.F22];['製品別水產別水產貿易量值-12'.H22];['製品別水產別水產貿易量值-12'.J22];['製品別水產別水產貿易量值-12'.L22];['製品別水產別水產貿易量值-12'.N22])+SUM(['製品別水產別水產貿易量值-13'.D22];['製品別水產別水產貿易量值-13'.F22];['製品別水產別水產貿易量值-13'.H22];['製品別水產別水產貿易量值-13'.J22];['製品別水產別水產貿易量值-13'.L22];['製品別水產別水產貿易量值-13'.N22])+SUM(['製品別水產別水產貿易量值-14'.D22];['製品別水產別水產貿易量值-14'.F22];['製品別水產別水產貿易量值-14'.H22];['製品別水產別水產貿易量值-14'.J22];['製品別水產別水產貿易量值-14'.L22];['製品別水產別水產貿易量值-14'.N22])+SUM(['製品別水產別水產貿易量值-15'.D22];['製品別水產別水產貿易量值-15'.F22];['製品別水產別水產貿易量值-15'.H22];['製品別水產別水產貿易量值-15'.J22];['製品別水產別水產貿易量值-15'.L22];['製品別水產別水產貿易量值-15'.N22])+SUM(['製品別水產別水產貿易量值-16'.D22];['製品別水產別水產貿易量值-16'.F22];['製品別水產別水產貿易量值-16'.H22];['製品別水產別水產貿易量值-16'.J22];['製品別水產別水產貿易量值-16'.L22];['製品別水產別水產貿易量值-16'.N22])+SUM(['製品別水產別水產貿易量值-17'.D22];['製品別水產別水產貿易量值-17'.F22];['製品別水產別水產貿易量值-17'.H22];['製品別水產別水產貿易量值-17'.J22];['製品別水產別水產貿易量值-17'.L22];['製品別水產別水產貿易量值-17'.N22])+SUM(['製品別水產別水產貿易量值-18'.D22];['製品別水產別水產貿易量值-18'.F22];['製品別水產別水產貿易量值-18'.H22];['製品別水產別水產貿易量值-18'.J22];['製品別水產別水產貿易量值-18'.L22];['製品別水產別水產貿易量值-18'.N22])=0;&quot;-&quot;;SUM([.H22];[.J22];[.L22];[.N22])+SUM(['製品別水產別水產貿易量值-2'.D22];['製品別水產別水產貿易量值-2'.F22];['製品別水產別水產貿易量值-2'.H22];['製品別水產別水產貿易量值-2'.J22];['製品別水產別水產貿易量值-2'.L22];['製品別水產別水產貿易量值-2'.N22])+SUM(['製品別水產別水產貿易量值-3'.D22];['製品別水產別水產貿易量值-3'.F22];['製品別水產別水產貿易量值-3'.H22];['製品別水產別水產貿易量值-3'.J22];['製品別水產別水產貿易量值-3'.L22];['製品別水產別水產貿易量值-3'.N22])+SUM(['製品別水產別水產貿易量值-4'.D22];['製品別水產別水產貿易量值-4'.F22];['製品別水產別水產貿易量值-4'.H22];['製品別水產別水產貿易量值-4'.J22];['製品別水產別水產貿易量值-4'.L22];['製品別水產別水產貿易量值-4'.N22])+SUM(['製品別水產別水產貿易量值-5'.D22];['製品別水產別水產貿易量值-5'.F22];['製品別水產別水產貿易量值-5'.H22];['製品別水產別水產貿易量值-5'.J22];['製品別水產別水產貿易量值-5'.L22];['製品別水產別水產貿易量值-5'.N22])+SUM(['製品別水產別水產貿易量值-6'.D22];['製品別水產別水產貿易量值-6'.F22];['製品別水產別水產貿易量值-6'.H22];['製品別水產別水產貿易量值-6'.J22];['製品別水產別水產貿易量值-6'.L22];['製品別水產別水產貿易量值-6'.N22])+SUM(['製品別水產別水產貿易量值-7'.D22];['製品別水產別水產貿易量值-7'.F22];['製品別水產別水產貿易量值-7'.H22];['製品別水產別水產貿易量值-7'.J22];['製品別水產別水產貿易量值-7'.L22];['製品別水產別水產貿易量值-7'.N22])+SUM(['製品別水產別水產貿易量值-8'.D22];['製品別水產別水產貿易量值-8'.F22];['製品別水產別水產貿易量值-8'.H22];['製品別水產別水產貿易量值-8'.J22];['製品別水產別水產貿易量值-8'.L22];['製品別水產別水產貿易量值-8'.N22])+SUM(['製品別水產別水產貿易量值-9'.D22];['製品別水產別水產貿易量值-9'.F22];['製品別水產別水產貿易量值-9'.H22];['製品別水產別水產貿易量值-9'.J22];['製品別水產別水產貿易量值-9'.L22];['製品別水產別水產貿易量值-9'.N22])+SUM(['製品別水產別水產貿易量值-10'.D22];['製品別水產別水產貿易量值-10'.F22];['製品別水產別水產貿易量值-10'.H22];['製品別水產別水產貿易量值-10'.J22];['製品別水產別水產貿易量值-10'.L22];['製品別水產別水產貿易量值-10'.N22])+SUM(['製品別水產別水產貿易量值-11'.D22];['製品別水產別水產貿易量值-11'.F22];['製品別水產別水產貿易量值-11'.H22];['製品別水產別水產貿易量值-11'.J22];['製品別水產別水產貿易量值-11'.L22];['製品別水產別水產貿易量值-11'.N22])+SUM(['製品別水產別水產貿易量值-12'.D22];['製品別水產別水產貿易量值-12'.F22];['製品別水產別水產貿易量值-12'.H22];['製品別水產別水產貿易量值-12'.J22];['製品別水產別水產貿易量值-12'.L22];['製品別水產別水產貿易量值-12'.N22])+SUM(['製品別水產別水產貿易量值-13'.D22];['製品別水產別水產貿易量值-13'.F22];['製品別水產別水產貿易量值-13'.H22];['製品別水產別水產貿易量值-13'.J22];['製品別水產別水產貿易量值-13'.L22];['製品別水產別水產貿易量值-13'.N22])+SUM(['製品別水產別水產貿易量值-14'.D22];['製品別水產別水產貿易量值-14'.F22];['製品別水產別水產貿易量值-14'.H22];['製品別水產別水產貿易量值-14'.J22];['製品別水產別水產貿易量值-14'.L22];['製品別水產別水產貿易量值-14'.N22])+SUM(['製品別水產別水產貿易量值-15'.D22];['製品別水產別水產貿易量值-15'.F22];['製品別水產別水產貿易量值-15'.H22];['製品別水產別水產貿易量值-15'.J22];['製品別水產別水產貿易量值-15'.L22];['製品別水產別水產貿易量值-15'.N22])+SUM(['製品別水產別水產貿易量值-16'.D22];['製品別水產別水產貿易量值-16'.F22];['製品別水產別水產貿易量值-16'.H22];['製品別水產別水產貿易量值-16'.J22];['製品別水產別水產貿易量值-16'.L22];['製品別水產別水產貿易量值-16'.N22])+SUM(['製品別水產別水產貿易量值-17'.D22];['製品別水產別水產貿易量值-17'.F22];['製品別水產別水產貿易量值-17'.H22];['製品別水產別水產貿易量值-17'.J22];['製品別水產別水產貿易量值-17'.L22];['製品別水產別水產貿易量值-17'.N22])+SUM(['製品別水產別水產貿易量值-18'.D22];['製品別水產別水產貿易量值-18'.F22];['製品別水產別水產貿易量值-18'.H22];['製品別水產別水產貿易量值-18'.J22];['製品別水產別水產貿易量值-18'.L22];['製品別水產別水產貿易量值-18'.N22]))" table:style-name="ce12">
            <text:p>1,3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7178907" table:formula="of:=IF(SUM([.G23];[.I23];[.K23];[.M23])+SUM(['製品別水產別水產貿易量值-2'.C23];['製品別水產別水產貿易量值-2'.E23];['製品別水產別水產貿易量值-2'.G23];['製品別水產別水產貿易量值-2'.I23];['製品別水產別水產貿易量值-2'.K23];['製品別水產別水產貿易量值-2'.M23])+SUM(['製品別水產別水產貿易量值-3'.C23];['製品別水產別水產貿易量值-3'.E23];['製品別水產別水產貿易量值-3'.G23];['製品別水產別水產貿易量值-3'.I23];['製品別水產別水產貿易量值-3'.K23];['製品別水產別水產貿易量值-3'.M23])+SUM(['製品別水產別水產貿易量值-4'.C23];['製品別水產別水產貿易量值-4'.E23];['製品別水產別水產貿易量值-4'.G23];['製品別水產別水產貿易量值-4'.I23];['製品別水產別水產貿易量值-4'.K23];['製品別水產別水產貿易量值-4'.M23])+SUM(['製品別水產別水產貿易量值-5'.C23];['製品別水產別水產貿易量值-5'.E23];['製品別水產別水產貿易量值-5'.G23];['製品別水產別水產貿易量值-5'.I23];['製品別水產別水產貿易量值-5'.K23];['製品別水產別水產貿易量值-5'.M23])+SUM(['製品別水產別水產貿易量值-6'.C23];['製品別水產別水產貿易量值-6'.E23];['製品別水產別水產貿易量值-6'.G23];['製品別水產別水產貿易量值-6'.I23];['製品別水產別水產貿易量值-6'.K23];['製品別水產別水產貿易量值-6'.M23])+SUM(['製品別水產別水產貿易量值-7'.C23];['製品別水產別水產貿易量值-7'.E23];['製品別水產別水產貿易量值-7'.G23];['製品別水產別水產貿易量值-7'.I23];['製品別水產別水產貿易量值-7'.K23];['製品別水產別水產貿易量值-7'.M23])+SUM(['製品別水產別水產貿易量值-8'.C23];['製品別水產別水產貿易量值-8'.E23];['製品別水產別水產貿易量值-8'.G23];['製品別水產別水產貿易量值-8'.I23];['製品別水產別水產貿易量值-8'.K23];['製品別水產別水產貿易量值-8'.M23])+SUM(['製品別水產別水產貿易量值-9'.C23];['製品別水產別水產貿易量值-9'.E23];['製品別水產別水產貿易量值-9'.G23];['製品別水產別水產貿易量值-9'.I23];['製品別水產別水產貿易量值-9'.K23];['製品別水產別水產貿易量值-9'.M23])+SUM(['製品別水產別水產貿易量值-10'.C23];['製品別水產別水產貿易量值-10'.E23];['製品別水產別水產貿易量值-10'.G23];['製品別水產別水產貿易量值-10'.I23];['製品別水產別水產貿易量值-10'.K23];['製品別水產別水產貿易量值-10'.M23])+SUM(['製品別水產別水產貿易量值-11'.C23];['製品別水產別水產貿易量值-11'.E23];['製品別水產別水產貿易量值-11'.G23];['製品別水產別水產貿易量值-11'.I23];['製品別水產別水產貿易量值-11'.K23];['製品別水產別水產貿易量值-11'.M23])+SUM(['製品別水產別水產貿易量值-12'.C23];['製品別水產別水產貿易量值-12'.E23];['製品別水產別水產貿易量值-12'.G23];['製品別水產別水產貿易量值-12'.I23];['製品別水產別水產貿易量值-12'.K23];['製品別水產別水產貿易量值-12'.M23])+SUM(['製品別水產別水產貿易量值-13'.C23];['製品別水產別水產貿易量值-13'.E23];['製品別水產別水產貿易量值-13'.G23];['製品別水產別水產貿易量值-13'.I23];['製品別水產別水產貿易量值-13'.K23];['製品別水產別水產貿易量值-13'.M23])+SUM(['製品別水產別水產貿易量值-14'.C23];['製品別水產別水產貿易量值-14'.E23];['製品別水產別水產貿易量值-14'.G23];['製品別水產別水產貿易量值-14'.I23];['製品別水產別水產貿易量值-14'.K23];['製品別水產別水產貿易量值-14'.M23])+SUM(['製品別水產別水產貿易量值-15'.C23];['製品別水產別水產貿易量值-15'.E23];['製品別水產別水產貿易量值-15'.G23];['製品別水產別水產貿易量值-15'.I23];['製品別水產別水產貿易量值-15'.K23];['製品別水產別水產貿易量值-15'.M23])+SUM(['製品別水產別水產貿易量值-16'.C23];['製品別水產別水產貿易量值-16'.E23];['製品別水產別水產貿易量值-16'.G23];['製品別水產別水產貿易量值-16'.I23];['製品別水產別水產貿易量值-16'.K23];['製品別水產別水產貿易量值-16'.M23])+SUM(['製品別水產別水產貿易量值-17'.C23];['製品別水產別水產貿易量值-17'.E23];['製品別水產別水產貿易量值-17'.G23];['製品別水產別水產貿易量值-17'.I23];['製品別水產別水產貿易量值-17'.K23];['製品別水產別水產貿易量值-17'.M23])+SUM(['製品別水產別水產貿易量值-18'.C23];['製品別水產別水產貿易量值-18'.E23];['製品別水產別水產貿易量值-18'.G23];['製品別水產別水產貿易量值-18'.I23];['製品別水產別水產貿易量值-18'.K23];['製品別水產別水產貿易量值-18'.M23])=0;&quot;-&quot;;SUM([.G23];[.I23];[.K23];[.M23])+SUM(['製品別水產別水產貿易量值-2'.C23];['製品別水產別水產貿易量值-2'.E23];['製品別水產別水產貿易量值-2'.G23];['製品別水產別水產貿易量值-2'.I23];['製品別水產別水產貿易量值-2'.K23];['製品別水產別水產貿易量值-2'.M23])+SUM(['製品別水產別水產貿易量值-3'.C23];['製品別水產別水產貿易量值-3'.E23];['製品別水產別水產貿易量值-3'.G23];['製品別水產別水產貿易量值-3'.I23];['製品別水產別水產貿易量值-3'.K23];['製品別水產別水產貿易量值-3'.M23])+SUM(['製品別水產別水產貿易量值-4'.C23];['製品別水產別水產貿易量值-4'.E23];['製品別水產別水產貿易量值-4'.G23];['製品別水產別水產貿易量值-4'.I23];['製品別水產別水產貿易量值-4'.K23];['製品別水產別水產貿易量值-4'.M23])+SUM(['製品別水產別水產貿易量值-5'.C23];['製品別水產別水產貿易量值-5'.E23];['製品別水產別水產貿易量值-5'.G23];['製品別水產別水產貿易量值-5'.I23];['製品別水產別水產貿易量值-5'.K23];['製品別水產別水產貿易量值-5'.M23])+SUM(['製品別水產別水產貿易量值-6'.C23];['製品別水產別水產貿易量值-6'.E23];['製品別水產別水產貿易量值-6'.G23];['製品別水產別水產貿易量值-6'.I23];['製品別水產別水產貿易量值-6'.K23];['製品別水產別水產貿易量值-6'.M23])+SUM(['製品別水產別水產貿易量值-7'.C23];['製品別水產別水產貿易量值-7'.E23];['製品別水產別水產貿易量值-7'.G23];['製品別水產別水產貿易量值-7'.I23];['製品別水產別水產貿易量值-7'.K23];['製品別水產別水產貿易量值-7'.M23])+SUM(['製品別水產別水產貿易量值-8'.C23];['製品別水產別水產貿易量值-8'.E23];['製品別水產別水產貿易量值-8'.G23];['製品別水產別水產貿易量值-8'.I23];['製品別水產別水產貿易量值-8'.K23];['製品別水產別水產貿易量值-8'.M23])+SUM(['製品別水產別水產貿易量值-9'.C23];['製品別水產別水產貿易量值-9'.E23];['製品別水產別水產貿易量值-9'.G23];['製品別水產別水產貿易量值-9'.I23];['製品別水產別水產貿易量值-9'.K23];['製品別水產別水產貿易量值-9'.M23])+SUM(['製品別水產別水產貿易量值-10'.C23];['製品別水產別水產貿易量值-10'.E23];['製品別水產別水產貿易量值-10'.G23];['製品別水產別水產貿易量值-10'.I23];['製品別水產別水產貿易量值-10'.K23];['製品別水產別水產貿易量值-10'.M23])+SUM(['製品別水產別水產貿易量值-11'.C23];['製品別水產別水產貿易量值-11'.E23];['製品別水產別水產貿易量值-11'.G23];['製品別水產別水產貿易量值-11'.I23];['製品別水產別水產貿易量值-11'.K23];['製品別水產別水產貿易量值-11'.M23])+SUM(['製品別水產別水產貿易量值-12'.C23];['製品別水產別水產貿易量值-12'.E23];['製品別水產別水產貿易量值-12'.G23];['製品別水產別水產貿易量值-12'.I23];['製品別水產別水產貿易量值-12'.K23];['製品別水產別水產貿易量值-12'.M23])+SUM(['製品別水產別水產貿易量值-13'.C23];['製品別水產別水產貿易量值-13'.E23];['製品別水產別水產貿易量值-13'.G23];['製品別水產別水產貿易量值-13'.I23];['製品別水產別水產貿易量值-13'.K23];['製品別水產別水產貿易量值-13'.M23])+SUM(['製品別水產別水產貿易量值-14'.C23];['製品別水產別水產貿易量值-14'.E23];['製品別水產別水產貿易量值-14'.G23];['製品別水產別水產貿易量值-14'.I23];['製品別水產別水產貿易量值-14'.K23];['製品別水產別水產貿易量值-14'.M23])+SUM(['製品別水產別水產貿易量值-15'.C23];['製品別水產別水產貿易量值-15'.E23];['製品別水產別水產貿易量值-15'.G23];['製品別水產別水產貿易量值-15'.I23];['製品別水產別水產貿易量值-15'.K23];['製品別水產別水產貿易量值-15'.M23])+SUM(['製品別水產別水產貿易量值-16'.C23];['製品別水產別水產貿易量值-16'.E23];['製品別水產別水產貿易量值-16'.G23];['製品別水產別水產貿易量值-16'.I23];['製品別水產別水產貿易量值-16'.K23];['製品別水產別水產貿易量值-16'.M23])+SUM(['製品別水產別水產貿易量值-17'.C23];['製品別水產別水產貿易量值-17'.E23];['製品別水產別水產貿易量值-17'.G23];['製品別水產別水產貿易量值-17'.I23];['製品別水產別水產貿易量值-17'.K23];['製品別水產別水產貿易量值-17'.M23])+SUM(['製品別水產別水產貿易量值-18'.C23];['製品別水產別水產貿易量值-18'.E23];['製品別水產別水產貿易量值-18'.G23];['製品別水產別水產貿易量值-18'.I23];['製品別水產別水產貿易量值-18'.K23];['製品別水產別水產貿易量值-18'.M23]))" table:style-name="ce12">
            <text:p>7,178,907<text:s/></text:p>
          </table:table-cell>
          <table:table-cell office:value-type="float" office:value="37748.021000000001" table:formula="of:=IF(SUM([.H23];[.J23];[.L23];[.N23])+SUM(['製品別水產別水產貿易量值-2'.D23];['製品別水產別水產貿易量值-2'.F23];['製品別水產別水產貿易量值-2'.H23];['製品別水產別水產貿易量值-2'.J23];['製品別水產別水產貿易量值-2'.L23];['製品別水產別水產貿易量值-2'.N23])+SUM(['製品別水產別水產貿易量值-3'.D23];['製品別水產別水產貿易量值-3'.F23];['製品別水產別水產貿易量值-3'.H23];['製品別水產別水產貿易量值-3'.J23];['製品別水產別水產貿易量值-3'.L23];['製品別水產別水產貿易量值-3'.N23])+SUM(['製品別水產別水產貿易量值-4'.D23];['製品別水產別水產貿易量值-4'.F23];['製品別水產別水產貿易量值-4'.H23];['製品別水產別水產貿易量值-4'.J23];['製品別水產別水產貿易量值-4'.L23];['製品別水產別水產貿易量值-4'.N23])+SUM(['製品別水產別水產貿易量值-5'.D23];['製品別水產別水產貿易量值-5'.F23];['製品別水產別水產貿易量值-5'.H23];['製品別水產別水產貿易量值-5'.J23];['製品別水產別水產貿易量值-5'.L23];['製品別水產別水產貿易量值-5'.N23])+SUM(['製品別水產別水產貿易量值-6'.D23];['製品別水產別水產貿易量值-6'.F23];['製品別水產別水產貿易量值-6'.H23];['製品別水產別水產貿易量值-6'.J23];['製品別水產別水產貿易量值-6'.L23];['製品別水產別水產貿易量值-6'.N23])+SUM(['製品別水產別水產貿易量值-7'.D23];['製品別水產別水產貿易量值-7'.F23];['製品別水產別水產貿易量值-7'.H23];['製品別水產別水產貿易量值-7'.J23];['製品別水產別水產貿易量值-7'.L23];['製品別水產別水產貿易量值-7'.N23])+SUM(['製品別水產別水產貿易量值-8'.D23];['製品別水產別水產貿易量值-8'.F23];['製品別水產別水產貿易量值-8'.H23];['製品別水產別水產貿易量值-8'.J23];['製品別水產別水產貿易量值-8'.L23];['製品別水產別水產貿易量值-8'.N23])+SUM(['製品別水產別水產貿易量值-9'.D23];['製品別水產別水產貿易量值-9'.F23];['製品別水產別水產貿易量值-9'.H23];['製品別水產別水產貿易量值-9'.J23];['製品別水產別水產貿易量值-9'.L23];['製品別水產別水產貿易量值-9'.N23])+SUM(['製品別水產別水產貿易量值-10'.D23];['製品別水產別水產貿易量值-10'.F23];['製品別水產別水產貿易量值-10'.H23];['製品別水產別水產貿易量值-10'.J23];['製品別水產別水產貿易量值-10'.L23];['製品別水產別水產貿易量值-10'.N23])+SUM(['製品別水產別水產貿易量值-11'.D23];['製品別水產別水產貿易量值-11'.F23];['製品別水產別水產貿易量值-11'.H23];['製品別水產別水產貿易量值-11'.J23];['製品別水產別水產貿易量值-11'.L23];['製品別水產別水產貿易量值-11'.N23])+SUM(['製品別水產別水產貿易量值-12'.D23];['製品別水產別水產貿易量值-12'.F23];['製品別水產別水產貿易量值-12'.H23];['製品別水產別水產貿易量值-12'.J23];['製品別水產別水產貿易量值-12'.L23];['製品別水產別水產貿易量值-12'.N23])+SUM(['製品別水產別水產貿易量值-13'.D23];['製品別水產別水產貿易量值-13'.F23];['製品別水產別水產貿易量值-13'.H23];['製品別水產別水產貿易量值-13'.J23];['製品別水產別水產貿易量值-13'.L23];['製品別水產別水產貿易量值-13'.N23])+SUM(['製品別水產別水產貿易量值-14'.D23];['製品別水產別水產貿易量值-14'.F23];['製品別水產別水產貿易量值-14'.H23];['製品別水產別水產貿易量值-14'.J23];['製品別水產別水產貿易量值-14'.L23];['製品別水產別水產貿易量值-14'.N23])+SUM(['製品別水產別水產貿易量值-15'.D23];['製品別水產別水產貿易量值-15'.F23];['製品別水產別水產貿易量值-15'.H23];['製品別水產別水產貿易量值-15'.J23];['製品別水產別水產貿易量值-15'.L23];['製品別水產別水產貿易量值-15'.N23])+SUM(['製品別水產別水產貿易量值-16'.D23];['製品別水產別水產貿易量值-16'.F23];['製品別水產別水產貿易量值-16'.H23];['製品別水產別水產貿易量值-16'.J23];['製品別水產別水產貿易量值-16'.L23];['製品別水產別水產貿易量值-16'.N23])+SUM(['製品別水產別水產貿易量值-17'.D23];['製品別水產別水產貿易量值-17'.F23];['製品別水產別水產貿易量值-17'.H23];['製品別水產別水產貿易量值-17'.J23];['製品別水產別水產貿易量值-17'.L23];['製品別水產別水產貿易量值-17'.N23])+SUM(['製品別水產別水產貿易量值-18'.D23];['製品別水產別水產貿易量值-18'.F23];['製品別水產別水產貿易量值-18'.H23];['製品別水產別水產貿易量值-18'.J23];['製品別水產別水產貿易量值-18'.L23];['製品別水產別水產貿易量值-18'.N23])=0;&quot;-&quot;;SUM([.H23];[.J23];[.L23];[.N23])+SUM(['製品別水產別水產貿易量值-2'.D23];['製品別水產別水產貿易量值-2'.F23];['製品別水產別水產貿易量值-2'.H23];['製品別水產別水產貿易量值-2'.J23];['製品別水產別水產貿易量值-2'.L23];['製品別水產別水產貿易量值-2'.N23])+SUM(['製品別水產別水產貿易量值-3'.D23];['製品別水產別水產貿易量值-3'.F23];['製品別水產別水產貿易量值-3'.H23];['製品別水產別水產貿易量值-3'.J23];['製品別水產別水產貿易量值-3'.L23];['製品別水產別水產貿易量值-3'.N23])+SUM(['製品別水產別水產貿易量值-4'.D23];['製品別水產別水產貿易量值-4'.F23];['製品別水產別水產貿易量值-4'.H23];['製品別水產別水產貿易量值-4'.J23];['製品別水產別水產貿易量值-4'.L23];['製品別水產別水產貿易量值-4'.N23])+SUM(['製品別水產別水產貿易量值-5'.D23];['製品別水產別水產貿易量值-5'.F23];['製品別水產別水產貿易量值-5'.H23];['製品別水產別水產貿易量值-5'.J23];['製品別水產別水產貿易量值-5'.L23];['製品別水產別水產貿易量值-5'.N23])+SUM(['製品別水產別水產貿易量值-6'.D23];['製品別水產別水產貿易量值-6'.F23];['製品別水產別水產貿易量值-6'.H23];['製品別水產別水產貿易量值-6'.J23];['製品別水產別水產貿易量值-6'.L23];['製品別水產別水產貿易量值-6'.N23])+SUM(['製品別水產別水產貿易量值-7'.D23];['製品別水產別水產貿易量值-7'.F23];['製品別水產別水產貿易量值-7'.H23];['製品別水產別水產貿易量值-7'.J23];['製品別水產別水產貿易量值-7'.L23];['製品別水產別水產貿易量值-7'.N23])+SUM(['製品別水產別水產貿易量值-8'.D23];['製品別水產別水產貿易量值-8'.F23];['製品別水產別水產貿易量值-8'.H23];['製品別水產別水產貿易量值-8'.J23];['製品別水產別水產貿易量值-8'.L23];['製品別水產別水產貿易量值-8'.N23])+SUM(['製品別水產別水產貿易量值-9'.D23];['製品別水產別水產貿易量值-9'.F23];['製品別水產別水產貿易量值-9'.H23];['製品別水產別水產貿易量值-9'.J23];['製品別水產別水產貿易量值-9'.L23];['製品別水產別水產貿易量值-9'.N23])+SUM(['製品別水產別水產貿易量值-10'.D23];['製品別水產別水產貿易量值-10'.F23];['製品別水產別水產貿易量值-10'.H23];['製品別水產別水產貿易量值-10'.J23];['製品別水產別水產貿易量值-10'.L23];['製品別水產別水產貿易量值-10'.N23])+SUM(['製品別水產別水產貿易量值-11'.D23];['製品別水產別水產貿易量值-11'.F23];['製品別水產別水產貿易量值-11'.H23];['製品別水產別水產貿易量值-11'.J23];['製品別水產別水產貿易量值-11'.L23];['製品別水產別水產貿易量值-11'.N23])+SUM(['製品別水產別水產貿易量值-12'.D23];['製品別水產別水產貿易量值-12'.F23];['製品別水產別水產貿易量值-12'.H23];['製品別水產別水產貿易量值-12'.J23];['製品別水產別水產貿易量值-12'.L23];['製品別水產別水產貿易量值-12'.N23])+SUM(['製品別水產別水產貿易量值-13'.D23];['製品別水產別水產貿易量值-13'.F23];['製品別水產別水產貿易量值-13'.H23];['製品別水產別水產貿易量值-13'.J23];['製品別水產別水產貿易量值-13'.L23];['製品別水產別水產貿易量值-13'.N23])+SUM(['製品別水產別水產貿易量值-14'.D23];['製品別水產別水產貿易量值-14'.F23];['製品別水產別水產貿易量值-14'.H23];['製品別水產別水產貿易量值-14'.J23];['製品別水產別水產貿易量值-14'.L23];['製品別水產別水產貿易量值-14'.N23])+SUM(['製品別水產別水產貿易量值-15'.D23];['製品別水產別水產貿易量值-15'.F23];['製品別水產別水產貿易量值-15'.H23];['製品別水產別水產貿易量值-15'.J23];['製品別水產別水產貿易量值-15'.L23];['製品別水產別水產貿易量值-15'.N23])+SUM(['製品別水產別水產貿易量值-16'.D23];['製品別水產別水產貿易量值-16'.F23];['製品別水產別水產貿易量值-16'.H23];['製品別水產別水產貿易量值-16'.J23];['製品別水產別水產貿易量值-16'.L23];['製品別水產別水產貿易量值-16'.N23])+SUM(['製品別水產別水產貿易量值-17'.D23];['製品別水產別水產貿易量值-17'.F23];['製品別水產別水產貿易量值-17'.H23];['製品別水產別水產貿易量值-17'.J23];['製品別水產別水產貿易量值-17'.L23];['製品別水產別水產貿易量值-17'.N23])+SUM(['製品別水產別水產貿易量值-18'.D23];['製品別水產別水產貿易量值-18'.F23];['製品別水產別水產貿易量值-18'.H23];['製品別水產別水產貿易量值-18'.J23];['製品別水產別水產貿易量值-18'.L23];['製品別水產別水產貿易量值-18'.N23]))" table:style-name="ce12">
            <text:p>37,748<text:s/></text:p>
          </table:table-cell>
          <table:table-cell office:value-type="float" office:value="6973" table:formula="of:=  IF(SUM([.E24:.E29])=0;&quot;-&quot;;SUM([.E24:.E29]))" table:style-name="ce12">
            <text:p>6,973<text:s/></text:p>
          </table:table-cell>
          <table:table-cell office:value-type="float" office:value="209.82400000000001" table:formula="of:=  IF(SUM([.F24:.F29])=0;&quot;-&quot;;SUM([.F24:.F29]))" table:style-name="ce12">
            <text:p>210<text:s/></text:p>
          </table:table-cell>
          <table:table-cell office:value-type="float" office:value="3480" table:formula="of:=  IF(SUM([.G24:.G29])=0;&quot;-&quot;;SUM([.G24:.G29]))" table:style-name="ce12">
            <text:p>3,480<text:s/></text:p>
          </table:table-cell>
          <table:table-cell office:value-type="float" office:value="41.186" table:formula="of:=  IF(SUM([.H24:.H29])=0;&quot;-&quot;;SUM([.H24:.H29]))" table:style-name="ce12">
            <text:p>41<text:s/>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float" office:value="544899" table:formula="of:=IF(SUM([.G24];[.I24];[.K24];[.M24])+SUM(['製品別水產別水產貿易量值-2'.C24];['製品別水產別水產貿易量值-2'.E24];['製品別水產別水產貿易量值-2'.G24];['製品別水產別水產貿易量值-2'.I24];['製品別水產別水產貿易量值-2'.K24];['製品別水產別水產貿易量值-2'.M24])+SUM(['製品別水產別水產貿易量值-3'.C24];['製品別水產別水產貿易量值-3'.E24];['製品別水產別水產貿易量值-3'.G24];['製品別水產別水產貿易量值-3'.I24];['製品別水產別水產貿易量值-3'.K24];['製品別水產別水產貿易量值-3'.M24])+SUM(['製品別水產別水產貿易量值-4'.C24];['製品別水產別水產貿易量值-4'.E24];['製品別水產別水產貿易量值-4'.G24];['製品別水產別水產貿易量值-4'.I24];['製品別水產別水產貿易量值-4'.K24];['製品別水產別水產貿易量值-4'.M24])+SUM(['製品別水產別水產貿易量值-5'.C24];['製品別水產別水產貿易量值-5'.E24];['製品別水產別水產貿易量值-5'.G24];['製品別水產別水產貿易量值-5'.I24];['製品別水產別水產貿易量值-5'.K24];['製品別水產別水產貿易量值-5'.M24])+SUM(['製品別水產別水產貿易量值-6'.C24];['製品別水產別水產貿易量值-6'.E24];['製品別水產別水產貿易量值-6'.G24];['製品別水產別水產貿易量值-6'.I24];['製品別水產別水產貿易量值-6'.K24];['製品別水產別水產貿易量值-6'.M24])+SUM(['製品別水產別水產貿易量值-7'.C24];['製品別水產別水產貿易量值-7'.E24];['製品別水產別水產貿易量值-7'.G24];['製品別水產別水產貿易量值-7'.I24];['製品別水產別水產貿易量值-7'.K24];['製品別水產別水產貿易量值-7'.M24])+SUM(['製品別水產別水產貿易量值-8'.C24];['製品別水產別水產貿易量值-8'.E24];['製品別水產別水產貿易量值-8'.G24];['製品別水產別水產貿易量值-8'.I24];['製品別水產別水產貿易量值-8'.K24];['製品別水產別水產貿易量值-8'.M24])+SUM(['製品別水產別水產貿易量值-9'.C24];['製品別水產別水產貿易量值-9'.E24];['製品別水產別水產貿易量值-9'.G24];['製品別水產別水產貿易量值-9'.I24];['製品別水產別水產貿易量值-9'.K24];['製品別水產別水產貿易量值-9'.M24])+SUM(['製品別水產別水產貿易量值-10'.C24];['製品別水產別水產貿易量值-10'.E24];['製品別水產別水產貿易量值-10'.G24];['製品別水產別水產貿易量值-10'.I24];['製品別水產別水產貿易量值-10'.K24];['製品別水產別水產貿易量值-10'.M24])+SUM(['製品別水產別水產貿易量值-11'.C24];['製品別水產別水產貿易量值-11'.E24];['製品別水產別水產貿易量值-11'.G24];['製品別水產別水產貿易量值-11'.I24];['製品別水產別水產貿易量值-11'.K24];['製品別水產別水產貿易量值-11'.M24])+SUM(['製品別水產別水產貿易量值-12'.C24];['製品別水產別水產貿易量值-12'.E24];['製品別水產別水產貿易量值-12'.G24];['製品別水產別水產貿易量值-12'.I24];['製品別水產別水產貿易量值-12'.K24];['製品別水產別水產貿易量值-12'.M24])+SUM(['製品別水產別水產貿易量值-13'.C24];['製品別水產別水產貿易量值-13'.E24];['製品別水產別水產貿易量值-13'.G24];['製品別水產別水產貿易量值-13'.I24];['製品別水產別水產貿易量值-13'.K24];['製品別水產別水產貿易量值-13'.M24])+SUM(['製品別水產別水產貿易量值-14'.C24];['製品別水產別水產貿易量值-14'.E24];['製品別水產別水產貿易量值-14'.G24];['製品別水產別水產貿易量值-14'.I24];['製品別水產別水產貿易量值-14'.K24];['製品別水產別水產貿易量值-14'.M24])+SUM(['製品別水產別水產貿易量值-15'.C24];['製品別水產別水產貿易量值-15'.E24];['製品別水產別水產貿易量值-15'.G24];['製品別水產別水產貿易量值-15'.I24];['製品別水產別水產貿易量值-15'.K24];['製品別水產別水產貿易量值-15'.M24])+SUM(['製品別水產別水產貿易量值-16'.C24];['製品別水產別水產貿易量值-16'.E24];['製品別水產別水產貿易量值-16'.G24];['製品別水產別水產貿易量值-16'.I24];['製品別水產別水產貿易量值-16'.K24];['製品別水產別水產貿易量值-16'.M24])+SUM(['製品別水產別水產貿易量值-17'.C24];['製品別水產別水產貿易量值-17'.E24];['製品別水產別水產貿易量值-17'.G24];['製品別水產別水產貿易量值-17'.I24];['製品別水產別水產貿易量值-17'.K24];['製品別水產別水產貿易量值-17'.M24])+SUM(['製品別水產別水產貿易量值-18'.C24];['製品別水產別水產貿易量值-18'.E24];['製品別水產別水產貿易量值-18'.G24];['製品別水產別水產貿易量值-18'.I24];['製品別水產別水產貿易量值-18'.K24];['製品別水產別水產貿易量值-18'.M24])=0;&quot;-&quot;;SUM([.G24];[.I24];[.K24];[.M24])+SUM(['製品別水產別水產貿易量值-2'.C24];['製品別水產別水產貿易量值-2'.E24];['製品別水產別水產貿易量值-2'.G24];['製品別水產別水產貿易量值-2'.I24];['製品別水產別水產貿易量值-2'.K24];['製品別水產別水產貿易量值-2'.M24])+SUM(['製品別水產別水產貿易量值-3'.C24];['製品別水產別水產貿易量值-3'.E24];['製品別水產別水產貿易量值-3'.G24];['製品別水產別水產貿易量值-3'.I24];['製品別水產別水產貿易量值-3'.K24];['製品別水產別水產貿易量值-3'.M24])+SUM(['製品別水產別水產貿易量值-4'.C24];['製品別水產別水產貿易量值-4'.E24];['製品別水產別水產貿易量值-4'.G24];['製品別水產別水產貿易量值-4'.I24];['製品別水產別水產貿易量值-4'.K24];['製品別水產別水產貿易量值-4'.M24])+SUM(['製品別水產別水產貿易量值-5'.C24];['製品別水產別水產貿易量值-5'.E24];['製品別水產別水產貿易量值-5'.G24];['製品別水產別水產貿易量值-5'.I24];['製品別水產別水產貿易量值-5'.K24];['製品別水產別水產貿易量值-5'.M24])+SUM(['製品別水產別水產貿易量值-6'.C24];['製品別水產別水產貿易量值-6'.E24];['製品別水產別水產貿易量值-6'.G24];['製品別水產別水產貿易量值-6'.I24];['製品別水產別水產貿易量值-6'.K24];['製品別水產別水產貿易量值-6'.M24])+SUM(['製品別水產別水產貿易量值-7'.C24];['製品別水產別水產貿易量值-7'.E24];['製品別水產別水產貿易量值-7'.G24];['製品別水產別水產貿易量值-7'.I24];['製品別水產別水產貿易量值-7'.K24];['製品別水產別水產貿易量值-7'.M24])+SUM(['製品別水產別水產貿易量值-8'.C24];['製品別水產別水產貿易量值-8'.E24];['製品別水產別水產貿易量值-8'.G24];['製品別水產別水產貿易量值-8'.I24];['製品別水產別水產貿易量值-8'.K24];['製品別水產別水產貿易量值-8'.M24])+SUM(['製品別水產別水產貿易量值-9'.C24];['製品別水產別水產貿易量值-9'.E24];['製品別水產別水產貿易量值-9'.G24];['製品別水產別水產貿易量值-9'.I24];['製品別水產別水產貿易量值-9'.K24];['製品別水產別水產貿易量值-9'.M24])+SUM(['製品別水產別水產貿易量值-10'.C24];['製品別水產別水產貿易量值-10'.E24];['製品別水產別水產貿易量值-10'.G24];['製品別水產別水產貿易量值-10'.I24];['製品別水產別水產貿易量值-10'.K24];['製品別水產別水產貿易量值-10'.M24])+SUM(['製品別水產別水產貿易量值-11'.C24];['製品別水產別水產貿易量值-11'.E24];['製品別水產別水產貿易量值-11'.G24];['製品別水產別水產貿易量值-11'.I24];['製品別水產別水產貿易量值-11'.K24];['製品別水產別水產貿易量值-11'.M24])+SUM(['製品別水產別水產貿易量值-12'.C24];['製品別水產別水產貿易量值-12'.E24];['製品別水產別水產貿易量值-12'.G24];['製品別水產別水產貿易量值-12'.I24];['製品別水產別水產貿易量值-12'.K24];['製品別水產別水產貿易量值-12'.M24])+SUM(['製品別水產別水產貿易量值-13'.C24];['製品別水產別水產貿易量值-13'.E24];['製品別水產別水產貿易量值-13'.G24];['製品別水產別水產貿易量值-13'.I24];['製品別水產別水產貿易量值-13'.K24];['製品別水產別水產貿易量值-13'.M24])+SUM(['製品別水產別水產貿易量值-14'.C24];['製品別水產別水產貿易量值-14'.E24];['製品別水產別水產貿易量值-14'.G24];['製品別水產別水產貿易量值-14'.I24];['製品別水產別水產貿易量值-14'.K24];['製品別水產別水產貿易量值-14'.M24])+SUM(['製品別水產別水產貿易量值-15'.C24];['製品別水產別水產貿易量值-15'.E24];['製品別水產別水產貿易量值-15'.G24];['製品別水產別水產貿易量值-15'.I24];['製品別水產別水產貿易量值-15'.K24];['製品別水產別水產貿易量值-15'.M24])+SUM(['製品別水產別水產貿易量值-16'.C24];['製品別水產別水產貿易量值-16'.E24];['製品別水產別水產貿易量值-16'.G24];['製品別水產別水產貿易量值-16'.I24];['製品別水產別水產貿易量值-16'.K24];['製品別水產別水產貿易量值-16'.M24])+SUM(['製品別水產別水產貿易量值-17'.C24];['製品別水產別水產貿易量值-17'.E24];['製品別水產別水產貿易量值-17'.G24];['製品別水產別水產貿易量值-17'.I24];['製品別水產別水產貿易量值-17'.K24];['製品別水產別水產貿易量值-17'.M24])+SUM(['製品別水產別水產貿易量值-18'.C24];['製品別水產別水產貿易量值-18'.E24];['製品別水產別水產貿易量值-18'.G24];['製品別水產別水產貿易量值-18'.I24];['製品別水產別水產貿易量值-18'.K24];['製品別水產別水產貿易量值-18'.M24]))" table:style-name="ce12">
            <text:p>544,899<text:s/></text:p>
          </table:table-cell>
          <table:table-cell office:value-type="float" office:value="2094.2429999999999" table:formula="of:=IF(SUM([.H24];[.J24];[.L24];[.N24])+SUM(['製品別水產別水產貿易量值-2'.D24];['製品別水產別水產貿易量值-2'.F24];['製品別水產別水產貿易量值-2'.H24];['製品別水產別水產貿易量值-2'.J24];['製品別水產別水產貿易量值-2'.L24];['製品別水產別水產貿易量值-2'.N24])+SUM(['製品別水產別水產貿易量值-3'.D24];['製品別水產別水產貿易量值-3'.F24];['製品別水產別水產貿易量值-3'.H24];['製品別水產別水產貿易量值-3'.J24];['製品別水產別水產貿易量值-3'.L24];['製品別水產別水產貿易量值-3'.N24])+SUM(['製品別水產別水產貿易量值-4'.D24];['製品別水產別水產貿易量值-4'.F24];['製品別水產別水產貿易量值-4'.H24];['製品別水產別水產貿易量值-4'.J24];['製品別水產別水產貿易量值-4'.L24];['製品別水產別水產貿易量值-4'.N24])+SUM(['製品別水產別水產貿易量值-5'.D24];['製品別水產別水產貿易量值-5'.F24];['製品別水產別水產貿易量值-5'.H24];['製品別水產別水產貿易量值-5'.J24];['製品別水產別水產貿易量值-5'.L24];['製品別水產別水產貿易量值-5'.N24])+SUM(['製品別水產別水產貿易量值-6'.D24];['製品別水產別水產貿易量值-6'.F24];['製品別水產別水產貿易量值-6'.H24];['製品別水產別水產貿易量值-6'.J24];['製品別水產別水產貿易量值-6'.L24];['製品別水產別水產貿易量值-6'.N24])+SUM(['製品別水產別水產貿易量值-7'.D24];['製品別水產別水產貿易量值-7'.F24];['製品別水產別水產貿易量值-7'.H24];['製品別水產別水產貿易量值-7'.J24];['製品別水產別水產貿易量值-7'.L24];['製品別水產別水產貿易量值-7'.N24])+SUM(['製品別水產別水產貿易量值-8'.D24];['製品別水產別水產貿易量值-8'.F24];['製品別水產別水產貿易量值-8'.H24];['製品別水產別水產貿易量值-8'.J24];['製品別水產別水產貿易量值-8'.L24];['製品別水產別水產貿易量值-8'.N24])+SUM(['製品別水產別水產貿易量值-9'.D24];['製品別水產別水產貿易量值-9'.F24];['製品別水產別水產貿易量值-9'.H24];['製品別水產別水產貿易量值-9'.J24];['製品別水產別水產貿易量值-9'.L24];['製品別水產別水產貿易量值-9'.N24])+SUM(['製品別水產別水產貿易量值-10'.D24];['製品別水產別水產貿易量值-10'.F24];['製品別水產別水產貿易量值-10'.H24];['製品別水產別水產貿易量值-10'.J24];['製品別水產別水產貿易量值-10'.L24];['製品別水產別水產貿易量值-10'.N24])+SUM(['製品別水產別水產貿易量值-11'.D24];['製品別水產別水產貿易量值-11'.F24];['製品別水產別水產貿易量值-11'.H24];['製品別水產別水產貿易量值-11'.J24];['製品別水產別水產貿易量值-11'.L24];['製品別水產別水產貿易量值-11'.N24])+SUM(['製品別水產別水產貿易量值-12'.D24];['製品別水產別水產貿易量值-12'.F24];['製品別水產別水產貿易量值-12'.H24];['製品別水產別水產貿易量值-12'.J24];['製品別水產別水產貿易量值-12'.L24];['製品別水產別水產貿易量值-12'.N24])+SUM(['製品別水產別水產貿易量值-13'.D24];['製品別水產別水產貿易量值-13'.F24];['製品別水產別水產貿易量值-13'.H24];['製品別水產別水產貿易量值-13'.J24];['製品別水產別水產貿易量值-13'.L24];['製品別水產別水產貿易量值-13'.N24])+SUM(['製品別水產別水產貿易量值-14'.D24];['製品別水產別水產貿易量值-14'.F24];['製品別水產別水產貿易量值-14'.H24];['製品別水產別水產貿易量值-14'.J24];['製品別水產別水產貿易量值-14'.L24];['製品別水產別水產貿易量值-14'.N24])+SUM(['製品別水產別水產貿易量值-15'.D24];['製品別水產別水產貿易量值-15'.F24];['製品別水產別水產貿易量值-15'.H24];['製品別水產別水產貿易量值-15'.J24];['製品別水產別水產貿易量值-15'.L24];['製品別水產別水產貿易量值-15'.N24])+SUM(['製品別水產別水產貿易量值-16'.D24];['製品別水產別水產貿易量值-16'.F24];['製品別水產別水產貿易量值-16'.H24];['製品別水產別水產貿易量值-16'.J24];['製品別水產別水產貿易量值-16'.L24];['製品別水產別水產貿易量值-16'.N24])+SUM(['製品別水產別水產貿易量值-17'.D24];['製品別水產別水產貿易量值-17'.F24];['製品別水產別水產貿易量值-17'.H24];['製品別水產別水產貿易量值-17'.J24];['製品別水產別水產貿易量值-17'.L24];['製品別水產別水產貿易量值-17'.N24])+SUM(['製品別水產別水產貿易量值-18'.D24];['製品別水產別水產貿易量值-18'.F24];['製品別水產別水產貿易量值-18'.H24];['製品別水產別水產貿易量值-18'.J24];['製品別水產別水產貿易量值-18'.L24];['製品別水產別水產貿易量值-18'.N24])=0;&quot;-&quot;;SUM([.H24];[.J24];[.L24];[.N24])+SUM(['製品別水產別水產貿易量值-2'.D24];['製品別水產別水產貿易量值-2'.F24];['製品別水產別水產貿易量值-2'.H24];['製品別水產別水產貿易量值-2'.J24];['製品別水產別水產貿易量值-2'.L24];['製品別水產別水產貿易量值-2'.N24])+SUM(['製品別水產別水產貿易量值-3'.D24];['製品別水產別水產貿易量值-3'.F24];['製品別水產別水產貿易量值-3'.H24];['製品別水產別水產貿易量值-3'.J24];['製品別水產別水產貿易量值-3'.L24];['製品別水產別水產貿易量值-3'.N24])+SUM(['製品別水產別水產貿易量值-4'.D24];['製品別水產別水產貿易量值-4'.F24];['製品別水產別水產貿易量值-4'.H24];['製品別水產別水產貿易量值-4'.J24];['製品別水產別水產貿易量值-4'.L24];['製品別水產別水產貿易量值-4'.N24])+SUM(['製品別水產別水產貿易量值-5'.D24];['製品別水產別水產貿易量值-5'.F24];['製品別水產別水產貿易量值-5'.H24];['製品別水產別水產貿易量值-5'.J24];['製品別水產別水產貿易量值-5'.L24];['製品別水產別水產貿易量值-5'.N24])+SUM(['製品別水產別水產貿易量值-6'.D24];['製品別水產別水產貿易量值-6'.F24];['製品別水產別水產貿易量值-6'.H24];['製品別水產別水產貿易量值-6'.J24];['製品別水產別水產貿易量值-6'.L24];['製品別水產別水產貿易量值-6'.N24])+SUM(['製品別水產別水產貿易量值-7'.D24];['製品別水產別水產貿易量值-7'.F24];['製品別水產別水產貿易量值-7'.H24];['製品別水產別水產貿易量值-7'.J24];['製品別水產別水產貿易量值-7'.L24];['製品別水產別水產貿易量值-7'.N24])+SUM(['製品別水產別水產貿易量值-8'.D24];['製品別水產別水產貿易量值-8'.F24];['製品別水產別水產貿易量值-8'.H24];['製品別水產別水產貿易量值-8'.J24];['製品別水產別水產貿易量值-8'.L24];['製品別水產別水產貿易量值-8'.N24])+SUM(['製品別水產別水產貿易量值-9'.D24];['製品別水產別水產貿易量值-9'.F24];['製品別水產別水產貿易量值-9'.H24];['製品別水產別水產貿易量值-9'.J24];['製品別水產別水產貿易量值-9'.L24];['製品別水產別水產貿易量值-9'.N24])+SUM(['製品別水產別水產貿易量值-10'.D24];['製品別水產別水產貿易量值-10'.F24];['製品別水產別水產貿易量值-10'.H24];['製品別水產別水產貿易量值-10'.J24];['製品別水產別水產貿易量值-10'.L24];['製品別水產別水產貿易量值-10'.N24])+SUM(['製品別水產別水產貿易量值-11'.D24];['製品別水產別水產貿易量值-11'.F24];['製品別水產別水產貿易量值-11'.H24];['製品別水產別水產貿易量值-11'.J24];['製品別水產別水產貿易量值-11'.L24];['製品別水產別水產貿易量值-11'.N24])+SUM(['製品別水產別水產貿易量值-12'.D24];['製品別水產別水產貿易量值-12'.F24];['製品別水產別水產貿易量值-12'.H24];['製品別水產別水產貿易量值-12'.J24];['製品別水產別水產貿易量值-12'.L24];['製品別水產別水產貿易量值-12'.N24])+SUM(['製品別水產別水產貿易量值-13'.D24];['製品別水產別水產貿易量值-13'.F24];['製品別水產別水產貿易量值-13'.H24];['製品別水產別水產貿易量值-13'.J24];['製品別水產別水產貿易量值-13'.L24];['製品別水產別水產貿易量值-13'.N24])+SUM(['製品別水產別水產貿易量值-14'.D24];['製品別水產別水產貿易量值-14'.F24];['製品別水產別水產貿易量值-14'.H24];['製品別水產別水產貿易量值-14'.J24];['製品別水產別水產貿易量值-14'.L24];['製品別水產別水產貿易量值-14'.N24])+SUM(['製品別水產別水產貿易量值-15'.D24];['製品別水產別水產貿易量值-15'.F24];['製品別水產別水產貿易量值-15'.H24];['製品別水產別水產貿易量值-15'.J24];['製品別水產別水產貿易量值-15'.L24];['製品別水產別水產貿易量值-15'.N24])+SUM(['製品別水產別水產貿易量值-16'.D24];['製品別水產別水產貿易量值-16'.F24];['製品別水產別水產貿易量值-16'.H24];['製品別水產別水產貿易量值-16'.J24];['製品別水產別水產貿易量值-16'.L24];['製品別水產別水產貿易量值-16'.N24])+SUM(['製品別水產別水產貿易量值-17'.D24];['製品別水產別水產貿易量值-17'.F24];['製品別水產別水產貿易量值-17'.H24];['製品別水產別水產貿易量值-17'.J24];['製品別水產別水產貿易量值-17'.L24];['製品別水產別水產貿易量值-17'.N24])+SUM(['製品別水產別水產貿易量值-18'.D24];['製品別水產別水產貿易量值-18'.F24];['製品別水產別水產貿易量值-18'.H24];['製品別水產別水產貿易量值-18'.J24];['製品別水產別水產貿易量值-18'.L24];['製品別水產別水產貿易量值-18'.N24]))" table:style-name="ce12">
            <text:p>2,094<text:s/></text:p>
          </table:table-cell>
          <table:table-cell office:value-type="float" office:value="129" table:style-name="ce12">
            <text:p>129<text:s/></text:p>
          </table:table-cell>
          <table:table-cell office:value-type="float" office:value="8.7370000000000001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360077" table:formula="of:=IF(SUM([.G25];[.I25];[.K25];[.M25])+SUM(['製品別水產別水產貿易量值-2'.C25];['製品別水產別水產貿易量值-2'.E25];['製品別水產別水產貿易量值-2'.G25];['製品別水產別水產貿易量值-2'.I25];['製品別水產別水產貿易量值-2'.K25];['製品別水產別水產貿易量值-2'.M25])+SUM(['製品別水產別水產貿易量值-3'.C25];['製品別水產別水產貿易量值-3'.E25];['製品別水產別水產貿易量值-3'.G25];['製品別水產別水產貿易量值-3'.I25];['製品別水產別水產貿易量值-3'.K25];['製品別水產別水產貿易量值-3'.M25])+SUM(['製品別水產別水產貿易量值-4'.C25];['製品別水產別水產貿易量值-4'.E25];['製品別水產別水產貿易量值-4'.G25];['製品別水產別水產貿易量值-4'.I25];['製品別水產別水產貿易量值-4'.K25];['製品別水產別水產貿易量值-4'.M25])+SUM(['製品別水產別水產貿易量值-5'.C25];['製品別水產別水產貿易量值-5'.E25];['製品別水產別水產貿易量值-5'.G25];['製品別水產別水產貿易量值-5'.I25];['製品別水產別水產貿易量值-5'.K25];['製品別水產別水產貿易量值-5'.M25])+SUM(['製品別水產別水產貿易量值-6'.C25];['製品別水產別水產貿易量值-6'.E25];['製品別水產別水產貿易量值-6'.G25];['製品別水產別水產貿易量值-6'.I25];['製品別水產別水產貿易量值-6'.K25];['製品別水產別水產貿易量值-6'.M25])+SUM(['製品別水產別水產貿易量值-7'.C25];['製品別水產別水產貿易量值-7'.E25];['製品別水產別水產貿易量值-7'.G25];['製品別水產別水產貿易量值-7'.I25];['製品別水產別水產貿易量值-7'.K25];['製品別水產別水產貿易量值-7'.M25])+SUM(['製品別水產別水產貿易量值-8'.C25];['製品別水產別水產貿易量值-8'.E25];['製品別水產別水產貿易量值-8'.G25];['製品別水產別水產貿易量值-8'.I25];['製品別水產別水產貿易量值-8'.K25];['製品別水產別水產貿易量值-8'.M25])+SUM(['製品別水產別水產貿易量值-9'.C25];['製品別水產別水產貿易量值-9'.E25];['製品別水產別水產貿易量值-9'.G25];['製品別水產別水產貿易量值-9'.I25];['製品別水產別水產貿易量值-9'.K25];['製品別水產別水產貿易量值-9'.M25])+SUM(['製品別水產別水產貿易量值-10'.C25];['製品別水產別水產貿易量值-10'.E25];['製品別水產別水產貿易量值-10'.G25];['製品別水產別水產貿易量值-10'.I25];['製品別水產別水產貿易量值-10'.K25];['製品別水產別水產貿易量值-10'.M25])+SUM(['製品別水產別水產貿易量值-11'.C25];['製品別水產別水產貿易量值-11'.E25];['製品別水產別水產貿易量值-11'.G25];['製品別水產別水產貿易量值-11'.I25];['製品別水產別水產貿易量值-11'.K25];['製品別水產別水產貿易量值-11'.M25])+SUM(['製品別水產別水產貿易量值-12'.C25];['製品別水產別水產貿易量值-12'.E25];['製品別水產別水產貿易量值-12'.G25];['製品別水產別水產貿易量值-12'.I25];['製品別水產別水產貿易量值-12'.K25];['製品別水產別水產貿易量值-12'.M25])+SUM(['製品別水產別水產貿易量值-13'.C25];['製品別水產別水產貿易量值-13'.E25];['製品別水產別水產貿易量值-13'.G25];['製品別水產別水產貿易量值-13'.I25];['製品別水產別水產貿易量值-13'.K25];['製品別水產別水產貿易量值-13'.M25])+SUM(['製品別水產別水產貿易量值-14'.C25];['製品別水產別水產貿易量值-14'.E25];['製品別水產別水產貿易量值-14'.G25];['製品別水產別水產貿易量值-14'.I25];['製品別水產別水產貿易量值-14'.K25];['製品別水產別水產貿易量值-14'.M25])+SUM(['製品別水產別水產貿易量值-15'.C25];['製品別水產別水產貿易量值-15'.E25];['製品別水產別水產貿易量值-15'.G25];['製品別水產別水產貿易量值-15'.I25];['製品別水產別水產貿易量值-15'.K25];['製品別水產別水產貿易量值-15'.M25])+SUM(['製品別水產別水產貿易量值-16'.C25];['製品別水產別水產貿易量值-16'.E25];['製品別水產別水產貿易量值-16'.G25];['製品別水產別水產貿易量值-16'.I25];['製品別水產別水產貿易量值-16'.K25];['製品別水產別水產貿易量值-16'.M25])+SUM(['製品別水產別水產貿易量值-17'.C25];['製品別水產別水產貿易量值-17'.E25];['製品別水產別水產貿易量值-17'.G25];['製品別水產別水產貿易量值-17'.I25];['製品別水產別水產貿易量值-17'.K25];['製品別水產別水產貿易量值-17'.M25])+SUM(['製品別水產別水產貿易量值-18'.C25];['製品別水產別水產貿易量值-18'.E25];['製品別水產別水產貿易量值-18'.G25];['製品別水產別水產貿易量值-18'.I25];['製品別水產別水產貿易量值-18'.K25];['製品別水產別水產貿易量值-18'.M25])=0;&quot;-&quot;;SUM([.G25];[.I25];[.K25];[.M25])+SUM(['製品別水產別水產貿易量值-2'.C25];['製品別水產別水產貿易量值-2'.E25];['製品別水產別水產貿易量值-2'.G25];['製品別水產別水產貿易量值-2'.I25];['製品別水產別水產貿易量值-2'.K25];['製品別水產別水產貿易量值-2'.M25])+SUM(['製品別水產別水產貿易量值-3'.C25];['製品別水產別水產貿易量值-3'.E25];['製品別水產別水產貿易量值-3'.G25];['製品別水產別水產貿易量值-3'.I25];['製品別水產別水產貿易量值-3'.K25];['製品別水產別水產貿易量值-3'.M25])+SUM(['製品別水產別水產貿易量值-4'.C25];['製品別水產別水產貿易量值-4'.E25];['製品別水產別水產貿易量值-4'.G25];['製品別水產別水產貿易量值-4'.I25];['製品別水產別水產貿易量值-4'.K25];['製品別水產別水產貿易量值-4'.M25])+SUM(['製品別水產別水產貿易量值-5'.C25];['製品別水產別水產貿易量值-5'.E25];['製品別水產別水產貿易量值-5'.G25];['製品別水產別水產貿易量值-5'.I25];['製品別水產別水產貿易量值-5'.K25];['製品別水產別水產貿易量值-5'.M25])+SUM(['製品別水產別水產貿易量值-6'.C25];['製品別水產別水產貿易量值-6'.E25];['製品別水產別水產貿易量值-6'.G25];['製品別水產別水產貿易量值-6'.I25];['製品別水產別水產貿易量值-6'.K25];['製品別水產別水產貿易量值-6'.M25])+SUM(['製品別水產別水產貿易量值-7'.C25];['製品別水產別水產貿易量值-7'.E25];['製品別水產別水產貿易量值-7'.G25];['製品別水產別水產貿易量值-7'.I25];['製品別水產別水產貿易量值-7'.K25];['製品別水產別水產貿易量值-7'.M25])+SUM(['製品別水產別水產貿易量值-8'.C25];['製品別水產別水產貿易量值-8'.E25];['製品別水產別水產貿易量值-8'.G25];['製品別水產別水產貿易量值-8'.I25];['製品別水產別水產貿易量值-8'.K25];['製品別水產別水產貿易量值-8'.M25])+SUM(['製品別水產別水產貿易量值-9'.C25];['製品別水產別水產貿易量值-9'.E25];['製品別水產別水產貿易量值-9'.G25];['製品別水產別水產貿易量值-9'.I25];['製品別水產別水產貿易量值-9'.K25];['製品別水產別水產貿易量值-9'.M25])+SUM(['製品別水產別水產貿易量值-10'.C25];['製品別水產別水產貿易量值-10'.E25];['製品別水產別水產貿易量值-10'.G25];['製品別水產別水產貿易量值-10'.I25];['製品別水產別水產貿易量值-10'.K25];['製品別水產別水產貿易量值-10'.M25])+SUM(['製品別水產別水產貿易量值-11'.C25];['製品別水產別水產貿易量值-11'.E25];['製品別水產別水產貿易量值-11'.G25];['製品別水產別水產貿易量值-11'.I25];['製品別水產別水產貿易量值-11'.K25];['製品別水產別水產貿易量值-11'.M25])+SUM(['製品別水產別水產貿易量值-12'.C25];['製品別水產別水產貿易量值-12'.E25];['製品別水產別水產貿易量值-12'.G25];['製品別水產別水產貿易量值-12'.I25];['製品別水產別水產貿易量值-12'.K25];['製品別水產別水產貿易量值-12'.M25])+SUM(['製品別水產別水產貿易量值-13'.C25];['製品別水產別水產貿易量值-13'.E25];['製品別水產別水產貿易量值-13'.G25];['製品別水產別水產貿易量值-13'.I25];['製品別水產別水產貿易量值-13'.K25];['製品別水產別水產貿易量值-13'.M25])+SUM(['製品別水產別水產貿易量值-14'.C25];['製品別水產別水產貿易量值-14'.E25];['製品別水產別水產貿易量值-14'.G25];['製品別水產別水產貿易量值-14'.I25];['製品別水產別水產貿易量值-14'.K25];['製品別水產別水產貿易量值-14'.M25])+SUM(['製品別水產別水產貿易量值-15'.C25];['製品別水產別水產貿易量值-15'.E25];['製品別水產別水產貿易量值-15'.G25];['製品別水產別水產貿易量值-15'.I25];['製品別水產別水產貿易量值-15'.K25];['製品別水產別水產貿易量值-15'.M25])+SUM(['製品別水產別水產貿易量值-16'.C25];['製品別水產別水產貿易量值-16'.E25];['製品別水產別水產貿易量值-16'.G25];['製品別水產別水產貿易量值-16'.I25];['製品別水產別水產貿易量值-16'.K25];['製品別水產別水產貿易量值-16'.M25])+SUM(['製品別水產別水產貿易量值-17'.C25];['製品別水產別水產貿易量值-17'.E25];['製品別水產別水產貿易量值-17'.G25];['製品別水產別水產貿易量值-17'.I25];['製品別水產別水產貿易量值-17'.K25];['製品別水產別水產貿易量值-17'.M25])+SUM(['製品別水產別水產貿易量值-18'.C25];['製品別水產別水產貿易量值-18'.E25];['製品別水產別水產貿易量值-18'.G25];['製品別水產別水產貿易量值-18'.I25];['製品別水產別水產貿易量值-18'.K25];['製品別水產別水產貿易量值-18'.M25]))" table:style-name="ce12">
            <text:p>360,077<text:s/></text:p>
          </table:table-cell>
          <table:table-cell office:value-type="float" office:value="1628.817" table:formula="of:=IF(SUM([.H25];[.J25];[.L25];[.N25])+SUM(['製品別水產別水產貿易量值-2'.D25];['製品別水產別水產貿易量值-2'.F25];['製品別水產別水產貿易量值-2'.H25];['製品別水產別水產貿易量值-2'.J25];['製品別水產別水產貿易量值-2'.L25];['製品別水產別水產貿易量值-2'.N25])+SUM(['製品別水產別水產貿易量值-3'.D25];['製品別水產別水產貿易量值-3'.F25];['製品別水產別水產貿易量值-3'.H25];['製品別水產別水產貿易量值-3'.J25];['製品別水產別水產貿易量值-3'.L25];['製品別水產別水產貿易量值-3'.N25])+SUM(['製品別水產別水產貿易量值-4'.D25];['製品別水產別水產貿易量值-4'.F25];['製品別水產別水產貿易量值-4'.H25];['製品別水產別水產貿易量值-4'.J25];['製品別水產別水產貿易量值-4'.L25];['製品別水產別水產貿易量值-4'.N25])+SUM(['製品別水產別水產貿易量值-5'.D25];['製品別水產別水產貿易量值-5'.F25];['製品別水產別水產貿易量值-5'.H25];['製品別水產別水產貿易量值-5'.J25];['製品別水產別水產貿易量值-5'.L25];['製品別水產別水產貿易量值-5'.N25])+SUM(['製品別水產別水產貿易量值-6'.D25];['製品別水產別水產貿易量值-6'.F25];['製品別水產別水產貿易量值-6'.H25];['製品別水產別水產貿易量值-6'.J25];['製品別水產別水產貿易量值-6'.L25];['製品別水產別水產貿易量值-6'.N25])+SUM(['製品別水產別水產貿易量值-7'.D25];['製品別水產別水產貿易量值-7'.F25];['製品別水產別水產貿易量值-7'.H25];['製品別水產別水產貿易量值-7'.J25];['製品別水產別水產貿易量值-7'.L25];['製品別水產別水產貿易量值-7'.N25])+SUM(['製品別水產別水產貿易量值-8'.D25];['製品別水產別水產貿易量值-8'.F25];['製品別水產別水產貿易量值-8'.H25];['製品別水產別水產貿易量值-8'.J25];['製品別水產別水產貿易量值-8'.L25];['製品別水產別水產貿易量值-8'.N25])+SUM(['製品別水產別水產貿易量值-9'.D25];['製品別水產別水產貿易量值-9'.F25];['製品別水產別水產貿易量值-9'.H25];['製品別水產別水產貿易量值-9'.J25];['製品別水產別水產貿易量值-9'.L25];['製品別水產別水產貿易量值-9'.N25])+SUM(['製品別水產別水產貿易量值-10'.D25];['製品別水產別水產貿易量值-10'.F25];['製品別水產別水產貿易量值-10'.H25];['製品別水產別水產貿易量值-10'.J25];['製品別水產別水產貿易量值-10'.L25];['製品別水產別水產貿易量值-10'.N25])+SUM(['製品別水產別水產貿易量值-11'.D25];['製品別水產別水產貿易量值-11'.F25];['製品別水產別水產貿易量值-11'.H25];['製品別水產別水產貿易量值-11'.J25];['製品別水產別水產貿易量值-11'.L25];['製品別水產別水產貿易量值-11'.N25])+SUM(['製品別水產別水產貿易量值-12'.D25];['製品別水產別水產貿易量值-12'.F25];['製品別水產別水產貿易量值-12'.H25];['製品別水產別水產貿易量值-12'.J25];['製品別水產別水產貿易量值-12'.L25];['製品別水產別水產貿易量值-12'.N25])+SUM(['製品別水產別水產貿易量值-13'.D25];['製品別水產別水產貿易量值-13'.F25];['製品別水產別水產貿易量值-13'.H25];['製品別水產別水產貿易量值-13'.J25];['製品別水產別水產貿易量值-13'.L25];['製品別水產別水產貿易量值-13'.N25])+SUM(['製品別水產別水產貿易量值-14'.D25];['製品別水產別水產貿易量值-14'.F25];['製品別水產別水產貿易量值-14'.H25];['製品別水產別水產貿易量值-14'.J25];['製品別水產別水產貿易量值-14'.L25];['製品別水產別水產貿易量值-14'.N25])+SUM(['製品別水產別水產貿易量值-15'.D25];['製品別水產別水產貿易量值-15'.F25];['製品別水產別水產貿易量值-15'.H25];['製品別水產別水產貿易量值-15'.J25];['製品別水產別水產貿易量值-15'.L25];['製品別水產別水產貿易量值-15'.N25])+SUM(['製品別水產別水產貿易量值-16'.D25];['製品別水產別水產貿易量值-16'.F25];['製品別水產別水產貿易量值-16'.H25];['製品別水產別水產貿易量值-16'.J25];['製品別水產別水產貿易量值-16'.L25];['製品別水產別水產貿易量值-16'.N25])+SUM(['製品別水產別水產貿易量值-17'.D25];['製品別水產別水產貿易量值-17'.F25];['製品別水產別水產貿易量值-17'.H25];['製品別水產別水產貿易量值-17'.J25];['製品別水產別水產貿易量值-17'.L25];['製品別水產別水產貿易量值-17'.N25])+SUM(['製品別水產別水產貿易量值-18'.D25];['製品別水產別水產貿易量值-18'.F25];['製品別水產別水產貿易量值-18'.H25];['製品別水產別水產貿易量值-18'.J25];['製品別水產別水產貿易量值-18'.L25];['製品別水產別水產貿易量值-18'.N25])=0;&quot;-&quot;;SUM([.H25];[.J25];[.L25];[.N25])+SUM(['製品別水產別水產貿易量值-2'.D25];['製品別水產別水產貿易量值-2'.F25];['製品別水產別水產貿易量值-2'.H25];['製品別水產別水產貿易量值-2'.J25];['製品別水產別水產貿易量值-2'.L25];['製品別水產別水產貿易量值-2'.N25])+SUM(['製品別水產別水產貿易量值-3'.D25];['製品別水產別水產貿易量值-3'.F25];['製品別水產別水產貿易量值-3'.H25];['製品別水產別水產貿易量值-3'.J25];['製品別水產別水產貿易量值-3'.L25];['製品別水產別水產貿易量值-3'.N25])+SUM(['製品別水產別水產貿易量值-4'.D25];['製品別水產別水產貿易量值-4'.F25];['製品別水產別水產貿易量值-4'.H25];['製品別水產別水產貿易量值-4'.J25];['製品別水產別水產貿易量值-4'.L25];['製品別水產別水產貿易量值-4'.N25])+SUM(['製品別水產別水產貿易量值-5'.D25];['製品別水產別水產貿易量值-5'.F25];['製品別水產別水產貿易量值-5'.H25];['製品別水產別水產貿易量值-5'.J25];['製品別水產別水產貿易量值-5'.L25];['製品別水產別水產貿易量值-5'.N25])+SUM(['製品別水產別水產貿易量值-6'.D25];['製品別水產別水產貿易量值-6'.F25];['製品別水產別水產貿易量值-6'.H25];['製品別水產別水產貿易量值-6'.J25];['製品別水產別水產貿易量值-6'.L25];['製品別水產別水產貿易量值-6'.N25])+SUM(['製品別水產別水產貿易量值-7'.D25];['製品別水產別水產貿易量值-7'.F25];['製品別水產別水產貿易量值-7'.H25];['製品別水產別水產貿易量值-7'.J25];['製品別水產別水產貿易量值-7'.L25];['製品別水產別水產貿易量值-7'.N25])+SUM(['製品別水產別水產貿易量值-8'.D25];['製品別水產別水產貿易量值-8'.F25];['製品別水產別水產貿易量值-8'.H25];['製品別水產別水產貿易量值-8'.J25];['製品別水產別水產貿易量值-8'.L25];['製品別水產別水產貿易量值-8'.N25])+SUM(['製品別水產別水產貿易量值-9'.D25];['製品別水產別水產貿易量值-9'.F25];['製品別水產別水產貿易量值-9'.H25];['製品別水產別水產貿易量值-9'.J25];['製品別水產別水產貿易量值-9'.L25];['製品別水產別水產貿易量值-9'.N25])+SUM(['製品別水產別水產貿易量值-10'.D25];['製品別水產別水產貿易量值-10'.F25];['製品別水產別水產貿易量值-10'.H25];['製品別水產別水產貿易量值-10'.J25];['製品別水產別水產貿易量值-10'.L25];['製品別水產別水產貿易量值-10'.N25])+SUM(['製品別水產別水產貿易量值-11'.D25];['製品別水產別水產貿易量值-11'.F25];['製品別水產別水產貿易量值-11'.H25];['製品別水產別水產貿易量值-11'.J25];['製品別水產別水產貿易量值-11'.L25];['製品別水產別水產貿易量值-11'.N25])+SUM(['製品別水產別水產貿易量值-12'.D25];['製品別水產別水產貿易量值-12'.F25];['製品別水產別水產貿易量值-12'.H25];['製品別水產別水產貿易量值-12'.J25];['製品別水產別水產貿易量值-12'.L25];['製品別水產別水產貿易量值-12'.N25])+SUM(['製品別水產別水產貿易量值-13'.D25];['製品別水產別水產貿易量值-13'.F25];['製品別水產別水產貿易量值-13'.H25];['製品別水產別水產貿易量值-13'.J25];['製品別水產別水產貿易量值-13'.L25];['製品別水產別水產貿易量值-13'.N25])+SUM(['製品別水產別水產貿易量值-14'.D25];['製品別水產別水產貿易量值-14'.F25];['製品別水產別水產貿易量值-14'.H25];['製品別水產別水產貿易量值-14'.J25];['製品別水產別水產貿易量值-14'.L25];['製品別水產別水產貿易量值-14'.N25])+SUM(['製品別水產別水產貿易量值-15'.D25];['製品別水產別水產貿易量值-15'.F25];['製品別水產別水產貿易量值-15'.H25];['製品別水產別水產貿易量值-15'.J25];['製品別水產別水產貿易量值-15'.L25];['製品別水產別水產貿易量值-15'.N25])+SUM(['製品別水產別水產貿易量值-16'.D25];['製品別水產別水產貿易量值-16'.F25];['製品別水產別水產貿易量值-16'.H25];['製品別水產別水產貿易量值-16'.J25];['製品別水產別水產貿易量值-16'.L25];['製品別水產別水產貿易量值-16'.N25])+SUM(['製品別水產別水產貿易量值-17'.D25];['製品別水產別水產貿易量值-17'.F25];['製品別水產別水產貿易量值-17'.H25];['製品別水產別水產貿易量值-17'.J25];['製品別水產別水產貿易量值-17'.L25];['製品別水產別水產貿易量值-17'.N25])+SUM(['製品別水產別水產貿易量值-18'.D25];['製品別水產別水產貿易量值-18'.F25];['製品別水產別水產貿易量值-18'.H25];['製品別水產別水產貿易量值-18'.J25];['製品別水產別水產貿易量值-18'.L25];['製品別水產別水產貿易量值-18'.N25]))" table:style-name="ce12">
            <text:p>1,629<text:s/></text:p>
          </table:table-cell>
          <table:table-cell office:value-type="float" office:value="6844" table:style-name="ce12">
            <text:p>6,844<text:s/></text:p>
          </table:table-cell>
          <table:table-cell office:value-type="float" office:value="201.08700000000002" table:style-name="ce12">
            <text:p>201<text:s/></text:p>
          </table:table-cell>
          <table:table-cell office:value-type="float" office:value="3480" table:style-name="ce12">
            <text:p>3,480<text:s/></text:p>
          </table:table-cell>
          <table:table-cell office:value-type="float" office:value="41.186" table:style-name="ce12">
            <text:p>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100411" table:formula="of:=IF(SUM([.G26];[.I26];[.K26];[.M26])+SUM(['製品別水產別水產貿易量值-2'.C26];['製品別水產別水產貿易量值-2'.E26];['製品別水產別水產貿易量值-2'.G26];['製品別水產別水產貿易量值-2'.I26];['製品別水產別水產貿易量值-2'.K26];['製品別水產別水產貿易量值-2'.M26])+SUM(['製品別水產別水產貿易量值-3'.C26];['製品別水產別水產貿易量值-3'.E26];['製品別水產別水產貿易量值-3'.G26];['製品別水產別水產貿易量值-3'.I26];['製品別水產別水產貿易量值-3'.K26];['製品別水產別水產貿易量值-3'.M26])+SUM(['製品別水產別水產貿易量值-4'.C26];['製品別水產別水產貿易量值-4'.E26];['製品別水產別水產貿易量值-4'.G26];['製品別水產別水產貿易量值-4'.I26];['製品別水產別水產貿易量值-4'.K26];['製品別水產別水產貿易量值-4'.M26])+SUM(['製品別水產別水產貿易量值-5'.C26];['製品別水產別水產貿易量值-5'.E26];['製品別水產別水產貿易量值-5'.G26];['製品別水產別水產貿易量值-5'.I26];['製品別水產別水產貿易量值-5'.K26];['製品別水產別水產貿易量值-5'.M26])+SUM(['製品別水產別水產貿易量值-6'.C26];['製品別水產別水產貿易量值-6'.E26];['製品別水產別水產貿易量值-6'.G26];['製品別水產別水產貿易量值-6'.I26];['製品別水產別水產貿易量值-6'.K26];['製品別水產別水產貿易量值-6'.M26])+SUM(['製品別水產別水產貿易量值-7'.C26];['製品別水產別水產貿易量值-7'.E26];['製品別水產別水產貿易量值-7'.G26];['製品別水產別水產貿易量值-7'.I26];['製品別水產別水產貿易量值-7'.K26];['製品別水產別水產貿易量值-7'.M26])+SUM(['製品別水產別水產貿易量值-8'.C26];['製品別水產別水產貿易量值-8'.E26];['製品別水產別水產貿易量值-8'.G26];['製品別水產別水產貿易量值-8'.I26];['製品別水產別水產貿易量值-8'.K26];['製品別水產別水產貿易量值-8'.M26])+SUM(['製品別水產別水產貿易量值-9'.C26];['製品別水產別水產貿易量值-9'.E26];['製品別水產別水產貿易量值-9'.G26];['製品別水產別水產貿易量值-9'.I26];['製品別水產別水產貿易量值-9'.K26];['製品別水產別水產貿易量值-9'.M26])+SUM(['製品別水產別水產貿易量值-10'.C26];['製品別水產別水產貿易量值-10'.E26];['製品別水產別水產貿易量值-10'.G26];['製品別水產別水產貿易量值-10'.I26];['製品別水產別水產貿易量值-10'.K26];['製品別水產別水產貿易量值-10'.M26])+SUM(['製品別水產別水產貿易量值-11'.C26];['製品別水產別水產貿易量值-11'.E26];['製品別水產別水產貿易量值-11'.G26];['製品別水產別水產貿易量值-11'.I26];['製品別水產別水產貿易量值-11'.K26];['製品別水產別水產貿易量值-11'.M26])+SUM(['製品別水產別水產貿易量值-12'.C26];['製品別水產別水產貿易量值-12'.E26];['製品別水產別水產貿易量值-12'.G26];['製品別水產別水產貿易量值-12'.I26];['製品別水產別水產貿易量值-12'.K26];['製品別水產別水產貿易量值-12'.M26])+SUM(['製品別水產別水產貿易量值-13'.C26];['製品別水產別水產貿易量值-13'.E26];['製品別水產別水產貿易量值-13'.G26];['製品別水產別水產貿易量值-13'.I26];['製品別水產別水產貿易量值-13'.K26];['製品別水產別水產貿易量值-13'.M26])+SUM(['製品別水產別水產貿易量值-14'.C26];['製品別水產別水產貿易量值-14'.E26];['製品別水產別水產貿易量值-14'.G26];['製品別水產別水產貿易量值-14'.I26];['製品別水產別水產貿易量值-14'.K26];['製品別水產別水產貿易量值-14'.M26])+SUM(['製品別水產別水產貿易量值-15'.C26];['製品別水產別水產貿易量值-15'.E26];['製品別水產別水產貿易量值-15'.G26];['製品別水產別水產貿易量值-15'.I26];['製品別水產別水產貿易量值-15'.K26];['製品別水產別水產貿易量值-15'.M26])+SUM(['製品別水產別水產貿易量值-16'.C26];['製品別水產別水產貿易量值-16'.E26];['製品別水產別水產貿易量值-16'.G26];['製品別水產別水產貿易量值-16'.I26];['製品別水產別水產貿易量值-16'.K26];['製品別水產別水產貿易量值-16'.M26])+SUM(['製品別水產別水產貿易量值-17'.C26];['製品別水產別水產貿易量值-17'.E26];['製品別水產別水產貿易量值-17'.G26];['製品別水產別水產貿易量值-17'.I26];['製品別水產別水產貿易量值-17'.K26];['製品別水產別水產貿易量值-17'.M26])+SUM(['製品別水產別水產貿易量值-18'.C26];['製品別水產別水產貿易量值-18'.E26];['製品別水產別水產貿易量值-18'.G26];['製品別水產別水產貿易量值-18'.I26];['製品別水產別水產貿易量值-18'.K26];['製品別水產別水產貿易量值-18'.M26])=0;&quot;-&quot;;SUM([.G26];[.I26];[.K26];[.M26])+SUM(['製品別水產別水產貿易量值-2'.C26];['製品別水產別水產貿易量值-2'.E26];['製品別水產別水產貿易量值-2'.G26];['製品別水產別水產貿易量值-2'.I26];['製品別水產別水產貿易量值-2'.K26];['製品別水產別水產貿易量值-2'.M26])+SUM(['製品別水產別水產貿易量值-3'.C26];['製品別水產別水產貿易量值-3'.E26];['製品別水產別水產貿易量值-3'.G26];['製品別水產別水產貿易量值-3'.I26];['製品別水產別水產貿易量值-3'.K26];['製品別水產別水產貿易量值-3'.M26])+SUM(['製品別水產別水產貿易量值-4'.C26];['製品別水產別水產貿易量值-4'.E26];['製品別水產別水產貿易量值-4'.G26];['製品別水產別水產貿易量值-4'.I26];['製品別水產別水產貿易量值-4'.K26];['製品別水產別水產貿易量值-4'.M26])+SUM(['製品別水產別水產貿易量值-5'.C26];['製品別水產別水產貿易量值-5'.E26];['製品別水產別水產貿易量值-5'.G26];['製品別水產別水產貿易量值-5'.I26];['製品別水產別水產貿易量值-5'.K26];['製品別水產別水產貿易量值-5'.M26])+SUM(['製品別水產別水產貿易量值-6'.C26];['製品別水產別水產貿易量值-6'.E26];['製品別水產別水產貿易量值-6'.G26];['製品別水產別水產貿易量值-6'.I26];['製品別水產別水產貿易量值-6'.K26];['製品別水產別水產貿易量值-6'.M26])+SUM(['製品別水產別水產貿易量值-7'.C26];['製品別水產別水產貿易量值-7'.E26];['製品別水產別水產貿易量值-7'.G26];['製品別水產別水產貿易量值-7'.I26];['製品別水產別水產貿易量值-7'.K26];['製品別水產別水產貿易量值-7'.M26])+SUM(['製品別水產別水產貿易量值-8'.C26];['製品別水產別水產貿易量值-8'.E26];['製品別水產別水產貿易量值-8'.G26];['製品別水產別水產貿易量值-8'.I26];['製品別水產別水產貿易量值-8'.K26];['製品別水產別水產貿易量值-8'.M26])+SUM(['製品別水產別水產貿易量值-9'.C26];['製品別水產別水產貿易量值-9'.E26];['製品別水產別水產貿易量值-9'.G26];['製品別水產別水產貿易量值-9'.I26];['製品別水產別水產貿易量值-9'.K26];['製品別水產別水產貿易量值-9'.M26])+SUM(['製品別水產別水產貿易量值-10'.C26];['製品別水產別水產貿易量值-10'.E26];['製品別水產別水產貿易量值-10'.G26];['製品別水產別水產貿易量值-10'.I26];['製品別水產別水產貿易量值-10'.K26];['製品別水產別水產貿易量值-10'.M26])+SUM(['製品別水產別水產貿易量值-11'.C26];['製品別水產別水產貿易量值-11'.E26];['製品別水產別水產貿易量值-11'.G26];['製品別水產別水產貿易量值-11'.I26];['製品別水產別水產貿易量值-11'.K26];['製品別水產別水產貿易量值-11'.M26])+SUM(['製品別水產別水產貿易量值-12'.C26];['製品別水產別水產貿易量值-12'.E26];['製品別水產別水產貿易量值-12'.G26];['製品別水產別水產貿易量值-12'.I26];['製品別水產別水產貿易量值-12'.K26];['製品別水產別水產貿易量值-12'.M26])+SUM(['製品別水產別水產貿易量值-13'.C26];['製品別水產別水產貿易量值-13'.E26];['製品別水產別水產貿易量值-13'.G26];['製品別水產別水產貿易量值-13'.I26];['製品別水產別水產貿易量值-13'.K26];['製品別水產別水產貿易量值-13'.M26])+SUM(['製品別水產別水產貿易量值-14'.C26];['製品別水產別水產貿易量值-14'.E26];['製品別水產別水產貿易量值-14'.G26];['製品別水產別水產貿易量值-14'.I26];['製品別水產別水產貿易量值-14'.K26];['製品別水產別水產貿易量值-14'.M26])+SUM(['製品別水產別水產貿易量值-15'.C26];['製品別水產別水產貿易量值-15'.E26];['製品別水產別水產貿易量值-15'.G26];['製品別水產別水產貿易量值-15'.I26];['製品別水產別水產貿易量值-15'.K26];['製品別水產別水產貿易量值-15'.M26])+SUM(['製品別水產別水產貿易量值-16'.C26];['製品別水產別水產貿易量值-16'.E26];['製品別水產別水產貿易量值-16'.G26];['製品別水產別水產貿易量值-16'.I26];['製品別水產別水產貿易量值-16'.K26];['製品別水產別水產貿易量值-16'.M26])+SUM(['製品別水產別水產貿易量值-17'.C26];['製品別水產別水產貿易量值-17'.E26];['製品別水產別水產貿易量值-17'.G26];['製品別水產別水產貿易量值-17'.I26];['製品別水產別水產貿易量值-17'.K26];['製品別水產別水產貿易量值-17'.M26])+SUM(['製品別水產別水產貿易量值-18'.C26];['製品別水產別水產貿易量值-18'.E26];['製品別水產別水產貿易量值-18'.G26];['製品別水產別水產貿易量值-18'.I26];['製品別水產別水產貿易量值-18'.K26];['製品別水產別水產貿易量值-18'.M26]))" table:style-name="ce12">
            <text:p>100,411<text:s/></text:p>
          </table:table-cell>
          <table:table-cell office:value-type="float" office:value="4610.3680000000004" table:formula="of:=IF(SUM([.H26];[.J26];[.L26];[.N26])+SUM(['製品別水產別水產貿易量值-2'.D26];['製品別水產別水產貿易量值-2'.F26];['製品別水產別水產貿易量值-2'.H26];['製品別水產別水產貿易量值-2'.J26];['製品別水產別水產貿易量值-2'.L26];['製品別水產別水產貿易量值-2'.N26])+SUM(['製品別水產別水產貿易量值-3'.D26];['製品別水產別水產貿易量值-3'.F26];['製品別水產別水產貿易量值-3'.H26];['製品別水產別水產貿易量值-3'.J26];['製品別水產別水產貿易量值-3'.L26];['製品別水產別水產貿易量值-3'.N26])+SUM(['製品別水產別水產貿易量值-4'.D26];['製品別水產別水產貿易量值-4'.F26];['製品別水產別水產貿易量值-4'.H26];['製品別水產別水產貿易量值-4'.J26];['製品別水產別水產貿易量值-4'.L26];['製品別水產別水產貿易量值-4'.N26])+SUM(['製品別水產別水產貿易量值-5'.D26];['製品別水產別水產貿易量值-5'.F26];['製品別水產別水產貿易量值-5'.H26];['製品別水產別水產貿易量值-5'.J26];['製品別水產別水產貿易量值-5'.L26];['製品別水產別水產貿易量值-5'.N26])+SUM(['製品別水產別水產貿易量值-6'.D26];['製品別水產別水產貿易量值-6'.F26];['製品別水產別水產貿易量值-6'.H26];['製品別水產別水產貿易量值-6'.J26];['製品別水產別水產貿易量值-6'.L26];['製品別水產別水產貿易量值-6'.N26])+SUM(['製品別水產別水產貿易量值-7'.D26];['製品別水產別水產貿易量值-7'.F26];['製品別水產別水產貿易量值-7'.H26];['製品別水產別水產貿易量值-7'.J26];['製品別水產別水產貿易量值-7'.L26];['製品別水產別水產貿易量值-7'.N26])+SUM(['製品別水產別水產貿易量值-8'.D26];['製品別水產別水產貿易量值-8'.F26];['製品別水產別水產貿易量值-8'.H26];['製品別水產別水產貿易量值-8'.J26];['製品別水產別水產貿易量值-8'.L26];['製品別水產別水產貿易量值-8'.N26])+SUM(['製品別水產別水產貿易量值-9'.D26];['製品別水產別水產貿易量值-9'.F26];['製品別水產別水產貿易量值-9'.H26];['製品別水產別水產貿易量值-9'.J26];['製品別水產別水產貿易量值-9'.L26];['製品別水產別水產貿易量值-9'.N26])+SUM(['製品別水產別水產貿易量值-10'.D26];['製品別水產別水產貿易量值-10'.F26];['製品別水產別水產貿易量值-10'.H26];['製品別水產別水產貿易量值-10'.J26];['製品別水產別水產貿易量值-10'.L26];['製品別水產別水產貿易量值-10'.N26])+SUM(['製品別水產別水產貿易量值-11'.D26];['製品別水產別水產貿易量值-11'.F26];['製品別水產別水產貿易量值-11'.H26];['製品別水產別水產貿易量值-11'.J26];['製品別水產別水產貿易量值-11'.L26];['製品別水產別水產貿易量值-11'.N26])+SUM(['製品別水產別水產貿易量值-12'.D26];['製品別水產別水產貿易量值-12'.F26];['製品別水產別水產貿易量值-12'.H26];['製品別水產別水產貿易量值-12'.J26];['製品別水產別水產貿易量值-12'.L26];['製品別水產別水產貿易量值-12'.N26])+SUM(['製品別水產別水產貿易量值-13'.D26];['製品別水產別水產貿易量值-13'.F26];['製品別水產別水產貿易量值-13'.H26];['製品別水產別水產貿易量值-13'.J26];['製品別水產別水產貿易量值-13'.L26];['製品別水產別水產貿易量值-13'.N26])+SUM(['製品別水產別水產貿易量值-14'.D26];['製品別水產別水產貿易量值-14'.F26];['製品別水產別水產貿易量值-14'.H26];['製品別水產別水產貿易量值-14'.J26];['製品別水產別水產貿易量值-14'.L26];['製品別水產別水產貿易量值-14'.N26])+SUM(['製品別水產別水產貿易量值-15'.D26];['製品別水產別水產貿易量值-15'.F26];['製品別水產別水產貿易量值-15'.H26];['製品別水產別水產貿易量值-15'.J26];['製品別水產別水產貿易量值-15'.L26];['製品別水產別水產貿易量值-15'.N26])+SUM(['製品別水產別水產貿易量值-16'.D26];['製品別水產別水產貿易量值-16'.F26];['製品別水產別水產貿易量值-16'.H26];['製品別水產別水產貿易量值-16'.J26];['製品別水產別水產貿易量值-16'.L26];['製品別水產別水產貿易量值-16'.N26])+SUM(['製品別水產別水產貿易量值-17'.D26];['製品別水產別水產貿易量值-17'.F26];['製品別水產別水產貿易量值-17'.H26];['製品別水產別水產貿易量值-17'.J26];['製品別水產別水產貿易量值-17'.L26];['製品別水產別水產貿易量值-17'.N26])+SUM(['製品別水產別水產貿易量值-18'.D26];['製品別水產別水產貿易量值-18'.F26];['製品別水產別水產貿易量值-18'.H26];['製品別水產別水產貿易量值-18'.J26];['製品別水產別水產貿易量值-18'.L26];['製品別水產別水產貿易量值-18'.N26])=0;&quot;-&quot;;SUM([.H26];[.J26];[.L26];[.N26])+SUM(['製品別水產別水產貿易量值-2'.D26];['製品別水產別水產貿易量值-2'.F26];['製品別水產別水產貿易量值-2'.H26];['製品別水產別水產貿易量值-2'.J26];['製品別水產別水產貿易量值-2'.L26];['製品別水產別水產貿易量值-2'.N26])+SUM(['製品別水產別水產貿易量值-3'.D26];['製品別水產別水產貿易量值-3'.F26];['製品別水產別水產貿易量值-3'.H26];['製品別水產別水產貿易量值-3'.J26];['製品別水產別水產貿易量值-3'.L26];['製品別水產別水產貿易量值-3'.N26])+SUM(['製品別水產別水產貿易量值-4'.D26];['製品別水產別水產貿易量值-4'.F26];['製品別水產別水產貿易量值-4'.H26];['製品別水產別水產貿易量值-4'.J26];['製品別水產別水產貿易量值-4'.L26];['製品別水產別水產貿易量值-4'.N26])+SUM(['製品別水產別水產貿易量值-5'.D26];['製品別水產別水產貿易量值-5'.F26];['製品別水產別水產貿易量值-5'.H26];['製品別水產別水產貿易量值-5'.J26];['製品別水產別水產貿易量值-5'.L26];['製品別水產別水產貿易量值-5'.N26])+SUM(['製品別水產別水產貿易量值-6'.D26];['製品別水產別水產貿易量值-6'.F26];['製品別水產別水產貿易量值-6'.H26];['製品別水產別水產貿易量值-6'.J26];['製品別水產別水產貿易量值-6'.L26];['製品別水產別水產貿易量值-6'.N26])+SUM(['製品別水產別水產貿易量值-7'.D26];['製品別水產別水產貿易量值-7'.F26];['製品別水產別水產貿易量值-7'.H26];['製品別水產別水產貿易量值-7'.J26];['製品別水產別水產貿易量值-7'.L26];['製品別水產別水產貿易量值-7'.N26])+SUM(['製品別水產別水產貿易量值-8'.D26];['製品別水產別水產貿易量值-8'.F26];['製品別水產別水產貿易量值-8'.H26];['製品別水產別水產貿易量值-8'.J26];['製品別水產別水產貿易量值-8'.L26];['製品別水產別水產貿易量值-8'.N26])+SUM(['製品別水產別水產貿易量值-9'.D26];['製品別水產別水產貿易量值-9'.F26];['製品別水產別水產貿易量值-9'.H26];['製品別水產別水產貿易量值-9'.J26];['製品別水產別水產貿易量值-9'.L26];['製品別水產別水產貿易量值-9'.N26])+SUM(['製品別水產別水產貿易量值-10'.D26];['製品別水產別水產貿易量值-10'.F26];['製品別水產別水產貿易量值-10'.H26];['製品別水產別水產貿易量值-10'.J26];['製品別水產別水產貿易量值-10'.L26];['製品別水產別水產貿易量值-10'.N26])+SUM(['製品別水產別水產貿易量值-11'.D26];['製品別水產別水產貿易量值-11'.F26];['製品別水產別水產貿易量值-11'.H26];['製品別水產別水產貿易量值-11'.J26];['製品別水產別水產貿易量值-11'.L26];['製品別水產別水產貿易量值-11'.N26])+SUM(['製品別水產別水產貿易量值-12'.D26];['製品別水產別水產貿易量值-12'.F26];['製品別水產別水產貿易量值-12'.H26];['製品別水產別水產貿易量值-12'.J26];['製品別水產別水產貿易量值-12'.L26];['製品別水產別水產貿易量值-12'.N26])+SUM(['製品別水產別水產貿易量值-13'.D26];['製品別水產別水產貿易量值-13'.F26];['製品別水產別水產貿易量值-13'.H26];['製品別水產別水產貿易量值-13'.J26];['製品別水產別水產貿易量值-13'.L26];['製品別水產別水產貿易量值-13'.N26])+SUM(['製品別水產別水產貿易量值-14'.D26];['製品別水產別水產貿易量值-14'.F26];['製品別水產別水產貿易量值-14'.H26];['製品別水產別水產貿易量值-14'.J26];['製品別水產別水產貿易量值-14'.L26];['製品別水產別水產貿易量值-14'.N26])+SUM(['製品別水產別水產貿易量值-15'.D26];['製品別水產別水產貿易量值-15'.F26];['製品別水產別水產貿易量值-15'.H26];['製品別水產別水產貿易量值-15'.J26];['製品別水產別水產貿易量值-15'.L26];['製品別水產別水產貿易量值-15'.N26])+SUM(['製品別水產別水產貿易量值-16'.D26];['製品別水產別水產貿易量值-16'.F26];['製品別水產別水產貿易量值-16'.H26];['製品別水產別水產貿易量值-16'.J26];['製品別水產別水產貿易量值-16'.L26];['製品別水產別水產貿易量值-16'.N26])+SUM(['製品別水產別水產貿易量值-17'.D26];['製品別水產別水產貿易量值-17'.F26];['製品別水產別水產貿易量值-17'.H26];['製品別水產別水產貿易量值-17'.J26];['製品別水產別水產貿易量值-17'.L26];['製品別水產別水產貿易量值-17'.N26])+SUM(['製品別水產別水產貿易量值-18'.D26];['製品別水產別水產貿易量值-18'.F26];['製品別水產別水產貿易量值-18'.H26];['製品別水產別水產貿易量值-18'.J26];['製品別水產別水產貿易量值-18'.L26];['製品別水產別水產貿易量值-18'.N26]))" table:style-name="ce12">
            <text:p>4,6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float" office:value="96559" table:formula="of:=IF(SUM([.G27];[.I27];[.K27];[.M27])+SUM(['製品別水產別水產貿易量值-2'.C27];['製品別水產別水產貿易量值-2'.E27];['製品別水產別水產貿易量值-2'.G27];['製品別水產別水產貿易量值-2'.I27];['製品別水產別水產貿易量值-2'.K27];['製品別水產別水產貿易量值-2'.M27])+SUM(['製品別水產別水產貿易量值-3'.C27];['製品別水產別水產貿易量值-3'.E27];['製品別水產別水產貿易量值-3'.G27];['製品別水產別水產貿易量值-3'.I27];['製品別水產別水產貿易量值-3'.K27];['製品別水產別水產貿易量值-3'.M27])+SUM(['製品別水產別水產貿易量值-4'.C27];['製品別水產別水產貿易量值-4'.E27];['製品別水產別水產貿易量值-4'.G27];['製品別水產別水產貿易量值-4'.I27];['製品別水產別水產貿易量值-4'.K27];['製品別水產別水產貿易量值-4'.M27])+SUM(['製品別水產別水產貿易量值-5'.C27];['製品別水產別水產貿易量值-5'.E27];['製品別水產別水產貿易量值-5'.G27];['製品別水產別水產貿易量值-5'.I27];['製品別水產別水產貿易量值-5'.K27];['製品別水產別水產貿易量值-5'.M27])+SUM(['製品別水產別水產貿易量值-6'.C27];['製品別水產別水產貿易量值-6'.E27];['製品別水產別水產貿易量值-6'.G27];['製品別水產別水產貿易量值-6'.I27];['製品別水產別水產貿易量值-6'.K27];['製品別水產別水產貿易量值-6'.M27])+SUM(['製品別水產別水產貿易量值-7'.C27];['製品別水產別水產貿易量值-7'.E27];['製品別水產別水產貿易量值-7'.G27];['製品別水產別水產貿易量值-7'.I27];['製品別水產別水產貿易量值-7'.K27];['製品別水產別水產貿易量值-7'.M27])+SUM(['製品別水產別水產貿易量值-8'.C27];['製品別水產別水產貿易量值-8'.E27];['製品別水產別水產貿易量值-8'.G27];['製品別水產別水產貿易量值-8'.I27];['製品別水產別水產貿易量值-8'.K27];['製品別水產別水產貿易量值-8'.M27])+SUM(['製品別水產別水產貿易量值-9'.C27];['製品別水產別水產貿易量值-9'.E27];['製品別水產別水產貿易量值-9'.G27];['製品別水產別水產貿易量值-9'.I27];['製品別水產別水產貿易量值-9'.K27];['製品別水產別水產貿易量值-9'.M27])+SUM(['製品別水產別水產貿易量值-10'.C27];['製品別水產別水產貿易量值-10'.E27];['製品別水產別水產貿易量值-10'.G27];['製品別水產別水產貿易量值-10'.I27];['製品別水產別水產貿易量值-10'.K27];['製品別水產別水產貿易量值-10'.M27])+SUM(['製品別水產別水產貿易量值-11'.C27];['製品別水產別水產貿易量值-11'.E27];['製品別水產別水產貿易量值-11'.G27];['製品別水產別水產貿易量值-11'.I27];['製品別水產別水產貿易量值-11'.K27];['製品別水產別水產貿易量值-11'.M27])+SUM(['製品別水產別水產貿易量值-12'.C27];['製品別水產別水產貿易量值-12'.E27];['製品別水產別水產貿易量值-12'.G27];['製品別水產別水產貿易量值-12'.I27];['製品別水產別水產貿易量值-12'.K27];['製品別水產別水產貿易量值-12'.M27])+SUM(['製品別水產別水產貿易量值-13'.C27];['製品別水產別水產貿易量值-13'.E27];['製品別水產別水產貿易量值-13'.G27];['製品別水產別水產貿易量值-13'.I27];['製品別水產別水產貿易量值-13'.K27];['製品別水產別水產貿易量值-13'.M27])+SUM(['製品別水產別水產貿易量值-14'.C27];['製品別水產別水產貿易量值-14'.E27];['製品別水產別水產貿易量值-14'.G27];['製品別水產別水產貿易量值-14'.I27];['製品別水產別水產貿易量值-14'.K27];['製品別水產別水產貿易量值-14'.M27])+SUM(['製品別水產別水產貿易量值-15'.C27];['製品別水產別水產貿易量值-15'.E27];['製品別水產別水產貿易量值-15'.G27];['製品別水產別水產貿易量值-15'.I27];['製品別水產別水產貿易量值-15'.K27];['製品別水產別水產貿易量值-15'.M27])+SUM(['製品別水產別水產貿易量值-16'.C27];['製品別水產別水產貿易量值-16'.E27];['製品別水產別水產貿易量值-16'.G27];['製品別水產別水產貿易量值-16'.I27];['製品別水產別水產貿易量值-16'.K27];['製品別水產別水產貿易量值-16'.M27])+SUM(['製品別水產別水產貿易量值-17'.C27];['製品別水產別水產貿易量值-17'.E27];['製品別水產別水產貿易量值-17'.G27];['製品別水產別水產貿易量值-17'.I27];['製品別水產別水產貿易量值-17'.K27];['製品別水產別水產貿易量值-17'.M27])+SUM(['製品別水產別水產貿易量值-18'.C27];['製品別水產別水產貿易量值-18'.E27];['製品別水產別水產貿易量值-18'.G27];['製品別水產別水產貿易量值-18'.I27];['製品別水產別水產貿易量值-18'.K27];['製品別水產別水產貿易量值-18'.M27])=0;&quot;-&quot;;SUM([.G27];[.I27];[.K27];[.M27])+SUM(['製品別水產別水產貿易量值-2'.C27];['製品別水產別水產貿易量值-2'.E27];['製品別水產別水產貿易量值-2'.G27];['製品別水產別水產貿易量值-2'.I27];['製品別水產別水產貿易量值-2'.K27];['製品別水產別水產貿易量值-2'.M27])+SUM(['製品別水產別水產貿易量值-3'.C27];['製品別水產別水產貿易量值-3'.E27];['製品別水產別水產貿易量值-3'.G27];['製品別水產別水產貿易量值-3'.I27];['製品別水產別水產貿易量值-3'.K27];['製品別水產別水產貿易量值-3'.M27])+SUM(['製品別水產別水產貿易量值-4'.C27];['製品別水產別水產貿易量值-4'.E27];['製品別水產別水產貿易量值-4'.G27];['製品別水產別水產貿易量值-4'.I27];['製品別水產別水產貿易量值-4'.K27];['製品別水產別水產貿易量值-4'.M27])+SUM(['製品別水產別水產貿易量值-5'.C27];['製品別水產別水產貿易量值-5'.E27];['製品別水產別水產貿易量值-5'.G27];['製品別水產別水產貿易量值-5'.I27];['製品別水產別水產貿易量值-5'.K27];['製品別水產別水產貿易量值-5'.M27])+SUM(['製品別水產別水產貿易量值-6'.C27];['製品別水產別水產貿易量值-6'.E27];['製品別水產別水產貿易量值-6'.G27];['製品別水產別水產貿易量值-6'.I27];['製品別水產別水產貿易量值-6'.K27];['製品別水產別水產貿易量值-6'.M27])+SUM(['製品別水產別水產貿易量值-7'.C27];['製品別水產別水產貿易量值-7'.E27];['製品別水產別水產貿易量值-7'.G27];['製品別水產別水產貿易量值-7'.I27];['製品別水產別水產貿易量值-7'.K27];['製品別水產別水產貿易量值-7'.M27])+SUM(['製品別水產別水產貿易量值-8'.C27];['製品別水產別水產貿易量值-8'.E27];['製品別水產別水產貿易量值-8'.G27];['製品別水產別水產貿易量值-8'.I27];['製品別水產別水產貿易量值-8'.K27];['製品別水產別水產貿易量值-8'.M27])+SUM(['製品別水產別水產貿易量值-9'.C27];['製品別水產別水產貿易量值-9'.E27];['製品別水產別水產貿易量值-9'.G27];['製品別水產別水產貿易量值-9'.I27];['製品別水產別水產貿易量值-9'.K27];['製品別水產別水產貿易量值-9'.M27])+SUM(['製品別水產別水產貿易量值-10'.C27];['製品別水產別水產貿易量值-10'.E27];['製品別水產別水產貿易量值-10'.G27];['製品別水產別水產貿易量值-10'.I27];['製品別水產別水產貿易量值-10'.K27];['製品別水產別水產貿易量值-10'.M27])+SUM(['製品別水產別水產貿易量值-11'.C27];['製品別水產別水產貿易量值-11'.E27];['製品別水產別水產貿易量值-11'.G27];['製品別水產別水產貿易量值-11'.I27];['製品別水產別水產貿易量值-11'.K27];['製品別水產別水產貿易量值-11'.M27])+SUM(['製品別水產別水產貿易量值-12'.C27];['製品別水產別水產貿易量值-12'.E27];['製品別水產別水產貿易量值-12'.G27];['製品別水產別水產貿易量值-12'.I27];['製品別水產別水產貿易量值-12'.K27];['製品別水產別水產貿易量值-12'.M27])+SUM(['製品別水產別水產貿易量值-13'.C27];['製品別水產別水產貿易量值-13'.E27];['製品別水產別水產貿易量值-13'.G27];['製品別水產別水產貿易量值-13'.I27];['製品別水產別水產貿易量值-13'.K27];['製品別水產別水產貿易量值-13'.M27])+SUM(['製品別水產別水產貿易量值-14'.C27];['製品別水產別水產貿易量值-14'.E27];['製品別水產別水產貿易量值-14'.G27];['製品別水產別水產貿易量值-14'.I27];['製品別水產別水產貿易量值-14'.K27];['製品別水產別水產貿易量值-14'.M27])+SUM(['製品別水產別水產貿易量值-15'.C27];['製品別水產別水產貿易量值-15'.E27];['製品別水產別水產貿易量值-15'.G27];['製品別水產別水產貿易量值-15'.I27];['製品別水產別水產貿易量值-15'.K27];['製品別水產別水產貿易量值-15'.M27])+SUM(['製品別水產別水產貿易量值-16'.C27];['製品別水產別水產貿易量值-16'.E27];['製品別水產別水產貿易量值-16'.G27];['製品別水產別水產貿易量值-16'.I27];['製品別水產別水產貿易量值-16'.K27];['製品別水產別水產貿易量值-16'.M27])+SUM(['製品別水產別水產貿易量值-17'.C27];['製品別水產別水產貿易量值-17'.E27];['製品別水產別水產貿易量值-17'.G27];['製品別水產別水產貿易量值-17'.I27];['製品別水產別水產貿易量值-17'.K27];['製品別水產別水產貿易量值-17'.M27])+SUM(['製品別水產別水產貿易量值-18'.C27];['製品別水產別水產貿易量值-18'.E27];['製品別水產別水產貿易量值-18'.G27];['製品別水產別水產貿易量值-18'.I27];['製品別水產別水產貿易量值-18'.K27];['製品別水產別水產貿易量值-18'.M27]))" table:style-name="ce12">
            <text:p>96,559<text:s/></text:p>
          </table:table-cell>
          <table:table-cell office:value-type="float" office:value="146.749" table:formula="of:=IF(SUM([.H27];[.J27];[.L27];[.N27])+SUM(['製品別水產別水產貿易量值-2'.D27];['製品別水產別水產貿易量值-2'.F27];['製品別水產別水產貿易量值-2'.H27];['製品別水產別水產貿易量值-2'.J27];['製品別水產別水產貿易量值-2'.L27];['製品別水產別水產貿易量值-2'.N27])+SUM(['製品別水產別水產貿易量值-3'.D27];['製品別水產別水產貿易量值-3'.F27];['製品別水產別水產貿易量值-3'.H27];['製品別水產別水產貿易量值-3'.J27];['製品別水產別水產貿易量值-3'.L27];['製品別水產別水產貿易量值-3'.N27])+SUM(['製品別水產別水產貿易量值-4'.D27];['製品別水產別水產貿易量值-4'.F27];['製品別水產別水產貿易量值-4'.H27];['製品別水產別水產貿易量值-4'.J27];['製品別水產別水產貿易量值-4'.L27];['製品別水產別水產貿易量值-4'.N27])+SUM(['製品別水產別水產貿易量值-5'.D27];['製品別水產別水產貿易量值-5'.F27];['製品別水產別水產貿易量值-5'.H27];['製品別水產別水產貿易量值-5'.J27];['製品別水產別水產貿易量值-5'.L27];['製品別水產別水產貿易量值-5'.N27])+SUM(['製品別水產別水產貿易量值-6'.D27];['製品別水產別水產貿易量值-6'.F27];['製品別水產別水產貿易量值-6'.H27];['製品別水產別水產貿易量值-6'.J27];['製品別水產別水產貿易量值-6'.L27];['製品別水產別水產貿易量值-6'.N27])+SUM(['製品別水產別水產貿易量值-7'.D27];['製品別水產別水產貿易量值-7'.F27];['製品別水產別水產貿易量值-7'.H27];['製品別水產別水產貿易量值-7'.J27];['製品別水產別水產貿易量值-7'.L27];['製品別水產別水產貿易量值-7'.N27])+SUM(['製品別水產別水產貿易量值-8'.D27];['製品別水產別水產貿易量值-8'.F27];['製品別水產別水產貿易量值-8'.H27];['製品別水產別水產貿易量值-8'.J27];['製品別水產別水產貿易量值-8'.L27];['製品別水產別水產貿易量值-8'.N27])+SUM(['製品別水產別水產貿易量值-9'.D27];['製品別水產別水產貿易量值-9'.F27];['製品別水產別水產貿易量值-9'.H27];['製品別水產別水產貿易量值-9'.J27];['製品別水產別水產貿易量值-9'.L27];['製品別水產別水產貿易量值-9'.N27])+SUM(['製品別水產別水產貿易量值-10'.D27];['製品別水產別水產貿易量值-10'.F27];['製品別水產別水產貿易量值-10'.H27];['製品別水產別水產貿易量值-10'.J27];['製品別水產別水產貿易量值-10'.L27];['製品別水產別水產貿易量值-10'.N27])+SUM(['製品別水產別水產貿易量值-11'.D27];['製品別水產別水產貿易量值-11'.F27];['製品別水產別水產貿易量值-11'.H27];['製品別水產別水產貿易量值-11'.J27];['製品別水產別水產貿易量值-11'.L27];['製品別水產別水產貿易量值-11'.N27])+SUM(['製品別水產別水產貿易量值-12'.D27];['製品別水產別水產貿易量值-12'.F27];['製品別水產別水產貿易量值-12'.H27];['製品別水產別水產貿易量值-12'.J27];['製品別水產別水產貿易量值-12'.L27];['製品別水產別水產貿易量值-12'.N27])+SUM(['製品別水產別水產貿易量值-13'.D27];['製品別水產別水產貿易量值-13'.F27];['製品別水產別水產貿易量值-13'.H27];['製品別水產別水產貿易量值-13'.J27];['製品別水產別水產貿易量值-13'.L27];['製品別水產別水產貿易量值-13'.N27])+SUM(['製品別水產別水產貿易量值-14'.D27];['製品別水產別水產貿易量值-14'.F27];['製品別水產別水產貿易量值-14'.H27];['製品別水產別水產貿易量值-14'.J27];['製品別水產別水產貿易量值-14'.L27];['製品別水產別水產貿易量值-14'.N27])+SUM(['製品別水產別水產貿易量值-15'.D27];['製品別水產別水產貿易量值-15'.F27];['製品別水產別水產貿易量值-15'.H27];['製品別水產別水產貿易量值-15'.J27];['製品別水產別水產貿易量值-15'.L27];['製品別水產別水產貿易量值-15'.N27])+SUM(['製品別水產別水產貿易量值-16'.D27];['製品別水產別水產貿易量值-16'.F27];['製品別水產別水產貿易量值-16'.H27];['製品別水產別水產貿易量值-16'.J27];['製品別水產別水產貿易量值-16'.L27];['製品別水產別水產貿易量值-16'.N27])+SUM(['製品別水產別水產貿易量值-17'.D27];['製品別水產別水產貿易量值-17'.F27];['製品別水產別水產貿易量值-17'.H27];['製品別水產別水產貿易量值-17'.J27];['製品別水產別水產貿易量值-17'.L27];['製品別水產別水產貿易量值-17'.N27])+SUM(['製品別水產別水產貿易量值-18'.D27];['製品別水產別水產貿易量值-18'.F27];['製品別水產別水產貿易量值-18'.H27];['製品別水產別水產貿易量值-18'.J27];['製品別水產別水產貿易量值-18'.L27];['製品別水產別水產貿易量值-18'.N27])=0;&quot;-&quot;;SUM([.H27];[.J27];[.L27];[.N27])+SUM(['製品別水產別水產貿易量值-2'.D27];['製品別水產別水產貿易量值-2'.F27];['製品別水產別水產貿易量值-2'.H27];['製品別水產別水產貿易量值-2'.J27];['製品別水產別水產貿易量值-2'.L27];['製品別水產別水產貿易量值-2'.N27])+SUM(['製品別水產別水產貿易量值-3'.D27];['製品別水產別水產貿易量值-3'.F27];['製品別水產別水產貿易量值-3'.H27];['製品別水產別水產貿易量值-3'.J27];['製品別水產別水產貿易量值-3'.L27];['製品別水產別水產貿易量值-3'.N27])+SUM(['製品別水產別水產貿易量值-4'.D27];['製品別水產別水產貿易量值-4'.F27];['製品別水產別水產貿易量值-4'.H27];['製品別水產別水產貿易量值-4'.J27];['製品別水產別水產貿易量值-4'.L27];['製品別水產別水產貿易量值-4'.N27])+SUM(['製品別水產別水產貿易量值-5'.D27];['製品別水產別水產貿易量值-5'.F27];['製品別水產別水產貿易量值-5'.H27];['製品別水產別水產貿易量值-5'.J27];['製品別水產別水產貿易量值-5'.L27];['製品別水產別水產貿易量值-5'.N27])+SUM(['製品別水產別水產貿易量值-6'.D27];['製品別水產別水產貿易量值-6'.F27];['製品別水產別水產貿易量值-6'.H27];['製品別水產別水產貿易量值-6'.J27];['製品別水產別水產貿易量值-6'.L27];['製品別水產別水產貿易量值-6'.N27])+SUM(['製品別水產別水產貿易量值-7'.D27];['製品別水產別水產貿易量值-7'.F27];['製品別水產別水產貿易量值-7'.H27];['製品別水產別水產貿易量值-7'.J27];['製品別水產別水產貿易量值-7'.L27];['製品別水產別水產貿易量值-7'.N27])+SUM(['製品別水產別水產貿易量值-8'.D27];['製品別水產別水產貿易量值-8'.F27];['製品別水產別水產貿易量值-8'.H27];['製品別水產別水產貿易量值-8'.J27];['製品別水產別水產貿易量值-8'.L27];['製品別水產別水產貿易量值-8'.N27])+SUM(['製品別水產別水產貿易量值-9'.D27];['製品別水產別水產貿易量值-9'.F27];['製品別水產別水產貿易量值-9'.H27];['製品別水產別水產貿易量值-9'.J27];['製品別水產別水產貿易量值-9'.L27];['製品別水產別水產貿易量值-9'.N27])+SUM(['製品別水產別水產貿易量值-10'.D27];['製品別水產別水產貿易量值-10'.F27];['製品別水產別水產貿易量值-10'.H27];['製品別水產別水產貿易量值-10'.J27];['製品別水產別水產貿易量值-10'.L27];['製品別水產別水產貿易量值-10'.N27])+SUM(['製品別水產別水產貿易量值-11'.D27];['製品別水產別水產貿易量值-11'.F27];['製品別水產別水產貿易量值-11'.H27];['製品別水產別水產貿易量值-11'.J27];['製品別水產別水產貿易量值-11'.L27];['製品別水產別水產貿易量值-11'.N27])+SUM(['製品別水產別水產貿易量值-12'.D27];['製品別水產別水產貿易量值-12'.F27];['製品別水產別水產貿易量值-12'.H27];['製品別水產別水產貿易量值-12'.J27];['製品別水產別水產貿易量值-12'.L27];['製品別水產別水產貿易量值-12'.N27])+SUM(['製品別水產別水產貿易量值-13'.D27];['製品別水產別水產貿易量值-13'.F27];['製品別水產別水產貿易量值-13'.H27];['製品別水產別水產貿易量值-13'.J27];['製品別水產別水產貿易量值-13'.L27];['製品別水產別水產貿易量值-13'.N27])+SUM(['製品別水產別水產貿易量值-14'.D27];['製品別水產別水產貿易量值-14'.F27];['製品別水產別水產貿易量值-14'.H27];['製品別水產別水產貿易量值-14'.J27];['製品別水產別水產貿易量值-14'.L27];['製品別水產別水產貿易量值-14'.N27])+SUM(['製品別水產別水產貿易量值-15'.D27];['製品別水產別水產貿易量值-15'.F27];['製品別水產別水產貿易量值-15'.H27];['製品別水產別水產貿易量值-15'.J27];['製品別水產別水產貿易量值-15'.L27];['製品別水產別水產貿易量值-15'.N27])+SUM(['製品別水產別水產貿易量值-16'.D27];['製品別水產別水產貿易量值-16'.F27];['製品別水產別水產貿易量值-16'.H27];['製品別水產別水產貿易量值-16'.J27];['製品別水產別水產貿易量值-16'.L27];['製品別水產別水產貿易量值-16'.N27])+SUM(['製品別水產別水產貿易量值-17'.D27];['製品別水產別水產貿易量值-17'.F27];['製品別水產別水產貿易量值-17'.H27];['製品別水產別水產貿易量值-17'.J27];['製品別水產別水產貿易量值-17'.L27];['製品別水產別水產貿易量值-17'.N27])+SUM(['製品別水產別水產貿易量值-18'.D27];['製品別水產別水產貿易量值-18'.F27];['製品別水產別水產貿易量值-18'.H27];['製品別水產別水產貿易量值-18'.J27];['製品別水產別水產貿易量值-18'.L27];['製品別水產別水產貿易量值-18'.N27]))" table:style-name="ce12">
            <text:p>1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float" office:value="5931847" table:formula="of:=IF(SUM([.G28];[.I28];[.K28];[.M28])+SUM(['製品別水產別水產貿易量值-2'.C28];['製品別水產別水產貿易量值-2'.E28];['製品別水產別水產貿易量值-2'.G28];['製品別水產別水產貿易量值-2'.I28];['製品別水產別水產貿易量值-2'.K28];['製品別水產別水產貿易量值-2'.M28])+SUM(['製品別水產別水產貿易量值-3'.C28];['製品別水產別水產貿易量值-3'.E28];['製品別水產別水產貿易量值-3'.G28];['製品別水產別水產貿易量值-3'.I28];['製品別水產別水產貿易量值-3'.K28];['製品別水產別水產貿易量值-3'.M28])+SUM(['製品別水產別水產貿易量值-4'.C28];['製品別水產別水產貿易量值-4'.E28];['製品別水產別水產貿易量值-4'.G28];['製品別水產別水產貿易量值-4'.I28];['製品別水產別水產貿易量值-4'.K28];['製品別水產別水產貿易量值-4'.M28])+SUM(['製品別水產別水產貿易量值-5'.C28];['製品別水產別水產貿易量值-5'.E28];['製品別水產別水產貿易量值-5'.G28];['製品別水產別水產貿易量值-5'.I28];['製品別水產別水產貿易量值-5'.K28];['製品別水產別水產貿易量值-5'.M28])+SUM(['製品別水產別水產貿易量值-6'.C28];['製品別水產別水產貿易量值-6'.E28];['製品別水產別水產貿易量值-6'.G28];['製品別水產別水產貿易量值-6'.I28];['製品別水產別水產貿易量值-6'.K28];['製品別水產別水產貿易量值-6'.M28])+SUM(['製品別水產別水產貿易量值-7'.C28];['製品別水產別水產貿易量值-7'.E28];['製品別水產別水產貿易量值-7'.G28];['製品別水產別水產貿易量值-7'.I28];['製品別水產別水產貿易量值-7'.K28];['製品別水產別水產貿易量值-7'.M28])+SUM(['製品別水產別水產貿易量值-8'.C28];['製品別水產別水產貿易量值-8'.E28];['製品別水產別水產貿易量值-8'.G28];['製品別水產別水產貿易量值-8'.I28];['製品別水產別水產貿易量值-8'.K28];['製品別水產別水產貿易量值-8'.M28])+SUM(['製品別水產別水產貿易量值-9'.C28];['製品別水產別水產貿易量值-9'.E28];['製品別水產別水產貿易量值-9'.G28];['製品別水產別水產貿易量值-9'.I28];['製品別水產別水產貿易量值-9'.K28];['製品別水產別水產貿易量值-9'.M28])+SUM(['製品別水產別水產貿易量值-10'.C28];['製品別水產別水產貿易量值-10'.E28];['製品別水產別水產貿易量值-10'.G28];['製品別水產別水產貿易量值-10'.I28];['製品別水產別水產貿易量值-10'.K28];['製品別水產別水產貿易量值-10'.M28])+SUM(['製品別水產別水產貿易量值-11'.C28];['製品別水產別水產貿易量值-11'.E28];['製品別水產別水產貿易量值-11'.G28];['製品別水產別水產貿易量值-11'.I28];['製品別水產別水產貿易量值-11'.K28];['製品別水產別水產貿易量值-11'.M28])+SUM(['製品別水產別水產貿易量值-12'.C28];['製品別水產別水產貿易量值-12'.E28];['製品別水產別水產貿易量值-12'.G28];['製品別水產別水產貿易量值-12'.I28];['製品別水產別水產貿易量值-12'.K28];['製品別水產別水產貿易量值-12'.M28])+SUM(['製品別水產別水產貿易量值-13'.C28];['製品別水產別水產貿易量值-13'.E28];['製品別水產別水產貿易量值-13'.G28];['製品別水產別水產貿易量值-13'.I28];['製品別水產別水產貿易量值-13'.K28];['製品別水產別水產貿易量值-13'.M28])+SUM(['製品別水產別水產貿易量值-14'.C28];['製品別水產別水產貿易量值-14'.E28];['製品別水產別水產貿易量值-14'.G28];['製品別水產別水產貿易量值-14'.I28];['製品別水產別水產貿易量值-14'.K28];['製品別水產別水產貿易量值-14'.M28])+SUM(['製品別水產別水產貿易量值-15'.C28];['製品別水產別水產貿易量值-15'.E28];['製品別水產別水產貿易量值-15'.G28];['製品別水產別水產貿易量值-15'.I28];['製品別水產別水產貿易量值-15'.K28];['製品別水產別水產貿易量值-15'.M28])+SUM(['製品別水產別水產貿易量值-16'.C28];['製品別水產別水產貿易量值-16'.E28];['製品別水產別水產貿易量值-16'.G28];['製品別水產別水產貿易量值-16'.I28];['製品別水產別水產貿易量值-16'.K28];['製品別水產別水產貿易量值-16'.M28])+SUM(['製品別水產別水產貿易量值-17'.C28];['製品別水產別水產貿易量值-17'.E28];['製品別水產別水產貿易量值-17'.G28];['製品別水產別水產貿易量值-17'.I28];['製品別水產別水產貿易量值-17'.K28];['製品別水產別水產貿易量值-17'.M28])+SUM(['製品別水產別水產貿易量值-18'.C28];['製品別水產別水產貿易量值-18'.E28];['製品別水產別水產貿易量值-18'.G28];['製品別水產別水產貿易量值-18'.I28];['製品別水產別水產貿易量值-18'.K28];['製品別水產別水產貿易量值-18'.M28])=0;&quot;-&quot;;SUM([.G28];[.I28];[.K28];[.M28])+SUM(['製品別水產別水產貿易量值-2'.C28];['製品別水產別水產貿易量值-2'.E28];['製品別水產別水產貿易量值-2'.G28];['製品別水產別水產貿易量值-2'.I28];['製品別水產別水產貿易量值-2'.K28];['製品別水產別水產貿易量值-2'.M28])+SUM(['製品別水產別水產貿易量值-3'.C28];['製品別水產別水產貿易量值-3'.E28];['製品別水產別水產貿易量值-3'.G28];['製品別水產別水產貿易量值-3'.I28];['製品別水產別水產貿易量值-3'.K28];['製品別水產別水產貿易量值-3'.M28])+SUM(['製品別水產別水產貿易量值-4'.C28];['製品別水產別水產貿易量值-4'.E28];['製品別水產別水產貿易量值-4'.G28];['製品別水產別水產貿易量值-4'.I28];['製品別水產別水產貿易量值-4'.K28];['製品別水產別水產貿易量值-4'.M28])+SUM(['製品別水產別水產貿易量值-5'.C28];['製品別水產別水產貿易量值-5'.E28];['製品別水產別水產貿易量值-5'.G28];['製品別水產別水產貿易量值-5'.I28];['製品別水產別水產貿易量值-5'.K28];['製品別水產別水產貿易量值-5'.M28])+SUM(['製品別水產別水產貿易量值-6'.C28];['製品別水產別水產貿易量值-6'.E28];['製品別水產別水產貿易量值-6'.G28];['製品別水產別水產貿易量值-6'.I28];['製品別水產別水產貿易量值-6'.K28];['製品別水產別水產貿易量值-6'.M28])+SUM(['製品別水產別水產貿易量值-7'.C28];['製品別水產別水產貿易量值-7'.E28];['製品別水產別水產貿易量值-7'.G28];['製品別水產別水產貿易量值-7'.I28];['製品別水產別水產貿易量值-7'.K28];['製品別水產別水產貿易量值-7'.M28])+SUM(['製品別水產別水產貿易量值-8'.C28];['製品別水產別水產貿易量值-8'.E28];['製品別水產別水產貿易量值-8'.G28];['製品別水產別水產貿易量值-8'.I28];['製品別水產別水產貿易量值-8'.K28];['製品別水產別水產貿易量值-8'.M28])+SUM(['製品別水產別水產貿易量值-9'.C28];['製品別水產別水產貿易量值-9'.E28];['製品別水產別水產貿易量值-9'.G28];['製品別水產別水產貿易量值-9'.I28];['製品別水產別水產貿易量值-9'.K28];['製品別水產別水產貿易量值-9'.M28])+SUM(['製品別水產別水產貿易量值-10'.C28];['製品別水產別水產貿易量值-10'.E28];['製品別水產別水產貿易量值-10'.G28];['製品別水產別水產貿易量值-10'.I28];['製品別水產別水產貿易量值-10'.K28];['製品別水產別水產貿易量值-10'.M28])+SUM(['製品別水產別水產貿易量值-11'.C28];['製品別水產別水產貿易量值-11'.E28];['製品別水產別水產貿易量值-11'.G28];['製品別水產別水產貿易量值-11'.I28];['製品別水產別水產貿易量值-11'.K28];['製品別水產別水產貿易量值-11'.M28])+SUM(['製品別水產別水產貿易量值-12'.C28];['製品別水產別水產貿易量值-12'.E28];['製品別水產別水產貿易量值-12'.G28];['製品別水產別水產貿易量值-12'.I28];['製品別水產別水產貿易量值-12'.K28];['製品別水產別水產貿易量值-12'.M28])+SUM(['製品別水產別水產貿易量值-13'.C28];['製品別水產別水產貿易量值-13'.E28];['製品別水產別水產貿易量值-13'.G28];['製品別水產別水產貿易量值-13'.I28];['製品別水產別水產貿易量值-13'.K28];['製品別水產別水產貿易量值-13'.M28])+SUM(['製品別水產別水產貿易量值-14'.C28];['製品別水產別水產貿易量值-14'.E28];['製品別水產別水產貿易量值-14'.G28];['製品別水產別水產貿易量值-14'.I28];['製品別水產別水產貿易量值-14'.K28];['製品別水產別水產貿易量值-14'.M28])+SUM(['製品別水產別水產貿易量值-15'.C28];['製品別水產別水產貿易量值-15'.E28];['製品別水產別水產貿易量值-15'.G28];['製品別水產別水產貿易量值-15'.I28];['製品別水產別水產貿易量值-15'.K28];['製品別水產別水產貿易量值-15'.M28])+SUM(['製品別水產別水產貿易量值-16'.C28];['製品別水產別水產貿易量值-16'.E28];['製品別水產別水產貿易量值-16'.G28];['製品別水產別水產貿易量值-16'.I28];['製品別水產別水產貿易量值-16'.K28];['製品別水產別水產貿易量值-16'.M28])+SUM(['製品別水產別水產貿易量值-17'.C28];['製品別水產別水產貿易量值-17'.E28];['製品別水產別水產貿易量值-17'.G28];['製品別水產別水產貿易量值-17'.I28];['製品別水產別水產貿易量值-17'.K28];['製品別水產別水產貿易量值-17'.M28])+SUM(['製品別水產別水產貿易量值-18'.C28];['製品別水產別水產貿易量值-18'.E28];['製品別水產別水產貿易量值-18'.G28];['製品別水產別水產貿易量值-18'.I28];['製品別水產別水產貿易量值-18'.K28];['製品別水產別水產貿易量值-18'.M28]))" table:style-name="ce12">
            <text:p>5,931,847<text:s/></text:p>
          </table:table-cell>
          <table:table-cell office:value-type="float" office:value="16360.189" table:formula="of:=IF(SUM([.H28];[.J28];[.L28];[.N28])+SUM(['製品別水產別水產貿易量值-2'.D28];['製品別水產別水產貿易量值-2'.F28];['製品別水產別水產貿易量值-2'.H28];['製品別水產別水產貿易量值-2'.J28];['製品別水產別水產貿易量值-2'.L28];['製品別水產別水產貿易量值-2'.N28])+SUM(['製品別水產別水產貿易量值-3'.D28];['製品別水產別水產貿易量值-3'.F28];['製品別水產別水產貿易量值-3'.H28];['製品別水產別水產貿易量值-3'.J28];['製品別水產別水產貿易量值-3'.L28];['製品別水產別水產貿易量值-3'.N28])+SUM(['製品別水產別水產貿易量值-4'.D28];['製品別水產別水產貿易量值-4'.F28];['製品別水產別水產貿易量值-4'.H28];['製品別水產別水產貿易量值-4'.J28];['製品別水產別水產貿易量值-4'.L28];['製品別水產別水產貿易量值-4'.N28])+SUM(['製品別水產別水產貿易量值-5'.D28];['製品別水產別水產貿易量值-5'.F28];['製品別水產別水產貿易量值-5'.H28];['製品別水產別水產貿易量值-5'.J28];['製品別水產別水產貿易量值-5'.L28];['製品別水產別水產貿易量值-5'.N28])+SUM(['製品別水產別水產貿易量值-6'.D28];['製品別水產別水產貿易量值-6'.F28];['製品別水產別水產貿易量值-6'.H28];['製品別水產別水產貿易量值-6'.J28];['製品別水產別水產貿易量值-6'.L28];['製品別水產別水產貿易量值-6'.N28])+SUM(['製品別水產別水產貿易量值-7'.D28];['製品別水產別水產貿易量值-7'.F28];['製品別水產別水產貿易量值-7'.H28];['製品別水產別水產貿易量值-7'.J28];['製品別水產別水產貿易量值-7'.L28];['製品別水產別水產貿易量值-7'.N28])+SUM(['製品別水產別水產貿易量值-8'.D28];['製品別水產別水產貿易量值-8'.F28];['製品別水產別水產貿易量值-8'.H28];['製品別水產別水產貿易量值-8'.J28];['製品別水產別水產貿易量值-8'.L28];['製品別水產別水產貿易量值-8'.N28])+SUM(['製品別水產別水產貿易量值-9'.D28];['製品別水產別水產貿易量值-9'.F28];['製品別水產別水產貿易量值-9'.H28];['製品別水產別水產貿易量值-9'.J28];['製品別水產別水產貿易量值-9'.L28];['製品別水產別水產貿易量值-9'.N28])+SUM(['製品別水產別水產貿易量值-10'.D28];['製品別水產別水產貿易量值-10'.F28];['製品別水產別水產貿易量值-10'.H28];['製品別水產別水產貿易量值-10'.J28];['製品別水產別水產貿易量值-10'.L28];['製品別水產別水產貿易量值-10'.N28])+SUM(['製品別水產別水產貿易量值-11'.D28];['製品別水產別水產貿易量值-11'.F28];['製品別水產別水產貿易量值-11'.H28];['製品別水產別水產貿易量值-11'.J28];['製品別水產別水產貿易量值-11'.L28];['製品別水產別水產貿易量值-11'.N28])+SUM(['製品別水產別水產貿易量值-12'.D28];['製品別水產別水產貿易量值-12'.F28];['製品別水產別水產貿易量值-12'.H28];['製品別水產別水產貿易量值-12'.J28];['製品別水產別水產貿易量值-12'.L28];['製品別水產別水產貿易量值-12'.N28])+SUM(['製品別水產別水產貿易量值-13'.D28];['製品別水產別水產貿易量值-13'.F28];['製品別水產別水產貿易量值-13'.H28];['製品別水產別水產貿易量值-13'.J28];['製品別水產別水產貿易量值-13'.L28];['製品別水產別水產貿易量值-13'.N28])+SUM(['製品別水產別水產貿易量值-14'.D28];['製品別水產別水產貿易量值-14'.F28];['製品別水產別水產貿易量值-14'.H28];['製品別水產別水產貿易量值-14'.J28];['製品別水產別水產貿易量值-14'.L28];['製品別水產別水產貿易量值-14'.N28])+SUM(['製品別水產別水產貿易量值-15'.D28];['製品別水產別水產貿易量值-15'.F28];['製品別水產別水產貿易量值-15'.H28];['製品別水產別水產貿易量值-15'.J28];['製品別水產別水產貿易量值-15'.L28];['製品別水產別水產貿易量值-15'.N28])+SUM(['製品別水產別水產貿易量值-16'.D28];['製品別水產別水產貿易量值-16'.F28];['製品別水產別水產貿易量值-16'.H28];['製品別水產別水產貿易量值-16'.J28];['製品別水產別水產貿易量值-16'.L28];['製品別水產別水產貿易量值-16'.N28])+SUM(['製品別水產別水產貿易量值-17'.D28];['製品別水產別水產貿易量值-17'.F28];['製品別水產別水產貿易量值-17'.H28];['製品別水產別水產貿易量值-17'.J28];['製品別水產別水產貿易量值-17'.L28];['製品別水產別水產貿易量值-17'.N28])+SUM(['製品別水產別水產貿易量值-18'.D28];['製品別水產別水產貿易量值-18'.F28];['製品別水產別水產貿易量值-18'.H28];['製品別水產別水產貿易量值-18'.J28];['製品別水產別水產貿易量值-18'.L28];['製品別水產別水產貿易量值-18'.N28])=0;&quot;-&quot;;SUM([.H28];[.J28];[.L28];[.N28])+SUM(['製品別水產別水產貿易量值-2'.D28];['製品別水產別水產貿易量值-2'.F28];['製品別水產別水產貿易量值-2'.H28];['製品別水產別水產貿易量值-2'.J28];['製品別水產別水產貿易量值-2'.L28];['製品別水產別水產貿易量值-2'.N28])+SUM(['製品別水產別水產貿易量值-3'.D28];['製品別水產別水產貿易量值-3'.F28];['製品別水產別水產貿易量值-3'.H28];['製品別水產別水產貿易量值-3'.J28];['製品別水產別水產貿易量值-3'.L28];['製品別水產別水產貿易量值-3'.N28])+SUM(['製品別水產別水產貿易量值-4'.D28];['製品別水產別水產貿易量值-4'.F28];['製品別水產別水產貿易量值-4'.H28];['製品別水產別水產貿易量值-4'.J28];['製品別水產別水產貿易量值-4'.L28];['製品別水產別水產貿易量值-4'.N28])+SUM(['製品別水產別水產貿易量值-5'.D28];['製品別水產別水產貿易量值-5'.F28];['製品別水產別水產貿易量值-5'.H28];['製品別水產別水產貿易量值-5'.J28];['製品別水產別水產貿易量值-5'.L28];['製品別水產別水產貿易量值-5'.N28])+SUM(['製品別水產別水產貿易量值-6'.D28];['製品別水產別水產貿易量值-6'.F28];['製品別水產別水產貿易量值-6'.H28];['製品別水產別水產貿易量值-6'.J28];['製品別水產別水產貿易量值-6'.L28];['製品別水產別水產貿易量值-6'.N28])+SUM(['製品別水產別水產貿易量值-7'.D28];['製品別水產別水產貿易量值-7'.F28];['製品別水產別水產貿易量值-7'.H28];['製品別水產別水產貿易量值-7'.J28];['製品別水產別水產貿易量值-7'.L28];['製品別水產別水產貿易量值-7'.N28])+SUM(['製品別水產別水產貿易量值-8'.D28];['製品別水產別水產貿易量值-8'.F28];['製品別水產別水產貿易量值-8'.H28];['製品別水產別水產貿易量值-8'.J28];['製品別水產別水產貿易量值-8'.L28];['製品別水產別水產貿易量值-8'.N28])+SUM(['製品別水產別水產貿易量值-9'.D28];['製品別水產別水產貿易量值-9'.F28];['製品別水產別水產貿易量值-9'.H28];['製品別水產別水產貿易量值-9'.J28];['製品別水產別水產貿易量值-9'.L28];['製品別水產別水產貿易量值-9'.N28])+SUM(['製品別水產別水產貿易量值-10'.D28];['製品別水產別水產貿易量值-10'.F28];['製品別水產別水產貿易量值-10'.H28];['製品別水產別水產貿易量值-10'.J28];['製品別水產別水產貿易量值-10'.L28];['製品別水產別水產貿易量值-10'.N28])+SUM(['製品別水產別水產貿易量值-11'.D28];['製品別水產別水產貿易量值-11'.F28];['製品別水產別水產貿易量值-11'.H28];['製品別水產別水產貿易量值-11'.J28];['製品別水產別水產貿易量值-11'.L28];['製品別水產別水產貿易量值-11'.N28])+SUM(['製品別水產別水產貿易量值-12'.D28];['製品別水產別水產貿易量值-12'.F28];['製品別水產別水產貿易量值-12'.H28];['製品別水產別水產貿易量值-12'.J28];['製品別水產別水產貿易量值-12'.L28];['製品別水產別水產貿易量值-12'.N28])+SUM(['製品別水產別水產貿易量值-13'.D28];['製品別水產別水產貿易量值-13'.F28];['製品別水產別水產貿易量值-13'.H28];['製品別水產別水產貿易量值-13'.J28];['製品別水產別水產貿易量值-13'.L28];['製品別水產別水產貿易量值-13'.N28])+SUM(['製品別水產別水產貿易量值-14'.D28];['製品別水產別水產貿易量值-14'.F28];['製品別水產別水產貿易量值-14'.H28];['製品別水產別水產貿易量值-14'.J28];['製品別水產別水產貿易量值-14'.L28];['製品別水產別水產貿易量值-14'.N28])+SUM(['製品別水產別水產貿易量值-15'.D28];['製品別水產別水產貿易量值-15'.F28];['製品別水產別水產貿易量值-15'.H28];['製品別水產別水產貿易量值-15'.J28];['製品別水產別水產貿易量值-15'.L28];['製品別水產別水產貿易量值-15'.N28])+SUM(['製品別水產別水產貿易量值-16'.D28];['製品別水產別水產貿易量值-16'.F28];['製品別水產別水產貿易量值-16'.H28];['製品別水產別水產貿易量值-16'.J28];['製品別水產別水產貿易量值-16'.L28];['製品別水產別水產貿易量值-16'.N28])+SUM(['製品別水產別水產貿易量值-17'.D28];['製品別水產別水產貿易量值-17'.F28];['製品別水產別水產貿易量值-17'.H28];['製品別水產別水產貿易量值-17'.J28];['製品別水產別水產貿易量值-17'.L28];['製品別水產別水產貿易量值-17'.N28])+SUM(['製品別水產別水產貿易量值-18'.D28];['製品別水產別水產貿易量值-18'.F28];['製品別水產別水產貿易量值-18'.H28];['製品別水產別水產貿易量值-18'.J28];['製品別水產別水產貿易量值-18'.L28];['製品別水產別水產貿易量值-18'.N28]))" table:style-name="ce12">
            <text:p>16,3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float" office:value="145114" table:formula="of:=IF(SUM([.G29];[.I29];[.K29];[.M29])+SUM(['製品別水產別水產貿易量值-2'.C29];['製品別水產別水產貿易量值-2'.E29];['製品別水產別水產貿易量值-2'.G29];['製品別水產別水產貿易量值-2'.I29];['製品別水產別水產貿易量值-2'.K29];['製品別水產別水產貿易量值-2'.M29])+SUM(['製品別水產別水產貿易量值-3'.C29];['製品別水產別水產貿易量值-3'.E29];['製品別水產別水產貿易量值-3'.G29];['製品別水產別水產貿易量值-3'.I29];['製品別水產別水產貿易量值-3'.K29];['製品別水產別水產貿易量值-3'.M29])+SUM(['製品別水產別水產貿易量值-4'.C29];['製品別水產別水產貿易量值-4'.E29];['製品別水產別水產貿易量值-4'.G29];['製品別水產別水產貿易量值-4'.I29];['製品別水產別水產貿易量值-4'.K29];['製品別水產別水產貿易量值-4'.M29])+SUM(['製品別水產別水產貿易量值-5'.C29];['製品別水產別水產貿易量值-5'.E29];['製品別水產別水產貿易量值-5'.G29];['製品別水產別水產貿易量值-5'.I29];['製品別水產別水產貿易量值-5'.K29];['製品別水產別水產貿易量值-5'.M29])+SUM(['製品別水產別水產貿易量值-6'.C29];['製品別水產別水產貿易量值-6'.E29];['製品別水產別水產貿易量值-6'.G29];['製品別水產別水產貿易量值-6'.I29];['製品別水產別水產貿易量值-6'.K29];['製品別水產別水產貿易量值-6'.M29])+SUM(['製品別水產別水產貿易量值-7'.C29];['製品別水產別水產貿易量值-7'.E29];['製品別水產別水產貿易量值-7'.G29];['製品別水產別水產貿易量值-7'.I29];['製品別水產別水產貿易量值-7'.K29];['製品別水產別水產貿易量值-7'.M29])+SUM(['製品別水產別水產貿易量值-8'.C29];['製品別水產別水產貿易量值-8'.E29];['製品別水產別水產貿易量值-8'.G29];['製品別水產別水產貿易量值-8'.I29];['製品別水產別水產貿易量值-8'.K29];['製品別水產別水產貿易量值-8'.M29])+SUM(['製品別水產別水產貿易量值-9'.C29];['製品別水產別水產貿易量值-9'.E29];['製品別水產別水產貿易量值-9'.G29];['製品別水產別水產貿易量值-9'.I29];['製品別水產別水產貿易量值-9'.K29];['製品別水產別水產貿易量值-9'.M29])+SUM(['製品別水產別水產貿易量值-10'.C29];['製品別水產別水產貿易量值-10'.E29];['製品別水產別水產貿易量值-10'.G29];['製品別水產別水產貿易量值-10'.I29];['製品別水產別水產貿易量值-10'.K29];['製品別水產別水產貿易量值-10'.M29])+SUM(['製品別水產別水產貿易量值-11'.C29];['製品別水產別水產貿易量值-11'.E29];['製品別水產別水產貿易量值-11'.G29];['製品別水產別水產貿易量值-11'.I29];['製品別水產別水產貿易量值-11'.K29];['製品別水產別水產貿易量值-11'.M29])+SUM(['製品別水產別水產貿易量值-12'.C29];['製品別水產別水產貿易量值-12'.E29];['製品別水產別水產貿易量值-12'.G29];['製品別水產別水產貿易量值-12'.I29];['製品別水產別水產貿易量值-12'.K29];['製品別水產別水產貿易量值-12'.M29])+SUM(['製品別水產別水產貿易量值-13'.C29];['製品別水產別水產貿易量值-13'.E29];['製品別水產別水產貿易量值-13'.G29];['製品別水產別水產貿易量值-13'.I29];['製品別水產別水產貿易量值-13'.K29];['製品別水產別水產貿易量值-13'.M29])+SUM(['製品別水產別水產貿易量值-14'.C29];['製品別水產別水產貿易量值-14'.E29];['製品別水產別水產貿易量值-14'.G29];['製品別水產別水產貿易量值-14'.I29];['製品別水產別水產貿易量值-14'.K29];['製品別水產別水產貿易量值-14'.M29])+SUM(['製品別水產別水產貿易量值-15'.C29];['製品別水產別水產貿易量值-15'.E29];['製品別水產別水產貿易量值-15'.G29];['製品別水產別水產貿易量值-15'.I29];['製品別水產別水產貿易量值-15'.K29];['製品別水產別水產貿易量值-15'.M29])+SUM(['製品別水產別水產貿易量值-16'.C29];['製品別水產別水產貿易量值-16'.E29];['製品別水產別水產貿易量值-16'.G29];['製品別水產別水產貿易量值-16'.I29];['製品別水產別水產貿易量值-16'.K29];['製品別水產別水產貿易量值-16'.M29])+SUM(['製品別水產別水產貿易量值-17'.C29];['製品別水產別水產貿易量值-17'.E29];['製品別水產別水產貿易量值-17'.G29];['製品別水產別水產貿易量值-17'.I29];['製品別水產別水產貿易量值-17'.K29];['製品別水產別水產貿易量值-17'.M29])+SUM(['製品別水產別水產貿易量值-18'.C29];['製品別水產別水產貿易量值-18'.E29];['製品別水產別水產貿易量值-18'.G29];['製品別水產別水產貿易量值-18'.I29];['製品別水產別水產貿易量值-18'.K29];['製品別水產別水產貿易量值-18'.M29])=0;&quot;-&quot;;SUM([.G29];[.I29];[.K29];[.M29])+SUM(['製品別水產別水產貿易量值-2'.C29];['製品別水產別水產貿易量值-2'.E29];['製品別水產別水產貿易量值-2'.G29];['製品別水產別水產貿易量值-2'.I29];['製品別水產別水產貿易量值-2'.K29];['製品別水產別水產貿易量值-2'.M29])+SUM(['製品別水產別水產貿易量值-3'.C29];['製品別水產別水產貿易量值-3'.E29];['製品別水產別水產貿易量值-3'.G29];['製品別水產別水產貿易量值-3'.I29];['製品別水產別水產貿易量值-3'.K29];['製品別水產別水產貿易量值-3'.M29])+SUM(['製品別水產別水產貿易量值-4'.C29];['製品別水產別水產貿易量值-4'.E29];['製品別水產別水產貿易量值-4'.G29];['製品別水產別水產貿易量值-4'.I29];['製品別水產別水產貿易量值-4'.K29];['製品別水產別水產貿易量值-4'.M29])+SUM(['製品別水產別水產貿易量值-5'.C29];['製品別水產別水產貿易量值-5'.E29];['製品別水產別水產貿易量值-5'.G29];['製品別水產別水產貿易量值-5'.I29];['製品別水產別水產貿易量值-5'.K29];['製品別水產別水產貿易量值-5'.M29])+SUM(['製品別水產別水產貿易量值-6'.C29];['製品別水產別水產貿易量值-6'.E29];['製品別水產別水產貿易量值-6'.G29];['製品別水產別水產貿易量值-6'.I29];['製品別水產別水產貿易量值-6'.K29];['製品別水產別水產貿易量值-6'.M29])+SUM(['製品別水產別水產貿易量值-7'.C29];['製品別水產別水產貿易量值-7'.E29];['製品別水產別水產貿易量值-7'.G29];['製品別水產別水產貿易量值-7'.I29];['製品別水產別水產貿易量值-7'.K29];['製品別水產別水產貿易量值-7'.M29])+SUM(['製品別水產別水產貿易量值-8'.C29];['製品別水產別水產貿易量值-8'.E29];['製品別水產別水產貿易量值-8'.G29];['製品別水產別水產貿易量值-8'.I29];['製品別水產別水產貿易量值-8'.K29];['製品別水產別水產貿易量值-8'.M29])+SUM(['製品別水產別水產貿易量值-9'.C29];['製品別水產別水產貿易量值-9'.E29];['製品別水產別水產貿易量值-9'.G29];['製品別水產別水產貿易量值-9'.I29];['製品別水產別水產貿易量值-9'.K29];['製品別水產別水產貿易量值-9'.M29])+SUM(['製品別水產別水產貿易量值-10'.C29];['製品別水產別水產貿易量值-10'.E29];['製品別水產別水產貿易量值-10'.G29];['製品別水產別水產貿易量值-10'.I29];['製品別水產別水產貿易量值-10'.K29];['製品別水產別水產貿易量值-10'.M29])+SUM(['製品別水產別水產貿易量值-11'.C29];['製品別水產別水產貿易量值-11'.E29];['製品別水產別水產貿易量值-11'.G29];['製品別水產別水產貿易量值-11'.I29];['製品別水產別水產貿易量值-11'.K29];['製品別水產別水產貿易量值-11'.M29])+SUM(['製品別水產別水產貿易量值-12'.C29];['製品別水產別水產貿易量值-12'.E29];['製品別水產別水產貿易量值-12'.G29];['製品別水產別水產貿易量值-12'.I29];['製品別水產別水產貿易量值-12'.K29];['製品別水產別水產貿易量值-12'.M29])+SUM(['製品別水產別水產貿易量值-13'.C29];['製品別水產別水產貿易量值-13'.E29];['製品別水產別水產貿易量值-13'.G29];['製品別水產別水產貿易量值-13'.I29];['製品別水產別水產貿易量值-13'.K29];['製品別水產別水產貿易量值-13'.M29])+SUM(['製品別水產別水產貿易量值-14'.C29];['製品別水產別水產貿易量值-14'.E29];['製品別水產別水產貿易量值-14'.G29];['製品別水產別水產貿易量值-14'.I29];['製品別水產別水產貿易量值-14'.K29];['製品別水產別水產貿易量值-14'.M29])+SUM(['製品別水產別水產貿易量值-15'.C29];['製品別水產別水產貿易量值-15'.E29];['製品別水產別水產貿易量值-15'.G29];['製品別水產別水產貿易量值-15'.I29];['製品別水產別水產貿易量值-15'.K29];['製品別水產別水產貿易量值-15'.M29])+SUM(['製品別水產別水產貿易量值-16'.C29];['製品別水產別水產貿易量值-16'.E29];['製品別水產別水產貿易量值-16'.G29];['製品別水產別水產貿易量值-16'.I29];['製品別水產別水產貿易量值-16'.K29];['製品別水產別水產貿易量值-16'.M29])+SUM(['製品別水產別水產貿易量值-17'.C29];['製品別水產別水產貿易量值-17'.E29];['製品別水產別水產貿易量值-17'.G29];['製品別水產別水產貿易量值-17'.I29];['製品別水產別水產貿易量值-17'.K29];['製品別水產別水產貿易量值-17'.M29])+SUM(['製品別水產別水產貿易量值-18'.C29];['製品別水產別水產貿易量值-18'.E29];['製品別水產別水產貿易量值-18'.G29];['製品別水產別水產貿易量值-18'.I29];['製品別水產別水產貿易量值-18'.K29];['製品別水產別水產貿易量值-18'.M29]))" table:style-name="ce13">
            <text:p>145,114<text:s/></text:p>
          </table:table-cell>
          <table:table-cell office:value-type="float" office:value="12907.655000000001" table:formula="of:=IF(SUM([.H29];[.J29];[.L29];[.N29])+SUM(['製品別水產別水產貿易量值-2'.D29];['製品別水產別水產貿易量值-2'.F29];['製品別水產別水產貿易量值-2'.H29];['製品別水產別水產貿易量值-2'.J29];['製品別水產別水產貿易量值-2'.L29];['製品別水產別水產貿易量值-2'.N29])+SUM(['製品別水產別水產貿易量值-3'.D29];['製品別水產別水產貿易量值-3'.F29];['製品別水產別水產貿易量值-3'.H29];['製品別水產別水產貿易量值-3'.J29];['製品別水產別水產貿易量值-3'.L29];['製品別水產別水產貿易量值-3'.N29])+SUM(['製品別水產別水產貿易量值-4'.D29];['製品別水產別水產貿易量值-4'.F29];['製品別水產別水產貿易量值-4'.H29];['製品別水產別水產貿易量值-4'.J29];['製品別水產別水產貿易量值-4'.L29];['製品別水產別水產貿易量值-4'.N29])+SUM(['製品別水產別水產貿易量值-5'.D29];['製品別水產別水產貿易量值-5'.F29];['製品別水產別水產貿易量值-5'.H29];['製品別水產別水產貿易量值-5'.J29];['製品別水產別水產貿易量值-5'.L29];['製品別水產別水產貿易量值-5'.N29])+SUM(['製品別水產別水產貿易量值-6'.D29];['製品別水產別水產貿易量值-6'.F29];['製品別水產別水產貿易量值-6'.H29];['製品別水產別水產貿易量值-6'.J29];['製品別水產別水產貿易量值-6'.L29];['製品別水產別水產貿易量值-6'.N29])+SUM(['製品別水產別水產貿易量值-7'.D29];['製品別水產別水產貿易量值-7'.F29];['製品別水產別水產貿易量值-7'.H29];['製品別水產別水產貿易量值-7'.J29];['製品別水產別水產貿易量值-7'.L29];['製品別水產別水產貿易量值-7'.N29])+SUM(['製品別水產別水產貿易量值-8'.D29];['製品別水產別水產貿易量值-8'.F29];['製品別水產別水產貿易量值-8'.H29];['製品別水產別水產貿易量值-8'.J29];['製品別水產別水產貿易量值-8'.L29];['製品別水產別水產貿易量值-8'.N29])+SUM(['製品別水產別水產貿易量值-9'.D29];['製品別水產別水產貿易量值-9'.F29];['製品別水產別水產貿易量值-9'.H29];['製品別水產別水產貿易量值-9'.J29];['製品別水產別水產貿易量值-9'.L29];['製品別水產別水產貿易量值-9'.N29])+SUM(['製品別水產別水產貿易量值-10'.D29];['製品別水產別水產貿易量值-10'.F29];['製品別水產別水產貿易量值-10'.H29];['製品別水產別水產貿易量值-10'.J29];['製品別水產別水產貿易量值-10'.L29];['製品別水產別水產貿易量值-10'.N29])+SUM(['製品別水產別水產貿易量值-11'.D29];['製品別水產別水產貿易量值-11'.F29];['製品別水產別水產貿易量值-11'.H29];['製品別水產別水產貿易量值-11'.J29];['製品別水產別水產貿易量值-11'.L29];['製品別水產別水產貿易量值-11'.N29])+SUM(['製品別水產別水產貿易量值-12'.D29];['製品別水產別水產貿易量值-12'.F29];['製品別水產別水產貿易量值-12'.H29];['製品別水產別水產貿易量值-12'.J29];['製品別水產別水產貿易量值-12'.L29];['製品別水產別水產貿易量值-12'.N29])+SUM(['製品別水產別水產貿易量值-13'.D29];['製品別水產別水產貿易量值-13'.F29];['製品別水產別水產貿易量值-13'.H29];['製品別水產別水產貿易量值-13'.J29];['製品別水產別水產貿易量值-13'.L29];['製品別水產別水產貿易量值-13'.N29])+SUM(['製品別水產別水產貿易量值-14'.D29];['製品別水產別水產貿易量值-14'.F29];['製品別水產別水產貿易量值-14'.H29];['製品別水產別水產貿易量值-14'.J29];['製品別水產別水產貿易量值-14'.L29];['製品別水產別水產貿易量值-14'.N29])+SUM(['製品別水產別水產貿易量值-15'.D29];['製品別水產別水產貿易量值-15'.F29];['製品別水產別水產貿易量值-15'.H29];['製品別水產別水產貿易量值-15'.J29];['製品別水產別水產貿易量值-15'.L29];['製品別水產別水產貿易量值-15'.N29])+SUM(['製品別水產別水產貿易量值-16'.D29];['製品別水產別水產貿易量值-16'.F29];['製品別水產別水產貿易量值-16'.H29];['製品別水產別水產貿易量值-16'.J29];['製品別水產別水產貿易量值-16'.L29];['製品別水產別水產貿易量值-16'.N29])+SUM(['製品別水產別水產貿易量值-17'.D29];['製品別水產別水產貿易量值-17'.F29];['製品別水產別水產貿易量值-17'.H29];['製品別水產別水產貿易量值-17'.J29];['製品別水產別水產貿易量值-17'.L29];['製品別水產別水產貿易量值-17'.N29])+SUM(['製品別水產別水產貿易量值-18'.D29];['製品別水產別水產貿易量值-18'.F29];['製品別水產別水產貿易量值-18'.H29];['製品別水產別水產貿易量值-18'.J29];['製品別水產別水產貿易量值-18'.L29];['製品別水產別水產貿易量值-18'.N29])=0;&quot;-&quot;;SUM([.H29];[.J29];[.L29];[.N29])+SUM(['製品別水產別水產貿易量值-2'.D29];['製品別水產別水產貿易量值-2'.F29];['製品別水產別水產貿易量值-2'.H29];['製品別水產別水產貿易量值-2'.J29];['製品別水產別水產貿易量值-2'.L29];['製品別水產別水產貿易量值-2'.N29])+SUM(['製品別水產別水產貿易量值-3'.D29];['製品別水產別水產貿易量值-3'.F29];['製品別水產別水產貿易量值-3'.H29];['製品別水產別水產貿易量值-3'.J29];['製品別水產別水產貿易量值-3'.L29];['製品別水產別水產貿易量值-3'.N29])+SUM(['製品別水產別水產貿易量值-4'.D29];['製品別水產別水產貿易量值-4'.F29];['製品別水產別水產貿易量值-4'.H29];['製品別水產別水產貿易量值-4'.J29];['製品別水產別水產貿易量值-4'.L29];['製品別水產別水產貿易量值-4'.N29])+SUM(['製品別水產別水產貿易量值-5'.D29];['製品別水產別水產貿易量值-5'.F29];['製品別水產別水產貿易量值-5'.H29];['製品別水產別水產貿易量值-5'.J29];['製品別水產別水產貿易量值-5'.L29];['製品別水產別水產貿易量值-5'.N29])+SUM(['製品別水產別水產貿易量值-6'.D29];['製品別水產別水產貿易量值-6'.F29];['製品別水產別水產貿易量值-6'.H29];['製品別水產別水產貿易量值-6'.J29];['製品別水產別水產貿易量值-6'.L29];['製品別水產別水產貿易量值-6'.N29])+SUM(['製品別水產別水產貿易量值-7'.D29];['製品別水產別水產貿易量值-7'.F29];['製品別水產別水產貿易量值-7'.H29];['製品別水產別水產貿易量值-7'.J29];['製品別水產別水產貿易量值-7'.L29];['製品別水產別水產貿易量值-7'.N29])+SUM(['製品別水產別水產貿易量值-8'.D29];['製品別水產別水產貿易量值-8'.F29];['製品別水產別水產貿易量值-8'.H29];['製品別水產別水產貿易量值-8'.J29];['製品別水產別水產貿易量值-8'.L29];['製品別水產別水產貿易量值-8'.N29])+SUM(['製品別水產別水產貿易量值-9'.D29];['製品別水產別水產貿易量值-9'.F29];['製品別水產別水產貿易量值-9'.H29];['製品別水產別水產貿易量值-9'.J29];['製品別水產別水產貿易量值-9'.L29];['製品別水產別水產貿易量值-9'.N29])+SUM(['製品別水產別水產貿易量值-10'.D29];['製品別水產別水產貿易量值-10'.F29];['製品別水產別水產貿易量值-10'.H29];['製品別水產別水產貿易量值-10'.J29];['製品別水產別水產貿易量值-10'.L29];['製品別水產別水產貿易量值-10'.N29])+SUM(['製品別水產別水產貿易量值-11'.D29];['製品別水產別水產貿易量值-11'.F29];['製品別水產別水產貿易量值-11'.H29];['製品別水產別水產貿易量值-11'.J29];['製品別水產別水產貿易量值-11'.L29];['製品別水產別水產貿易量值-11'.N29])+SUM(['製品別水產別水產貿易量值-12'.D29];['製品別水產別水產貿易量值-12'.F29];['製品別水產別水產貿易量值-12'.H29];['製品別水產別水產貿易量值-12'.J29];['製品別水產別水產貿易量值-12'.L29];['製品別水產別水產貿易量值-12'.N29])+SUM(['製品別水產別水產貿易量值-13'.D29];['製品別水產別水產貿易量值-13'.F29];['製品別水產別水產貿易量值-13'.H29];['製品別水產別水產貿易量值-13'.J29];['製品別水產別水產貿易量值-13'.L29];['製品別水產別水產貿易量值-13'.N29])+SUM(['製品別水產別水產貿易量值-14'.D29];['製品別水產別水產貿易量值-14'.F29];['製品別水產別水產貿易量值-14'.H29];['製品別水產別水產貿易量值-14'.J29];['製品別水產別水產貿易量值-14'.L29];['製品別水產別水產貿易量值-14'.N29])+SUM(['製品別水產別水產貿易量值-15'.D29];['製品別水產別水產貿易量值-15'.F29];['製品別水產別水產貿易量值-15'.H29];['製品別水產別水產貿易量值-15'.J29];['製品別水產別水產貿易量值-15'.L29];['製品別水產別水產貿易量值-15'.N29])+SUM(['製品別水產別水產貿易量值-16'.D29];['製品別水產別水產貿易量值-16'.F29];['製品別水產別水產貿易量值-16'.H29];['製品別水產別水產貿易量值-16'.J29];['製品別水產別水產貿易量值-16'.L29];['製品別水產別水產貿易量值-16'.N29])+SUM(['製品別水產別水產貿易量值-17'.D29];['製品別水產別水產貿易量值-17'.F29];['製品別水產別水產貿易量值-17'.H29];['製品別水產別水產貿易量值-17'.J29];['製品別水產別水產貿易量值-17'.L29];['製品別水產別水產貿易量值-17'.N29])+SUM(['製品別水產別水產貿易量值-18'.D29];['製品別水產別水產貿易量值-18'.F29];['製品別水產別水產貿易量值-18'.H29];['製品別水產別水產貿易量值-18'.J29];['製品別水產別水產貿易量值-18'.L29];['製品別水產別水產貿易量值-18'.N29]))" table:style-name="ce13">
            <text:p>12,90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2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海螯蝦</text:p>
          </table:table-cell>
          <table:covered-table-cell/>
          <table:table-cell office:value-type="string" table:number-columns-spanned="2" table:number-rows-spanned="1" table:style-name="ce18">
            <text:p>中華絨螯蟹﹝大閘蟹﹞</text:p>
          </table:table-cell>
          <table:covered-table-cell/>
          <table:table-cell office:value-type="string" table:number-columns-spanned="2" table:number-rows-spanned="1" table:style-name="ce18">
            <text:p>蝦仁</text:p>
          </table:table-cell>
          <table:covered-table-cell/>
          <table:table-cell office:value-type="string" table:number-columns-spanned="2" table:number-rows-spanned="1" table:style-name="ce18">
            <text:p>蝦苗</text:p>
          </table:table-cell>
          <table:covered-table-cell/>
          <table:table-cell office:value-type="string" table:number-columns-spanned="2" table:number-rows-spanned="1" table:style-name="ce18">
            <text:p>蝦卵</text:p>
          </table:table-cell>
          <table:covered-table-cell/>
          <table:table-cell office:value-type="string" table:number-columns-spanned="2" table:number-rows-spanned="1" table:style-name="ce18">
            <text:p>蝦皮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EA CRAWFISH</text:p>
          </table:table-cell>
          <table:covered-table-cell/>
          <table:table-cell office:value-type="string" table:number-columns-spanned="2" table:number-rows-spanned="1" table:style-name="ce32">
            <text:p>Eriochier sinensis</text:p>
          </table:table-cell>
          <table:covered-table-cell/>
          <table:table-cell office:value-type="string" table:number-columns-spanned="2" table:number-rows-spanned="1" table:style-name="ce32">
            <text:p>PEELED</text:p>
          </table:table-cell>
          <table:covered-table-cell/>
          <table:table-cell office:value-type="string" table:number-columns-spanned="2" table:number-rows-spanned="1" table:style-name="ce32">
            <text:p>SHRIMP FRY</text:p>
          </table:table-cell>
          <table:covered-table-cell/>
          <table:table-cell office:value-type="string" table:number-columns-spanned="2" table:number-rows-spanned="1" table:style-name="ce32">
            <text:p>SHRIMP EGG</text:p>
          </table:table-cell>
          <table:covered-table-cell/>
          <table:table-cell office:value-type="string" table:number-columns-spanned="2" table:number-rows-spanned="1" table:style-name="ce32">
            <text:p>SHRIMP SKI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2836" table:formula="of:=  IF(SUM([.C10];[.C23])=0;&quot;-&quot;;SUM([.C10];[.C23]))" table:style-name="ce12">
            <text:p>12,836<text:s/></text:p>
          </table:table-cell>
          <table:table-cell office:value-type="float" office:value="106.137" table:formula="of:=  IF(SUM([.D10];[.D23])=0;&quot;-&quot;;SUM([.D10];[.D23]))" table:style-name="ce12">
            <text:p>106<text:s/></text:p>
          </table:table-cell>
          <table:table-cell office:value-type="float" office:value="30" table:formula="of:=  IF(SUM([.E10];[.E23])=0;&quot;-&quot;;SUM([.E10];[.E23]))" table:style-name="ce12">
            <text:p>30<text:s/></text:p>
          </table:table-cell>
          <table:table-cell office:value-type="float" office:value="0.34799999999999998" table:formula="of:=  IF(SUM([.F10];[.F23])=0;&quot;-&quot;;SUM([.F10];[.F23]))" table:style-name="ce12">
            <text:p>0<text:s/></text:p>
          </table:table-cell>
          <table:table-cell office:value-type="float" office:value="19254" table:formula="of:=  IF(SUM([.G10];[.G23])=0;&quot;-&quot;;SUM([.G10];[.G23]))" table:style-name="ce12">
            <text:p>19,254<text:s/></text:p>
          </table:table-cell>
          <table:table-cell office:value-type="float" office:value="171.018" table:formula="of:=  IF(SUM([.H10];[.H23])=0;&quot;-&quot;;SUM([.H10];[.H23]))" table:style-name="ce12">
            <text:p>171<text:s/></text:p>
          </table:table-cell>
          <table:table-cell office:value-type="float" office:value="3364" table:formula="of:=  IF(SUM([.I10];[.I23])=0;&quot;-&quot;;SUM([.I10];[.I23]))" table:style-name="ce12">
            <text:p>3,364<text:s/></text:p>
          </table:table-cell>
          <table:table-cell office:value-type="float" office:value="159.90100000000001" table:formula="of:=  IF(SUM([.J10];[.J23])=0;&quot;-&quot;;SUM([.J10];[.J23]))" table:style-name="ce12">
            <text:p>160<text:s/></text:p>
          </table:table-cell>
          <table:table-cell office:value-type="float" office:value="129" table:formula="of:=  IF(SUM([.K10];[.K23])=0;&quot;-&quot;;SUM([.K10];[.K23]))" table:style-name="ce12">
            <text:p>129<text:s/></text:p>
          </table:table-cell>
          <table:table-cell office:value-type="float" office:value="8.7370000000000001" table:formula="of:=  IF(SUM([.L10];[.L23])=0;&quot;-&quot;;SUM([.L10];[.L23]))" table:style-name="ce12">
            <text:p>9<text:s/></text:p>
          </table:table-cell>
          <table:table-cell office:value-type="float" office:value="324543" table:formula="of:=  IF(SUM([.M10];[.M23])=0;&quot;-&quot;;SUM([.M10];[.M23]))" table:style-name="ce12">
            <text:p>324,543<text:s/></text:p>
          </table:table-cell>
          <table:table-cell office:value-type="float" office:value="7585.8010000000004" table:formula="of:=  IF(SUM([.N10];[.N23])=0;&quot;-&quot;;SUM([.N10];[.N23]))" table:style-name="ce12">
            <text:p>7,58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2836" table:formula="of:=  IF(SUM([.C11:.C22])=0;&quot;-&quot;;SUM([.C11:.C22]))" table:style-name="ce12">
            <text:p>12,836<text:s/></text:p>
          </table:table-cell>
          <table:table-cell office:value-type="float" office:value="106.137" table:formula="of:=  IF(SUM([.D11:.D22])=0;&quot;-&quot;;SUM([.D11:.D22]))" table:style-name="ce12">
            <text:p>106<text:s/></text:p>
          </table:table-cell>
          <table:table-cell office:value-type="float" office:value="30" table:formula="of:=  IF(SUM([.E11:.E22])=0;&quot;-&quot;;SUM([.E11:.E22]))" table:style-name="ce12">
            <text:p>30<text:s/></text:p>
          </table:table-cell>
          <table:table-cell office:value-type="float" office:value="0.34799999999999998" table:formula="of:=  IF(SUM([.F11:.F22])=0;&quot;-&quot;;SUM([.F11:.F22]))" table:style-name="ce12">
            <text:p>0<text:s/></text:p>
          </table:table-cell>
          <table:table-cell office:value-type="float" office:value="19254" table:formula="of:=  IF(SUM([.G11:.G22])=0;&quot;-&quot;;SUM([.G11:.G22]))" table:style-name="ce12">
            <text:p>19,254<text:s/></text:p>
          </table:table-cell>
          <table:table-cell office:value-type="float" office:value="171.018" table:formula="of:=  IF(SUM([.H11:.H22])=0;&quot;-&quot;;SUM([.H11:.H22]))" table:style-name="ce12">
            <text:p>171<text:s/></text:p>
          </table:table-cell>
          <table:table-cell office:value-type="string" office:string-value="-" table:formula="of:=  IF(SUM([.I11:.I22])=0;&quot;-&quot;;SUM([.I11:.I22]))" table:style-name="ce12">
            <text:p>-</text:p>
          </table:table-cell>
          <table:table-cell office:value-type="string" office:string-value="-" table:formula="of:=  IF(SUM([.J11:.J22])=0;&quot;-&quot;;SUM([.J11:.J22]))" table:style-name="ce12">
            <text:p>-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float" office:value="324543" table:formula="of:=  IF(SUM([.M11:.M22])=0;&quot;-&quot;;SUM([.M11:.M22]))" table:style-name="ce12">
            <text:p>324,543<text:s/></text:p>
          </table:table-cell>
          <table:table-cell office:value-type="float" office:value="7585.8010000000004" table:formula="of:=  IF(SUM([.N11:.N22])=0;&quot;-&quot;;SUM([.N11:.N22]))" table:style-name="ce12">
            <text:p>7,58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34799999999999998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2836" table:style-name="ce12">
            <text:p>12,836<text:s/></text:p>
          </table:table-cell>
          <table:table-cell office:value-type="float" office:value="106.137" table:style-name="ce12">
            <text:p>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54" table:style-name="ce12">
            <text:p>19,254<text:s/></text:p>
          </table:table-cell>
          <table:table-cell office:value-type="float" office:value="171.018" table:style-name="ce12">
            <text:p>1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4543" table:style-name="ce12">
            <text:p>324,543<text:s/></text:p>
          </table:table-cell>
          <table:table-cell office:value-type="float" office:value="7585.8010000000004" table:style-name="ce12">
            <text:p>7,58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3364" table:formula="of:=  IF(SUM([.I24:.I29])=0;&quot;-&quot;;SUM([.I24:.I29]))" table:style-name="ce12">
            <text:p>3,364<text:s/></text:p>
          </table:table-cell>
          <table:table-cell office:value-type="float" office:value="159.90100000000001" table:formula="of:=  IF(SUM([.J24:.J29])=0;&quot;-&quot;;SUM([.J24:.J29]))" table:style-name="ce12">
            <text:p>160<text:s/></text:p>
          </table:table-cell>
          <table:table-cell office:value-type="float" office:value="129" table:formula="of:=  IF(SUM([.K24:.K29])=0;&quot;-&quot;;SUM([.K24:.K29]))" table:style-name="ce12">
            <text:p>129<text:s/></text:p>
          </table:table-cell>
          <table:table-cell office:value-type="float" office:value="8.7370000000000001" table:formula="of:=  IF(SUM([.L24:.L29])=0;&quot;-&quot;;SUM([.L24:.L29]))" table:style-name="ce12">
            <text:p>9<text:s/>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9" table:style-name="ce12">
            <text:p>129<text:s/></text:p>
          </table:table-cell>
          <table:table-cell office:value-type="float" office:value="8.7370000000000001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64" table:style-name="ce12">
            <text:p>3,364<text:s/></text:p>
          </table:table-cell>
          <table:table-cell office:value-type="float" office:value="159.90100000000001" table:style-name="ce12">
            <text:p>1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3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其他蝦</text:p>
          </table:table-cell>
          <table:covered-table-cell/>
          <table:table-cell office:value-type="string" table:number-columns-spanned="2" table:number-rows-spanned="1" table:style-name="ce18">
            <text:p>蟳</text:p>
          </table:table-cell>
          <table:covered-table-cell/>
          <table:table-cell office:value-type="string" table:number-columns-spanned="2" table:number-rows-spanned="1" table:style-name="ce18">
            <text:p>蟹類</text:p>
          </table:table-cell>
          <table:covered-table-cell/>
          <table:table-cell office:value-type="string" table:number-columns-spanned="2" table:number-rows-spanned="1" table:style-name="ce18">
            <text:p>其他甲殼類</text:p>
          </table:table-cell>
          <table:covered-table-cell/>
          <table:table-cell office:value-type="string" table:number-columns-spanned="2" table:number-rows-spanned="1" table:style-name="ce18">
            <text:p>錦鯉</text:p>
          </table:table-cell>
          <table:covered-table-cell/>
          <table:table-cell office:value-type="string" table:number-columns-spanned="2" table:number-rows-spanned="1" table:style-name="ce18">
            <text:p>其他觀賞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OTH. SHRIMP</text:p>
          </table:table-cell>
          <table:covered-table-cell/>
          <table:table-cell office:value-type="string" table:number-columns-spanned="2" table:number-rows-spanned="1" table:style-name="ce32">
            <text:p>PORTUNID CRAB</text:p>
          </table:table-cell>
          <table:covered-table-cell/>
          <table:table-cell office:value-type="string" table:number-columns-spanned="2" table:number-rows-spanned="1" table:style-name="ce32">
            <text:p>CRAB</text:p>
          </table:table-cell>
          <table:covered-table-cell/>
          <table:table-cell office:value-type="string" table:number-columns-spanned="2" table:number-rows-spanned="1" table:style-name="ce32">
            <text:p>OTH. CRUSTACEAN</text:p>
          </table:table-cell>
          <table:covered-table-cell/>
          <table:table-cell office:value-type="string" table:number-columns-spanned="2" table:number-rows-spanned="1" table:style-name="ce32">
            <text:p>ORNAMENTAL CARP</text:p>
          </table:table-cell>
          <table:covered-table-cell/>
          <table:table-cell office:value-type="string" table:number-columns-spanned="2" table:number-rows-spanned="1" table:style-name="ce32">
            <text:p>OTH. ORNAMENTAL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108378" table:formula="of:=  IF(SUM([.C10];[.C23])=0;&quot;-&quot;;SUM([.C10];[.C23]))" table:style-name="ce12">
            <text:p>2,108,378<text:s/></text:p>
          </table:table-cell>
          <table:table-cell office:value-type="float" office:value="27024.281999999999" table:formula="of:=  IF(SUM([.D10];[.D23])=0;&quot;-&quot;;SUM([.D10];[.D23]))" table:style-name="ce12">
            <text:p>27,024<text:s/></text:p>
          </table:table-cell>
          <table:table-cell office:value-type="float" office:value="9022" table:formula="of:=  IF(SUM([.E10];[.E23])=0;&quot;-&quot;;SUM([.E10];[.E23]))" table:style-name="ce12">
            <text:p>9,022<text:s/></text:p>
          </table:table-cell>
          <table:table-cell office:value-type="float" office:value="34.650999999999996" table:formula="of:=  IF(SUM([.F10];[.F23])=0;&quot;-&quot;;SUM([.F10];[.F23]))" table:style-name="ce12">
            <text:p>35<text:s/></text:p>
          </table:table-cell>
          <table:table-cell office:value-type="float" office:value="88628" table:formula="of:=  IF(SUM([.G10];[.G23])=0;&quot;-&quot;;SUM([.G10];[.G23]))" table:style-name="ce12">
            <text:p>88,628<text:s/></text:p>
          </table:table-cell>
          <table:table-cell office:value-type="float" office:value="262.48499999999996" table:formula="of:=  IF(SUM([.H10];[.H23])=0;&quot;-&quot;;SUM([.H10];[.H23]))" table:style-name="ce12">
            <text:p>262<text:s/></text:p>
          </table:table-cell>
          <table:table-cell office:value-type="float" office:value="517534" table:formula="of:=  IF(SUM([.I10];[.I23])=0;&quot;-&quot;;SUM([.I10];[.I23]))" table:style-name="ce12">
            <text:p>517,534<text:s/></text:p>
          </table:table-cell>
          <table:table-cell office:value-type="float" office:value="6844.9489999999996" table:formula="of:=  IF(SUM([.J10];[.J23])=0;&quot;-&quot;;SUM([.J10];[.J23]))" table:style-name="ce12">
            <text:p>6,845<text:s/></text:p>
          </table:table-cell>
          <table:table-cell office:value-type="float" office:value="2325" table:formula="of:=  IF(SUM([.K10];[.K23])=0;&quot;-&quot;;SUM([.K10];[.K23]))" table:style-name="ce12">
            <text:p>2,325<text:s/></text:p>
          </table:table-cell>
          <table:table-cell office:value-type="float" office:value="25.654" table:formula="of:=  IF(SUM([.L10];[.L23])=0;&quot;-&quot;;SUM([.L10];[.L23]))" table:style-name="ce12">
            <text:p>26<text:s/></text:p>
          </table:table-cell>
          <table:table-cell office:value-type="float" office:value="100411" table:formula="of:=  IF(SUM([.M10];[.M23])=0;&quot;-&quot;;SUM([.M10];[.M23]))" table:style-name="ce12">
            <text:p>100,411<text:s/></text:p>
          </table:table-cell>
          <table:table-cell office:value-type="float" office:value="4610.3680000000004" table:formula="of:=  IF(SUM([.N10];[.N23])=0;&quot;-&quot;;SUM([.N10];[.N23]))" table:style-name="ce12">
            <text:p>4,6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2108378" table:formula="of:=  IF(SUM([.C11:.C22])=0;&quot;-&quot;;SUM([.C11:.C22]))" table:style-name="ce12">
            <text:p>2,108,378<text:s/></text:p>
          </table:table-cell>
          <table:table-cell office:value-type="float" office:value="27024.281999999999" table:formula="of:=  IF(SUM([.D11:.D22])=0;&quot;-&quot;;SUM([.D11:.D22]))" table:style-name="ce12">
            <text:p>27,024<text:s/></text:p>
          </table:table-cell>
          <table:table-cell office:value-type="float" office:value="9022" table:formula="of:=  IF(SUM([.E11:.E22])=0;&quot;-&quot;;SUM([.E11:.E22]))" table:style-name="ce12">
            <text:p>9,022<text:s/></text:p>
          </table:table-cell>
          <table:table-cell office:value-type="float" office:value="34.650999999999996" table:formula="of:=  IF(SUM([.F11:.F22])=0;&quot;-&quot;;SUM([.F11:.F22]))" table:style-name="ce12">
            <text:p>35<text:s/></text:p>
          </table:table-cell>
          <table:table-cell office:value-type="float" office:value="88628" table:formula="of:=  IF(SUM([.G11:.G22])=0;&quot;-&quot;;SUM([.G11:.G22]))" table:style-name="ce12">
            <text:p>88,628<text:s/></text:p>
          </table:table-cell>
          <table:table-cell office:value-type="float" office:value="262.48499999999996" table:formula="of:=  IF(SUM([.H11:.H22])=0;&quot;-&quot;;SUM([.H11:.H22]))" table:style-name="ce12">
            <text:p>262<text:s/></text:p>
          </table:table-cell>
          <table:table-cell office:value-type="float" office:value="517528" table:formula="of:=  IF(SUM([.I11:.I22])=0;&quot;-&quot;;SUM([.I11:.I22]))" table:style-name="ce12">
            <text:p>517,528<text:s/></text:p>
          </table:table-cell>
          <table:table-cell office:value-type="float" office:value="6844.3549999999996" table:formula="of:=  IF(SUM([.J11:.J22])=0;&quot;-&quot;;SUM([.J11:.J22]))" table:style-name="ce12">
            <text:p>6,844<text:s/>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22475" table:style-name="ce12">
            <text:p>22,475<text:s/></text:p>
          </table:table-cell>
          <table:table-cell office:value-type="float" office:value="3042.1030000000001" table:style-name="ce12">
            <text:p>3,0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" table:style-name="ce12">
            <text:p>4<text:s/></text:p>
          </table:table-cell>
          <table:table-cell office:value-type="float" office:value="7.4660000000000002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33" table:style-name="ce12">
            <text:p>233<text:s/></text:p>
          </table:table-cell>
          <table:table-cell office:value-type="float" office:value="6.5030000000000001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766" table:style-name="ce12">
            <text:p>37,766<text:s/></text:p>
          </table:table-cell>
          <table:table-cell office:value-type="float" office:value="58.5" table:style-name="ce12">
            <text:p>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147381" table:style-name="ce12">
            <text:p>1,147,381<text:s/></text:p>
          </table:table-cell>
          <table:table-cell office:value-type="float" office:value="11347.192999999999" table:style-name="ce12">
            <text:p>11,347<text:s/></text:p>
          </table:table-cell>
          <table:table-cell office:value-type="float" office:value="9020" table:style-name="ce12">
            <text:p>9,020<text:s/></text:p>
          </table:table-cell>
          <table:table-cell office:value-type="float" office:value="34.613999999999997" table:style-name="ce12">
            <text:p>35<text:s/></text:p>
          </table:table-cell>
          <table:table-cell office:value-type="float" office:value="49622" table:style-name="ce12">
            <text:p>49,622<text:s/></text:p>
          </table:table-cell>
          <table:table-cell office:value-type="float" office:value="149.95099999999999" table:style-name="ce12">
            <text:p>150<text:s/></text:p>
          </table:table-cell>
          <table:table-cell office:value-type="float" office:value="59462" table:style-name="ce12">
            <text:p>59,462<text:s/></text:p>
          </table:table-cell>
          <table:table-cell office:value-type="float" office:value="952.29700000000003" table:style-name="ce12">
            <text:p>9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70" table:style-name="ce12">
            <text:p>4,470<text:s/></text:p>
          </table:table-cell>
          <table:table-cell office:value-type="float" office:value="345.49099999999999" table:style-name="ce12">
            <text:p>3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215637" table:style-name="ce12">
            <text:p>215,637<text:s/></text:p>
          </table:table-cell>
          <table:table-cell office:value-type="float" office:value="4759.3519999999999" table:style-name="ce12">
            <text:p>4,7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813" table:style-name="ce12">
            <text:p>16,813<text:s/></text:p>
          </table:table-cell>
          <table:table-cell office:value-type="float" office:value="2365.9810000000002" table:style-name="ce12">
            <text:p>2,3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24560" table:style-name="ce12">
            <text:p>24,560<text:s/></text:p>
          </table:table-cell>
          <table:table-cell office:value-type="float" office:value="827.899" table:style-name="ce12">
            <text:p>828<text:s/></text:p>
          </table:table-cell>
          <table:table-cell office:value-type="float" office:value="2" table:style-name="ce12">
            <text:p>2<text:s/></text:p>
          </table:table-cell>
          <table:table-cell office:value-type="float" office:value="3.6999999999999998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697875" table:style-name="ce12">
            <text:p>697,875<text:s/></text:p>
          </table:table-cell>
          <table:table-cell office:value-type="float" office:value="7037.7839999999997" table:style-name="ce12">
            <text:p>7,0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6" table:style-name="ce12">
            <text:p>1,236<text:s/></text:p>
          </table:table-cell>
          <table:table-cell office:value-type="float" office:value="46.567999999999998" table:style-name="ce12">
            <text:p>47<text:s/></text:p>
          </table:table-cell>
          <table:table-cell office:value-type="float" office:value="436738" table:style-name="ce12">
            <text:p>436,738<text:s/></text:p>
          </table:table-cell>
          <table:table-cell office:value-type="float" office:value="3180.1950000000002" table:style-name="ce12">
            <text:p>3,18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217" table:style-name="ce12">
            <text:p>217<text:s/></text:p>
          </table:table-cell>
          <table:table-cell office:value-type="float" office:value="3.44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" table:style-name="ce12">
            <text:p>45<text:s/></text:p>
          </table:table-cell>
          <table:table-cell office:value-type="float" office:value="0.391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6" table:formula="of:=  IF(SUM([.I24:.I29])=0;&quot;-&quot;;SUM([.I24:.I29]))" table:style-name="ce12">
            <text:p>6<text:s/></text:p>
          </table:table-cell>
          <table:table-cell office:value-type="float" office:value="0.59399999999999997" table:formula="of:=  IF(SUM([.J24:.J29])=0;&quot;-&quot;;SUM([.J24:.J29]))" table:style-name="ce12">
            <text:p>1<text:s/></text:p>
          </table:table-cell>
          <table:table-cell office:value-type="float" office:value="2325" table:formula="of:=  IF(SUM([.K24:.K29])=0;&quot;-&quot;;SUM([.K24:.K29]))" table:style-name="ce12">
            <text:p>2,325<text:s/></text:p>
          </table:table-cell>
          <table:table-cell office:value-type="float" office:value="25.654" table:formula="of:=  IF(SUM([.L24:.L29])=0;&quot;-&quot;;SUM([.L24:.L29]))" table:style-name="ce12">
            <text:p>26<text:s/></text:p>
          </table:table-cell>
          <table:table-cell office:value-type="float" office:value="100411" table:formula="of:=  IF(SUM([.M24:.M29])=0;&quot;-&quot;;SUM([.M24:.M29]))" table:style-name="ce12">
            <text:p>100,411<text:s/></text:p>
          </table:table-cell>
          <table:table-cell office:value-type="float" office:value="4610.3680000000004" table:formula="of:=  IF(SUM([.N24:.N29])=0;&quot;-&quot;;SUM([.N24:.N29]))" table:style-name="ce12">
            <text:p>4,6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text:s/></text:p>
          </table:table-cell>
          <table:table-cell office:value-type="float" office:value="0.59399999999999997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411" table:style-name="ce12">
            <text:p>100,411<text:s/></text:p>
          </table:table-cell>
          <table:table-cell office:value-type="float" office:value="4610.3680000000004" table:style-name="ce12">
            <text:p>4,6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325" table:style-name="ce13">
            <text:p>2,325<text:s/></text:p>
          </table:table-cell>
          <table:table-cell office:value-type="float" office:value="25.654" table:style-name="ce13">
            <text:p>2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4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烏魚</text:p>
          </table:table-cell>
          <table:covered-table-cell/>
          <table:table-cell office:value-type="string" table:number-columns-spanned="2" table:number-rows-spanned="1" table:style-name="ce18">
            <text:p>鯉魚</text:p>
          </table:table-cell>
          <table:covered-table-cell/>
          <table:table-cell office:value-type="string" table:number-columns-spanned="2" table:number-rows-spanned="1" table:style-name="ce18">
            <text:p>虱目魚</text:p>
          </table:table-cell>
          <table:covered-table-cell/>
          <table:table-cell office:value-type="string" table:number-columns-spanned="2" table:number-rows-spanned="1" table:style-name="ce18">
            <text:p>石斑</text:p>
          </table:table-cell>
          <table:covered-table-cell/>
          <table:table-cell office:value-type="string" table:number-columns-spanned="2" table:number-rows-spanned="1" table:style-name="ce18">
            <text:p>鯰魚</text:p>
          </table:table-cell>
          <table:covered-table-cell/>
          <table:table-cell office:value-type="string" table:number-columns-spanned="2" table:number-rows-spanned="1" table:style-name="ce18">
            <text:p>鮭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MULLET</text:p>
          </table:table-cell>
          <table:covered-table-cell/>
          <table:table-cell office:value-type="string" table:number-columns-spanned="2" table:number-rows-spanned="1" table:style-name="ce32">
            <text:p>CARP</text:p>
          </table:table-cell>
          <table:covered-table-cell/>
          <table:table-cell office:value-type="string" table:number-columns-spanned="2" table:number-rows-spanned="1" table:style-name="ce32">
            <text:p>MILKFISH</text:p>
          </table:table-cell>
          <table:covered-table-cell/>
          <table:table-cell office:value-type="string" table:number-columns-spanned="2" table:number-rows-spanned="1" table:style-name="ce32">
            <text:p>GROUPER</text:p>
          </table:table-cell>
          <table:covered-table-cell/>
          <table:table-cell office:value-type="string" table:number-columns-spanned="2" table:number-rows-spanned="1" table:style-name="ce32">
            <text:p>CATFISH</text:p>
          </table:table-cell>
          <table:covered-table-cell/>
          <table:table-cell office:value-type="string" table:number-columns-spanned="2" table:number-rows-spanned="1" table:style-name="ce32">
            <text:p>SALMO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15714" table:formula="of:=  IF(SUM([.C10];[.C23])=0;&quot;-&quot;;SUM([.C10];[.C23]))" table:style-name="ce12">
            <text:p>115,714<text:s/></text:p>
          </table:table-cell>
          <table:table-cell office:value-type="float" office:value="519.84800000000007" table:formula="of:=  IF(SUM([.D10];[.D23])=0;&quot;-&quot;;SUM([.D10];[.D23]))" table:style-name="ce12">
            <text:p>520<text:s/></text:p>
          </table:table-cell>
          <table:table-cell office:value-type="float" office:value="10920" table:formula="of:=  IF(SUM([.E10];[.E23])=0;&quot;-&quot;;SUM([.E10];[.E23]))" table:style-name="ce12">
            <text:p>10,920<text:s/></text:p>
          </table:table-cell>
          <table:table-cell office:value-type="float" office:value="44.213999999999999" table:formula="of:=  IF(SUM([.F10];[.F23])=0;&quot;-&quot;;SUM([.F10];[.F23]))" table:style-name="ce12">
            <text:p>44<text:s/></text:p>
          </table:table-cell>
          <table:table-cell office:value-type="float" office:value="10587699" table:formula="of:=  IF(SUM([.G10];[.G23])=0;&quot;-&quot;;SUM([.G10];[.G23]))" table:style-name="ce12">
            <text:p>10,587,699<text:s/></text:p>
          </table:table-cell>
          <table:table-cell office:value-type="float" office:value="21674.948" table:formula="of:=  IF(SUM([.H10];[.H23])=0;&quot;-&quot;;SUM([.H10];[.H23]))" table:style-name="ce12">
            <text:p>21,675<text:s/></text:p>
          </table:table-cell>
          <table:table-cell office:value-type="float" office:value="13722220" table:formula="of:=  IF(SUM([.I10];[.I23])=0;&quot;-&quot;;SUM([.I10];[.I23]))" table:style-name="ce12">
            <text:p>13,722,220<text:s/></text:p>
          </table:table-cell>
          <table:table-cell office:value-type="float" office:value="97583.918999999994" table:formula="of:=  IF(SUM([.J10];[.J23])=0;&quot;-&quot;;SUM([.J10];[.J23]))" table:style-name="ce12">
            <text:p>97,584<text:s/></text:p>
          </table:table-cell>
          <table:table-cell office:value-type="float" office:value="228452" table:formula="of:=  IF(SUM([.K10];[.K23])=0;&quot;-&quot;;SUM([.K10];[.K23]))" table:style-name="ce12">
            <text:p>228,452<text:s/></text:p>
          </table:table-cell>
          <table:table-cell office:value-type="float" office:value="311.95299999999997" table:formula="of:=  IF(SUM([.L10];[.L23])=0;&quot;-&quot;;SUM([.L10];[.L23]))" table:style-name="ce12">
            <text:p>312<text:s/></text:p>
          </table:table-cell>
          <table:table-cell office:value-type="float" office:value="33620" table:formula="of:=  IF(SUM([.M10];[.M23])=0;&quot;-&quot;;SUM([.M10];[.M23]))" table:style-name="ce12">
            <text:p>33,620<text:s/></text:p>
          </table:table-cell>
          <table:table-cell office:value-type="float" office:value="460.81200000000001" table:formula="of:=  IF(SUM([.N10];[.N23])=0;&quot;-&quot;;SUM([.N10];[.N23]))" table:style-name="ce12">
            <text:p>46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11732" table:formula="of:=  IF(SUM([.C11:.C22])=0;&quot;-&quot;;SUM([.C11:.C22]))" table:style-name="ce12">
            <text:p>111,732<text:s/></text:p>
          </table:table-cell>
          <table:table-cell office:value-type="float" office:value="333.74400000000003" table:formula="of:=  IF(SUM([.D11:.D22])=0;&quot;-&quot;;SUM([.D11:.D22]))" table:style-name="ce12">
            <text:p>334<text:s/></text:p>
          </table:table-cell>
          <table:table-cell office:value-type="float" office:value="10920" table:formula="of:=  IF(SUM([.E11:.E22])=0;&quot;-&quot;;SUM([.E11:.E22]))" table:style-name="ce12">
            <text:p>10,920<text:s/></text:p>
          </table:table-cell>
          <table:table-cell office:value-type="float" office:value="44.213999999999999" table:formula="of:=  IF(SUM([.F11:.F22])=0;&quot;-&quot;;SUM([.F11:.F22]))" table:style-name="ce12">
            <text:p>44<text:s/></text:p>
          </table:table-cell>
          <table:table-cell office:value-type="float" office:value="10557022" table:formula="of:=  IF(SUM([.G11:.G22])=0;&quot;-&quot;;SUM([.G11:.G22]))" table:style-name="ce12">
            <text:p>10,557,022<text:s/></text:p>
          </table:table-cell>
          <table:table-cell office:value-type="float" office:value="21597.510000000002" table:formula="of:=  IF(SUM([.H11:.H22])=0;&quot;-&quot;;SUM([.H11:.H22]))" table:style-name="ce12">
            <text:p>21,598<text:s/></text:p>
          </table:table-cell>
          <table:table-cell office:value-type="float" office:value="13703863" table:formula="of:=  IF(SUM([.I11:.I22])=0;&quot;-&quot;;SUM([.I11:.I22]))" table:style-name="ce12">
            <text:p>13,703,863<text:s/></text:p>
          </table:table-cell>
          <table:table-cell office:value-type="float" office:value="97189.358999999997" table:formula="of:=  IF(SUM([.J11:.J22])=0;&quot;-&quot;;SUM([.J11:.J22]))" table:style-name="ce12">
            <text:p>97,189<text:s/></text:p>
          </table:table-cell>
          <table:table-cell office:value-type="float" office:value="228452" table:formula="of:=  IF(SUM([.K11:.K22])=0;&quot;-&quot;;SUM([.K11:.K22]))" table:style-name="ce12">
            <text:p>228,452<text:s/></text:p>
          </table:table-cell>
          <table:table-cell office:value-type="float" office:value="311.95299999999997" table:formula="of:=  IF(SUM([.L11:.L22])=0;&quot;-&quot;;SUM([.L11:.L22]))" table:style-name="ce12">
            <text:p>312<text:s/></text:p>
          </table:table-cell>
          <table:table-cell office:value-type="float" office:value="33620" table:formula="of:=  IF(SUM([.M11:.M22])=0;&quot;-&quot;;SUM([.M11:.M22]))" table:style-name="ce12">
            <text:p>33,620<text:s/></text:p>
          </table:table-cell>
          <table:table-cell office:value-type="float" office:value="460.81200000000001" table:formula="of:=  IF(SUM([.N11:.N22])=0;&quot;-&quot;;SUM([.N11:.N22]))" table:style-name="ce12">
            <text:p>46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46057" table:style-name="ce12">
            <text:p>13,546,057<text:s/></text:p>
          </table:table-cell>
          <table:table-cell office:value-type="float" office:value="95737.630999999994" table:style-name="ce12">
            <text:p>95,738<text:s/></text:p>
          </table:table-cell>
          <table:table-cell office:value-type="float" office:value="6" table:style-name="ce12">
            <text:p>6<text:s/></text:p>
          </table:table-cell>
          <table:table-cell office:value-type="float" office:value="0.44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13" table:style-name="ce12">
            <text:p>113<text:s/></text:p>
          </table:table-cell>
          <table:table-cell office:value-type="float" office:value="0.266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48" table:style-name="ce12">
            <text:p>3,748<text:s/></text:p>
          </table:table-cell>
          <table:table-cell office:value-type="float" office:value="10.932" table:style-name="ce12">
            <text:p>11<text:s/></text:p>
          </table:table-cell>
          <table:table-cell office:value-type="float" office:value="43374" table:style-name="ce12">
            <text:p>43,374<text:s/></text:p>
          </table:table-cell>
          <table:table-cell office:value-type="float" office:value="257.12799999999999" table:style-name="ce12">
            <text:p>257<text:s/></text:p>
          </table:table-cell>
          <table:table-cell office:value-type="float" office:value="102" table:style-name="ce12">
            <text:p>102<text:s/></text:p>
          </table:table-cell>
          <table:table-cell office:value-type="float" office:value="0.104" table:style-name="ce12">
            <text:p>0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0.19800000000000001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11619" table:style-name="ce12">
            <text:p>111,619<text:s/></text:p>
          </table:table-cell>
          <table:table-cell office:value-type="float" office:value="333.47800000000001" table:style-name="ce12">
            <text:p>333<text:s/></text:p>
          </table:table-cell>
          <table:table-cell office:value-type="float" office:value="10920" table:style-name="ce12">
            <text:p>10,920<text:s/></text:p>
          </table:table-cell>
          <table:table-cell office:value-type="float" office:value="44.213999999999999" table:style-name="ce12">
            <text:p>44<text:s/></text:p>
          </table:table-cell>
          <table:table-cell office:value-type="float" office:value="10553274" table:style-name="ce12">
            <text:p>10,553,274<text:s/></text:p>
          </table:table-cell>
          <table:table-cell office:value-type="float" office:value="21586.578000000001" table:style-name="ce12">
            <text:p>21,587<text:s/></text:p>
          </table:table-cell>
          <table:table-cell office:value-type="float" office:value="114432" table:style-name="ce12">
            <text:p>114,432<text:s/></text:p>
          </table:table-cell>
          <table:table-cell office:value-type="float" office:value="1194.5999999999999" table:style-name="ce12">
            <text:p>1,195<text:s/></text:p>
          </table:table-cell>
          <table:table-cell office:value-type="float" office:value="223794" table:style-name="ce12">
            <text:p>223,794<text:s/></text:p>
          </table:table-cell>
          <table:table-cell office:value-type="float" office:value="284.30399999999997" table:style-name="ce12">
            <text:p>284<text:s/></text:p>
          </table:table-cell>
          <table:table-cell office:value-type="float" office:value="2430" table:style-name="ce12">
            <text:p>2,430<text:s/></text:p>
          </table:table-cell>
          <table:table-cell office:value-type="float" office:value="14.237" table:style-name="ce12">
            <text:p>1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260" table:style-name="ce12">
            <text:p>30,260<text:s/></text:p>
          </table:table-cell>
          <table:table-cell office:value-type="float" office:value="436.40100000000001" table:style-name="ce12">
            <text:p>43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50" table:style-name="ce12">
            <text:p>4,550<text:s/></text:p>
          </table:table-cell>
          <table:table-cell office:value-type="float" office:value="27.103999999999999" table:style-name="ce12">
            <text:p>27<text:s/></text:p>
          </table:table-cell>
          <table:table-cell office:value-type="float" office:value="386" table:style-name="ce12">
            <text:p>386<text:s/></text:p>
          </table:table-cell>
          <table:table-cell office:value-type="float" office:value="5.07" table:style-name="ce12">
            <text:p>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8" table:style-name="ce12">
            <text:p>528<text:s/></text:p>
          </table:table-cell>
          <table:table-cell office:value-type="float" office:value="4.9059999999999997" table:style-name="ce12">
            <text:p>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3982" table:formula="of:=  IF(SUM([.C24:.C29])=0;&quot;-&quot;;SUM([.C24:.C29]))" table:style-name="ce12">
            <text:p>3,982<text:s/></text:p>
          </table:table-cell>
          <table:table-cell office:value-type="float" office:value="186.10400000000001" table:formula="of:=  IF(SUM([.D24:.D29])=0;&quot;-&quot;;SUM([.D24:.D29]))" table:style-name="ce12">
            <text:p>186<text:s/>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float" office:value="30677" table:formula="of:=  IF(SUM([.G24:.G29])=0;&quot;-&quot;;SUM([.G24:.G29]))" table:style-name="ce12">
            <text:p>30,677<text:s/></text:p>
          </table:table-cell>
          <table:table-cell office:value-type="float" office:value="77.438000000000002" table:formula="of:=  IF(SUM([.H24:.H29])=0;&quot;-&quot;;SUM([.H24:.H29]))" table:style-name="ce12">
            <text:p>77<text:s/></text:p>
          </table:table-cell>
          <table:table-cell office:value-type="float" office:value="18357" table:formula="of:=  IF(SUM([.I24:.I29])=0;&quot;-&quot;;SUM([.I24:.I29]))" table:style-name="ce12">
            <text:p>18,357<text:s/></text:p>
          </table:table-cell>
          <table:table-cell office:value-type="float" office:value="394.56" table:formula="of:=  IF(SUM([.J24:.J29])=0;&quot;-&quot;;SUM([.J24:.J29]))" table:style-name="ce12">
            <text:p>395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3982" table:style-name="ce12">
            <text:p>3,982<text:s/></text:p>
          </table:table-cell>
          <table:table-cell office:value-type="float" office:value="186.10400000000001" table:style-name="ce12">
            <text:p>1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677" table:style-name="ce12">
            <text:p>30,677<text:s/></text:p>
          </table:table-cell>
          <table:table-cell office:value-type="float" office:value="77.438000000000002" table:style-name="ce12">
            <text:p>77<text:s/></text:p>
          </table:table-cell>
          <table:table-cell office:value-type="float" office:value="18357" table:style-name="ce12">
            <text:p>18,357<text:s/></text:p>
          </table:table-cell>
          <table:table-cell office:value-type="float" office:value="394.56" table:style-name="ce12">
            <text:p>3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5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鮭鱒</text:p>
          </table:table-cell>
          <table:covered-table-cell/>
          <table:table-cell office:value-type="string" table:number-columns-spanned="2" table:number-rows-spanned="1" table:style-name="ce18">
            <text:p>鰻魚</text:p>
          </table:table-cell>
          <table:covered-table-cell/>
          <table:table-cell office:value-type="string" table:number-columns-spanned="2" table:number-rows-spanned="1" table:style-name="ce18">
            <text:p>海鰻</text:p>
          </table:table-cell>
          <table:covered-table-cell/>
          <table:table-cell office:value-type="string" table:number-columns-spanned="2" table:number-rows-spanned="1" table:style-name="ce18">
            <text:p>海鱺</text:p>
          </table:table-cell>
          <table:covered-table-cell/>
          <table:table-cell office:value-type="string" table:number-columns-spanned="2" table:number-rows-spanned="1" table:style-name="ce18">
            <text:p>白帶魚</text:p>
          </table:table-cell>
          <table:covered-table-cell/>
          <table:table-cell office:value-type="string" table:number-columns-spanned="2" table:number-rows-spanned="1" table:style-name="ce18">
            <text:p>金線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ALMON AND TROUT</text:p>
          </table:table-cell>
          <table:covered-table-cell/>
          <table:table-cell office:value-type="string" table:number-columns-spanned="2" table:number-rows-spanned="1" table:style-name="ce32">
            <text:p>EEL</text:p>
          </table:table-cell>
          <table:covered-table-cell/>
          <table:table-cell office:value-type="string" table:number-columns-spanned="2" table:number-rows-spanned="1" table:style-name="ce32">
            <text:p>CONGER EEL</text:p>
          </table:table-cell>
          <table:covered-table-cell/>
          <table:table-cell office:value-type="string" table:number-columns-spanned="2" table:number-rows-spanned="1" table:style-name="ce32">
            <text:p>COBIA</text:p>
          </table:table-cell>
          <table:covered-table-cell/>
          <table:table-cell office:value-type="string" table:number-columns-spanned="2" table:number-rows-spanned="1" table:style-name="ce32">
            <text:p>Trichiurus lepturus</text:p>
          </table:table-cell>
          <table:covered-table-cell/>
          <table:table-cell office:value-type="string" table:number-columns-spanned="2" table:number-rows-spanned="1" table:style-name="ce32">
            <text:p>Nemipterus virgatu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7179" table:formula="of:=  IF(SUM([.C10];[.C23])=0;&quot;-&quot;;SUM([.C10];[.C23]))" table:style-name="ce12">
            <text:p>27,179<text:s/></text:p>
          </table:table-cell>
          <table:table-cell office:value-type="float" office:value="219.97800000000001" table:formula="of:=  IF(SUM([.D10];[.D23])=0;&quot;-&quot;;SUM([.D10];[.D23]))" table:style-name="ce12">
            <text:p>220<text:s/></text:p>
          </table:table-cell>
          <table:table-cell office:value-type="float" office:value="2778498" table:formula="of:=  IF(SUM([.E10];[.E23])=0;&quot;-&quot;;SUM([.E10];[.E23]))" table:style-name="ce12">
            <text:p>2,778,498<text:s/></text:p>
          </table:table-cell>
          <table:table-cell office:value-type="float" office:value="69091.080999999991" table:formula="of:=  IF(SUM([.F10];[.F23])=0;&quot;-&quot;;SUM([.F10];[.F23]))" table:style-name="ce12">
            <text:p>69,091<text:s/></text:p>
          </table:table-cell>
          <table:table-cell office:value-type="float" office:value="253499" table:formula="of:=  IF(SUM([.G10];[.G23])=0;&quot;-&quot;;SUM([.G10];[.G23]))" table:style-name="ce12">
            <text:p>253,499<text:s/></text:p>
          </table:table-cell>
          <table:table-cell office:value-type="float" office:value="1574.5920000000001" table:formula="of:=  IF(SUM([.H10];[.H23])=0;&quot;-&quot;;SUM([.H10];[.H23]))" table:style-name="ce12">
            <text:p>1,575<text:s/></text:p>
          </table:table-cell>
          <table:table-cell office:value-type="float" office:value="2998" table:formula="of:=  IF(SUM([.I10];[.I23])=0;&quot;-&quot;;SUM([.I10];[.I23]))" table:style-name="ce12">
            <text:p>2,998<text:s/></text:p>
          </table:table-cell>
          <table:table-cell office:value-type="float" office:value="54.433" table:formula="of:=  IF(SUM([.J10];[.J23])=0;&quot;-&quot;;SUM([.J10];[.J23]))" table:style-name="ce12">
            <text:p>54<text:s/></text:p>
          </table:table-cell>
          <table:table-cell office:value-type="float" office:value="2293314" table:formula="of:=  IF(SUM([.K10];[.K23])=0;&quot;-&quot;;SUM([.K10];[.K23]))" table:style-name="ce12">
            <text:p>2,293,314<text:s/></text:p>
          </table:table-cell>
          <table:table-cell office:value-type="float" office:value="2237.377" table:formula="of:=  IF(SUM([.L10];[.L23])=0;&quot;-&quot;;SUM([.L10];[.L23]))" table:style-name="ce12">
            <text:p>2,237<text:s/></text:p>
          </table:table-cell>
          <table:table-cell office:value-type="float" office:value="60" table:formula="of:=  IF(SUM([.M10];[.M23])=0;&quot;-&quot;;SUM([.M10];[.M23]))" table:style-name="ce12">
            <text:p>60<text:s/></text:p>
          </table:table-cell>
          <table:table-cell office:value-type="float" office:value="7.6999999999999999E-2" table:formula="of:=  IF(SUM([.N10];[.N23])=0;&quot;-&quot;;SUM([.N10];[.N23]))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27179" table:formula="of:=  IF(SUM([.C11:.C22])=0;&quot;-&quot;;SUM([.C11:.C22]))" table:style-name="ce12">
            <text:p>27,179<text:s/></text:p>
          </table:table-cell>
          <table:table-cell office:value-type="float" office:value="219.97800000000001" table:formula="of:=  IF(SUM([.D11:.D22])=0;&quot;-&quot;;SUM([.D11:.D22]))" table:style-name="ce12">
            <text:p>220<text:s/></text:p>
          </table:table-cell>
          <table:table-cell office:value-type="float" office:value="2778396" table:formula="of:=  IF(SUM([.E11:.E22])=0;&quot;-&quot;;SUM([.E11:.E22]))" table:style-name="ce12">
            <text:p>2,778,396<text:s/></text:p>
          </table:table-cell>
          <table:table-cell office:value-type="float" office:value="69075.709999999992" table:formula="of:=  IF(SUM([.F11:.F22])=0;&quot;-&quot;;SUM([.F11:.F22]))" table:style-name="ce12">
            <text:p>69,076<text:s/></text:p>
          </table:table-cell>
          <table:table-cell office:value-type="float" office:value="253499" table:formula="of:=  IF(SUM([.G11:.G22])=0;&quot;-&quot;;SUM([.G11:.G22]))" table:style-name="ce12">
            <text:p>253,499<text:s/></text:p>
          </table:table-cell>
          <table:table-cell office:value-type="float" office:value="1574.5920000000001" table:formula="of:=  IF(SUM([.H11:.H22])=0;&quot;-&quot;;SUM([.H11:.H22]))" table:style-name="ce12">
            <text:p>1,575<text:s/></text:p>
          </table:table-cell>
          <table:table-cell office:value-type="float" office:value="2441" table:formula="of:=  IF(SUM([.I11:.I22])=0;&quot;-&quot;;SUM([.I11:.I22]))" table:style-name="ce12">
            <text:p>2,441<text:s/></text:p>
          </table:table-cell>
          <table:table-cell office:value-type="float" office:value="42.033999999999999" table:formula="of:=  IF(SUM([.J11:.J22])=0;&quot;-&quot;;SUM([.J11:.J22]))" table:style-name="ce12">
            <text:p>42<text:s/></text:p>
          </table:table-cell>
          <table:table-cell office:value-type="float" office:value="2293314" table:formula="of:=  IF(SUM([.K11:.K22])=0;&quot;-&quot;;SUM([.K11:.K22]))" table:style-name="ce12">
            <text:p>2,293,314<text:s/></text:p>
          </table:table-cell>
          <table:table-cell office:value-type="float" office:value="2237.377" table:formula="of:=  IF(SUM([.L11:.L22])=0;&quot;-&quot;;SUM([.L11:.L22]))" table:style-name="ce12">
            <text:p>2,237<text:s/></text:p>
          </table:table-cell>
          <table:table-cell office:value-type="float" office:value="60" table:formula="of:=  IF(SUM([.M11:.M22])=0;&quot;-&quot;;SUM([.M11:.M22]))" table:style-name="ce12">
            <text:p>60<text:s/></text:p>
          </table:table-cell>
          <table:table-cell office:value-type="float" office:value="7.6999999999999999E-2" table:formula="of:=  IF(SUM([.N11:.N22])=0;&quot;-&quot;;SUM([.N11:.N22]))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44404" table:style-name="ce12">
            <text:p>2,544,404<text:s/></text:p>
          </table:table-cell>
          <table:table-cell office:value-type="float" office:value="61806.597999999998" table:style-name="ce12">
            <text:p>61,80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45" table:style-name="ce12">
            <text:p>1,245<text:s/></text:p>
          </table:table-cell>
          <table:table-cell office:value-type="float" office:value="10.776999999999999" table:style-name="ce12">
            <text:p>11<text:s/></text:p>
          </table:table-cell>
          <table:table-cell office:value-type="float" office:value="1645711" table:style-name="ce12">
            <text:p>1,645,711<text:s/></text:p>
          </table:table-cell>
          <table:table-cell office:value-type="float" office:value="1627.8420000000001" table:style-name="ce12">
            <text:p>1,6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7179" table:style-name="ce12">
            <text:p>27,179<text:s/></text:p>
          </table:table-cell>
          <table:table-cell office:value-type="float" office:value="219.97800000000001" table:style-name="ce12">
            <text:p>2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24" table:style-name="ce12">
            <text:p>2,524<text:s/></text:p>
          </table:table-cell>
          <table:table-cell office:value-type="float" office:value="4.7039999999999997" table:style-name="ce12">
            <text:p>5<text:s/></text:p>
          </table:table-cell>
          <table:table-cell office:value-type="float" office:value="1196" table:style-name="ce12">
            <text:p>1,196<text:s/></text:p>
          </table:table-cell>
          <table:table-cell office:value-type="float" office:value="31.257000000000001" table:style-name="ce12">
            <text:p>31<text:s/></text:p>
          </table:table-cell>
          <table:table-cell office:value-type="float" office:value="647603" table:style-name="ce12">
            <text:p>647,603<text:s/></text:p>
          </table:table-cell>
          <table:table-cell office:value-type="float" office:value="609.53499999999997" table:style-name="ce12">
            <text:p>610<text:s/></text:p>
          </table:table-cell>
          <table:table-cell office:value-type="float" office:value="60" table:style-name="ce12">
            <text:p>60<text:s/></text:p>
          </table:table-cell>
          <table:table-cell office:value-type="float" office:value="7.6999999999999999E-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3992" table:style-name="ce12">
            <text:p>233,992<text:s/></text:p>
          </table:table-cell>
          <table:table-cell office:value-type="float" office:value="7269.1120000000001" table:style-name="ce12">
            <text:p>7,269<text:s/></text:p>
          </table:table-cell>
          <table:table-cell office:value-type="float" office:value="3121" table:style-name="ce12">
            <text:p>3,121<text:s/></text:p>
          </table:table-cell>
          <table:table-cell office:value-type="float" office:value="87.363" table:style-name="ce12">
            <text:p>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7854" table:style-name="ce12">
            <text:p>247,854<text:s/></text:p>
          </table:table-cell>
          <table:table-cell office:value-type="float" office:value="1482.5250000000001" table:style-name="ce12">
            <text:p>1,4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float" office:value="102" table:formula="of:=  IF(SUM([.E24:.E29])=0;&quot;-&quot;;SUM([.E24:.E29]))" table:style-name="ce12">
            <text:p>102<text:s/></text:p>
          </table:table-cell>
          <table:table-cell office:value-type="float" office:value="15.371" table:formula="of:=  IF(SUM([.F24:.F29])=0;&quot;-&quot;;SUM([.F24:.F29]))" table:style-name="ce12">
            <text:p>15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557" table:formula="of:=  IF(SUM([.I24:.I29])=0;&quot;-&quot;;SUM([.I24:.I29]))" table:style-name="ce12">
            <text:p>557<text:s/></text:p>
          </table:table-cell>
          <table:table-cell office:value-type="float" office:value="12.398999999999999" table:formula="of:=  IF(SUM([.J24:.J29])=0;&quot;-&quot;;SUM([.J24:.J29]))" table:style-name="ce12">
            <text:p>12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" table:style-name="ce12">
            <text:p>102<text:s/></text:p>
          </table:table-cell>
          <table:table-cell office:value-type="float" office:value="15.371" table:style-name="ce12">
            <text:p>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7" table:style-name="ce12">
            <text:p>557<text:s/></text:p>
          </table:table-cell>
          <table:table-cell office:value-type="float" office:value="12.398999999999999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6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鰹類</text:p>
          </table:table-cell>
          <table:covered-table-cell/>
          <table:table-cell office:value-type="string" table:number-columns-spanned="2" table:number-rows-spanned="1" table:style-name="ce18">
            <text:p>鯖魚</text:p>
          </table:table-cell>
          <table:covered-table-cell/>
          <table:table-cell office:value-type="string" table:number-columns-spanned="2" table:number-rows-spanned="1" table:style-name="ce18">
            <text:p>午仔魚</text:p>
          </table:table-cell>
          <table:covered-table-cell/>
          <table:table-cell office:value-type="string" table:number-columns-spanned="2" table:number-rows-spanned="1" table:style-name="ce18">
            <text:p>鯊魚</text:p>
          </table:table-cell>
          <table:covered-table-cell/>
          <table:table-cell office:value-type="string" table:number-columns-spanned="2" table:number-rows-spanned="1" table:style-name="ce18">
            <text:p>黃魚</text:p>
          </table:table-cell>
          <table:covered-table-cell/>
          <table:table-cell office:value-type="string" table:number-columns-spanned="2" table:number-rows-spanned="1" table:style-name="ce18">
            <text:p>香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KIPJACK and BONITO</text:p>
          </table:table-cell>
          <table:covered-table-cell/>
          <table:table-cell office:value-type="string" table:number-columns-spanned="2" table:number-rows-spanned="1" table:style-name="ce32">
            <text:p>MACKEREL</text:p>
          </table:table-cell>
          <table:covered-table-cell/>
          <table:table-cell office:value-type="string" table:number-columns-spanned="2" table:number-rows-spanned="1" table:style-name="ce32">
            <text:p>Threadfins(Eleutheronema spp.,Polydacty)</text:p>
          </table:table-cell>
          <table:covered-table-cell/>
          <table:table-cell office:value-type="string" table:number-columns-spanned="2" table:number-rows-spanned="1" table:style-name="ce32">
            <text:p>SHARK</text:p>
          </table:table-cell>
          <table:covered-table-cell/>
          <table:table-cell office:value-type="string" table:number-columns-spanned="2" table:number-rows-spanned="1" table:style-name="ce32">
            <text:p>YELLOW CROAKER</text:p>
          </table:table-cell>
          <table:covered-table-cell/>
          <table:table-cell office:value-type="string" table:number-columns-spanned="2" table:number-rows-spanned="1" table:style-name="ce32">
            <text:p>SWEET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59946775" table:formula="of:=  IF(SUM([.C10];[.C23])=0;&quot;-&quot;;SUM([.C10];[.C23]))" table:style-name="ce12">
            <text:p>159,946,775<text:s/></text:p>
          </table:table-cell>
          <table:table-cell office:value-type="float" office:value="146051.44500000001" table:formula="of:=  IF(SUM([.D10];[.D23])=0;&quot;-&quot;;SUM([.D10];[.D23]))" table:style-name="ce12">
            <text:p>146,051<text:s/></text:p>
          </table:table-cell>
          <table:table-cell office:value-type="float" office:value="16360393" table:formula="of:=  IF(SUM([.E10];[.E23])=0;&quot;-&quot;;SUM([.E10];[.E23]))" table:style-name="ce12">
            <text:p>16,360,393<text:s/></text:p>
          </table:table-cell>
          <table:table-cell office:value-type="float" office:value="18572.28" table:formula="of:=  IF(SUM([.F10];[.F23])=0;&quot;-&quot;;SUM([.F10];[.F23]))" table:style-name="ce12">
            <text:p>18,572<text:s/></text:p>
          </table:table-cell>
          <table:table-cell office:value-type="float" office:value="6644360" table:formula="of:=  IF(SUM([.G10];[.G23])=0;&quot;-&quot;;SUM([.G10];[.G23]))" table:style-name="ce12">
            <text:p>6,644,360<text:s/></text:p>
          </table:table-cell>
          <table:table-cell office:value-type="float" office:value="16696.844000000001" table:formula="of:=  IF(SUM([.H10];[.H23])=0;&quot;-&quot;;SUM([.H10];[.H23]))" table:style-name="ce12">
            <text:p>16,697<text:s/></text:p>
          </table:table-cell>
          <table:table-cell office:value-type="float" office:value="11745278" table:formula="of:=  IF(SUM([.I10];[.I23])=0;&quot;-&quot;;SUM([.I10];[.I23]))" table:style-name="ce12">
            <text:p>11,745,278<text:s/></text:p>
          </table:table-cell>
          <table:table-cell office:value-type="float" office:value="11301.358" table:formula="of:=  IF(SUM([.J10];[.J23])=0;&quot;-&quot;;SUM([.J10];[.J23]))" table:style-name="ce12">
            <text:p>11,301<text:s/></text:p>
          </table:table-cell>
          <table:table-cell office:value-type="float" office:value="447" table:formula="of:=  IF(SUM([.K10];[.K23])=0;&quot;-&quot;;SUM([.K10];[.K23]))" table:style-name="ce12">
            <text:p>447<text:s/></text:p>
          </table:table-cell>
          <table:table-cell office:value-type="float" office:value="4.2670000000000003" table:formula="of:=  IF(SUM([.L10];[.L23])=0;&quot;-&quot;;SUM([.L10];[.L23]))" table:style-name="ce12">
            <text:p>4<text:s/></text:p>
          </table:table-cell>
          <table:table-cell office:value-type="float" office:value="22281" table:formula="of:=  IF(SUM([.M10];[.M23])=0;&quot;-&quot;;SUM([.M10];[.M23]))" table:style-name="ce12">
            <text:p>22,281<text:s/></text:p>
          </table:table-cell>
          <table:table-cell office:value-type="float" office:value="145.99100000000001" table:formula="of:=  IF(SUM([.N10];[.N23])=0;&quot;-&quot;;SUM([.N10];[.N23]))" table:style-name="ce12">
            <text:p>14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59946775" table:formula="of:=  IF(SUM([.C11:.C22])=0;&quot;-&quot;;SUM([.C11:.C22]))" table:style-name="ce12">
            <text:p>159,946,775<text:s/></text:p>
          </table:table-cell>
          <table:table-cell office:value-type="float" office:value="146051.44500000001" table:formula="of:=  IF(SUM([.D11:.D22])=0;&quot;-&quot;;SUM([.D11:.D22]))" table:style-name="ce12">
            <text:p>146,051<text:s/></text:p>
          </table:table-cell>
          <table:table-cell office:value-type="float" office:value="16328893" table:formula="of:=  IF(SUM([.E11:.E22])=0;&quot;-&quot;;SUM([.E11:.E22]))" table:style-name="ce12">
            <text:p>16,328,893<text:s/></text:p>
          </table:table-cell>
          <table:table-cell office:value-type="float" office:value="18543.892" table:formula="of:=  IF(SUM([.F11:.F22])=0;&quot;-&quot;;SUM([.F11:.F22]))" table:style-name="ce12">
            <text:p>18,544<text:s/></text:p>
          </table:table-cell>
          <table:table-cell office:value-type="float" office:value="6644360" table:formula="of:=  IF(SUM([.G11:.G22])=0;&quot;-&quot;;SUM([.G11:.G22]))" table:style-name="ce12">
            <text:p>6,644,360<text:s/></text:p>
          </table:table-cell>
          <table:table-cell office:value-type="float" office:value="16696.844000000001" table:formula="of:=  IF(SUM([.H11:.H22])=0;&quot;-&quot;;SUM([.H11:.H22]))" table:style-name="ce12">
            <text:p>16,697<text:s/></text:p>
          </table:table-cell>
          <table:table-cell office:value-type="float" office:value="11745278" table:formula="of:=  IF(SUM([.I11:.I22])=0;&quot;-&quot;;SUM([.I11:.I22]))" table:style-name="ce12">
            <text:p>11,745,278<text:s/></text:p>
          </table:table-cell>
          <table:table-cell office:value-type="float" office:value="11301.358" table:formula="of:=  IF(SUM([.J11:.J22])=0;&quot;-&quot;;SUM([.J11:.J22]))" table:style-name="ce12">
            <text:p>11,301<text:s/></text:p>
          </table:table-cell>
          <table:table-cell office:value-type="float" office:value="447" table:formula="of:=  IF(SUM([.K11:.K22])=0;&quot;-&quot;;SUM([.K11:.K22]))" table:style-name="ce12">
            <text:p>447<text:s/></text:p>
          </table:table-cell>
          <table:table-cell office:value-type="float" office:value="4.2670000000000003" table:formula="of:=  IF(SUM([.L11:.L22])=0;&quot;-&quot;;SUM([.L11:.L22]))" table:style-name="ce12">
            <text:p>4<text:s/></text:p>
          </table:table-cell>
          <table:table-cell office:value-type="float" office:value="22281" table:formula="of:=  IF(SUM([.M11:.M22])=0;&quot;-&quot;;SUM([.M11:.M22]))" table:style-name="ce12">
            <text:p>22,281<text:s/></text:p>
          </table:table-cell>
          <table:table-cell office:value-type="float" office:value="145.99100000000001" table:formula="of:=  IF(SUM([.N11:.N22])=0;&quot;-&quot;;SUM([.N11:.N22]))" table:style-name="ce12">
            <text:p>14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00" table:style-name="ce12">
            <text:p>2,600<text:s/></text:p>
          </table:table-cell>
          <table:table-cell office:value-type="float" office:value="11.071999999999999" table:style-name="ce12">
            <text:p>11<text:s/></text:p>
          </table:table-cell>
          <table:table-cell office:value-type="float" office:value="6332905" table:style-name="ce12">
            <text:p>6,332,905<text:s/></text:p>
          </table:table-cell>
          <table:table-cell office:value-type="float" office:value="14104.806" table:style-name="ce12">
            <text:p>14,105<text:s/></text:p>
          </table:table-cell>
          <table:table-cell office:value-type="float" office:value="90" table:style-name="ce12">
            <text:p>90<text:s/></text:p>
          </table:table-cell>
          <table:table-cell office:value-type="float" office:value="9.1999999999999998E-2" table:style-name="ce12">
            <text:p>0<text:s/></text:p>
          </table:table-cell>
          <table:table-cell office:value-type="float" office:value="417" table:style-name="ce12">
            <text:p>417<text:s/></text:p>
          </table:table-cell>
          <table:table-cell office:value-type="float" office:value="3.9660000000000002" table:style-name="ce12">
            <text:p>4<text:s/></text:p>
          </table:table-cell>
          <table:table-cell office:value-type="float" office:value="18" table:style-name="ce12">
            <text:p>18<text:s/></text:p>
          </table:table-cell>
          <table:table-cell office:value-type="float" office:value="7.8E-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59945791" table:style-name="ce12">
            <text:p>159,945,791<text:s/></text:p>
          </table:table-cell>
          <table:table-cell office:value-type="float" office:value="146044.85" table:style-name="ce12">
            <text:p>146,045<text:s/></text:p>
          </table:table-cell>
          <table:table-cell office:value-type="float" office:value="16278390" table:style-name="ce12">
            <text:p>16,278,390<text:s/></text:p>
          </table:table-cell>
          <table:table-cell office:value-type="float" office:value="18297.626" table:style-name="ce12">
            <text:p>18,298<text:s/></text:p>
          </table:table-cell>
          <table:table-cell office:value-type="float" office:value="311455" table:style-name="ce12">
            <text:p>311,455<text:s/></text:p>
          </table:table-cell>
          <table:table-cell office:value-type="float" office:value="2592.038" table:style-name="ce12">
            <text:p>2,592<text:s/></text:p>
          </table:table-cell>
          <table:table-cell office:value-type="float" office:value="11745188" table:style-name="ce12">
            <text:p>11,745,188<text:s/></text:p>
          </table:table-cell>
          <table:table-cell office:value-type="float" office:value="11301.266" table:style-name="ce12">
            <text:p>11,301<text:s/></text:p>
          </table:table-cell>
          <table:table-cell office:value-type="float" office:value="30" table:style-name="ce12">
            <text:p>30<text:s/></text:p>
          </table:table-cell>
          <table:table-cell office:value-type="float" office:value="0.30099999999999999" table:style-name="ce12">
            <text:p>0<text:s/></text:p>
          </table:table-cell>
          <table:table-cell office:value-type="float" office:value="22263" table:style-name="ce12">
            <text:p>22,263<text:s/></text:p>
          </table:table-cell>
          <table:table-cell office:value-type="float" office:value="145.91300000000001" table:style-name="ce12">
            <text:p>14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61" table:style-name="ce12">
            <text:p>1,161<text:s/></text:p>
          </table:table-cell>
          <table:table-cell office:value-type="float" office:value="4.9610000000000003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84" table:style-name="ce12">
            <text:p>84<text:s/></text:p>
          </table:table-cell>
          <table:table-cell office:value-type="float" office:value="0.74399999999999999" table:style-name="ce12">
            <text:p>1<text:s/></text:p>
          </table:table-cell>
          <table:table-cell office:value-type="float" office:value="46742" table:style-name="ce12">
            <text:p>46,742<text:s/></text:p>
          </table:table-cell>
          <table:table-cell office:value-type="float" office:value="230.233" table:style-name="ce12">
            <text:p>2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900" table:style-name="ce12">
            <text:p>900<text:s/></text:p>
          </table:table-cell>
          <table:table-cell office:value-type="float" office:value="5.85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float" office:value="31500" table:formula="of:=  IF(SUM([.E24:.E29])=0;&quot;-&quot;;SUM([.E24:.E29]))" table:style-name="ce12">
            <text:p>31,500<text:s/></text:p>
          </table:table-cell>
          <table:table-cell office:value-type="float" office:value="28.388000000000002" table:formula="of:=  IF(SUM([.F24:.F29])=0;&quot;-&quot;;SUM([.F24:.F29]))" table:style-name="ce12">
            <text:p>28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1500" table:style-name="ce13">
            <text:p>31,500<text:s/></text:p>
          </table:table-cell>
          <table:table-cell office:value-type="float" office:value="28.388000000000002" table:style-name="ce13">
            <text:p>2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7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秋刀魚</text:p>
          </table:table-cell>
          <table:covered-table-cell/>
          <table:table-cell office:value-type="string" table:number-columns-spanned="2" table:number-rows-spanned="1" table:style-name="ce18">
            <text:p>鯡魚類</text:p>
          </table:table-cell>
          <table:covered-table-cell/>
          <table:table-cell office:value-type="string" table:number-columns-spanned="2" table:number-rows-spanned="1" table:style-name="ce18">
            <text:p>鰮魚類</text:p>
          </table:table-cell>
          <table:covered-table-cell/>
          <table:table-cell office:value-type="string" table:number-columns-spanned="2" table:number-rows-spanned="1" table:style-name="ce18">
            <text:p>丁香魚</text:p>
          </table:table-cell>
          <table:covered-table-cell/>
          <table:table-cell office:value-type="string" table:number-columns-spanned="2" table:number-rows-spanned="1" table:style-name="ce18">
            <text:p>沙丁魚</text:p>
          </table:table-cell>
          <table:covered-table-cell/>
          <table:table-cell office:value-type="string" table:number-columns-spanned="2" table:number-rows-spanned="1" table:style-name="ce18">
            <text:p>竹筴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AURY</text:p>
          </table:table-cell>
          <table:covered-table-cell/>
          <table:table-cell office:value-type="string" table:number-columns-spanned="2" table:number-rows-spanned="1" table:style-name="ce32">
            <text:p>HERRINGS</text:p>
          </table:table-cell>
          <table:covered-table-cell/>
          <table:table-cell office:value-type="string" table:number-columns-spanned="2" table:number-rows-spanned="1" table:style-name="ce32">
            <text:p>SARDINES</text:p>
          </table:table-cell>
          <table:covered-table-cell/>
          <table:table-cell office:value-type="string" table:number-columns-spanned="2" table:number-rows-spanned="1" table:style-name="ce32">
            <text:p>SPRATELLOIDES GRACILIAS</text:p>
          </table:table-cell>
          <table:covered-table-cell/>
          <table:table-cell office:value-type="string" table:number-columns-spanned="2" table:number-rows-spanned="1" table:style-name="ce32">
            <text:p>SARDINE</text:p>
          </table:table-cell>
          <table:covered-table-cell/>
          <table:table-cell office:value-type="string" table:number-columns-spanned="2" table:number-rows-spanned="1" table:style-name="ce32">
            <text:p>Jack and horse macker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9432375" table:formula="of:=  IF(SUM([.C10];[.C23])=0;&quot;-&quot;;SUM([.C10];[.C23]))" table:style-name="ce12">
            <text:p>139,432,375<text:s/></text:p>
          </table:table-cell>
          <table:table-cell office:value-type="float" office:value="85378.093000000008" table:formula="of:=  IF(SUM([.D10];[.D23])=0;&quot;-&quot;;SUM([.D10];[.D23]))" table:style-name="ce12">
            <text:p>85,378<text:s/></text:p>
          </table:table-cell>
          <table:table-cell office:value-type="float" office:value="90" table:formula="of:=  IF(SUM([.E10];[.E23])=0;&quot;-&quot;;SUM([.E10];[.E23]))" table:style-name="ce12">
            <text:p>90<text:s/></text:p>
          </table:table-cell>
          <table:table-cell office:value-type="float" office:value="8.2000000000000003E-2" table:formula="of:=  IF(SUM([.F10];[.F23])=0;&quot;-&quot;;SUM([.F10];[.F23]))" table:style-name="ce12">
            <text:p>0<text:s/></text:p>
          </table:table-cell>
          <table:table-cell office:value-type="float" office:value="28327" table:formula="of:=  IF(SUM([.G10];[.G23])=0;&quot;-&quot;;SUM([.G10];[.G23]))" table:style-name="ce12">
            <text:p>28,327<text:s/></text:p>
          </table:table-cell>
          <table:table-cell office:value-type="float" office:value="138.12299999999999" table:formula="of:=  IF(SUM([.H10];[.H23])=0;&quot;-&quot;;SUM([.H10];[.H23]))" table:style-name="ce12">
            <text:p>138<text:s/></text:p>
          </table:table-cell>
          <table:table-cell office:value-type="float" office:value="6799" table:formula="of:=  IF(SUM([.I10];[.I23])=0;&quot;-&quot;;SUM([.I10];[.I23]))" table:style-name="ce12">
            <text:p>6,799<text:s/></text:p>
          </table:table-cell>
          <table:table-cell office:value-type="float" office:value="49.251000000000005" table:formula="of:=  IF(SUM([.J10];[.J23])=0;&quot;-&quot;;SUM([.J10];[.J23]))" table:style-name="ce12">
            <text:p>49<text:s/></text:p>
          </table:table-cell>
          <table:table-cell office:value-type="float" office:value="214958" table:formula="of:=  IF(SUM([.K10];[.K23])=0;&quot;-&quot;;SUM([.K10];[.K23]))" table:style-name="ce12">
            <text:p>214,958<text:s/></text:p>
          </table:table-cell>
          <table:table-cell office:value-type="float" office:value="334.678" table:formula="of:=  IF(SUM([.L10];[.L23])=0;&quot;-&quot;;SUM([.L10];[.L23]))" table:style-name="ce12">
            <text:p>335<text:s/></text:p>
          </table:table-cell>
          <table:table-cell office:value-type="float" office:value="2508749" table:formula="of:=  IF(SUM([.M10];[.M23])=0;&quot;-&quot;;SUM([.M10];[.M23]))" table:style-name="ce12">
            <text:p>2,508,749<text:s/></text:p>
          </table:table-cell>
          <table:table-cell office:value-type="float" office:value="2324.9560000000001" table:formula="of:=  IF(SUM([.N10];[.N23])=0;&quot;-&quot;;SUM([.N10];[.N23]))" table:style-name="ce12">
            <text:p>2,32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39432375" table:formula="of:=  IF(SUM([.C11:.C22])=0;&quot;-&quot;;SUM([.C11:.C22]))" table:style-name="ce12">
            <text:p>139,432,375<text:s/></text:p>
          </table:table-cell>
          <table:table-cell office:value-type="float" office:value="85378.093000000008" table:formula="of:=  IF(SUM([.D11:.D22])=0;&quot;-&quot;;SUM([.D11:.D22]))" table:style-name="ce12">
            <text:p>85,378<text:s/></text:p>
          </table:table-cell>
          <table:table-cell office:value-type="float" office:value="90" table:formula="of:=  IF(SUM([.E11:.E22])=0;&quot;-&quot;;SUM([.E11:.E22]))" table:style-name="ce12">
            <text:p>90<text:s/></text:p>
          </table:table-cell>
          <table:table-cell office:value-type="float" office:value="8.2000000000000003E-2" table:formula="of:=  IF(SUM([.F11:.F22])=0;&quot;-&quot;;SUM([.F11:.F22]))" table:style-name="ce12">
            <text:p>0<text:s/></text:p>
          </table:table-cell>
          <table:table-cell office:value-type="float" office:value="28327" table:formula="of:=  IF(SUM([.G11:.G22])=0;&quot;-&quot;;SUM([.G11:.G22]))" table:style-name="ce12">
            <text:p>28,327<text:s/></text:p>
          </table:table-cell>
          <table:table-cell office:value-type="float" office:value="138.12299999999999" table:formula="of:=  IF(SUM([.H11:.H22])=0;&quot;-&quot;;SUM([.H11:.H22]))" table:style-name="ce12">
            <text:p>138<text:s/></text:p>
          </table:table-cell>
          <table:table-cell office:value-type="float" office:value="6799" table:formula="of:=  IF(SUM([.I11:.I22])=0;&quot;-&quot;;SUM([.I11:.I22]))" table:style-name="ce12">
            <text:p>6,799<text:s/></text:p>
          </table:table-cell>
          <table:table-cell office:value-type="float" office:value="49.251000000000005" table:formula="of:=  IF(SUM([.J11:.J22])=0;&quot;-&quot;;SUM([.J11:.J22]))" table:style-name="ce12">
            <text:p>49<text:s/></text:p>
          </table:table-cell>
          <table:table-cell office:value-type="float" office:value="214958" table:formula="of:=  IF(SUM([.K11:.K22])=0;&quot;-&quot;;SUM([.K11:.K22]))" table:style-name="ce12">
            <text:p>214,958<text:s/></text:p>
          </table:table-cell>
          <table:table-cell office:value-type="float" office:value="334.678" table:formula="of:=  IF(SUM([.L11:.L22])=0;&quot;-&quot;;SUM([.L11:.L22]))" table:style-name="ce12">
            <text:p>335<text:s/></text:p>
          </table:table-cell>
          <table:table-cell office:value-type="float" office:value="2508749" table:formula="of:=  IF(SUM([.M11:.M22])=0;&quot;-&quot;;SUM([.M11:.M22]))" table:style-name="ce12">
            <text:p>2,508,749<text:s/></text:p>
          </table:table-cell>
          <table:table-cell office:value-type="float" office:value="2324.9560000000001" table:formula="of:=  IF(SUM([.N11:.N22])=0;&quot;-&quot;;SUM([.N11:.N22]))" table:style-name="ce12">
            <text:p>2,32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375" table:style-name="ce12">
            <text:p>1,375<text:s/></text:p>
          </table:table-cell>
          <table:table-cell office:value-type="float" office:value="6.3890000000000002" table:style-name="ce12">
            <text:p>6<text:s/></text:p>
          </table:table-cell>
          <table:table-cell office:value-type="float" office:value="90" table:style-name="ce12">
            <text:p>90<text:s/></text:p>
          </table:table-cell>
          <table:table-cell office:value-type="float" office:value="8.2000000000000003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56" table:style-name="ce12">
            <text:p>1,156<text:s/></text:p>
          </table:table-cell>
          <table:table-cell office:value-type="float" office:value="5.0209999999999999" table:style-name="ce12">
            <text:p>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39389485" table:style-name="ce12">
            <text:p>139,389,485<text:s/></text:p>
          </table:table-cell>
          <table:table-cell office:value-type="float" office:value="85126.376999999993" table:style-name="ce12">
            <text:p>85,1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6000" table:style-name="ce12">
            <text:p>196,000<text:s/></text:p>
          </table:table-cell>
          <table:table-cell office:value-type="float" office:value="172.45" table:style-name="ce12">
            <text:p>172<text:s/></text:p>
          </table:table-cell>
          <table:table-cell office:value-type="float" office:value="2507593" table:style-name="ce12">
            <text:p>2,507,593<text:s/></text:p>
          </table:table-cell>
          <table:table-cell office:value-type="float" office:value="2319.9349999999999" table:style-name="ce12">
            <text:p>2,32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43" table:style-name="ce12">
            <text:p>2,743<text:s/></text:p>
          </table:table-cell>
          <table:table-cell office:value-type="float" office:value="15.064" table:style-name="ce12">
            <text:p>15<text:s/></text:p>
          </table:table-cell>
          <table:table-cell office:value-type="float" office:value="247" table:style-name="ce12">
            <text:p>247<text:s/></text:p>
          </table:table-cell>
          <table:table-cell office:value-type="float" office:value="4.5970000000000004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113" table:style-name="ce12">
            <text:p>113<text:s/></text:p>
          </table:table-cell>
          <table:table-cell office:value-type="float" office:value="0.7590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8" table:style-name="ce12">
            <text:p>8<text:s/></text:p>
          </table:table-cell>
          <table:table-cell office:value-type="float" office:value="8.8999999999999996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20610" table:style-name="ce12">
            <text:p>20,610<text:s/></text:p>
          </table:table-cell>
          <table:table-cell office:value-type="float" office:value="171.58" table:style-name="ce12">
            <text:p>1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584" table:style-name="ce12">
            <text:p>25,584<text:s/></text:p>
          </table:table-cell>
          <table:table-cell office:value-type="float" office:value="123.059" table:style-name="ce12">
            <text:p>123<text:s/></text:p>
          </table:table-cell>
          <table:table-cell office:value-type="float" office:value="6552" table:style-name="ce12">
            <text:p>6,552<text:s/></text:p>
          </table:table-cell>
          <table:table-cell office:value-type="float" office:value="44.654000000000003" table:style-name="ce12">
            <text:p>45<text:s/></text:p>
          </table:table-cell>
          <table:table-cell office:value-type="float" office:value="11008" table:style-name="ce12">
            <text:p>11,008<text:s/></text:p>
          </table:table-cell>
          <table:table-cell office:value-type="float" office:value="133.72900000000001" table:style-name="ce12">
            <text:p>1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20784" table:style-name="ce12">
            <text:p>20,784<text:s/></text:p>
          </table:table-cell>
          <table:table-cell office:value-type="float" office:value="72.899000000000001" table:style-name="ce12">
            <text:p>7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50" table:style-name="ce12">
            <text:p>7,950<text:s/></text:p>
          </table:table-cell>
          <table:table-cell office:value-type="float" office:value="28.498999999999999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8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鱈魚</text:p>
          </table:table-cell>
          <table:covered-table-cell/>
          <table:table-cell office:value-type="string" table:number-columns-spanned="2" table:number-rows-spanned="1" table:style-name="ce18">
            <text:p>鱸魚</text:p>
          </table:table-cell>
          <table:covered-table-cell/>
          <table:table-cell office:value-type="string" table:number-columns-spanned="2" table:number-rows-spanned="1" table:style-name="ce18">
            <text:p>鰺魚</text:p>
          </table:table-cell>
          <table:covered-table-cell/>
          <table:table-cell office:value-type="string" table:number-columns-spanned="2" table:number-rows-spanned="1" table:style-name="ce18">
            <text:p>柳葉魚</text:p>
          </table:table-cell>
          <table:covered-table-cell/>
          <table:table-cell office:value-type="string" table:number-columns-spanned="2" table:number-rows-spanned="1" table:style-name="ce18">
            <text:p>鱔魚</text:p>
          </table:table-cell>
          <table:covered-table-cell/>
          <table:table-cell office:value-type="string" table:number-columns-spanned="2" table:number-rows-spanned="1" table:style-name="ce18">
            <text:p>泥鰍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COD</text:p>
          </table:table-cell>
          <table:covered-table-cell/>
          <table:table-cell office:value-type="string" table:number-columns-spanned="2" table:number-rows-spanned="1" table:style-name="ce32">
            <text:p>SEA BASS</text:p>
          </table:table-cell>
          <table:covered-table-cell/>
          <table:table-cell office:value-type="string" table:number-columns-spanned="2" table:number-rows-spanned="1" table:style-name="ce32">
            <text:p>HORSE MACKEREL</text:p>
          </table:table-cell>
          <table:covered-table-cell/>
          <table:table-cell office:value-type="string" table:number-columns-spanned="2" table:number-rows-spanned="1" table:style-name="ce32">
            <text:p>SMELT FISH</text:p>
          </table:table-cell>
          <table:covered-table-cell/>
          <table:table-cell office:value-type="string" table:number-columns-spanned="2" table:number-rows-spanned="1" table:style-name="ce32">
            <text:p>SWAMP EEL</text:p>
          </table:table-cell>
          <table:covered-table-cell/>
          <table:table-cell office:value-type="string" table:number-columns-spanned="2" table:number-rows-spanned="1" table:style-name="ce32">
            <text:p>LOAC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914" table:formula="of:=  IF(SUM([.C10];[.C23])=0;&quot;-&quot;;SUM([.C10];[.C23]))" table:style-name="ce12">
            <text:p>6,914<text:s/></text:p>
          </table:table-cell>
          <table:table-cell office:value-type="float" office:value="76.614999999999995" table:formula="of:=  IF(SUM([.D10];[.D23])=0;&quot;-&quot;;SUM([.D10];[.D23]))" table:style-name="ce12">
            <text:p>77<text:s/></text:p>
          </table:table-cell>
          <table:table-cell office:value-type="float" office:value="7913284" table:formula="of:=  IF(SUM([.E10];[.E23])=0;&quot;-&quot;;SUM([.E10];[.E23]))" table:style-name="ce12">
            <text:p>7,913,284<text:s/></text:p>
          </table:table-cell>
          <table:table-cell office:value-type="float" office:value="45966.262000000002" table:formula="of:=  IF(SUM([.F10];[.F23])=0;&quot;-&quot;;SUM([.F10];[.F23]))" table:style-name="ce12">
            <text:p>45,966<text:s/></text:p>
          </table:table-cell>
          <table:table-cell office:value-type="float" office:value="2559768" table:formula="of:=  IF(SUM([.G10];[.G23])=0;&quot;-&quot;;SUM([.G10];[.G23]))" table:style-name="ce12">
            <text:p>2,559,768<text:s/></text:p>
          </table:table-cell>
          <table:table-cell office:value-type="float" office:value="2579.3960000000002" table:formula="of:=  IF(SUM([.H10];[.H23])=0;&quot;-&quot;;SUM([.H10];[.H23]))" table:style-name="ce12">
            <text:p>2,579<text:s/></text:p>
          </table:table-cell>
          <table:table-cell office:value-type="float" office:value="1332" table:formula="of:=  IF(SUM([.I10];[.I23])=0;&quot;-&quot;;SUM([.I10];[.I23]))" table:style-name="ce12">
            <text:p>1,332<text:s/></text:p>
          </table:table-cell>
          <table:table-cell office:value-type="float" office:value="4.1390000000000002" table:formula="of:=  IF(SUM([.J10];[.J23])=0;&quot;-&quot;;SUM([.J10];[.J23]))" table:style-name="ce12">
            <text:p>4<text:s/></text:p>
          </table:table-cell>
          <table:table-cell office:value-type="float" office:value="420" table:formula="of:=  IF(SUM([.K10];[.K23])=0;&quot;-&quot;;SUM([.K10];[.K23]))" table:style-name="ce12">
            <text:p>420<text:s/></text:p>
          </table:table-cell>
          <table:table-cell office:value-type="float" office:value="7.0129999999999999" table:formula="of:=  IF(SUM([.L10];[.L23])=0;&quot;-&quot;;SUM([.L10];[.L23]))" table:style-name="ce12">
            <text:p>7<text:s/></text:p>
          </table:table-cell>
          <table:table-cell office:value-type="float" office:value="17810" table:formula="of:=  IF(SUM([.M10];[.M23])=0;&quot;-&quot;;SUM([.M10];[.M23]))" table:style-name="ce12">
            <text:p>17,810<text:s/></text:p>
          </table:table-cell>
          <table:table-cell office:value-type="float" office:value="401.42700000000002" table:formula="of:=  IF(SUM([.N10];[.N23])=0;&quot;-&quot;;SUM([.N10];[.N23]))" table:style-name="ce12">
            <text:p>40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6914" table:formula="of:=  IF(SUM([.C11:.C22])=0;&quot;-&quot;;SUM([.C11:.C22]))" table:style-name="ce12">
            <text:p>6,914<text:s/></text:p>
          </table:table-cell>
          <table:table-cell office:value-type="float" office:value="76.614999999999995" table:formula="of:=  IF(SUM([.D11:.D22])=0;&quot;-&quot;;SUM([.D11:.D22]))" table:style-name="ce12">
            <text:p>77<text:s/></text:p>
          </table:table-cell>
          <table:table-cell office:value-type="float" office:value="7913284" table:formula="of:=  IF(SUM([.E11:.E22])=0;&quot;-&quot;;SUM([.E11:.E22]))" table:style-name="ce12">
            <text:p>7,913,284<text:s/></text:p>
          </table:table-cell>
          <table:table-cell office:value-type="float" office:value="45966.262000000002" table:formula="of:=  IF(SUM([.F11:.F22])=0;&quot;-&quot;;SUM([.F11:.F22]))" table:style-name="ce12">
            <text:p>45,966<text:s/></text:p>
          </table:table-cell>
          <table:table-cell office:value-type="float" office:value="2559768" table:formula="of:=  IF(SUM([.G11:.G22])=0;&quot;-&quot;;SUM([.G11:.G22]))" table:style-name="ce12">
            <text:p>2,559,768<text:s/></text:p>
          </table:table-cell>
          <table:table-cell office:value-type="float" office:value="2579.3960000000002" table:formula="of:=  IF(SUM([.H11:.H22])=0;&quot;-&quot;;SUM([.H11:.H22]))" table:style-name="ce12">
            <text:p>2,579<text:s/></text:p>
          </table:table-cell>
          <table:table-cell office:value-type="float" office:value="1332" table:formula="of:=  IF(SUM([.I11:.I22])=0;&quot;-&quot;;SUM([.I11:.I22]))" table:style-name="ce12">
            <text:p>1,332<text:s/></text:p>
          </table:table-cell>
          <table:table-cell office:value-type="float" office:value="4.1390000000000002" table:formula="of:=  IF(SUM([.J11:.J22])=0;&quot;-&quot;;SUM([.J11:.J22]))" table:style-name="ce12">
            <text:p>4<text:s/></text:p>
          </table:table-cell>
          <table:table-cell office:value-type="float" office:value="420" table:formula="of:=  IF(SUM([.K11:.K22])=0;&quot;-&quot;;SUM([.K11:.K22]))" table:style-name="ce12">
            <text:p>420<text:s/></text:p>
          </table:table-cell>
          <table:table-cell office:value-type="float" office:value="7.0129999999999999" table:formula="of:=  IF(SUM([.L11:.L22])=0;&quot;-&quot;;SUM([.L11:.L22]))" table:style-name="ce12">
            <text:p>7<text:s/></text:p>
          </table:table-cell>
          <table:table-cell office:value-type="float" office:value="17810" table:formula="of:=  IF(SUM([.M11:.M22])=0;&quot;-&quot;;SUM([.M11:.M22]))" table:style-name="ce12">
            <text:p>17,810<text:s/></text:p>
          </table:table-cell>
          <table:table-cell office:value-type="float" office:value="401.42700000000002" table:formula="of:=  IF(SUM([.N11:.N22])=0;&quot;-&quot;;SUM([.N11:.N22]))" table:style-name="ce12">
            <text:p>40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0" table:style-name="ce12">
            <text:p>290<text:s/></text:p>
          </table:table-cell>
          <table:table-cell office:value-type="float" office:value="4.7549999999999999" table:style-name="ce12">
            <text:p>5<text:s/></text:p>
          </table:table-cell>
          <table:table-cell office:value-type="float" office:value="17810" table:style-name="ce12">
            <text:p>17,810<text:s/></text:p>
          </table:table-cell>
          <table:table-cell office:value-type="float" office:value="401.42700000000002" table:style-name="ce12">
            <text:p>40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42" table:style-name="ce12">
            <text:p>242<text:s/></text:p>
          </table:table-cell>
          <table:table-cell office:value-type="float" office:value="4.6959999999999997" table:style-name="ce12">
            <text:p>5<text:s/></text:p>
          </table:table-cell>
          <table:table-cell office:value-type="float" office:value="7698" table:style-name="ce12">
            <text:p>7,698<text:s/></text:p>
          </table:table-cell>
          <table:table-cell office:value-type="float" office:value="84.69" table:style-name="ce12">
            <text:p>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" table:style-name="ce12">
            <text:p>130<text:s/></text:p>
          </table:table-cell>
          <table:table-cell office:value-type="float" office:value="2.258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4152" table:style-name="ce12">
            <text:p>4,152<text:s/></text:p>
          </table:table-cell>
          <table:table-cell office:value-type="float" office:value="51.314999999999998" table:style-name="ce12">
            <text:p>51<text:s/></text:p>
          </table:table-cell>
          <table:table-cell office:value-type="float" office:value="7905586" table:style-name="ce12">
            <text:p>7,905,586<text:s/></text:p>
          </table:table-cell>
          <table:table-cell office:value-type="float" office:value="45881.572" table:style-name="ce12">
            <text:p>45,882<text:s/></text:p>
          </table:table-cell>
          <table:table-cell office:value-type="float" office:value="2559768" table:style-name="ce12">
            <text:p>2,559,768<text:s/></text:p>
          </table:table-cell>
          <table:table-cell office:value-type="float" office:value="2579.3960000000002" table:style-name="ce12">
            <text:p>2,579<text:s/></text:p>
          </table:table-cell>
          <table:table-cell office:value-type="float" office:value="1332" table:style-name="ce12">
            <text:p>1,332<text:s/></text:p>
          </table:table-cell>
          <table:table-cell office:value-type="float" office:value="4.1390000000000002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2380" table:style-name="ce12">
            <text:p>2,380<text:s/></text:p>
          </table:table-cell>
          <table:table-cell office:value-type="float" office:value="17.617999999999999" table:style-name="ce12">
            <text:p>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140" table:style-name="ce12">
            <text:p>140<text:s/></text:p>
          </table:table-cell>
          <table:table-cell office:value-type="float" office:value="2.986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9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大比目魚</text:p>
          </table:table-cell>
          <table:covered-table-cell/>
          <table:table-cell office:value-type="string" table:number-columns-spanned="2" table:number-rows-spanned="1" table:style-name="ce18">
            <text:p>其他扁魚類</text:p>
          </table:table-cell>
          <table:covered-table-cell/>
          <table:table-cell office:value-type="string" table:number-columns-spanned="2" table:number-rows-spanned="1" table:style-name="ce18">
            <text:p>鯷魚</text:p>
          </table:table-cell>
          <table:covered-table-cell/>
          <table:table-cell office:value-type="string" table:number-columns-spanned="2" table:number-rows-spanned="1" table:style-name="ce18">
            <text:p>旗魚類</text:p>
          </table:table-cell>
          <table:covered-table-cell/>
          <table:table-cell office:value-type="string" table:number-columns-spanned="2" table:number-rows-spanned="1" table:style-name="ce18">
            <text:p>劍旗魚</text:p>
          </table:table-cell>
          <table:covered-table-cell/>
          <table:table-cell office:value-type="string" table:number-columns-spanned="2" table:number-rows-spanned="1" table:style-name="ce18">
            <text:p>鯧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HALIBUT</text:p>
          </table:table-cell>
          <table:covered-table-cell/>
          <table:table-cell office:value-type="string" table:number-columns-spanned="2" table:number-rows-spanned="1" table:style-name="ce32">
            <text:p>OTH. FLAT FISH</text:p>
          </table:table-cell>
          <table:covered-table-cell/>
          <table:table-cell office:value-type="string" table:number-columns-spanned="2" table:number-rows-spanned="1" table:style-name="ce32">
            <text:p>ANCHOVIE</text:p>
          </table:table-cell>
          <table:covered-table-cell/>
          <table:table-cell office:value-type="string" table:number-columns-spanned="2" table:number-rows-spanned="1" table:style-name="ce32">
            <text:p>MARLINS</text:p>
          </table:table-cell>
          <table:covered-table-cell/>
          <table:table-cell office:value-type="string" table:number-columns-spanned="2" table:number-rows-spanned="1" table:style-name="ce32">
            <text:p>SWORDFISH</text:p>
          </table:table-cell>
          <table:covered-table-cell/>
          <table:table-cell office:value-type="string" table:number-columns-spanned="2" table:number-rows-spanned="1" table:style-name="ce32">
            <text:p>POMFRET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95930" table:formula="of:=  IF(SUM([.C10];[.C23])=0;&quot;-&quot;;SUM([.C10];[.C23]))" table:style-name="ce12">
            <text:p>195,930<text:s/></text:p>
          </table:table-cell>
          <table:table-cell office:value-type="float" office:value="1507.848" table:formula="of:=  IF(SUM([.D10];[.D23])=0;&quot;-&quot;;SUM([.D10];[.D23]))" table:style-name="ce12">
            <text:p>1,508<text:s/></text:p>
          </table:table-cell>
          <table:table-cell office:value-type="float" office:value="83927" table:formula="of:=  IF(SUM([.E10];[.E23])=0;&quot;-&quot;;SUM([.E10];[.E23]))" table:style-name="ce12">
            <text:p>83,927<text:s/></text:p>
          </table:table-cell>
          <table:table-cell office:value-type="float" office:value="114.242" table:formula="of:=  IF(SUM([.F10];[.F23])=0;&quot;-&quot;;SUM([.F10];[.F23]))" table:style-name="ce12">
            <text:p>114<text:s/></text:p>
          </table:table-cell>
          <table:table-cell office:value-type="float" office:value="7296" table:formula="of:=  IF(SUM([.G10];[.G23])=0;&quot;-&quot;;SUM([.G10];[.G23]))" table:style-name="ce12">
            <text:p>7,296<text:s/></text:p>
          </table:table-cell>
          <table:table-cell office:value-type="float" office:value="11.439" table:formula="of:=  IF(SUM([.H10];[.H23])=0;&quot;-&quot;;SUM([.H10];[.H23]))" table:style-name="ce12">
            <text:p>11<text:s/></text:p>
          </table:table-cell>
          <table:table-cell office:value-type="float" office:value="5105736" table:formula="of:=  IF(SUM([.I10];[.I23])=0;&quot;-&quot;;SUM([.I10];[.I23]))" table:style-name="ce12">
            <text:p>5,105,736<text:s/></text:p>
          </table:table-cell>
          <table:table-cell office:value-type="float" office:value="10408.392" table:formula="of:=  IF(SUM([.J10];[.J23])=0;&quot;-&quot;;SUM([.J10];[.J23]))" table:style-name="ce12">
            <text:p>10,408<text:s/></text:p>
          </table:table-cell>
          <table:table-cell office:value-type="float" office:value="6719070" table:formula="of:=  IF(SUM([.K10];[.K23])=0;&quot;-&quot;;SUM([.K10];[.K23]))" table:style-name="ce12">
            <text:p>6,719,070<text:s/></text:p>
          </table:table-cell>
          <table:table-cell office:value-type="float" office:value="27058.573" table:formula="of:=  IF(SUM([.L10];[.L23])=0;&quot;-&quot;;SUM([.L10];[.L23]))" table:style-name="ce12">
            <text:p>27,059<text:s/></text:p>
          </table:table-cell>
          <table:table-cell office:value-type="float" office:value="93005" table:formula="of:=  IF(SUM([.M10];[.M23])=0;&quot;-&quot;;SUM([.M10];[.M23]))" table:style-name="ce12">
            <text:p>93,005<text:s/></text:p>
          </table:table-cell>
          <table:table-cell office:value-type="float" office:value="358.85199999999998" table:formula="of:=  IF(SUM([.N10];[.N23])=0;&quot;-&quot;;SUM([.N10];[.N23]))" table:style-name="ce12">
            <text:p>35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95930" table:formula="of:=  IF(SUM([.C11:.C22])=0;&quot;-&quot;;SUM([.C11:.C22]))" table:style-name="ce12">
            <text:p>195,930<text:s/></text:p>
          </table:table-cell>
          <table:table-cell office:value-type="float" office:value="1507.848" table:formula="of:=  IF(SUM([.D11:.D22])=0;&quot;-&quot;;SUM([.D11:.D22]))" table:style-name="ce12">
            <text:p>1,508<text:s/></text:p>
          </table:table-cell>
          <table:table-cell office:value-type="float" office:value="83927" table:formula="of:=  IF(SUM([.E11:.E22])=0;&quot;-&quot;;SUM([.E11:.E22]))" table:style-name="ce12">
            <text:p>83,927<text:s/></text:p>
          </table:table-cell>
          <table:table-cell office:value-type="float" office:value="114.242" table:formula="of:=  IF(SUM([.F11:.F22])=0;&quot;-&quot;;SUM([.F11:.F22]))" table:style-name="ce12">
            <text:p>114<text:s/></text:p>
          </table:table-cell>
          <table:table-cell office:value-type="float" office:value="7296" table:formula="of:=  IF(SUM([.G11:.G22])=0;&quot;-&quot;;SUM([.G11:.G22]))" table:style-name="ce12">
            <text:p>7,296<text:s/></text:p>
          </table:table-cell>
          <table:table-cell office:value-type="float" office:value="11.439" table:formula="of:=  IF(SUM([.H11:.H22])=0;&quot;-&quot;;SUM([.H11:.H22]))" table:style-name="ce12">
            <text:p>11<text:s/></text:p>
          </table:table-cell>
          <table:table-cell office:value-type="float" office:value="5105736" table:formula="of:=  IF(SUM([.I11:.I22])=0;&quot;-&quot;;SUM([.I11:.I22]))" table:style-name="ce12">
            <text:p>5,105,736<text:s/></text:p>
          </table:table-cell>
          <table:table-cell office:value-type="float" office:value="10408.392" table:formula="of:=  IF(SUM([.J11:.J22])=0;&quot;-&quot;;SUM([.J11:.J22]))" table:style-name="ce12">
            <text:p>10,408<text:s/></text:p>
          </table:table-cell>
          <table:table-cell office:value-type="float" office:value="6719070" table:formula="of:=  IF(SUM([.K11:.K22])=0;&quot;-&quot;;SUM([.K11:.K22]))" table:style-name="ce12">
            <text:p>6,719,070<text:s/></text:p>
          </table:table-cell>
          <table:table-cell office:value-type="float" office:value="27058.573" table:formula="of:=  IF(SUM([.L11:.L22])=0;&quot;-&quot;;SUM([.L11:.L22]))" table:style-name="ce12">
            <text:p>27,059<text:s/></text:p>
          </table:table-cell>
          <table:table-cell office:value-type="float" office:value="93005" table:formula="of:=  IF(SUM([.M11:.M22])=0;&quot;-&quot;;SUM([.M11:.M22]))" table:style-name="ce12">
            <text:p>93,005<text:s/></text:p>
          </table:table-cell>
          <table:table-cell office:value-type="float" office:value="358.85199999999998" table:formula="of:=  IF(SUM([.N11:.N22])=0;&quot;-&quot;;SUM([.N11:.N22]))" table:style-name="ce12">
            <text:p>35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372" table:style-name="ce12">
            <text:p>372<text:s/></text:p>
          </table:table-cell>
          <table:table-cell office:value-type="float" office:value="6.4660000000000002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" table:style-name="ce12">
            <text:p>85<text:s/></text:p>
          </table:table-cell>
          <table:table-cell office:value-type="float" office:value="0.8179999999999999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95558" table:style-name="ce12">
            <text:p>195,558<text:s/></text:p>
          </table:table-cell>
          <table:table-cell office:value-type="float" office:value="1501.3820000000001" table:style-name="ce12">
            <text:p>1,501<text:s/></text:p>
          </table:table-cell>
          <table:table-cell office:value-type="float" office:value="83927" table:style-name="ce12">
            <text:p>83,927<text:s/></text:p>
          </table:table-cell>
          <table:table-cell office:value-type="float" office:value="114.242" table:style-name="ce12">
            <text:p>1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5736" table:style-name="ce12">
            <text:p>5,105,736<text:s/></text:p>
          </table:table-cell>
          <table:table-cell office:value-type="float" office:value="10408.392" table:style-name="ce12">
            <text:p>10,408<text:s/></text:p>
          </table:table-cell>
          <table:table-cell office:value-type="float" office:value="6718985" table:style-name="ce12">
            <text:p>6,718,985<text:s/></text:p>
          </table:table-cell>
          <table:table-cell office:value-type="float" office:value="27057.755000000001" table:style-name="ce12">
            <text:p>27,058<text:s/></text:p>
          </table:table-cell>
          <table:table-cell office:value-type="float" office:value="93005" table:style-name="ce12">
            <text:p>93,005<text:s/></text:p>
          </table:table-cell>
          <table:table-cell office:value-type="float" office:value="358.85199999999998" table:style-name="ce12">
            <text:p>35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96" table:style-name="ce12">
            <text:p>7,296<text:s/></text:p>
          </table:table-cell>
          <table:table-cell office:value-type="float" office:value="11.439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0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吳郭魚</text:p>
          </table:table-cell>
          <table:covered-table-cell/>
          <table:table-cell office:value-type="string" table:number-columns-spanned="2" table:number-rows-spanned="1" table:style-name="ce18">
            <text:p>鯛魚</text:p>
          </table:table-cell>
          <table:covered-table-cell/>
          <table:table-cell office:value-type="string" table:number-columns-spanned="2" table:number-rows-spanned="1" table:style-name="ce18">
            <text:p>鱰魚</text:p>
          </table:table-cell>
          <table:covered-table-cell/>
          <table:table-cell office:value-type="string" table:number-columns-spanned="2" table:number-rows-spanned="1" table:style-name="ce18">
            <text:p>其他魚類</text:p>
          </table:table-cell>
          <table:covered-table-cell/>
          <table:table-cell office:value-type="string" table:number-columns-spanned="2" table:number-rows-spanned="1" table:style-name="ce18">
            <text:p>其他鮪魚</text:p>
          </table:table-cell>
          <table:covered-table-cell/>
          <table:table-cell office:value-type="string" table:number-columns-spanned="2" table:number-rows-spanned="1" table:style-name="ce18">
            <text:p>南方黑鮪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TILAPIA</text:p>
          </table:table-cell>
          <table:covered-table-cell/>
          <table:table-cell office:value-type="string" table:number-columns-spanned="2" table:number-rows-spanned="1" table:style-name="ce32">
            <text:p>Seabream</text:p>
          </table:table-cell>
          <table:covered-table-cell/>
          <table:table-cell office:value-type="string" table:number-columns-spanned="2" table:number-rows-spanned="1" table:style-name="ce32">
            <text:p>DORADO</text:p>
          </table:table-cell>
          <table:covered-table-cell/>
          <table:table-cell office:value-type="string" table:number-columns-spanned="2" table:number-rows-spanned="1" table:style-name="ce32">
            <text:p>OTH. FISH</text:p>
          </table:table-cell>
          <table:covered-table-cell/>
          <table:table-cell office:value-type="string" table:number-columns-spanned="2" table:number-rows-spanned="1" table:style-name="ce32">
            <text:p>OTHER TUNAS</text:p>
          </table:table-cell>
          <table:covered-table-cell/>
          <table:table-cell office:value-type="string" table:number-columns-spanned="2" table:number-rows-spanned="1" table:style-name="ce32">
            <text:p>SOUTHERN BLUEFIN TUN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1259559" table:formula="of:=  IF(SUM([.C10];[.C23])=0;&quot;-&quot;;SUM([.C10];[.C23]))" table:style-name="ce12">
            <text:p>21,259,559<text:s/></text:p>
          </table:table-cell>
          <table:table-cell office:value-type="float" office:value="50707.137000000002" table:formula="of:=  IF(SUM([.D10];[.D23])=0;&quot;-&quot;;SUM([.D10];[.D23]))" table:style-name="ce12">
            <text:p>50,707<text:s/></text:p>
          </table:table-cell>
          <table:table-cell office:value-type="float" office:value="363" table:formula="of:=  IF(SUM([.E10];[.E23])=0;&quot;-&quot;;SUM([.E10];[.E23]))" table:style-name="ce12">
            <text:p>363<text:s/></text:p>
          </table:table-cell>
          <table:table-cell office:value-type="float" office:value="3.9460000000000002" table:formula="of:=  IF(SUM([.F10];[.F23])=0;&quot;-&quot;;SUM([.F10];[.F23]))" table:style-name="ce12">
            <text:p>4<text:s/></text:p>
          </table:table-cell>
          <table:table-cell office:value-type="float" office:value="4869540" table:formula="of:=  IF(SUM([.G10];[.G23])=0;&quot;-&quot;;SUM([.G10];[.G23]))" table:style-name="ce12">
            <text:p>4,869,540<text:s/></text:p>
          </table:table-cell>
          <table:table-cell office:value-type="float" office:value="46064.578000000001" table:formula="of:=  IF(SUM([.H10];[.H23])=0;&quot;-&quot;;SUM([.H10];[.H23]))" table:style-name="ce12">
            <text:p>46,065<text:s/></text:p>
          </table:table-cell>
          <table:table-cell office:value-type="float" office:value="24925767" table:formula="of:=  IF(SUM([.I10];[.I23])=0;&quot;-&quot;;SUM([.I10];[.I23]))" table:style-name="ce12">
            <text:p>24,925,767<text:s/></text:p>
          </table:table-cell>
          <table:table-cell office:value-type="float" office:value="68686.983999999997" table:formula="of:=  IF(SUM([.J10];[.J23])=0;&quot;-&quot;;SUM([.J10];[.J23]))" table:style-name="ce12">
            <text:p>68,687<text:s/></text:p>
          </table:table-cell>
          <table:table-cell office:value-type="float" office:value="1351032" table:formula="of:=  IF(SUM([.K10];[.K23])=0;&quot;-&quot;;SUM([.K10];[.K23]))" table:style-name="ce12">
            <text:p>1,351,032<text:s/></text:p>
          </table:table-cell>
          <table:table-cell office:value-type="float" office:value="10173.471" table:formula="of:=  IF(SUM([.L10];[.L23])=0;&quot;-&quot;;SUM([.L10];[.L23]))" table:style-name="ce12">
            <text:p>10,173<text:s/></text:p>
          </table:table-cell>
          <table:table-cell office:value-type="float" office:value="647526" table:formula="of:=  IF(SUM([.M10];[.M23])=0;&quot;-&quot;;SUM([.M10];[.M23]))" table:style-name="ce12">
            <text:p>647,526<text:s/></text:p>
          </table:table-cell>
          <table:table-cell office:value-type="float" office:value="4652.5379999999996" table:formula="of:=  IF(SUM([.N10];[.N23])=0;&quot;-&quot;;SUM([.N10];[.N23]))" table:style-name="ce12">
            <text:p>4,6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21259559" table:formula="of:=  IF(SUM([.C11:.C22])=0;&quot;-&quot;;SUM([.C11:.C22]))" table:style-name="ce12">
            <text:p>21,259,559<text:s/></text:p>
          </table:table-cell>
          <table:table-cell office:value-type="float" office:value="50707.137000000002" table:formula="of:=  IF(SUM([.D11:.D22])=0;&quot;-&quot;;SUM([.D11:.D22]))" table:style-name="ce12">
            <text:p>50,707<text:s/></text:p>
          </table:table-cell>
          <table:table-cell office:value-type="float" office:value="363" table:formula="of:=  IF(SUM([.E11:.E22])=0;&quot;-&quot;;SUM([.E11:.E22]))" table:style-name="ce12">
            <text:p>363<text:s/></text:p>
          </table:table-cell>
          <table:table-cell office:value-type="float" office:value="3.9460000000000002" table:formula="of:=  IF(SUM([.F11:.F22])=0;&quot;-&quot;;SUM([.F11:.F22]))" table:style-name="ce12">
            <text:p>4<text:s/></text:p>
          </table:table-cell>
          <table:table-cell office:value-type="float" office:value="4869540" table:formula="of:=  IF(SUM([.G11:.G22])=0;&quot;-&quot;;SUM([.G11:.G22]))" table:style-name="ce12">
            <text:p>4,869,540<text:s/></text:p>
          </table:table-cell>
          <table:table-cell office:value-type="float" office:value="46064.578000000001" table:formula="of:=  IF(SUM([.H11:.H22])=0;&quot;-&quot;;SUM([.H11:.H22]))" table:style-name="ce12">
            <text:p>46,065<text:s/></text:p>
          </table:table-cell>
          <table:table-cell office:value-type="float" office:value="24848671" table:formula="of:=  IF(SUM([.I11:.I22])=0;&quot;-&quot;;SUM([.I11:.I22]))" table:style-name="ce12">
            <text:p>24,848,671<text:s/></text:p>
          </table:table-cell>
          <table:table-cell office:value-type="float" office:value="68485.206999999995" table:formula="of:=  IF(SUM([.J11:.J22])=0;&quot;-&quot;;SUM([.J11:.J22]))" table:style-name="ce12">
            <text:p>68,485<text:s/></text:p>
          </table:table-cell>
          <table:table-cell office:value-type="float" office:value="1351032" table:formula="of:=  IF(SUM([.K11:.K22])=0;&quot;-&quot;;SUM([.K11:.K22]))" table:style-name="ce12">
            <text:p>1,351,032<text:s/></text:p>
          </table:table-cell>
          <table:table-cell office:value-type="float" office:value="10173.471" table:formula="of:=  IF(SUM([.L11:.L22])=0;&quot;-&quot;;SUM([.L11:.L22]))" table:style-name="ce12">
            <text:p>10,173<text:s/></text:p>
          </table:table-cell>
          <table:table-cell office:value-type="float" office:value="647526" table:formula="of:=  IF(SUM([.M11:.M22])=0;&quot;-&quot;;SUM([.M11:.M22]))" table:style-name="ce12">
            <text:p>647,526<text:s/></text:p>
          </table:table-cell>
          <table:table-cell office:value-type="float" office:value="4652.5379999999996" table:formula="of:=  IF(SUM([.N11:.N22])=0;&quot;-&quot;;SUM([.N11:.N22]))" table:style-name="ce12">
            <text:p>4,6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73" table:style-name="ce12">
            <text:p>2,873<text:s/></text:p>
          </table:table-cell>
          <table:table-cell office:value-type="float" office:value="274.82400000000001" table:style-name="ce12">
            <text:p>2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280" table:style-name="ce12">
            <text:p>2,280<text:s/></text:p>
          </table:table-cell>
          <table:table-cell office:value-type="float" office:value="16.64" table:style-name="ce12">
            <text:p>17<text:s/></text:p>
          </table:table-cell>
          <table:table-cell office:value-type="float" office:value="363" table:style-name="ce12">
            <text:p>363<text:s/></text:p>
          </table:table-cell>
          <table:table-cell office:value-type="float" office:value="3.9460000000000002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59465" table:style-name="ce12">
            <text:p>3,659,465<text:s/></text:p>
          </table:table-cell>
          <table:table-cell office:value-type="float" office:value="5117.5469999999996" table:style-name="ce12">
            <text:p>5,1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1257279" table:style-name="ce12">
            <text:p>21,257,279<text:s/></text:p>
          </table:table-cell>
          <table:table-cell office:value-type="float" office:value="50690.497000000003" table:style-name="ce12">
            <text:p>50,6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69540" table:style-name="ce12">
            <text:p>4,869,540<text:s/></text:p>
          </table:table-cell>
          <table:table-cell office:value-type="float" office:value="46064.578000000001" table:style-name="ce12">
            <text:p>46,065<text:s/></text:p>
          </table:table-cell>
          <table:table-cell office:value-type="float" office:value="19529991" table:style-name="ce12">
            <text:p>19,529,991<text:s/></text:p>
          </table:table-cell>
          <table:table-cell office:value-type="float" office:value="53117.055" table:style-name="ce12">
            <text:p>53,117<text:s/></text:p>
          </table:table-cell>
          <table:table-cell office:value-type="float" office:value="1311955" table:style-name="ce12">
            <text:p>1,311,955<text:s/></text:p>
          </table:table-cell>
          <table:table-cell office:value-type="float" office:value="10010.425999999999" table:style-name="ce12">
            <text:p>10,010<text:s/></text:p>
          </table:table-cell>
          <table:table-cell office:value-type="float" office:value="647526" table:style-name="ce12">
            <text:p>647,526<text:s/></text:p>
          </table:table-cell>
          <table:table-cell office:value-type="float" office:value="4652.5379999999996" table:style-name="ce12">
            <text:p>4,6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387" table:style-name="ce12">
            <text:p>61,387<text:s/></text:p>
          </table:table-cell>
          <table:table-cell office:value-type="float" office:value="674.42" table:style-name="ce12">
            <text:p>6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28" table:style-name="ce12">
            <text:p>7,228<text:s/></text:p>
          </table:table-cell>
          <table:table-cell office:value-type="float" office:value="71.391000000000005" table:style-name="ce12">
            <text:p>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953" table:style-name="ce12">
            <text:p>29,953<text:s/></text:p>
          </table:table-cell>
          <table:table-cell office:value-type="float" office:value="261.17700000000002" table:style-name="ce12">
            <text:p>2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1689" table:style-name="ce12">
            <text:p>1,011,689<text:s/></text:p>
          </table:table-cell>
          <table:table-cell office:value-type="float" office:value="7418.3289999999997" table:style-name="ce12">
            <text:p>7,418<text:s/></text:p>
          </table:table-cell>
          <table:table-cell office:value-type="float" office:value="529" table:style-name="ce12">
            <text:p>529<text:s/></text:p>
          </table:table-cell>
          <table:table-cell office:value-type="float" office:value="3.51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9144" table:style-name="ce12">
            <text:p>179,144<text:s/></text:p>
          </table:table-cell>
          <table:table-cell office:value-type="float" office:value="1384.701" table:style-name="ce12">
            <text:p>1,385<text:s/></text:p>
          </table:table-cell>
          <table:table-cell office:value-type="float" office:value="38548" table:style-name="ce12">
            <text:p>38,548<text:s/></text:p>
          </table:table-cell>
          <table:table-cell office:value-type="float" office:value="159.535" table:style-name="ce12">
            <text:p>1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82" table:style-name="ce12">
            <text:p>13,082<text:s/></text:p>
          </table:table-cell>
          <table:table-cell office:value-type="float" office:value="76.308999999999997" table:style-name="ce12">
            <text:p>7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3859" table:style-name="ce12">
            <text:p>353,859<text:s/></text:p>
          </table:table-cell>
          <table:table-cell office:value-type="float" office:value="89.453999999999994" table:style-name="ce12">
            <text:p>8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77096" table:formula="of:=  IF(SUM([.I24:.I29])=0;&quot;-&quot;;SUM([.I24:.I29]))" table:style-name="ce12">
            <text:p>77,096<text:s/></text:p>
          </table:table-cell>
          <table:table-cell office:value-type="float" office:value="201.77700000000002" table:formula="of:=  IF(SUM([.J24:.J29])=0;&quot;-&quot;;SUM([.J24:.J29]))" table:style-name="ce12">
            <text:p>202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" table:style-name="ce12">
            <text:p>40<text:s/></text:p>
          </table:table-cell>
          <table:table-cell office:value-type="float" office:value="0.96099999999999997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569" table:style-name="ce12">
            <text:p>11,569<text:s/></text:p>
          </table:table-cell>
          <table:table-cell office:value-type="float" office:value="145.81899999999999" table:style-name="ce12">
            <text:p>1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27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5487" table:style-name="ce13">
            <text:p>65,487<text:s/></text:p>
          </table:table-cell>
          <table:table-cell office:value-type="float" office:value="54.87" table:style-name="ce13">
            <text:p>55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黃鰭鮪</text:p>
          </table:table-cell>
          <table:covered-table-cell/>
          <table:table-cell office:value-type="string" table:number-columns-spanned="2" table:number-rows-spanned="1" table:style-name="ce18">
            <text:p>長鰭鮪</text:p>
          </table:table-cell>
          <table:covered-table-cell/>
          <table:table-cell office:value-type="string" table:number-columns-spanned="2" table:number-rows-spanned="1" table:style-name="ce18">
            <text:p>大目鮪</text:p>
          </table:table-cell>
          <table:covered-table-cell/>
          <table:table-cell office:value-type="string" table:number-columns-spanned="2" table:number-rows-spanned="1" table:style-name="ce18">
            <text:p>牡蠣</text:p>
          </table:table-cell>
          <table:covered-table-cell/>
          <table:table-cell office:value-type="string" table:number-columns-spanned="2" table:number-rows-spanned="1" table:style-name="ce18">
            <text:p>海扇貝</text:p>
          </table:table-cell>
          <table:covered-table-cell/>
          <table:table-cell office:value-type="string" table:number-columns-spanned="2" table:number-rows-spanned="1" table:style-name="ce18">
            <text:p>貽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YELLOWFIN TUNAS</text:p>
          </table:table-cell>
          <table:covered-table-cell/>
          <table:table-cell office:value-type="string" table:number-columns-spanned="2" table:number-rows-spanned="1" table:style-name="ce32">
            <text:p>LONGFINNED TUNAS</text:p>
          </table:table-cell>
          <table:covered-table-cell/>
          <table:table-cell office:value-type="string" table:number-columns-spanned="2" table:number-rows-spanned="1" table:style-name="ce32">
            <text:p>BIGEYE TUNA</text:p>
          </table:table-cell>
          <table:covered-table-cell/>
          <table:table-cell office:value-type="string" table:number-columns-spanned="2" table:number-rows-spanned="1" table:style-name="ce32">
            <text:p>OYSTER</text:p>
          </table:table-cell>
          <table:covered-table-cell/>
          <table:table-cell office:value-type="string" table:number-columns-spanned="2" table:number-rows-spanned="1" table:style-name="ce32">
            <text:p>SCALLOP (COMPOY)</text:p>
          </table:table-cell>
          <table:covered-table-cell/>
          <table:table-cell office:value-type="string" table:number-columns-spanned="2" table:number-rows-spanned="1" table:style-name="ce32">
            <text:p>MUSS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9421299" table:formula="of:=  IF(SUM([.C10];[.C23])=0;&quot;-&quot;;SUM([.C10];[.C23]))" table:style-name="ce12">
            <text:p>69,421,299<text:s/></text:p>
          </table:table-cell>
          <table:table-cell office:value-type="float" office:value="199639.84700000001" table:formula="of:=  IF(SUM([.D10];[.D23])=0;&quot;-&quot;;SUM([.D10];[.D23]))" table:style-name="ce12">
            <text:p>199,640<text:s/></text:p>
          </table:table-cell>
          <table:table-cell office:value-type="float" office:value="52048517" table:formula="of:=  IF(SUM([.E10];[.E23])=0;&quot;-&quot;;SUM([.E10];[.E23]))" table:style-name="ce12">
            <text:p>52,048,517<text:s/></text:p>
          </table:table-cell>
          <table:table-cell office:value-type="float" office:value="131951.69399999999" table:formula="of:=  IF(SUM([.F10];[.F23])=0;&quot;-&quot;;SUM([.F10];[.F23]))" table:style-name="ce12">
            <text:p>131,952<text:s/></text:p>
          </table:table-cell>
          <table:table-cell office:value-type="float" office:value="45824195" table:formula="of:=  IF(SUM([.G10];[.G23])=0;&quot;-&quot;;SUM([.G10];[.G23]))" table:style-name="ce12">
            <text:p>45,824,195<text:s/></text:p>
          </table:table-cell>
          <table:table-cell office:value-type="float" office:value="303139.29599999997" table:formula="of:=  IF(SUM([.H10];[.H23])=0;&quot;-&quot;;SUM([.H10];[.H23]))" table:style-name="ce12">
            <text:p>303,139<text:s/></text:p>
          </table:table-cell>
          <table:table-cell office:value-type="float" office:value="1155" table:formula="of:=  IF(SUM([.I10];[.I23])=0;&quot;-&quot;;SUM([.I10];[.I23]))" table:style-name="ce12">
            <text:p>1,155<text:s/></text:p>
          </table:table-cell>
          <table:table-cell office:value-type="float" office:value="12.123999999999999" table:formula="of:=  IF(SUM([.J10];[.J23])=0;&quot;-&quot;;SUM([.J10];[.J23]))" table:style-name="ce12">
            <text:p>12<text:s/></text:p>
          </table:table-cell>
          <table:table-cell office:value-type="float" office:value="17721" table:formula="of:=  IF(SUM([.K10];[.K23])=0;&quot;-&quot;;SUM([.K10];[.K23]))" table:style-name="ce12">
            <text:p>17,721<text:s/></text:p>
          </table:table-cell>
          <table:table-cell office:value-type="float" office:value="108.64399999999999" table:formula="of:=  IF(SUM([.L10];[.L23])=0;&quot;-&quot;;SUM([.L10];[.L23]))" table:style-name="ce12">
            <text:p>109<text:s/></text:p>
          </table:table-cell>
          <table:table-cell office:value-type="float" office:value="210" table:formula="of:=  IF(SUM([.M10];[.M23])=0;&quot;-&quot;;SUM([.M10];[.M23]))" table:style-name="ce12">
            <text:p>210<text:s/></text:p>
          </table:table-cell>
          <table:table-cell office:value-type="float" office:value="1.544" table:formula="of:=  IF(SUM([.N10];[.N23])=0;&quot;-&quot;;SUM([.N10];[.N23]))" table:style-name="ce12">
            <text:p>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69421299" table:formula="of:=  IF(SUM([.C11:.C22])=0;&quot;-&quot;;SUM([.C11:.C22]))" table:style-name="ce12">
            <text:p>69,421,299<text:s/></text:p>
          </table:table-cell>
          <table:table-cell office:value-type="float" office:value="199639.84700000001" table:formula="of:=  IF(SUM([.D11:.D22])=0;&quot;-&quot;;SUM([.D11:.D22]))" table:style-name="ce12">
            <text:p>199,640<text:s/></text:p>
          </table:table-cell>
          <table:table-cell office:value-type="float" office:value="52048517" table:formula="of:=  IF(SUM([.E11:.E22])=0;&quot;-&quot;;SUM([.E11:.E22]))" table:style-name="ce12">
            <text:p>52,048,517<text:s/></text:p>
          </table:table-cell>
          <table:table-cell office:value-type="float" office:value="131951.69399999999" table:formula="of:=  IF(SUM([.F11:.F22])=0;&quot;-&quot;;SUM([.F11:.F22]))" table:style-name="ce12">
            <text:p>131,952<text:s/></text:p>
          </table:table-cell>
          <table:table-cell office:value-type="float" office:value="45824195" table:formula="of:=  IF(SUM([.G11:.G22])=0;&quot;-&quot;;SUM([.G11:.G22]))" table:style-name="ce12">
            <text:p>45,824,195<text:s/></text:p>
          </table:table-cell>
          <table:table-cell office:value-type="float" office:value="303139.29599999997" table:formula="of:=  IF(SUM([.H11:.H22])=0;&quot;-&quot;;SUM([.H11:.H22]))" table:style-name="ce12">
            <text:p>303,139<text:s/></text:p>
          </table:table-cell>
          <table:table-cell office:value-type="float" office:value="179" table:formula="of:=  IF(SUM([.I11:.I22])=0;&quot;-&quot;;SUM([.I11:.I22]))" table:style-name="ce12">
            <text:p>179<text:s/></text:p>
          </table:table-cell>
          <table:table-cell office:value-type="float" office:value="2.2869999999999999" table:formula="of:=  IF(SUM([.J11:.J22])=0;&quot;-&quot;;SUM([.J11:.J22]))" table:style-name="ce12">
            <text:p>2<text:s/></text:p>
          </table:table-cell>
          <table:table-cell office:value-type="float" office:value="17721" table:formula="of:=  IF(SUM([.K11:.K22])=0;&quot;-&quot;;SUM([.K11:.K22]))" table:style-name="ce12">
            <text:p>17,721<text:s/></text:p>
          </table:table-cell>
          <table:table-cell office:value-type="float" office:value="108.64399999999999" table:formula="of:=  IF(SUM([.L11:.L22])=0;&quot;-&quot;;SUM([.L11:.L22]))" table:style-name="ce12">
            <text:p>109<text:s/></text:p>
          </table:table-cell>
          <table:table-cell office:value-type="float" office:value="210" table:formula="of:=  IF(SUM([.M11:.M22])=0;&quot;-&quot;;SUM([.M11:.M22]))" table:style-name="ce12">
            <text:p>210<text:s/></text:p>
          </table:table-cell>
          <table:table-cell office:value-type="float" office:value="1.544" table:formula="of:=  IF(SUM([.N11:.N22])=0;&quot;-&quot;;SUM([.N11:.N22]))" table:style-name="ce12">
            <text:p>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" table:style-name="ce12">
            <text:p>50<text:s/></text:p>
          </table:table-cell>
          <table:table-cell office:value-type="float" office:value="0.40600000000000003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7918015" table:style-name="ce12">
            <text:p>7,918,015<text:s/></text:p>
          </table:table-cell>
          <table:table-cell office:value-type="float" office:value="66974.801999999996" table:style-name="ce12">
            <text:p>66,9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28380" table:style-name="ce12">
            <text:p>7,628,380<text:s/></text:p>
          </table:table-cell>
          <table:table-cell office:value-type="float" office:value="68607.48" table:style-name="ce12">
            <text:p>68,60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4.0709999999999997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61503284" table:style-name="ce12">
            <text:p>61,503,284<text:s/></text:p>
          </table:table-cell>
          <table:table-cell office:value-type="float" office:value="132665.04500000001" table:style-name="ce12">
            <text:p>132,665<text:s/></text:p>
          </table:table-cell>
          <table:table-cell office:value-type="float" office:value="52048517" table:style-name="ce12">
            <text:p>52,048,517<text:s/></text:p>
          </table:table-cell>
          <table:table-cell office:value-type="float" office:value="131951.69399999999" table:style-name="ce12">
            <text:p>131,952<text:s/></text:p>
          </table:table-cell>
          <table:table-cell office:value-type="float" office:value="38195815" table:style-name="ce12">
            <text:p>38,195,815<text:s/></text:p>
          </table:table-cell>
          <table:table-cell office:value-type="float" office:value="234531.81599999999" table:style-name="ce12">
            <text:p>234,532<text:s/></text:p>
          </table:table-cell>
          <table:table-cell office:value-type="float" office:value="141" table:style-name="ce12">
            <text:p>141<text:s/></text:p>
          </table:table-cell>
          <table:table-cell office:value-type="float" office:value="1.7230000000000001" table:style-name="ce12">
            <text:p>2<text:s/></text:p>
          </table:table-cell>
          <table:table-cell office:value-type="float" office:value="5846" table:style-name="ce12">
            <text:p>5,846<text:s/></text:p>
          </table:table-cell>
          <table:table-cell office:value-type="float" office:value="33.4" table:style-name="ce12">
            <text:p>33<text:s/></text:p>
          </table:table-cell>
          <table:table-cell office:value-type="float" office:value="160" table:style-name="ce12">
            <text:p>160<text:s/></text:p>
          </table:table-cell>
          <table:table-cell office:value-type="float" office:value="1.1379999999999999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1.11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" table:style-name="ce12">
            <text:p>38<text:s/></text:p>
          </table:table-cell>
          <table:table-cell office:value-type="float" office:value="0.56399999999999995" table:style-name="ce12">
            <text:p>1<text:s/></text:p>
          </table:table-cell>
          <table:table-cell office:value-type="float" office:value="11743" table:style-name="ce12">
            <text:p>11,743<text:s/></text:p>
          </table:table-cell>
          <table:table-cell office:value-type="float" office:value="69.808000000000007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text:s/></text:p>
          </table:table-cell>
          <table:table-cell office:value-type="float" office:value="0.246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976" table:formula="of:=  IF(SUM([.I24:.I29])=0;&quot;-&quot;;SUM([.I24:.I29]))" table:style-name="ce12">
            <text:p>976<text:s/></text:p>
          </table:table-cell>
          <table:table-cell office:value-type="float" office:value="9.8369999999999997" table:formula="of:=  IF(SUM([.J24:.J29])=0;&quot;-&quot;;SUM([.J24:.J29]))" table:style-name="ce12">
            <text:p>10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6" table:style-name="ce12">
            <text:p>976<text:s/></text:p>
          </table:table-cell>
          <table:table-cell office:value-type="float" office:value="9.8369999999999997" table:style-name="ce12">
            <text:p>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2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鮑魚</text:p>
          </table:table-cell>
          <table:covered-table-cell/>
          <table:table-cell office:value-type="string" table:number-columns-spanned="2" table:number-rows-spanned="1" table:style-name="ce18">
            <text:p>南美貝</text:p>
          </table:table-cell>
          <table:covered-table-cell/>
          <table:table-cell office:value-type="string" table:number-columns-spanned="2" table:number-rows-spanned="1" table:style-name="ce18">
            <text:p>九孔</text:p>
          </table:table-cell>
          <table:covered-table-cell/>
          <table:table-cell office:value-type="string" table:number-columns-spanned="2" table:number-rows-spanned="1" table:style-name="ce18">
            <text:p>蚶子</text:p>
          </table:table-cell>
          <table:covered-table-cell/>
          <table:table-cell office:value-type="string" table:number-columns-spanned="2" table:number-rows-spanned="1" table:style-name="ce18">
            <text:p>蛤蜊</text:p>
          </table:table-cell>
          <table:covered-table-cell/>
          <table:table-cell office:value-type="string" table:number-columns-spanned="2" table:number-rows-spanned="1" table:style-name="ce18">
            <text:p>干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ABALONE</text:p>
          </table:table-cell>
          <table:covered-table-cell/>
          <table:table-cell office:value-type="string" table:number-columns-spanned="2" table:number-rows-spanned="1" table:style-name="ce32">
            <text:p>LOCOS</text:p>
          </table:table-cell>
          <table:covered-table-cell/>
          <table:table-cell office:value-type="string" table:number-columns-spanned="2" table:number-rows-spanned="1" table:style-name="ce32">
            <text:p>SMALL ABALONE</text:p>
          </table:table-cell>
          <table:covered-table-cell/>
          <table:table-cell office:value-type="string" table:number-columns-spanned="2" table:number-rows-spanned="1" table:style-name="ce32">
            <text:p>COCKLE</text:p>
          </table:table-cell>
          <table:covered-table-cell/>
          <table:table-cell office:value-type="string" table:number-columns-spanned="2" table:number-rows-spanned="1" table:style-name="ce32">
            <text:p>CLAM</text:p>
          </table:table-cell>
          <table:covered-table-cell/>
          <table:table-cell office:value-type="string" table:number-columns-spanned="2" table:number-rows-spanned="1" table:style-name="ce32">
            <text:p>SCALIOP (COMPOY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490" table:formula="of:=  IF(SUM([.C10];[.C23])=0;&quot;-&quot;;SUM([.C10];[.C23]))" table:style-name="ce12">
            <text:p>678,490<text:s/></text:p>
          </table:table-cell>
          <table:table-cell office:value-type="float" office:value="11907.2" table:formula="of:=  IF(SUM([.D10];[.D23])=0;&quot;-&quot;;SUM([.D10];[.D23]))" table:style-name="ce12">
            <text:p>11,907<text:s/></text:p>
          </table:table-cell>
          <table:table-cell office:value-type="float" office:value="165" table:formula="of:=  IF(SUM([.E10];[.E23])=0;&quot;-&quot;;SUM([.E10];[.E23]))" table:style-name="ce12">
            <text:p>165<text:s/></text:p>
          </table:table-cell>
          <table:table-cell office:value-type="float" office:value="4.7200000000000006" table:formula="of:=  IF(SUM([.F10];[.F23])=0;&quot;-&quot;;SUM([.F10];[.F23]))" table:style-name="ce12">
            <text:p>5<text:s/></text:p>
          </table:table-cell>
          <table:table-cell office:value-type="float" office:value="76313" table:formula="of:=  IF(SUM([.G10];[.G23])=0;&quot;-&quot;;SUM([.G10];[.G23]))" table:style-name="ce12">
            <text:p>76,313<text:s/></text:p>
          </table:table-cell>
          <table:table-cell office:value-type="float" office:value="1104.348" table:formula="of:=  IF(SUM([.H10];[.H23])=0;&quot;-&quot;;SUM([.H10];[.H23]))" table:style-name="ce12">
            <text:p>1,104<text:s/></text:p>
          </table:table-cell>
          <table:table-cell office:value-type="float" office:value="900" table:formula="of:=  IF(SUM([.I10];[.I23])=0;&quot;-&quot;;SUM([.I10];[.I23]))" table:style-name="ce12">
            <text:p>900<text:s/></text:p>
          </table:table-cell>
          <table:table-cell office:value-type="float" office:value="4.7930000000000001" table:formula="of:=  IF(SUM([.J10];[.J23])=0;&quot;-&quot;;SUM([.J10];[.J23]))" table:style-name="ce12">
            <text:p>5<text:s/></text:p>
          </table:table-cell>
          <table:table-cell office:value-type="float" office:value="458324" table:formula="of:=  IF(SUM([.K10];[.K23])=0;&quot;-&quot;;SUM([.K10];[.K23]))" table:style-name="ce12">
            <text:p>458,324<text:s/></text:p>
          </table:table-cell>
          <table:table-cell office:value-type="float" office:value="1483.451" table:formula="of:=  IF(SUM([.L10];[.L23])=0;&quot;-&quot;;SUM([.L10];[.L23]))" table:style-name="ce12">
            <text:p>1,483<text:s/></text:p>
          </table:table-cell>
          <table:table-cell office:value-type="float" office:value="9280" table:formula="of:=  IF(SUM([.M10];[.M23])=0;&quot;-&quot;;SUM([.M10];[.M23]))" table:style-name="ce12">
            <text:p>9,280<text:s/></text:p>
          </table:table-cell>
          <table:table-cell office:value-type="float" office:value="56.192999999999998" table:formula="of:=  IF(SUM([.N10];[.N23])=0;&quot;-&quot;;SUM([.N10];[.N23]))" table:style-name="ce12">
            <text:p>5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678476" table:formula="of:=  IF(SUM([.C11:.C22])=0;&quot;-&quot;;SUM([.C11:.C22]))" table:style-name="ce12">
            <text:p>678,476<text:s/></text:p>
          </table:table-cell>
          <table:table-cell office:value-type="float" office:value="11906.477000000001" table:formula="of:=  IF(SUM([.D11:.D22])=0;&quot;-&quot;;SUM([.D11:.D22]))" table:style-name="ce12">
            <text:p>11,906<text:s/></text:p>
          </table:table-cell>
          <table:table-cell office:value-type="float" office:value="165" table:formula="of:=  IF(SUM([.E11:.E22])=0;&quot;-&quot;;SUM([.E11:.E22]))" table:style-name="ce12">
            <text:p>165<text:s/></text:p>
          </table:table-cell>
          <table:table-cell office:value-type="float" office:value="4.7200000000000006" table:formula="of:=  IF(SUM([.F11:.F22])=0;&quot;-&quot;;SUM([.F11:.F22]))" table:style-name="ce12">
            <text:p>5<text:s/></text:p>
          </table:table-cell>
          <table:table-cell office:value-type="float" office:value="76313" table:formula="of:=  IF(SUM([.G11:.G22])=0;&quot;-&quot;;SUM([.G11:.G22]))" table:style-name="ce12">
            <text:p>76,313<text:s/></text:p>
          </table:table-cell>
          <table:table-cell office:value-type="float" office:value="1104.348" table:formula="of:=  IF(SUM([.H11:.H22])=0;&quot;-&quot;;SUM([.H11:.H22]))" table:style-name="ce12">
            <text:p>1,104<text:s/></text:p>
          </table:table-cell>
          <table:table-cell office:value-type="float" office:value="900" table:formula="of:=  IF(SUM([.I11:.I22])=0;&quot;-&quot;;SUM([.I11:.I22]))" table:style-name="ce12">
            <text:p>900<text:s/></text:p>
          </table:table-cell>
          <table:table-cell office:value-type="float" office:value="4.7930000000000001" table:formula="of:=  IF(SUM([.J11:.J22])=0;&quot;-&quot;;SUM([.J11:.J22]))" table:style-name="ce12">
            <text:p>5<text:s/></text:p>
          </table:table-cell>
          <table:table-cell office:value-type="float" office:value="458324" table:formula="of:=  IF(SUM([.K11:.K22])=0;&quot;-&quot;;SUM([.K11:.K22]))" table:style-name="ce12">
            <text:p>458,324<text:s/></text:p>
          </table:table-cell>
          <table:table-cell office:value-type="float" office:value="1483.451" table:formula="of:=  IF(SUM([.L11:.L22])=0;&quot;-&quot;;SUM([.L11:.L22]))" table:style-name="ce12">
            <text:p>1,483<text:s/></text:p>
          </table:table-cell>
          <table:table-cell office:value-type="float" office:value="9280" table:formula="of:=  IF(SUM([.M11:.M22])=0;&quot;-&quot;;SUM([.M11:.M22]))" table:style-name="ce12">
            <text:p>9,280<text:s/></text:p>
          </table:table-cell>
          <table:table-cell office:value-type="float" office:value="56.192999999999998" table:formula="of:=  IF(SUM([.N11:.N22])=0;&quot;-&quot;;SUM([.N11:.N22]))" table:style-name="ce12">
            <text:p>5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496" table:style-name="ce12">
            <text:p>62,496<text:s/></text:p>
          </table:table-cell>
          <table:table-cell office:value-type="float" office:value="816.01700000000005" table:style-name="ce12">
            <text:p>8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9608" table:style-name="ce12">
            <text:p>439,608<text:s/></text:p>
          </table:table-cell>
          <table:table-cell office:value-type="float" office:value="1432.944" table:style-name="ce12">
            <text:p>1,4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687" table:style-name="ce12">
            <text:p>1,687<text:s/></text:p>
          </table:table-cell>
          <table:table-cell office:value-type="float" office:value="24.588000000000001" table:style-name="ce12">
            <text:p>25<text:s/></text:p>
          </table:table-cell>
          <table:table-cell office:value-type="float" office:value="120" table:style-name="ce12">
            <text:p>120<text:s/></text:p>
          </table:table-cell>
          <table:table-cell office:value-type="float" office:value="4.5910000000000002" table:style-name="ce12">
            <text:p>5<text:s/></text:p>
          </table:table-cell>
          <table:table-cell office:value-type="float" office:value="225" table:style-name="ce12">
            <text:p>225<text:s/></text:p>
          </table:table-cell>
          <table:table-cell office:value-type="float" office:value="3.412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8219" table:style-name="ce12">
            <text:p>8,219<text:s/></text:p>
          </table:table-cell>
          <table:table-cell office:value-type="float" office:value="213.31100000000001" table:style-name="ce12">
            <text:p>2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92" table:style-name="ce12">
            <text:p>13,592<text:s/></text:p>
          </table:table-cell>
          <table:table-cell office:value-type="float" office:value="284.91800000000001" table:style-name="ce12">
            <text:p>2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64" table:style-name="ce12">
            <text:p>1,064<text:s/></text:p>
          </table:table-cell>
          <table:table-cell office:value-type="float" office:value="3.8359999999999999" table:style-name="ce12">
            <text:p>4<text:s/></text:p>
          </table:table-cell>
          <table:table-cell office:value-type="float" office:value="6044" table:style-name="ce12">
            <text:p>6,044<text:s/></text:p>
          </table:table-cell>
          <table:table-cell office:value-type="float" office:value="23.491" table:style-name="ce12">
            <text:p>2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88840" table:style-name="ce12">
            <text:p>88,840<text:s/></text:p>
          </table:table-cell>
          <table:table-cell office:value-type="float" office:value="631.18499999999995" table:style-name="ce12">
            <text:p>631<text:s/></text:p>
          </table:table-cell>
          <table:table-cell office:value-type="float" office:value="45" table:style-name="ce12">
            <text:p>45<text:s/></text:p>
          </table:table-cell>
          <table:table-cell office:value-type="float" office:value="0.12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0" table:style-name="ce12">
            <text:p>900<text:s/></text:p>
          </table:table-cell>
          <table:table-cell office:value-type="float" office:value="4.7930000000000001" table:style-name="ce12">
            <text:p>5<text:s/></text:p>
          </table:table-cell>
          <table:table-cell office:value-type="float" office:value="17652" table:style-name="ce12">
            <text:p>17,652<text:s/></text:p>
          </table:table-cell>
          <table:table-cell office:value-type="float" office:value="46.670999999999999" table:style-name="ce12">
            <text:p>47<text:s/></text:p>
          </table:table-cell>
          <table:table-cell office:value-type="float" office:value="369" table:style-name="ce12">
            <text:p>369<text:s/></text:p>
          </table:table-cell>
          <table:table-cell office:value-type="float" office:value="10.057" table:style-name="ce12">
            <text:p>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579730" table:style-name="ce12">
            <text:p>579,730<text:s/></text:p>
          </table:table-cell>
          <table:table-cell office:value-type="float" office:value="11037.393" table:style-name="ce12">
            <text:p>11,0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67" table:style-name="ce12">
            <text:p>2,867<text:s/></text:p>
          </table:table-cell>
          <table:table-cell office:value-type="float" office:value="22.645" table:style-name="ce12">
            <text:p>2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14" table:formula="of:=  IF(SUM([.C24:.C29])=0;&quot;-&quot;;SUM([.C24:.C29]))" table:style-name="ce12">
            <text:p>14<text:s/></text:p>
          </table:table-cell>
          <table:table-cell office:value-type="float" office:value="0.72299999999999998" table:formula="of:=  IF(SUM([.D24:.D29])=0;&quot;-&quot;;SUM([.D24:.D29]))" table:style-name="ce12">
            <text:p>1<text:s/>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14" table:style-name="ce12">
            <text:p>14<text:s/></text:p>
          </table:table-cell>
          <table:table-cell office:value-type="float" office:value="0.72299999999999998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3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墨魚</text:p>
          </table:table-cell>
          <table:covered-table-cell/>
          <table:table-cell office:value-type="string" table:number-columns-spanned="2" table:number-rows-spanned="1" table:style-name="ce18">
            <text:p>魷魚</text:p>
          </table:table-cell>
          <table:covered-table-cell/>
          <table:table-cell office:value-type="string" table:number-columns-spanned="2" table:number-rows-spanned="1" table:style-name="ce18">
            <text:p>鎖管</text:p>
          </table:table-cell>
          <table:covered-table-cell/>
          <table:table-cell office:value-type="string" table:number-columns-spanned="2" table:number-rows-spanned="1" table:style-name="ce18">
            <text:p>章魚</text:p>
          </table:table-cell>
          <table:covered-table-cell/>
          <table:table-cell office:value-type="string" table:number-columns-spanned="2" table:number-rows-spanned="1" table:style-name="ce18">
            <text:p>海參</text:p>
          </table:table-cell>
          <table:covered-table-cell/>
          <table:table-cell office:value-type="string" table:number-columns-spanned="2" table:number-rows-spanned="1" table:style-name="ce18">
            <text:p>海蜇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CUTTLE FISH</text:p>
          </table:table-cell>
          <table:covered-table-cell/>
          <table:table-cell office:value-type="string" table:number-columns-spanned="2" table:number-rows-spanned="1" table:style-name="ce32">
            <text:p>SQUID</text:p>
          </table:table-cell>
          <table:covered-table-cell/>
          <table:table-cell office:value-type="string" table:number-columns-spanned="2" table:number-rows-spanned="1" table:style-name="ce32">
            <text:p>Neritic squid (Sepioteuthis spp.)</text:p>
          </table:table-cell>
          <table:covered-table-cell/>
          <table:table-cell office:value-type="string" table:number-columns-spanned="2" table:number-rows-spanned="1" table:style-name="ce32">
            <text:p>OCTOPUS</text:p>
          </table:table-cell>
          <table:covered-table-cell/>
          <table:table-cell office:value-type="string" table:number-columns-spanned="2" table:number-rows-spanned="1" table:style-name="ce32">
            <text:p>SEA-CUCUMBER</text:p>
          </table:table-cell>
          <table:covered-table-cell/>
          <table:table-cell office:value-type="string" table:number-columns-spanned="2" table:number-rows-spanned="1" table:style-name="ce32">
            <text:p>SEA BLUBB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39051" table:formula="of:=  IF(SUM([.C10];[.C23])=0;&quot;-&quot;;SUM([.C10];[.C23]))" table:style-name="ce12">
            <text:p>339,051<text:s/></text:p>
          </table:table-cell>
          <table:table-cell office:value-type="float" office:value="1280.896" table:formula="of:=  IF(SUM([.D10];[.D23])=0;&quot;-&quot;;SUM([.D10];[.D23]))" table:style-name="ce12">
            <text:p>1,281<text:s/></text:p>
          </table:table-cell>
          <table:table-cell office:value-type="float" office:value="35789188" table:formula="of:=  IF(SUM([.E10];[.E23])=0;&quot;-&quot;;SUM([.E10];[.E23]))" table:style-name="ce12">
            <text:p>35,789,188<text:s/></text:p>
          </table:table-cell>
          <table:table-cell office:value-type="float" office:value="50349.941000000013" table:formula="of:=  IF(SUM([.F10];[.F23])=0;&quot;-&quot;;SUM([.F10];[.F23]))" table:style-name="ce12">
            <text:p>50,350<text:s/></text:p>
          </table:table-cell>
          <table:table-cell office:value-type="float" office:value="292" table:formula="of:=  IF(SUM([.G10];[.G23])=0;&quot;-&quot;;SUM([.G10];[.G23]))" table:style-name="ce12">
            <text:p>292<text:s/></text:p>
          </table:table-cell>
          <table:table-cell office:value-type="float" office:value="5.218" table:formula="of:=  IF(SUM([.H10];[.H23])=0;&quot;-&quot;;SUM([.H10];[.H23]))" table:style-name="ce12">
            <text:p>5<text:s/></text:p>
          </table:table-cell>
          <table:table-cell office:value-type="float" office:value="163115" table:formula="of:=  IF(SUM([.I10];[.I23])=0;&quot;-&quot;;SUM([.I10];[.I23]))" table:style-name="ce12">
            <text:p>163,115<text:s/></text:p>
          </table:table-cell>
          <table:table-cell office:value-type="float" office:value="777.05399999999997" table:formula="of:=  IF(SUM([.J10];[.J23])=0;&quot;-&quot;;SUM([.J10];[.J23]))" table:style-name="ce12">
            <text:p>777<text:s/></text:p>
          </table:table-cell>
          <table:table-cell office:value-type="float" office:value="187275" table:formula="of:=  IF(SUM([.K10];[.K23])=0;&quot;-&quot;;SUM([.K10];[.K23]))" table:style-name="ce12">
            <text:p>187,275<text:s/></text:p>
          </table:table-cell>
          <table:table-cell office:value-type="float" office:value="3605.578" table:formula="of:=  IF(SUM([.L10];[.L23])=0;&quot;-&quot;;SUM([.L10];[.L23]))" table:style-name="ce12">
            <text:p>3,606<text:s/></text:p>
          </table:table-cell>
          <table:table-cell office:value-type="float" office:value="52887" table:formula="of:=  IF(SUM([.M10];[.M23])=0;&quot;-&quot;;SUM([.M10];[.M23]))" table:style-name="ce12">
            <text:p>52,887<text:s/></text:p>
          </table:table-cell>
          <table:table-cell office:value-type="float" office:value="307.291" table:formula="of:=  IF(SUM([.N10];[.N23])=0;&quot;-&quot;;SUM([.N10];[.N23]))" table:style-name="ce12">
            <text:p>30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339051" table:formula="of:=  IF(SUM([.C11:.C22])=0;&quot;-&quot;;SUM([.C11:.C22]))" table:style-name="ce12">
            <text:p>339,051<text:s/></text:p>
          </table:table-cell>
          <table:table-cell office:value-type="float" office:value="1280.896" table:formula="of:=  IF(SUM([.D11:.D22])=0;&quot;-&quot;;SUM([.D11:.D22]))" table:style-name="ce12">
            <text:p>1,281<text:s/></text:p>
          </table:table-cell>
          <table:table-cell office:value-type="float" office:value="35789188" table:formula="of:=  IF(SUM([.E11:.E22])=0;&quot;-&quot;;SUM([.E11:.E22]))" table:style-name="ce12">
            <text:p>35,789,188<text:s/></text:p>
          </table:table-cell>
          <table:table-cell office:value-type="float" office:value="50349.941000000013" table:formula="of:=  IF(SUM([.F11:.F22])=0;&quot;-&quot;;SUM([.F11:.F22]))" table:style-name="ce12">
            <text:p>50,350<text:s/></text:p>
          </table:table-cell>
          <table:table-cell office:value-type="float" office:value="292" table:formula="of:=  IF(SUM([.G11:.G22])=0;&quot;-&quot;;SUM([.G11:.G22]))" table:style-name="ce12">
            <text:p>292<text:s/></text:p>
          </table:table-cell>
          <table:table-cell office:value-type="float" office:value="5.218" table:formula="of:=  IF(SUM([.H11:.H22])=0;&quot;-&quot;;SUM([.H11:.H22]))" table:style-name="ce12">
            <text:p>5<text:s/></text:p>
          </table:table-cell>
          <table:table-cell office:value-type="float" office:value="163115" table:formula="of:=  IF(SUM([.I11:.I22])=0;&quot;-&quot;;SUM([.I11:.I22]))" table:style-name="ce12">
            <text:p>163,115<text:s/></text:p>
          </table:table-cell>
          <table:table-cell office:value-type="float" office:value="777.05399999999997" table:formula="of:=  IF(SUM([.J11:.J22])=0;&quot;-&quot;;SUM([.J11:.J22]))" table:style-name="ce12">
            <text:p>777<text:s/></text:p>
          </table:table-cell>
          <table:table-cell office:value-type="float" office:value="187275" table:formula="of:=  IF(SUM([.K11:.K22])=0;&quot;-&quot;;SUM([.K11:.K22]))" table:style-name="ce12">
            <text:p>187,275<text:s/></text:p>
          </table:table-cell>
          <table:table-cell office:value-type="float" office:value="3605.578" table:formula="of:=  IF(SUM([.L11:.L22])=0;&quot;-&quot;;SUM([.L11:.L22]))" table:style-name="ce12">
            <text:p>3,606<text:s/></text:p>
          </table:table-cell>
          <table:table-cell office:value-type="float" office:value="52887" table:formula="of:=  IF(SUM([.M11:.M22])=0;&quot;-&quot;;SUM([.M11:.M22]))" table:style-name="ce12">
            <text:p>52,887<text:s/></text:p>
          </table:table-cell>
          <table:table-cell office:value-type="float" office:value="307.291" table:formula="of:=  IF(SUM([.N11:.N22])=0;&quot;-&quot;;SUM([.N11:.N22]))" table:style-name="ce12">
            <text:p>30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4135" table:style-name="ce12">
            <text:p>24,135<text:s/></text:p>
          </table:table-cell>
          <table:table-cell office:value-type="float" office:value="49.328000000000003" table:style-name="ce12">
            <text:p>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5" table:style-name="ce12">
            <text:p>105<text:s/></text:p>
          </table:table-cell>
          <table:table-cell office:value-type="float" office:value="1.804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4" table:style-name="ce12">
            <text:p>294<text:s/></text:p>
          </table:table-cell>
          <table:table-cell office:value-type="float" office:value="1.7509999999999999" table:style-name="ce12">
            <text:p>2<text:s/></text:p>
          </table:table-cell>
          <table:table-cell office:value-type="float" office:value="7" table:style-name="ce12">
            <text:p>7<text:s/></text:p>
          </table:table-cell>
          <table:table-cell office:value-type="float" office:value="1.0189999999999999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313438" table:style-name="ce12">
            <text:p>313,438<text:s/></text:p>
          </table:table-cell>
          <table:table-cell office:value-type="float" office:value="1221.787" table:style-name="ce12">
            <text:p>1,222<text:s/></text:p>
          </table:table-cell>
          <table:table-cell office:value-type="float" office:value="35399556" table:style-name="ce12">
            <text:p>35,399,556<text:s/></text:p>
          </table:table-cell>
          <table:table-cell office:value-type="float" office:value="45912.728000000003" table:style-name="ce12">
            <text:p>45,913<text:s/></text:p>
          </table:table-cell>
          <table:table-cell office:value-type="float" office:value="187" table:style-name="ce12">
            <text:p>187<text:s/></text:p>
          </table:table-cell>
          <table:table-cell office:value-type="float" office:value="3.4129999999999998" table:style-name="ce12">
            <text:p>3<text:s/></text:p>
          </table:table-cell>
          <table:table-cell office:value-type="float" office:value="63511" table:style-name="ce12">
            <text:p>63,511<text:s/></text:p>
          </table:table-cell>
          <table:table-cell office:value-type="float" office:value="38.557000000000002" table:style-name="ce12">
            <text:p>39<text:s/></text:p>
          </table:table-cell>
          <table:table-cell office:value-type="float" office:value="106242" table:style-name="ce12">
            <text:p>106,242<text:s/></text:p>
          </table:table-cell>
          <table:table-cell office:value-type="float" office:value="1477.4739999999999" table:style-name="ce12">
            <text:p>1,4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364" table:style-name="ce12">
            <text:p>120,364<text:s/></text:p>
          </table:table-cell>
          <table:table-cell office:value-type="float" office:value="1038.144" table:style-name="ce12">
            <text:p>1,0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0" table:style-name="ce12">
            <text:p>760<text:s/></text:p>
          </table:table-cell>
          <table:table-cell office:value-type="float" office:value="0.30399999999999999" table:style-name="ce12">
            <text:p>0<text:s/></text:p>
          </table:table-cell>
          <table:table-cell office:value-type="float" office:value="72975" table:style-name="ce12">
            <text:p>72,975<text:s/></text:p>
          </table:table-cell>
          <table:table-cell office:value-type="float" office:value="1997.318" table:style-name="ce12">
            <text:p>1,99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2" table:style-name="ce12">
            <text:p>2<text:s/></text:p>
          </table:table-cell>
          <table:table-cell office:value-type="float" office:value="4.1000000000000002E-2" table:style-name="ce12">
            <text:p>0<text:s/></text:p>
          </table:table-cell>
          <table:table-cell office:value-type="float" office:value="3166" table:style-name="ce12">
            <text:p>3,166<text:s/></text:p>
          </table:table-cell>
          <table:table-cell office:value-type="float" office:value="50.063000000000002" table:style-name="ce12">
            <text:p>5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32" table:style-name="ce12">
            <text:p>6,432<text:s/></text:p>
          </table:table-cell>
          <table:table-cell office:value-type="float" office:value="92.099000000000004" table:style-name="ce12">
            <text:p>92<text:s/></text:p>
          </table:table-cell>
          <table:table-cell office:value-type="float" office:value="7010" table:style-name="ce12">
            <text:p>7,010<text:s/></text:p>
          </table:table-cell>
          <table:table-cell office:value-type="float" office:value="26.405999999999999" table:style-name="ce12">
            <text:p>2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9" table:style-name="ce12">
            <text:p>269<text:s/></text:p>
          </table:table-cell>
          <table:table-cell office:value-type="float" office:value="5.569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text:s/></text:p>
          </table:table-cell>
          <table:table-cell office:value-type="float" office:value="0.11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1380" table:style-name="ce12">
            <text:p>1,380<text:s/></text:p>
          </table:table-cell>
          <table:table-cell office:value-type="float" office:value="8.1010000000000009" table:style-name="ce12">
            <text:p>8<text:s/></text:p>
          </table:table-cell>
          <table:table-cell office:value-type="float" office:value="265097" table:style-name="ce12">
            <text:p>265,097<text:s/></text:p>
          </table:table-cell>
          <table:table-cell office:value-type="float" office:value="3337.277" table:style-name="ce12">
            <text:p>3,3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837" table:style-name="ce12">
            <text:p>98,837<text:s/></text:p>
          </table:table-cell>
          <table:table-cell office:value-type="float" office:value="738.08100000000002" table:style-name="ce12">
            <text:p>738<text:s/></text:p>
          </table:table-cell>
          <table:table-cell office:value-type="float" office:value="1332" table:style-name="ce12">
            <text:p>1,332<text:s/></text:p>
          </table:table-cell>
          <table:table-cell office:value-type="float" office:value="36.936" table:style-name="ce12">
            <text:p>37<text:s/></text:p>
          </table:table-cell>
          <table:table-cell office:value-type="float" office:value="45870" table:style-name="ce12">
            <text:p>45,870<text:s/></text:p>
          </table:table-cell>
          <table:table-cell office:value-type="float" office:value="279.86599999999999" table:style-name="ce12">
            <text:p>28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96" table:style-name="ce12">
            <text:p>96<text:s/></text:p>
          </table:table-cell>
          <table:table-cell office:value-type="float" office:value="1.639" table:style-name="ce12">
            <text:p>2<text:s/></text:p>
          </table:table-cell>
          <table:table-cell office:value-type="float" office:value="736" table:style-name="ce12">
            <text:p>736<text:s/></text:p>
          </table:table-cell>
          <table:table-cell office:value-type="float" office:value="6.16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4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螺</text:p>
          </table:table-cell>
          <table:covered-table-cell/>
          <table:table-cell office:value-type="string" table:number-columns-spanned="2" table:number-rows-spanned="1" table:style-name="ce18">
            <text:p>海螺</text:p>
          </table:table-cell>
          <table:covered-table-cell/>
          <table:table-cell office:value-type="string" table:number-columns-spanned="2" table:number-rows-spanned="1" table:style-name="ce18">
            <text:p>海瓜子</text:p>
          </table:table-cell>
          <table:covered-table-cell/>
          <table:table-cell office:value-type="string" table:number-columns-spanned="2" table:number-rows-spanned="1" table:style-name="ce18">
            <text:p>其他軟體類</text:p>
          </table:table-cell>
          <table:covered-table-cell/>
          <table:table-cell office:value-type="string" table:number-columns-spanned="2" table:number-rows-spanned="1" table:style-name="ce18">
            <text:p>海膽</text:p>
          </table:table-cell>
          <table:covered-table-cell/>
          <table:table-cell office:value-type="string" table:number-columns-spanned="2" table:number-rows-spanned="1" table:style-name="ce18">
            <text:p>蛙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NAIL</text:p>
          </table:table-cell>
          <table:covered-table-cell/>
          <table:table-cell office:value-type="string" table:number-columns-spanned="2" table:number-rows-spanned="1" table:style-name="ce32">
            <text:p>TOP SHELL</text:p>
          </table:table-cell>
          <table:covered-table-cell/>
          <table:table-cell office:value-type="string" table:number-columns-spanned="2" table:number-rows-spanned="1" table:style-name="ce32">
            <text:p>RUDITAPE PHILIPPIMARUM</text:p>
          </table:table-cell>
          <table:covered-table-cell/>
          <table:table-cell office:value-type="string" table:number-columns-spanned="2" table:number-rows-spanned="1" table:style-name="ce32">
            <text:p>OTH. MOLLUSCS &amp; INVERTEBRATE</text:p>
          </table:table-cell>
          <table:covered-table-cell/>
          <table:table-cell office:value-type="string" table:number-columns-spanned="2" table:number-rows-spanned="1" table:style-name="ce32">
            <text:p>Sea urchins</text:p>
          </table:table-cell>
          <table:covered-table-cell/>
          <table:table-cell office:value-type="string" table:number-columns-spanned="2" table:number-rows-spanned="1" table:style-name="ce32">
            <text:p>FRO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118" table:formula="of:=  IF(SUM([.C10];[.C23])=0;&quot;-&quot;;SUM([.C10];[.C23]))" table:style-name="ce12">
            <text:p>13,118<text:s/></text:p>
          </table:table-cell>
          <table:table-cell office:value-type="float" office:value="124.13700000000001" table:formula="of:=  IF(SUM([.D10];[.D23])=0;&quot;-&quot;;SUM([.D10];[.D23]))" table:style-name="ce12">
            <text:p>124<text:s/></text:p>
          </table:table-cell>
          <table:table-cell office:value-type="float" office:value="72662" table:formula="of:=  IF(SUM([.E10];[.E23])=0;&quot;-&quot;;SUM([.E10];[.E23]))" table:style-name="ce12">
            <text:p>72,662<text:s/></text:p>
          </table:table-cell>
          <table:table-cell office:value-type="float" office:value="633.01499999999999" table:formula="of:=  IF(SUM([.F10];[.F23])=0;&quot;-&quot;;SUM([.F10];[.F23]))" table:style-name="ce12">
            <text:p>633<text:s/></text:p>
          </table:table-cell>
          <table:table-cell office:value-type="float" office:value="1920" table:formula="of:=  IF(SUM([.G10];[.G23])=0;&quot;-&quot;;SUM([.G10];[.G23]))" table:style-name="ce12">
            <text:p>1,920<text:s/></text:p>
          </table:table-cell>
          <table:table-cell office:value-type="float" office:value="3.1389999999999998" table:formula="of:=  IF(SUM([.H10];[.H23])=0;&quot;-&quot;;SUM([.H10];[.H23]))" table:style-name="ce12">
            <text:p>3<text:s/></text:p>
          </table:table-cell>
          <table:table-cell office:value-type="float" office:value="11739713" table:formula="of:=  IF(SUM([.I10];[.I23])=0;&quot;-&quot;;SUM([.I10];[.I23]))" table:style-name="ce12">
            <text:p>11,739,713<text:s/></text:p>
          </table:table-cell>
          <table:table-cell office:value-type="float" office:value="20912.407000000003" table:formula="of:=  IF(SUM([.J10];[.J23])=0;&quot;-&quot;;SUM([.J10];[.J23]))" table:style-name="ce12">
            <text:p>20,912<text:s/></text:p>
          </table:table-cell>
          <table:table-cell office:value-type="float" office:value="918" table:formula="of:=  IF(SUM([.K10];[.K23])=0;&quot;-&quot;;SUM([.K10];[.K23]))" table:style-name="ce12">
            <text:p>918<text:s/></text:p>
          </table:table-cell>
          <table:table-cell office:value-type="float" office:value="4.0519999999999996" table:formula="of:=  IF(SUM([.L10];[.L23])=0;&quot;-&quot;;SUM([.L10];[.L23]))" table:style-name="ce12">
            <text:p>4<text:s/></text:p>
          </table:table-cell>
          <table:table-cell office:value-type="float" office:value="834228" table:formula="of:=  IF(SUM([.M10];[.M23])=0;&quot;-&quot;;SUM([.M10];[.M23]))" table:style-name="ce12">
            <text:p>834,228<text:s/></text:p>
          </table:table-cell>
          <table:table-cell office:value-type="float" office:value="1635.9870000000001" table:formula="of:=  IF(SUM([.N10];[.N23])=0;&quot;-&quot;;SUM([.N10];[.N23]))" table:style-name="ce12">
            <text:p>1,63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3118" table:formula="of:=  IF(SUM([.C11:.C22])=0;&quot;-&quot;;SUM([.C11:.C22]))" table:style-name="ce12">
            <text:p>13,118<text:s/></text:p>
          </table:table-cell>
          <table:table-cell office:value-type="float" office:value="124.13700000000001" table:formula="of:=  IF(SUM([.D11:.D22])=0;&quot;-&quot;;SUM([.D11:.D22]))" table:style-name="ce12">
            <text:p>124<text:s/></text:p>
          </table:table-cell>
          <table:table-cell office:value-type="float" office:value="72662" table:formula="of:=  IF(SUM([.E11:.E22])=0;&quot;-&quot;;SUM([.E11:.E22]))" table:style-name="ce12">
            <text:p>72,662<text:s/></text:p>
          </table:table-cell>
          <table:table-cell office:value-type="float" office:value="633.01499999999999" table:formula="of:=  IF(SUM([.F11:.F22])=0;&quot;-&quot;;SUM([.F11:.F22]))" table:style-name="ce12">
            <text:p>633<text:s/></text:p>
          </table:table-cell>
          <table:table-cell office:value-type="float" office:value="1920" table:formula="of:=  IF(SUM([.G11:.G22])=0;&quot;-&quot;;SUM([.G11:.G22]))" table:style-name="ce12">
            <text:p>1,920<text:s/></text:p>
          </table:table-cell>
          <table:table-cell office:value-type="float" office:value="3.1389999999999998" table:formula="of:=  IF(SUM([.H11:.H22])=0;&quot;-&quot;;SUM([.H11:.H22]))" table:style-name="ce12">
            <text:p>3<text:s/></text:p>
          </table:table-cell>
          <table:table-cell office:value-type="float" office:value="11657717" table:formula="of:=  IF(SUM([.I11:.I22])=0;&quot;-&quot;;SUM([.I11:.I22]))" table:style-name="ce12">
            <text:p>11,657,717<text:s/></text:p>
          </table:table-cell>
          <table:table-cell office:value-type="float" office:value="20796.616000000002" table:formula="of:=  IF(SUM([.J11:.J22])=0;&quot;-&quot;;SUM([.J11:.J22]))" table:style-name="ce12">
            <text:p>20,797<text:s/></text:p>
          </table:table-cell>
          <table:table-cell office:value-type="float" office:value="918" table:formula="of:=  IF(SUM([.K11:.K22])=0;&quot;-&quot;;SUM([.K11:.K22]))" table:style-name="ce12">
            <text:p>918<text:s/></text:p>
          </table:table-cell>
          <table:table-cell office:value-type="float" office:value="4.0519999999999996" table:formula="of:=  IF(SUM([.L11:.L22])=0;&quot;-&quot;;SUM([.L11:.L22]))" table:style-name="ce12">
            <text:p>4<text:s/></text:p>
          </table:table-cell>
          <table:table-cell office:value-type="float" office:value="834228" table:formula="of:=  IF(SUM([.M11:.M22])=0;&quot;-&quot;;SUM([.M11:.M22]))" table:style-name="ce12">
            <text:p>834,228<text:s/></text:p>
          </table:table-cell>
          <table:table-cell office:value-type="float" office:value="1635.9870000000001" table:formula="of:=  IF(SUM([.N11:.N22])=0;&quot;-&quot;;SUM([.N11:.N22]))" table:style-name="ce12">
            <text:p>1,63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274" table:style-name="ce12">
            <text:p>274<text:s/></text:p>
          </table:table-cell>
          <table:table-cell office:value-type="float" office:value="28.44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" table:style-name="ce12">
            <text:p>88<text:s/></text:p>
          </table:table-cell>
          <table:table-cell office:value-type="float" office:value="15.436999999999999" table:style-name="ce12">
            <text:p>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25404" table:style-name="ce12">
            <text:p>825,404<text:s/></text:p>
          </table:table-cell>
          <table:table-cell office:value-type="float" office:value="1543.799" table:style-name="ce12">
            <text:p>1,54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2" table:style-name="ce12">
            <text:p>12<text:s/></text:p>
          </table:table-cell>
          <table:table-cell office:value-type="float" office:value="0.89800000000000002" table:style-name="ce12">
            <text:p>1<text:s/></text:p>
          </table:table-cell>
          <table:table-cell office:value-type="float" office:value="29292" table:style-name="ce12">
            <text:p>29,292<text:s/></text:p>
          </table:table-cell>
          <table:table-cell office:value-type="float" office:value="311.63" table:style-name="ce12">
            <text:p>3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2" table:style-name="ce12">
            <text:p>422<text:s/></text:p>
          </table:table-cell>
          <table:table-cell office:value-type="float" office:value="72.122" table:style-name="ce12">
            <text:p>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24" table:style-name="ce12">
            <text:p>8,824<text:s/></text:p>
          </table:table-cell>
          <table:table-cell office:value-type="float" office:value="92.188000000000002" table:style-name="ce12">
            <text:p>9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5472" table:style-name="ce12">
            <text:p>5,472<text:s/></text:p>
          </table:table-cell>
          <table:table-cell office:value-type="float" office:value="49.164999999999999" table:style-name="ce12">
            <text:p>49<text:s/></text:p>
          </table:table-cell>
          <table:table-cell office:value-type="float" office:value="34460" table:style-name="ce12">
            <text:p>34,460<text:s/></text:p>
          </table:table-cell>
          <table:table-cell office:value-type="float" office:value="246.899" table:style-name="ce12">
            <text:p>247<text:s/></text:p>
          </table:table-cell>
          <table:table-cell office:value-type="float" office:value="1920" table:style-name="ce12">
            <text:p>1,920<text:s/></text:p>
          </table:table-cell>
          <table:table-cell office:value-type="float" office:value="3.1389999999999998" table:style-name="ce12">
            <text:p>3<text:s/></text:p>
          </table:table-cell>
          <table:table-cell office:value-type="float" office:value="11496854" table:style-name="ce12">
            <text:p>11,496,854<text:s/></text:p>
          </table:table-cell>
          <table:table-cell office:value-type="float" office:value="19833.381000000001" table:style-name="ce12">
            <text:p>19,8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600" table:style-name="ce12">
            <text:p>600<text:s/></text:p>
          </table:table-cell>
          <table:table-cell office:value-type="float" office:value="5.5579999999999998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3797" table:style-name="ce12">
            <text:p>3,797<text:s/></text:p>
          </table:table-cell>
          <table:table-cell office:value-type="float" office:value="14.638" table:style-name="ce12">
            <text:p>15<text:s/></text:p>
          </table:table-cell>
          <table:table-cell office:value-type="float" office:value="6900" table:style-name="ce12">
            <text:p>6,900<text:s/></text:p>
          </table:table-cell>
          <table:table-cell office:value-type="float" office:value="49.56" table:style-name="ce12">
            <text:p>5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5541" table:style-name="ce12">
            <text:p>155,541<text:s/></text:p>
          </table:table-cell>
          <table:table-cell office:value-type="float" office:value="830.64599999999996" table:style-name="ce12">
            <text:p>831<text:s/></text:p>
          </table:table-cell>
          <table:table-cell office:value-type="float" office:value="918" table:style-name="ce12">
            <text:p>918<text:s/></text:p>
          </table:table-cell>
          <table:table-cell office:value-type="float" office:value="4.0519999999999996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2963" table:style-name="ce12">
            <text:p>2,963<text:s/></text:p>
          </table:table-cell>
          <table:table-cell office:value-type="float" office:value="25.437999999999999" table:style-name="ce12">
            <text:p>25<text:s/></text:p>
          </table:table-cell>
          <table:table-cell office:value-type="float" office:value="2010" table:style-name="ce12">
            <text:p>2,010<text:s/></text:p>
          </table:table-cell>
          <table:table-cell office:value-type="float" office:value="24.925999999999998" table:style-name="ce12">
            <text:p>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12" table:style-name="ce12">
            <text:p>4,812<text:s/></text:p>
          </table:table-cell>
          <table:table-cell office:value-type="float" office:value="45.03" table:style-name="ce12">
            <text:p>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81996" table:formula="of:=  IF(SUM([.I24:.I29])=0;&quot;-&quot;;SUM([.I24:.I29]))" table:style-name="ce12">
            <text:p>81,996<text:s/></text:p>
          </table:table-cell>
          <table:table-cell office:value-type="float" office:value="115.791" table:formula="of:=  IF(SUM([.J24:.J29])=0;&quot;-&quot;;SUM([.J24:.J29]))" table:style-name="ce12">
            <text:p>116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1996" table:style-name="ce12">
            <text:p>81,996<text:s/></text:p>
          </table:table-cell>
          <table:table-cell office:value-type="float" office:value="115.791" table:style-name="ce12">
            <text:p>1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5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鱉</text:p>
          </table:table-cell>
          <table:covered-table-cell/>
          <table:table-cell office:value-type="string" table:number-columns-spanned="2" table:number-rows-spanned="1" table:style-name="ce18">
            <text:p>魚子醬</text:p>
          </table:table-cell>
          <table:covered-table-cell/>
          <table:table-cell office:value-type="string" table:number-columns-spanned="2" table:number-rows-spanned="1" table:style-name="ce18">
            <text:p>魚卵</text:p>
          </table:table-cell>
          <table:covered-table-cell/>
          <table:table-cell office:value-type="string" table:number-columns-spanned="2" table:number-rows-spanned="1" table:style-name="ce18">
            <text:p>魚翅</text:p>
          </table:table-cell>
          <table:covered-table-cell/>
          <table:table-cell office:value-type="string" table:number-columns-spanned="2" table:number-rows-spanned="1" table:style-name="ce18">
            <text:p>魚皮</text:p>
          </table:table-cell>
          <table:covered-table-cell/>
          <table:table-cell office:value-type="string" table:number-columns-spanned="2" table:number-rows-spanned="1" table:style-name="ce18">
            <text:p>魚溶漿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OFT-SHELL TURTLE</text:p>
          </table:table-cell>
          <table:covered-table-cell/>
          <table:table-cell office:value-type="string" table:number-columns-spanned="2" table:number-rows-spanned="1" table:style-name="ce32">
            <text:p>CAVIER</text:p>
          </table:table-cell>
          <table:covered-table-cell/>
          <table:table-cell office:value-type="string" table:number-columns-spanned="2" table:number-rows-spanned="1" table:style-name="ce32">
            <text:p>FISH ROE</text:p>
          </table:table-cell>
          <table:covered-table-cell/>
          <table:table-cell office:value-type="string" table:number-columns-spanned="2" table:number-rows-spanned="1" table:style-name="ce32">
            <text:p>SHARK FIN</text:p>
          </table:table-cell>
          <table:covered-table-cell/>
          <table:table-cell office:value-type="string" table:number-columns-spanned="2" table:number-rows-spanned="1" table:style-name="ce32">
            <text:p>FISH SKIN</text:p>
          </table:table-cell>
          <table:covered-table-cell/>
          <table:table-cell office:value-type="string" table:number-columns-spanned="2" table:number-rows-spanned="1" table:style-name="ce32">
            <text:p>FISH SOLUBL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754361" table:formula="of:=  IF(SUM([.C10];[.C23])=0;&quot;-&quot;;SUM([.C10];[.C23]))" table:style-name="ce12">
            <text:p>754,361<text:s/></text:p>
          </table:table-cell>
          <table:table-cell office:value-type="float" office:value="2838.6130000000003" table:formula="of:=  IF(SUM([.D10];[.D23])=0;&quot;-&quot;;SUM([.D10];[.D23]))" table:style-name="ce12">
            <text:p>2,839<text:s/></text:p>
          </table:table-cell>
          <table:table-cell office:value-type="float" office:value="1693" table:formula="of:=  IF(SUM([.E10];[.E23])=0;&quot;-&quot;;SUM([.E10];[.E23]))" table:style-name="ce12">
            <text:p>1,693<text:s/></text:p>
          </table:table-cell>
          <table:table-cell office:value-type="float" office:value="23.597000000000001" table:formula="of:=  IF(SUM([.F10];[.F23])=0;&quot;-&quot;;SUM([.F10];[.F23]))" table:style-name="ce12">
            <text:p>24<text:s/></text:p>
          </table:table-cell>
          <table:table-cell office:value-type="float" office:value="932086" table:formula="of:=  IF(SUM([.G10];[.G23])=0;&quot;-&quot;;SUM([.G10];[.G23]))" table:style-name="ce12">
            <text:p>932,086<text:s/></text:p>
          </table:table-cell>
          <table:table-cell office:value-type="float" office:value="10421.885" table:formula="of:=  IF(SUM([.H10];[.H23])=0;&quot;-&quot;;SUM([.H10];[.H23]))" table:style-name="ce12">
            <text:p>10,422<text:s/></text:p>
          </table:table-cell>
          <table:table-cell office:value-type="float" office:value="735518" table:formula="of:=  IF(SUM([.I10];[.I23])=0;&quot;-&quot;;SUM([.I10];[.I23]))" table:style-name="ce12">
            <text:p>735,518<text:s/></text:p>
          </table:table-cell>
          <table:table-cell office:value-type="float" office:value="7176.1360000000004" table:formula="of:=  IF(SUM([.J10];[.J23])=0;&quot;-&quot;;SUM([.J10];[.J23]))" table:style-name="ce12">
            <text:p>7,176<text:s/></text:p>
          </table:table-cell>
          <table:table-cell office:value-type="float" office:value="148275" table:formula="of:=  IF(SUM([.K10];[.K23])=0;&quot;-&quot;;SUM([.K10];[.K23]))" table:style-name="ce12">
            <text:p>148,275<text:s/></text:p>
          </table:table-cell>
          <table:table-cell office:value-type="float" office:value="187.14500000000001" table:formula="of:=  IF(SUM([.L10];[.L23])=0;&quot;-&quot;;SUM([.L10];[.L23]))" table:style-name="ce12">
            <text:p>187<text:s/></text:p>
          </table:table-cell>
          <table:table-cell office:value-type="float" office:value="3680" table:formula="of:=  IF(SUM([.M10];[.M23])=0;&quot;-&quot;;SUM([.M10];[.M23]))" table:style-name="ce12">
            <text:p>3,680<text:s/></text:p>
          </table:table-cell>
          <table:table-cell office:value-type="float" office:value="5.7690000000000001" table:formula="of:=  IF(SUM([.N10];[.N23])=0;&quot;-&quot;;SUM([.N10];[.N23]))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4634" table:formula="of:=  IF(SUM([.C11:.C22])=0;&quot;-&quot;;SUM([.C11:.C22]))" table:style-name="ce12">
            <text:p>4,634<text:s/></text:p>
          </table:table-cell>
          <table:table-cell office:value-type="float" office:value="284.97399999999999" table:formula="of:=  IF(SUM([.D11:.D22])=0;&quot;-&quot;;SUM([.D11:.D22]))" table:style-name="ce12">
            <text:p>285<text:s/></text:p>
          </table:table-cell>
          <table:table-cell office:value-type="float" office:value="1693" table:formula="of:=  IF(SUM([.E11:.E22])=0;&quot;-&quot;;SUM([.E11:.E22]))" table:style-name="ce12">
            <text:p>1,693<text:s/></text:p>
          </table:table-cell>
          <table:table-cell office:value-type="float" office:value="23.597000000000001" table:formula="of:=  IF(SUM([.F11:.F22])=0;&quot;-&quot;;SUM([.F11:.F22]))" table:style-name="ce12">
            <text:p>24<text:s/></text:p>
          </table:table-cell>
          <table:table-cell office:value-type="float" office:value="932086" table:formula="of:=  IF(SUM([.G11:.G22])=0;&quot;-&quot;;SUM([.G11:.G22]))" table:style-name="ce12">
            <text:p>932,086<text:s/></text:p>
          </table:table-cell>
          <table:table-cell office:value-type="float" office:value="10421.885" table:formula="of:=  IF(SUM([.H11:.H22])=0;&quot;-&quot;;SUM([.H11:.H22]))" table:style-name="ce12">
            <text:p>10,422<text:s/></text:p>
          </table:table-cell>
          <table:table-cell office:value-type="float" office:value="735518" table:formula="of:=  IF(SUM([.I11:.I22])=0;&quot;-&quot;;SUM([.I11:.I22]))" table:style-name="ce12">
            <text:p>735,518<text:s/></text:p>
          </table:table-cell>
          <table:table-cell office:value-type="float" office:value="7176.1360000000004" table:formula="of:=  IF(SUM([.J11:.J22])=0;&quot;-&quot;;SUM([.J11:.J22]))" table:style-name="ce12">
            <text:p>7,176<text:s/></text:p>
          </table:table-cell>
          <table:table-cell office:value-type="float" office:value="148275" table:formula="of:=  IF(SUM([.K11:.K22])=0;&quot;-&quot;;SUM([.K11:.K22]))" table:style-name="ce12">
            <text:p>148,275<text:s/></text:p>
          </table:table-cell>
          <table:table-cell office:value-type="float" office:value="187.14500000000001" table:formula="of:=  IF(SUM([.L11:.L22])=0;&quot;-&quot;;SUM([.L11:.L22]))" table:style-name="ce12">
            <text:p>187<text:s/></text:p>
          </table:table-cell>
          <table:table-cell office:value-type="float" office:value="3680" table:formula="of:=  IF(SUM([.M11:.M22])=0;&quot;-&quot;;SUM([.M11:.M22]))" table:style-name="ce12">
            <text:p>3,680<text:s/></text:p>
          </table:table-cell>
          <table:table-cell office:value-type="float" office:value="5.7690000000000001" table:formula="of:=  IF(SUM([.N11:.N22])=0;&quot;-&quot;;SUM([.N11:.N22]))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" table:style-name="ce12">
            <text:p>31<text:s/></text:p>
          </table:table-cell>
          <table:table-cell office:value-type="float" office:value="6.9539999999999997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0" table:style-name="ce12">
            <text:p>20<text:s/></text:p>
          </table:table-cell>
          <table:table-cell office:value-type="float" office:value="0.25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0864" table:style-name="ce12">
            <text:p>330,864<text:s/></text:p>
          </table:table-cell>
          <table:table-cell office:value-type="float" office:value="1958.5060000000001" table:style-name="ce12">
            <text:p>1,959<text:s/></text:p>
          </table:table-cell>
          <table:table-cell office:value-type="float" office:value="148275" table:style-name="ce12">
            <text:p>148,275<text:s/></text:p>
          </table:table-cell>
          <table:table-cell office:value-type="float" office:value="187.14500000000001" table:style-name="ce12">
            <text:p>187<text:s/></text:p>
          </table:table-cell>
          <table:table-cell office:value-type="float" office:value="3680" table:style-name="ce12">
            <text:p>3,680<text:s/></text:p>
          </table:table-cell>
          <table:table-cell office:value-type="float" office:value="5.7690000000000001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8" table:style-name="ce12">
            <text:p>8<text:s/></text:p>
          </table:table-cell>
          <table:table-cell office:value-type="float" office:value="0.324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4518" table:style-name="ce12">
            <text:p>344,518<text:s/></text:p>
          </table:table-cell>
          <table:table-cell office:value-type="float" office:value="4707.5789999999997" table:style-name="ce12">
            <text:p>4,70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93" table:style-name="ce12">
            <text:p>1,693<text:s/></text:p>
          </table:table-cell>
          <table:table-cell office:value-type="float" office:value="23.597000000000001" table:style-name="ce12">
            <text:p>24<text:s/></text:p>
          </table:table-cell>
          <table:table-cell office:value-type="float" office:value="17282" table:style-name="ce12">
            <text:p>17,282<text:s/></text:p>
          </table:table-cell>
          <table:table-cell office:value-type="float" office:value="357.70800000000003" table:style-name="ce12">
            <text:p>35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4295" table:style-name="ce12">
            <text:p>754,295<text:s/></text:p>
          </table:table-cell>
          <table:table-cell office:value-type="float" office:value="8919.2759999999998" table:style-name="ce12">
            <text:p>8,919<text:s/></text:p>
          </table:table-cell>
          <table:table-cell office:value-type="float" office:value="44156" table:style-name="ce12">
            <text:p>44,156<text:s/></text:p>
          </table:table-cell>
          <table:table-cell office:value-type="float" office:value="170.596" table:style-name="ce12">
            <text:p>1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8" table:style-name="ce12">
            <text:p>348<text:s/></text:p>
          </table:table-cell>
          <table:table-cell office:value-type="float" office:value="2.0030000000000001" table:style-name="ce12">
            <text:p>2<text:s/></text:p>
          </table:table-cell>
          <table:table-cell office:value-type="float" office:value="15980" table:style-name="ce12">
            <text:p>15,980<text:s/></text:p>
          </table:table-cell>
          <table:table-cell office:value-type="float" office:value="339.45499999999998" table:style-name="ce12">
            <text:p>33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float" office:value="4606" table:style-name="ce12">
            <text:p>4,606<text:s/></text:p>
          </table:table-cell>
          <table:table-cell office:value-type="float" office:value="284.399" table:style-name="ce12">
            <text:p>2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0130" table:style-name="ce12">
            <text:p>160,130<text:s/></text:p>
          </table:table-cell>
          <table:table-cell office:value-type="float" office:value="1135.944" table:style-name="ce12">
            <text:p>1,1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749727" table:formula="of:=  IF(SUM([.C24:.C29])=0;&quot;-&quot;;SUM([.C24:.C29]))" table:style-name="ce12">
            <text:p>749,727<text:s/></text:p>
          </table:table-cell>
          <table:table-cell office:value-type="float" office:value="2553.6390000000001" table:formula="of:=  IF(SUM([.D24:.D29])=0;&quot;-&quot;;SUM([.D24:.D29]))" table:style-name="ce12">
            <text:p>2,554<text:s/>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float" office:value="544730" table:style-name="ce12">
            <text:p>544,730<text:s/></text:p>
          </table:table-cell>
          <table:table-cell office:value-type="float" office:value="2084.5450000000001" table:style-name="ce12">
            <text:p>2,0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204997" table:style-name="ce12">
            <text:p>204,997<text:s/></text:p>
          </table:table-cell>
          <table:table-cell office:value-type="float" office:value="469.09399999999999" table:style-name="ce12">
            <text:p>46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6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魚漿</text:p>
          </table:table-cell>
          <table:covered-table-cell/>
          <table:table-cell office:value-type="string" table:number-columns-spanned="2" table:number-rows-spanned="1" table:style-name="ce18">
            <text:p>魚粉</text:p>
          </table:table-cell>
          <table:covered-table-cell/>
          <table:table-cell office:value-type="string" table:number-columns-spanned="2" table:number-rows-spanned="1" table:style-name="ce18">
            <text:p>魚之其他部位</text:p>
          </table:table-cell>
          <table:covered-table-cell/>
          <table:table-cell office:value-type="string" table:number-columns-spanned="2" table:number-rows-spanned="1" table:style-name="ce18">
            <text:p>珍珠</text:p>
          </table:table-cell>
          <table:covered-table-cell/>
          <table:table-cell office:value-type="string" table:number-columns-spanned="2" table:number-rows-spanned="1" table:style-name="ce18">
            <text:p>珠母貝</text:p>
          </table:table-cell>
          <table:covered-table-cell/>
          <table:table-cell office:value-type="string" table:number-columns-spanned="2" table:number-rows-spanned="1" table:style-name="ce18">
            <text:p>珊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FISH MINCED</text:p>
          </table:table-cell>
          <table:covered-table-cell/>
          <table:table-cell office:value-type="string" table:number-columns-spanned="2" table:number-rows-spanned="1" table:style-name="ce32">
            <text:p>FISH MEAL</text:p>
          </table:table-cell>
          <table:covered-table-cell/>
          <table:table-cell office:value-type="string" table:number-columns-spanned="2" table:number-rows-spanned="1" table:style-name="ce32">
            <text:p>OTH. PART OF FISH</text:p>
          </table:table-cell>
          <table:covered-table-cell/>
          <table:table-cell office:value-type="string" table:number-columns-spanned="2" table:number-rows-spanned="1" table:style-name="ce32">
            <text:p>PEARL</text:p>
          </table:table-cell>
          <table:covered-table-cell/>
          <table:table-cell office:value-type="string" table:number-columns-spanned="2" table:number-rows-spanned="1" table:style-name="ce32">
            <text:p>MOTHER OF PEARL</text:p>
          </table:table-cell>
          <table:covered-table-cell/>
          <table:table-cell office:value-type="string" table:number-columns-spanned="2" table:number-rows-spanned="1" table:style-name="ce32">
            <text:p>CORA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743786" table:formula="of:=  IF(SUM([.C10];[.C23])=0;&quot;-&quot;;SUM([.C10];[.C23]))" table:style-name="ce12">
            <text:p>4,743,786<text:s/></text:p>
          </table:table-cell>
          <table:table-cell office:value-type="float" office:value="22125.220999999998" table:formula="of:=  IF(SUM([.D10];[.D23])=0;&quot;-&quot;;SUM([.D10];[.D23]))" table:style-name="ce12">
            <text:p>22,125<text:s/></text:p>
          </table:table-cell>
          <table:table-cell office:value-type="float" office:value="135554" table:formula="of:=  IF(SUM([.E10];[.E23])=0;&quot;-&quot;;SUM([.E10];[.E23]))" table:style-name="ce12">
            <text:p>135,554<text:s/></text:p>
          </table:table-cell>
          <table:table-cell office:value-type="float" office:value="1560.355" table:formula="of:=  IF(SUM([.F10];[.F23])=0;&quot;-&quot;;SUM([.F10];[.F23]))" table:style-name="ce12">
            <text:p>1,560<text:s/></text:p>
          </table:table-cell>
          <table:table-cell office:value-type="float" office:value="297985" table:formula="of:=  IF(SUM([.G10];[.G23])=0;&quot;-&quot;;SUM([.G10];[.G23]))" table:style-name="ce12">
            <text:p>297,985<text:s/></text:p>
          </table:table-cell>
          <table:table-cell office:value-type="float" office:value="531.64799999999991" table:formula="of:=  IF(SUM([.H10];[.H23])=0;&quot;-&quot;;SUM([.H10];[.H23]))" table:style-name="ce12">
            <text:p>532<text:s/></text:p>
          </table:table-cell>
          <table:table-cell office:value-type="float" office:value="196" table:formula="of:=  IF(SUM([.I10];[.I23])=0;&quot;-&quot;;SUM([.I10];[.I23]))" table:style-name="ce12">
            <text:p>196<text:s/></text:p>
          </table:table-cell>
          <table:table-cell office:value-type="float" office:value="503.13400000000001" table:formula="of:=  IF(SUM([.J10];[.J23])=0;&quot;-&quot;;SUM([.J10];[.J23]))" table:style-name="ce12">
            <text:p>503<text:s/></text:p>
          </table:table-cell>
          <table:table-cell office:value-type="float" office:value="2834" table:formula="of:=  IF(SUM([.K10];[.K23])=0;&quot;-&quot;;SUM([.K10];[.K23]))" table:style-name="ce12">
            <text:p>2,834<text:s/></text:p>
          </table:table-cell>
          <table:table-cell office:value-type="float" office:value="142.34" table:formula="of:=  IF(SUM([.L10];[.L23])=0;&quot;-&quot;;SUM([.L10];[.L23]))" table:style-name="ce12">
            <text:p>142<text:s/></text:p>
          </table:table-cell>
          <table:table-cell office:value-type="float" office:value="4340" table:formula="of:=  IF(SUM([.M10];[.M23])=0;&quot;-&quot;;SUM([.M10];[.M23]))" table:style-name="ce12">
            <text:p>4,340<text:s/></text:p>
          </table:table-cell>
          <table:table-cell office:value-type="float" office:value="11763.136" table:formula="of:=  IF(SUM([.N10];[.N23])=0;&quot;-&quot;;SUM([.N10];[.N23]))" table:style-name="ce12">
            <text:p>11,76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4743786" table:formula="of:=  IF(SUM([.C11:.C22])=0;&quot;-&quot;;SUM([.C11:.C22]))" table:style-name="ce12">
            <text:p>4,743,786<text:s/></text:p>
          </table:table-cell>
          <table:table-cell office:value-type="float" office:value="22125.220999999998" table:formula="of:=  IF(SUM([.D11:.D22])=0;&quot;-&quot;;SUM([.D11:.D22]))" table:style-name="ce12">
            <text:p>22,125<text:s/></text:p>
          </table:table-cell>
          <table:table-cell office:value-type="float" office:value="135554" table:formula="of:=  IF(SUM([.E11:.E22])=0;&quot;-&quot;;SUM([.E11:.E22]))" table:style-name="ce12">
            <text:p>135,554<text:s/></text:p>
          </table:table-cell>
          <table:table-cell office:value-type="float" office:value="1560.355" table:formula="of:=  IF(SUM([.F11:.F22])=0;&quot;-&quot;;SUM([.F11:.F22]))" table:style-name="ce12">
            <text:p>1,560<text:s/></text:p>
          </table:table-cell>
          <table:table-cell office:value-type="float" office:value="297985" table:formula="of:=  IF(SUM([.G11:.G22])=0;&quot;-&quot;;SUM([.G11:.G22]))" table:style-name="ce12">
            <text:p>297,985<text:s/></text:p>
          </table:table-cell>
          <table:table-cell office:value-type="float" office:value="531.64799999999991" table:formula="of:=  IF(SUM([.H11:.H22])=0;&quot;-&quot;;SUM([.H11:.H22]))" table:style-name="ce12">
            <text:p>532<text:s/></text:p>
          </table:table-cell>
          <table:table-cell office:value-type="string" office:string-value="-" table:formula="of:=  IF(SUM([.I11:.I22])=0;&quot;-&quot;;SUM([.I11:.I22]))" table:style-name="ce12">
            <text:p>-</text:p>
          </table:table-cell>
          <table:table-cell office:value-type="string" office:string-value="-" table:formula="of:=  IF(SUM([.J11:.J22])=0;&quot;-&quot;;SUM([.J11:.J22]))" table:style-name="ce12">
            <text:p>-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496" table:style-name="ce12">
            <text:p>17,496<text:s/></text:p>
          </table:table-cell>
          <table:table-cell office:value-type="float" office:value="280.85399999999998" table:style-name="ce12">
            <text:p>2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2858" table:style-name="ce12">
            <text:p>22,858<text:s/></text:p>
          </table:table-cell>
          <table:table-cell office:value-type="float" office:value="114.652" table:style-name="ce12">
            <text:p>1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8794" table:style-name="ce12">
            <text:p>128,794<text:s/></text:p>
          </table:table-cell>
          <table:table-cell office:value-type="float" office:value="167.53200000000001" table:style-name="ce12">
            <text:p>1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4720584" table:style-name="ce12">
            <text:p>4,720,584<text:s/></text:p>
          </table:table-cell>
          <table:table-cell office:value-type="float" office:value="22003.421999999999" table:style-name="ce12">
            <text:p>22,00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344" table:style-name="ce12">
            <text:p>344<text:s/></text:p>
          </table:table-cell>
          <table:table-cell office:value-type="float" office:value="7.1470000000000002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554" table:style-name="ce12">
            <text:p>135,554<text:s/></text:p>
          </table:table-cell>
          <table:table-cell office:value-type="float" office:value="1560.355" table:style-name="ce12">
            <text:p>1,5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1695" table:style-name="ce12">
            <text:p>151,695<text:s/></text:p>
          </table:table-cell>
          <table:table-cell office:value-type="float" office:value="83.262" table:style-name="ce12">
            <text:p>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196" table:formula="of:=  IF(SUM([.I24:.I29])=0;&quot;-&quot;;SUM([.I24:.I29]))" table:style-name="ce12">
            <text:p>196<text:s/></text:p>
          </table:table-cell>
          <table:table-cell office:value-type="float" office:value="503.13400000000001" table:formula="of:=  IF(SUM([.J24:.J29])=0;&quot;-&quot;;SUM([.J24:.J29]))" table:style-name="ce12">
            <text:p>503<text:s/></text:p>
          </table:table-cell>
          <table:table-cell office:value-type="float" office:value="2834" table:formula="of:=  IF(SUM([.K24:.K29])=0;&quot;-&quot;;SUM([.K24:.K29]))" table:style-name="ce12">
            <text:p>2,834<text:s/></text:p>
          </table:table-cell>
          <table:table-cell office:value-type="float" office:value="142.34" table:formula="of:=  IF(SUM([.L24:.L29])=0;&quot;-&quot;;SUM([.L24:.L29]))" table:style-name="ce12">
            <text:p>142<text:s/></text:p>
          </table:table-cell>
          <table:table-cell office:value-type="float" office:value="4340" table:formula="of:=  IF(SUM([.M24:.M29])=0;&quot;-&quot;;SUM([.M24:.M29]))" table:style-name="ce12">
            <text:p>4,340<text:s/></text:p>
          </table:table-cell>
          <table:table-cell office:value-type="float" office:value="11763.136" table:formula="of:=  IF(SUM([.N24:.N29])=0;&quot;-&quot;;SUM([.N24:.N29]))" table:style-name="ce12">
            <text:p>11,76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0" table:style-name="ce12">
            <text:p>370<text:s/></text:p>
          </table:table-cell>
          <table:table-cell office:value-type="float" office:value="2.528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96" table:style-name="ce13">
            <text:p>196<text:s/></text:p>
          </table:table-cell>
          <table:table-cell office:value-type="float" office:value="503.13400000000001" table:style-name="ce13">
            <text:p>503<text:s/></text:p>
          </table:table-cell>
          <table:table-cell office:value-type="float" office:value="2834" table:style-name="ce13">
            <text:p>2,834<text:s/></text:p>
          </table:table-cell>
          <table:table-cell office:value-type="float" office:value="142.34" table:style-name="ce13">
            <text:p>142<text:s/></text:p>
          </table:table-cell>
          <table:table-cell office:value-type="float" office:value="3970" table:style-name="ce13">
            <text:p>3,970<text:s/></text:p>
          </table:table-cell>
          <table:table-cell office:value-type="float" office:value="11760.608" table:style-name="ce13">
            <text:p>11,761<text:s/>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7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Continue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海綿</text:p>
          </table:table-cell>
          <table:covered-table-cell/>
          <table:table-cell office:value-type="string" table:number-columns-spanned="2" table:number-rows-spanned="1" table:style-name="ce18">
            <text:p>海帶</text:p>
          </table:table-cell>
          <table:covered-table-cell/>
          <table:table-cell office:value-type="string" table:number-columns-spanned="2" table:number-rows-spanned="1" table:style-name="ce18">
            <text:p>海苔．紫菜</text:p>
          </table:table-cell>
          <table:covered-table-cell/>
          <table:table-cell office:value-type="string" table:number-columns-spanned="2" table:number-rows-spanned="1" table:style-name="ce18">
            <text:p>麒麟菜</text:p>
          </table:table-cell>
          <table:covered-table-cell/>
          <table:table-cell office:value-type="string" table:number-columns-spanned="2" table:number-rows-spanned="1" table:style-name="ce18">
            <text:p>洋菜</text:p>
          </table:table-cell>
          <table:covered-table-cell/>
          <table:table-cell office:value-type="string" table:number-columns-spanned="2" table:number-rows-spanned="1" table:style-name="ce18">
            <text:p>鹿角菜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SPONGE</text:p>
          </table:table-cell>
          <table:covered-table-cell/>
          <table:table-cell office:value-type="string" table:number-columns-spanned="2" table:number-rows-spanned="1" table:style-name="ce32">
            <text:p>LAMINARIA SEAWEED</text:p>
          </table:table-cell>
          <table:covered-table-cell/>
          <table:table-cell office:value-type="string" table:number-columns-spanned="2" table:number-rows-spanned="1" table:style-name="ce32">
            <text:p>SEA LAVER</text:p>
          </table:table-cell>
          <table:covered-table-cell/>
          <table:table-cell office:value-type="string" table:number-columns-spanned="2" table:number-rows-spanned="1" table:style-name="ce32">
            <text:p>EUCHEUMA</text:p>
          </table:table-cell>
          <table:covered-table-cell/>
          <table:table-cell office:value-type="string" table:number-columns-spanned="2" table:number-rows-spanned="1" table:style-name="ce32">
            <text:p>MUCILAGES</text:p>
          </table:table-cell>
          <table:covered-table-cell/>
          <table:table-cell office:value-type="string" table:number-columns-spanned="2" table:number-rows-spanned="1" table:style-name="ce32">
            <text:p>CARRAGEENIN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1" table:formula="of:=  IF(SUM([.C10];[.C23])=0;&quot;-&quot;;SUM([.C10];[.C23]))" table:style-name="ce12">
            <text:p>61<text:s/></text:p>
          </table:table-cell>
          <table:table-cell office:value-type="float" office:value="1.1200000000000001" table:formula="of:=  IF(SUM([.D10];[.D23])=0;&quot;-&quot;;SUM([.D10];[.D23]))" table:style-name="ce12">
            <text:p>1<text:s/></text:p>
          </table:table-cell>
          <table:table-cell office:value-type="float" office:value="50119" table:formula="of:=  IF(SUM([.E10];[.E23])=0;&quot;-&quot;;SUM([.E10];[.E23]))" table:style-name="ce12">
            <text:p>50,119<text:s/></text:p>
          </table:table-cell>
          <table:table-cell office:value-type="float" office:value="370.43100000000004" table:formula="of:=  IF(SUM([.F10];[.F23])=0;&quot;-&quot;;SUM([.F10];[.F23]))" table:style-name="ce12">
            <text:p>370<text:s/></text:p>
          </table:table-cell>
          <table:table-cell office:value-type="float" office:value="64014" table:formula="of:=  IF(SUM([.G10];[.G23])=0;&quot;-&quot;;SUM([.G10];[.G23]))" table:style-name="ce12">
            <text:p>64,014<text:s/></text:p>
          </table:table-cell>
          <table:table-cell office:value-type="float" office:value="1895.5659999999998" table:formula="of:=  IF(SUM([.H10];[.H23])=0;&quot;-&quot;;SUM([.H10];[.H23]))" table:style-name="ce12">
            <text:p>1,896<text:s/></text:p>
          </table:table-cell>
          <table:table-cell office:value-type="float" office:value="53502" table:formula="of:=  IF(SUM([.I10];[.I23])=0;&quot;-&quot;;SUM([.I10];[.I23]))" table:style-name="ce12">
            <text:p>53,502<text:s/></text:p>
          </table:table-cell>
          <table:table-cell office:value-type="float" office:value="53.657000000000004" table:formula="of:=  IF(SUM([.J10];[.J23])=0;&quot;-&quot;;SUM([.J10];[.J23]))" table:style-name="ce12">
            <text:p>54<text:s/></text:p>
          </table:table-cell>
          <table:table-cell office:value-type="float" office:value="495791" table:formula="of:=  IF(SUM([.K10];[.K23])=0;&quot;-&quot;;SUM([.K10];[.K23]))" table:style-name="ce12">
            <text:p>495,791<text:s/></text:p>
          </table:table-cell>
          <table:table-cell office:value-type="float" office:value="1049.165" table:formula="of:=  IF(SUM([.L10];[.L23])=0;&quot;-&quot;;SUM([.L10];[.L23]))" table:style-name="ce12">
            <text:p>1,049<text:s/></text:p>
          </table:table-cell>
          <table:table-cell office:value-type="float" office:value="2335" table:formula="of:=  IF(SUM([.M10];[.M23])=0;&quot;-&quot;;SUM([.M10];[.M23]))" table:style-name="ce12">
            <text:p>2,335<text:s/></text:p>
          </table:table-cell>
          <table:table-cell office:value-type="float" office:value="30.023" table:formula="of:=  IF(SUM([.N10];[.N23])=0;&quot;-&quot;;SUM([.N10];[.N23]))" table:style-name="ce12">
            <text:p>3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string" office:string-value="-" table:formula="of:=  IF(SUM([.C11:.C22])=0;&quot;-&quot;;SUM([.C11:.C22]))" table:style-name="ce12">
            <text:p>-</text:p>
          </table:table-cell>
          <table:table-cell office:value-type="string" office:string-value="-" table:formula="of:=  IF(SUM([.D11:.D22])=0;&quot;-&quot;;SUM([.D11:.D22]))" table:style-name="ce12">
            <text:p>-</text:p>
          </table:table-cell>
          <table:table-cell office:value-type="float" office:value="50119" table:formula="of:=  IF(SUM([.E11:.E22])=0;&quot;-&quot;;SUM([.E11:.E22]))" table:style-name="ce12">
            <text:p>50,119<text:s/></text:p>
          </table:table-cell>
          <table:table-cell office:value-type="float" office:value="370.43100000000004" table:formula="of:=  IF(SUM([.F11:.F22])=0;&quot;-&quot;;SUM([.F11:.F22]))" table:style-name="ce12">
            <text:p>370<text:s/></text:p>
          </table:table-cell>
          <table:table-cell office:value-type="float" office:value="64014" table:formula="of:=  IF(SUM([.G11:.G22])=0;&quot;-&quot;;SUM([.G11:.G22]))" table:style-name="ce12">
            <text:p>64,014<text:s/></text:p>
          </table:table-cell>
          <table:table-cell office:value-type="float" office:value="1895.5659999999998" table:formula="of:=  IF(SUM([.H11:.H22])=0;&quot;-&quot;;SUM([.H11:.H22]))" table:style-name="ce12">
            <text:p>1,896<text:s/></text:p>
          </table:table-cell>
          <table:table-cell office:value-type="float" office:value="53502" table:formula="of:=  IF(SUM([.I11:.I22])=0;&quot;-&quot;;SUM([.I11:.I22]))" table:style-name="ce12">
            <text:p>53,502<text:s/></text:p>
          </table:table-cell>
          <table:table-cell office:value-type="float" office:value="53.657000000000004" table:formula="of:=  IF(SUM([.J11:.J22])=0;&quot;-&quot;;SUM([.J11:.J22]))" table:style-name="ce12">
            <text:p>54<text:s/></text:p>
          </table:table-cell>
          <table:table-cell office:value-type="float" office:value="495791" table:formula="of:=  IF(SUM([.K11:.K22])=0;&quot;-&quot;;SUM([.K11:.K22]))" table:style-name="ce12">
            <text:p>495,791<text:s/></text:p>
          </table:table-cell>
          <table:table-cell office:value-type="float" office:value="1049.165" table:formula="of:=  IF(SUM([.L11:.L22])=0;&quot;-&quot;;SUM([.L11:.L22]))" table:style-name="ce12">
            <text:p>1,049<text:s/></text:p>
          </table:table-cell>
          <table:table-cell office:value-type="float" office:value="2335" table:formula="of:=  IF(SUM([.M11:.M22])=0;&quot;-&quot;;SUM([.M11:.M22]))" table:style-name="ce12">
            <text:p>2,335<text:s/></text:p>
          </table:table-cell>
          <table:table-cell office:value-type="float" office:value="30.023" table:formula="of:=  IF(SUM([.N11:.N22])=0;&quot;-&quot;;SUM([.N11:.N22]))" table:style-name="ce12">
            <text:p>3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684" table:style-name="ce12">
            <text:p>21,684<text:s/></text:p>
          </table:table-cell>
          <table:table-cell office:value-type="float" office:value="165.078" table:style-name="ce12">
            <text:p>165<text:s/></text:p>
          </table:table-cell>
          <table:table-cell office:value-type="float" office:value="3290" table:style-name="ce12">
            <text:p>3,290<text:s/></text:p>
          </table:table-cell>
          <table:table-cell office:value-type="float" office:value="57.692999999999998" table:style-name="ce12">
            <text:p>58<text:s/></text:p>
          </table:table-cell>
          <table:table-cell office:value-type="float" office:value="44" table:style-name="ce12">
            <text:p>44<text:s/></text:p>
          </table:table-cell>
          <table:table-cell office:value-type="float" office:value="0.66400000000000003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490" table:style-name="ce12">
            <text:p>17,490<text:s/></text:p>
          </table:table-cell>
          <table:table-cell office:value-type="float" office:value="69.513000000000005" table:style-name="ce12">
            <text:p>70<text:s/></text:p>
          </table:table-cell>
          <table:table-cell office:value-type="float" office:value="35" table:style-name="ce12">
            <text:p>35<text:s/></text:p>
          </table:table-cell>
          <table:table-cell office:value-type="float" office:value="1.000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945" table:style-name="ce12">
            <text:p>10,945<text:s/></text:p>
          </table:table-cell>
          <table:table-cell office:value-type="float" office:value="135.84" table:style-name="ce12">
            <text:p>136<text:s/></text:p>
          </table:table-cell>
          <table:table-cell office:value-type="float" office:value="7686" table:style-name="ce12">
            <text:p>7,686<text:s/></text:p>
          </table:table-cell>
          <table:table-cell office:value-type="float" office:value="196.33" table:style-name="ce12">
            <text:p>196<text:s/></text:p>
          </table:table-cell>
          <table:table-cell office:value-type="float" office:value="53458" table:style-name="ce12">
            <text:p>53,458<text:s/></text:p>
          </table:table-cell>
          <table:table-cell office:value-type="float" office:value="52.993000000000002" table:style-name="ce12">
            <text:p>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003" table:style-name="ce12">
            <text:p>53,003<text:s/></text:p>
          </table:table-cell>
          <table:table-cell office:value-type="float" office:value="1640.5419999999999" table:style-name="ce12">
            <text:p>1,6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5791" table:style-name="ce12">
            <text:p>495,791<text:s/></text:p>
          </table:table-cell>
          <table:table-cell office:value-type="float" office:value="1049.165" table:style-name="ce12">
            <text:p>1,049<text:s/></text:p>
          </table:table-cell>
          <table:table-cell office:value-type="float" office:value="2335" table:style-name="ce12">
            <text:p>2,335<text:s/></text:p>
          </table:table-cell>
          <table:table-cell office:value-type="float" office:value="30.023" table:style-name="ce12">
            <text:p>3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61" table:formula="of:=  IF(SUM([.C24:.C29])=0;&quot;-&quot;;SUM([.C24:.C29]))" table:style-name="ce12">
            <text:p>61<text:s/></text:p>
          </table:table-cell>
          <table:table-cell office:value-type="float" office:value="1.1200000000000001" table:formula="of:=  IF(SUM([.D24:.D29])=0;&quot;-&quot;;SUM([.D24:.D29]))" table:style-name="ce12">
            <text:p>1<text:s/>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float" office:value="61" table:style-name="ce13">
            <text:p>61<text:s/></text:p>
          </table:table-cell>
          <table:table-cell office:value-type="float" office:value="1.1200000000000001" table:style-name="ce13">
            <text:p>1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8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2">
            <text:p>8‧水產貿易量值 <text:s/>(2)出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2">
            <text:p>8‧THE TRADE OF FISHERY PRODUCTS (2)EX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4">
            <text:p>(2.1)製品別水產別貿易量值(續完)<text:s/></text:p>
          </table:table-cell>
          <table:covered-table-cell table:number-columns-repeated="2"/>
          <table:table-cell table:number-columns-repeated="5" table:style-name="ce15"/>
          <table:table-cell office:value-type="string" table:style-name="ce17">
            <text:p>(2.1)By product and by species(End)</text:p>
          </table:table-cell>
          <table:table-cell table:number-columns-repeated="3" table:style-name="ce16"/>
          <table:table-cell table:number-columns-repeated="16371" table:style-name="ce15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4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6">
            <text:p>魚類別</text:p>
            <draw:custom-shape svg:x="0in" svg:y="0in" svg:width="2.05208in" svg:height="0.70833in" draw:z-index="1" draw:id="id17" draw:style-name="a1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8">
            <text:p>其他海藻</text:p>
          </table:table-cell>
          <table:covered-table-cell/>
          <table:table-cell office:value-type="string" table:number-columns-spanned="2" table:number-rows-spanned="1" table:style-name="ce18">
            <text:p>魚飼料</text:p>
          </table:table-cell>
          <table:covered-table-cell/>
          <table:table-cell office:value-type="string" table:number-columns-spanned="2" table:number-rows-spanned="1" table:style-name="ce18">
            <text:p>其他水產動物</text:p>
          </table:table-cell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Species</text:p>
          </table:table-cell>
          <table:covered-table-cell/>
          <table:table-cell office:value-type="string" table:number-columns-spanned="2" table:number-rows-spanned="1" table:style-name="ce32">
            <text:p>OTH. SEA ALGAE</text:p>
          </table:table-cell>
          <table:covered-table-cell/>
          <table:table-cell office:value-type="string" table:number-columns-spanned="2" table:number-rows-spanned="1" table:style-name="ce32">
            <text:p>FISH FEEDSTUFF</text:p>
          </table:table-cell>
          <table:covered-table-cell/>
          <table:table-cell office:value-type="string" table:number-columns-spanned="2" table:number-rows-spanned="1" table:style-name="ce32">
            <text:p>OTH. AQUATIC ANIMAL</text:p>
          </table:table-cell>
          <table:covered-table-cell/>
          <table:table-cell table:number-columns-spanned="2" table:number-rows-spanned="1" table:style-name="ce32"/>
          <table:covered-table-cell/>
          <table:table-cell table:number-columns-spanned="2" table:number-rows-spanned="1" table:style-name="ce32"/>
          <table:covered-table-cell/>
          <table:table-cell table:number-columns-spanned="2" table:number-rows-spanned="1" table:style-name="ce32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86951" table:formula="of:=  IF(SUM([.C10];[.C23])=0;&quot;-&quot;;SUM([.C10];[.C23]))" table:style-name="ce12">
            <text:p>586,951<text:s/></text:p>
          </table:table-cell>
          <table:table-cell office:value-type="float" office:value="4741.4660000000003" table:formula="of:=  IF(SUM([.D10];[.D23])=0;&quot;-&quot;;SUM([.D10];[.D23]))" table:style-name="ce12">
            <text:p>4,741<text:s/></text:p>
          </table:table-cell>
          <table:table-cell office:value-type="float" office:value="5931847" table:formula="of:=  IF(SUM([.E10];[.E23])=0;&quot;-&quot;;SUM([.E10];[.E23]))" table:style-name="ce12">
            <text:p>5,931,847<text:s/></text:p>
          </table:table-cell>
          <table:table-cell office:value-type="float" office:value="16360.189" table:formula="of:=  IF(SUM([.F10];[.F23])=0;&quot;-&quot;;SUM([.F10];[.F23]))" table:style-name="ce12">
            <text:p>16,360<text:s/></text:p>
          </table:table-cell>
          <table:table-cell office:value-type="float" office:value="288889" table:formula="of:=  IF(SUM([.G10];[.G23])=0;&quot;-&quot;;SUM([.G10];[.G23]))" table:style-name="ce12">
            <text:p>288,889<text:s/></text:p>
          </table:table-cell>
          <table:table-cell office:value-type="float" office:value="1643.6079999999999" table:formula="of:=  IF(SUM([.H10];[.H23])=0;&quot;-&quot;;SUM([.H10];[.H23]))" table:style-name="ce12">
            <text:p>1,644<text:s/></text:p>
          </table:table-cell>
          <table:table-cell office:value-type="string" office:string-value="-" table:formula="of:=  IF(SUM([.I10];[.I23])=0;&quot;-&quot;;SUM([.I10];[.I23]))" table:style-name="ce12">
            <text:p>-</text:p>
          </table:table-cell>
          <table:table-cell office:value-type="string" office:string-value="-" table:formula="of:=  IF(SUM([.J10];[.J23])=0;&quot;-&quot;;SUM([.J10];[.J23]))" table:style-name="ce12">
            <text:p>-</text:p>
          </table:table-cell>
          <table:table-cell office:value-type="string" office:string-value="-" table:formula="of:=  IF(SUM([.K10];[.K23])=0;&quot;-&quot;;SUM([.K10];[.K23]))" table:style-name="ce12">
            <text:p>-</text:p>
          </table:table-cell>
          <table:table-cell office:value-type="string" office:string-value="-" table:formula="of:=  IF(SUM([.L10];[.L23])=0;&quot;-&quot;;SUM([.L10];[.L23]))" table:style-name="ce12">
            <text:p>-</text:p>
          </table:table-cell>
          <table:table-cell office:value-type="string" office:string-value="-" table:formula="of:=  IF(SUM([.M10];[.M23])=0;&quot;-&quot;;SUM([.M10];[.M23]))" table:style-name="ce12">
            <text:p>-</text:p>
          </table:table-cell>
          <table:table-cell office:value-type="string" office:string-value="-" table:formula="of:=  IF(SUM([.N10];[.N23])=0;&quot;-&quot;;SUM([.N10];[.N23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586951" table:formula="of:=  IF(SUM([.C11:.C22])=0;&quot;-&quot;;SUM([.C11:.C22]))" table:style-name="ce12">
            <text:p>586,951<text:s/></text:p>
          </table:table-cell>
          <table:table-cell office:value-type="float" office:value="4741.4660000000003" table:formula="of:=  IF(SUM([.D11:.D22])=0;&quot;-&quot;;SUM([.D11:.D22]))" table:style-name="ce12">
            <text:p>4,741<text:s/></text:p>
          </table:table-cell>
          <table:table-cell office:value-type="string" office:string-value="-" table:formula="of:=  IF(SUM([.E11:.E22])=0;&quot;-&quot;;SUM([.E11:.E22]))" table:style-name="ce12">
            <text:p>-</text:p>
          </table:table-cell>
          <table:table-cell office:value-type="string" office:string-value="-" table:formula="of:=  IF(SUM([.F11:.F22])=0;&quot;-&quot;;SUM([.F11:.F22]))" table:style-name="ce12">
            <text:p>-</text:p>
          </table:table-cell>
          <table:table-cell office:value-type="float" office:value="153959" table:formula="of:=  IF(SUM([.G11:.G22])=0;&quot;-&quot;;SUM([.G11:.G22]))" table:style-name="ce12">
            <text:p>153,959<text:s/></text:p>
          </table:table-cell>
          <table:table-cell office:value-type="float" office:value="1107.973" table:formula="of:=  IF(SUM([.H11:.H22])=0;&quot;-&quot;;SUM([.H11:.H22]))" table:style-name="ce12">
            <text:p>1,108<text:s/></text:p>
          </table:table-cell>
          <table:table-cell office:value-type="string" office:string-value="-" table:formula="of:=  IF(SUM([.I11:.I22])=0;&quot;-&quot;;SUM([.I11:.I22]))" table:style-name="ce12">
            <text:p>-</text:p>
          </table:table-cell>
          <table:table-cell office:value-type="string" office:string-value="-" table:formula="of:=  IF(SUM([.J11:.J22])=0;&quot;-&quot;;SUM([.J11:.J22]))" table:style-name="ce12">
            <text:p>-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" table:style-name="ce12">
            <text:p>34<text:s/></text:p>
          </table:table-cell>
          <table:table-cell office:value-type="float" office:value="3.8420000000000001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474020" table:style-name="ce12">
            <text:p>474,020<text:s/></text:p>
          </table:table-cell>
          <table:table-cell office:value-type="float" office:value="1477.549" table:style-name="ce12">
            <text:p>1,4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56" table:style-name="ce12">
            <text:p>56<text:s/></text:p>
          </table:table-cell>
          <table:table-cell office:value-type="float" office:value="1.42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330" table:style-name="ce12">
            <text:p>22,330<text:s/></text:p>
          </table:table-cell>
          <table:table-cell office:value-type="float" office:value="36.393000000000001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112875" table:style-name="ce12">
            <text:p>112,875<text:s/></text:p>
          </table:table-cell>
          <table:table-cell office:value-type="float" office:value="3262.4960000000001" table:style-name="ce12">
            <text:p>3,26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" table:style-name="ce12">
            <text:p>192<text:s/></text:p>
          </table:table-cell>
          <table:table-cell office:value-type="float" office:value="2.286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9716" table:style-name="ce12">
            <text:p>69,716<text:s/></text:p>
          </table:table-cell>
          <table:table-cell office:value-type="float" office:value="450.99799999999999" table:style-name="ce12">
            <text:p>4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08" table:style-name="ce12">
            <text:p>8,708<text:s/></text:p>
          </table:table-cell>
          <table:table-cell office:value-type="float" office:value="81.947000000000003" table:style-name="ce12">
            <text:p>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974" table:style-name="ce12">
            <text:p>52,974<text:s/></text:p>
          </table:table-cell>
          <table:table-cell office:value-type="float" office:value="530.25300000000004" table:style-name="ce12">
            <text:p>5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" table:style-name="ce12">
            <text:p>5<text:s/></text:p>
          </table:table-cell>
          <table:table-cell office:value-type="float" office:value="2.254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float" office:value="5931847" table:formula="of:=  IF(SUM([.E24:.E29])=0;&quot;-&quot;;SUM([.E24:.E29]))" table:style-name="ce12">
            <text:p>5,931,847<text:s/></text:p>
          </table:table-cell>
          <table:table-cell office:value-type="float" office:value="16360.189" table:formula="of:=  IF(SUM([.F24:.F29])=0;&quot;-&quot;;SUM([.F24:.F29]))" table:style-name="ce12">
            <text:p>16,360<text:s/></text:p>
          </table:table-cell>
          <table:table-cell office:value-type="float" office:value="134930" table:formula="of:=  IF(SUM([.G24:.G29])=0;&quot;-&quot;;SUM([.G24:.G29]))" table:style-name="ce12">
            <text:p>134,930<text:s/></text:p>
          </table:table-cell>
          <table:table-cell office:value-type="float" office:value="535.63499999999999" table:formula="of:=  IF(SUM([.H24:.H29])=0;&quot;-&quot;;SUM([.H24:.H29]))" table:style-name="ce12">
            <text:p>536<text:s/>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6189" table:style-name="ce12">
            <text:p>96,189<text:s/></text:p>
          </table:table-cell>
          <table:table-cell office:value-type="float" office:value="144.09399999999999" table:style-name="ce12">
            <text:p>1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931847" table:style-name="ce12">
            <text:p>5,931,847<text:s/></text:p>
          </table:table-cell>
          <table:table-cell office:value-type="float" office:value="16360.189" table:style-name="ce12">
            <text:p>16,3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8741" table:style-name="ce13">
            <text:p>38,741<text:s/></text:p>
          </table:table-cell>
          <table:table-cell office:value-type="float" office:value="391.541" table:style-name="ce13">
            <text:p>39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53:08Z</dc:date>
    <meta:print-date>2018-01-24T03:52:43Z</meta:print-date>
  </office:meta>
</office:document-meta>
</file>